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0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0.503cm"/>
    </style:style>
    <style:style style:name="co9" style:family="table-column">
      <style:table-column-properties fo:break-before="auto" style:column-width="2.223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058cm"/>
    </style:style>
    <style:style style:name="co12" style:family="table-column">
      <style:table-column-properties fo:break-before="auto" style:column-width="0.794cm"/>
    </style:style>
    <style:style style:name="co13" style:family="table-column">
      <style:table-column-properties fo:break-before="auto" style:column-width="1.667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672cm"/>
    </style:style>
    <style:style style:name="co16" style:family="table-column">
      <style:table-column-properties fo:break-before="auto" style:column-width="7.726cm"/>
    </style:style>
    <style:style style:name="co17" style:family="table-column">
      <style:table-column-properties fo:break-before="auto" style:column-width="3.494cm"/>
    </style:style>
    <style:style style:name="ro1" style:family="table-row">
      <style:table-row-properties style:row-height="0.45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ackground-color="transparent" style:vertical-align="automatic"/>
      <style:text-properties style:font-name="Arial" style:font-name-asian="Arial" style:font-name-complex="Ari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transparent" style:vertical-align="automatic"/>
      <style:text-properties style:font-name="Arial" style:font-name-asian="Arial" style:font-name-complex="Arial"/>
    </style:style>
  </office:automatic-styles>
  <office:body>
    <office:spreadsheet>
      <table:calculation-settings table:automatic-find-labels="false" table:use-regular-expressions="false"/>
      <table:table table:name="schaechte" table:style-name="ta1">
        <table:table-column table:style-name="co1" table:default-cell-style-name="ce7"/>
        <table:table-column table:style-name="co2" table:number-columns-repeated="14" table:default-cell-style-name="ce7"/>
        <table:table-column table:style-name="co17" table:default-cell-style-name="ce7"/>
        <table:table-column table:style-name="co2" table:number-columns-repeated="14" table:default-cell-style-name="ce7"/>
        <table:table-column table:style-name="co2" table:default-cell-style-name="ce3"/>
        <table:table-column table:style-name="co2" table:default-cell-style-name="ce7"/>
        <table:table-column table:style-name="co2" table:default-cell-style-name="ce3"/>
        <table:table-column table:style-name="co2" table:number-columns-repeated="6" table:default-cell-style-name="ce7"/>
        <table:table-column table:style-name="co2" table:default-cell-style-name="ce3"/>
        <table:table-column table:style-name="co2" table:number-columns-repeated="8" table:default-cell-style-name="ce7"/>
        <table:table-column table:style-name="co2" table:default-cell-style-name="ce3"/>
        <table:table-column table:style-name="co2" table:number-columns-repeated="16335" table:default-cell-style-name="ce7"/>
        <table:table-row table:style-name="ro1">
          <table:table-cell office:value-type="string" calcext:value-type="string">
            <text:p>SUBTYPE</text:p>
          </table:table-cell>
          <table:table-cell office:value-type="string" calcext:value-type="string">
            <text:p>ID_CUR</text:p>
          </table:table-cell>
          <table:table-cell office:value-type="string" calcext:value-type="string">
            <text:p>ID_PRE</text:p>
          </table:table-cell>
          <table:table-cell office:value-type="string" calcext:value-type="string">
            <text:p>ID_OL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WLNOTE</text:p>
          </table:table-cell>
          <table:table-cell office:value-type="string" calcext:value-type="string">
            <text:p>FUNCTION.KZ</text:p>
          </table:table-cell>
          <table:table-cell office:value-type="string" calcext:value-type="string">
            <text:p>N_COVERS</text:p>
          </table:table-cell>
          <table:table-cell office:value-type="string" calcext:value-type="string">
            <text:p>N_REPORTS</text:p>
          </table:table-cell>
          <table:table-cell office:value-type="string" calcext:value-type="string">
            <text:p>INSPNEW</text:p>
          </table:table-cell>
          <table:table-cell office:value-type="string" calcext:value-type="string">
            <text:p>N_REHAS</text:p>
          </table:table-cell>
          <table:table-cell office:value-type="string" calcext:value-type="string">
            <text:p>REHAVARIANT</text:p>
          </table:table-cell>
          <table:table-cell office:value-type="string" calcext:value-type="string">
            <text:p>N_LEAKTESTS</text:p>
          </table:table-cell>
          <table:table-cell office:value-type="string" calcext:value-type="string">
            <text:p>LEAKTESTNEW</text:p>
          </table:table-cell>
          <table:table-cell office:value-type="string" calcext:value-type="string">
            <text:p>LEAKTESTNEWOK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POS_Z</text:p>
          </table:table-cell>
          <table:table-cell office:value-type="string" calcext:value-type="string">
            <text:p>POS_DZ</text:p>
          </table:table-cell>
          <table:table-cell office:value-type="string" calcext:value-type="string">
            <text:p>POS_ZLOW</text:p>
          </table:table-cell>
          <table:table-cell office:value-type="string" calcext:value-type="string">
            <text:p>LGS.KZ</text:p>
          </table:table-cell>
          <table:table-cell office:value-type="string" calcext:value-type="string">
            <text:p>HGS_HIGH.KZ</text:p>
          </table:table-cell>
          <table:table-cell office:value-type="string" calcext:value-type="string">
            <text:p>HGS_LOW.KZ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DISTRICT.KZ</text:p>
          </table:table-cell>
          <table:table-cell office:value-type="string" calcext:value-type="string">
            <text:p>ROAD.KZ</text:p>
          </table:table-cell>
          <table:table-cell office:value-type="string" calcext:value-type="string">
            <text:p>STATUS.KZ</text:p>
          </table:table-cell>
          <table:table-cell office:value-type="string" calcext:value-type="string">
            <text:p>BUILDINGTYPE.KZ</text:p>
          </table:table-cell>
          <table:table-cell office:value-type="string" calcext:value-type="string">
            <text:p>BUILD_DATA</text:p>
          </table:table-cell>
          <table:table-cell office:value-type="string" calcext:value-type="string">
            <text:p>TYP.KZ</text:p>
          </table:table-cell>
          <table:table-cell office:value-type="string" calcext:value-type="string">
            <text:p>MEDIUM.KZ</text:p>
          </table:table-cell>
          <table:table-cell office:value-type="string" calcext:value-type="string">
            <text:p>FORM.KZ</text:p>
          </table:table-cell>
          <table:table-cell office:value-type="string" calcext:value-type="string">
            <text:p>COVERPLATE.KZ</text:p>
          </table:table-cell>
          <table:table-cell office:value-type="string" calcext:value-type="string">
            <text:p>CONE.KZ</text:p>
          </table:table-cell>
          <table:table-cell office:value-type="string" calcext:value-type="string">
            <text:p>MATERIAL_CONE.KZ</text:p>
          </table:table-cell>
          <table:table-cell office:value-type="string" calcext:value-type="string">
            <text:p>SIZE_A</text:p>
          </table:table-cell>
          <table:table-cell office:value-type="string" calcext:value-type="string">
            <text:p>SIZE_B</text:p>
          </table:table-cell>
          <table:table-cell office:value-type="string" calcext:value-type="string">
            <text:p>BARREL_HEIGHT</text:p>
          </table:table-cell>
          <table:table-cell office:value-type="string" calcext:value-type="string">
            <text:p>MATERIAL.KZ</text:p>
          </table:table-cell>
          <table:table-cell office:value-type="string" calcext:value-type="string">
            <text:p>FORM_USZ.KZ</text:p>
          </table:table-cell>
          <table:table-cell office:value-type="string" calcext:value-type="string">
            <text:p>DRAINPLATE.KZ</text:p>
          </table:table-cell>
          <table:table-cell office:value-type="string" calcext:value-type="string">
            <text:p>CONE_USZ.KZ</text:p>
          </table:table-cell>
          <table:table-cell office:value-type="string" calcext:value-type="string">
            <text:p>SIZE_A_USZ</text:p>
          </table:table-cell>
          <table:table-cell office:value-type="string" calcext:value-type="string">
            <text:p>SIZE_B_USZ</text:p>
          </table:table-cell>
          <table:table-cell office:value-type="string" calcext:value-type="string">
            <text:p>HEIGHT_USZ</text:p>
          </table:table-cell>
          <table:table-cell office:value-type="string" calcext:value-type="string">
            <text:p>MATERIAL_USZ.KZ</text:p>
          </table:table-cell>
          <table:table-cell office:value-type="string" calcext:value-type="string">
            <text:p>PLATFORM.KZ</text:p>
          </table:table-cell>
          <table:table-cell office:value-type="string" calcext:value-type="string">
            <text:p>FORM_LOW.KZ</text:p>
          </table:table-cell>
          <table:table-cell office:value-type="string" calcext:value-type="string">
            <text:p>SIZE_A_LOW</text:p>
          </table:table-cell>
          <table:table-cell office:value-type="string" calcext:value-type="string">
            <text:p>SIZE_B_LOW</text:p>
          </table:table-cell>
          <table:table-cell office:value-type="string" calcext:value-type="string">
            <text:p>HEIGHT_LOW</text:p>
          </table:table-cell>
          <table:table-cell office:value-type="string" calcext:value-type="string">
            <text:p>MATERIAL_LOW.KZ</text:p>
          </table:table-cell>
          <table:table-cell office:value-type="string" calcext:value-type="string">
            <text:p>OTH_CURDLE.KZ</text:p>
          </table:table-cell>
          <table:table-cell office:value-type="string" calcext:value-type="string">
            <text:p>MATERIAL_CURD.KZ</text:p>
          </table:table-cell>
          <table:table-cell office:value-type="string" calcext:value-type="string">
            <text:p>CONSTRUKTION</text:p>
          </table:table-cell>
          <table:table-cell office:value-type="string" calcext:value-type="string">
            <text:p>SOIL.KZ</text:p>
          </table:table-cell>
          <table:table-cell office:value-type="string" calcext:value-type="string">
            <text:p>GROUNDWATER.KZ</text:p>
          </table:table-cell>
          <table:table-cell office:value-type="string" calcext:value-type="string">
            <text:p>WATERPROOF.KZ</text:p>
          </table:table-cell>
          <table:table-cell office:value-type="string" calcext:value-type="string">
            <text:p>WALL_THICKNESS</text:p>
          </table:table-cell>
          <table:table-cell office:value-type="string" calcext:value-type="string">
            <text:p>DRY_PACKING</text:p>
          </table:table-cell>
          <table:table-cell office:value-type="string" calcext:value-type="string">
            <text:p>INTERNPROT.KZ</text:p>
          </table:table-cell>
          <table:table-cell office:value-type="string" calcext:value-type="string">
            <text:p>SEALTYPE.KZ</text:p>
          </table:table-cell>
          <table:table-cell office:value-type="string" calcext:value-type="string">
            <text:p>DRAINCOVER.KZ</text:p>
          </table:table-cell>
          <table:table-cell office:value-type="string" calcext:value-type="string">
            <text:p>TRAFFIC.KZ</text:p>
          </table:table-cell>
          <table:table-cell office:value-type="string" calcext:value-type="string">
            <text:p>OTH_RING</text:p>
          </table:table-cell>
          <table:table-cell office:value-type="string" calcext:value-type="string">
            <text:p>ACCESSHELP.KZ</text:p>
          </table:table-cell>
          <table:table-cell office:value-type="string" calcext:value-type="string">
            <text:p>STEPIRON.KZ</text:p>
          </table:table-cell>
          <table:table-cell office:value-type="string" calcext:value-type="string">
            <text:p>MATERIAL_STEP.KZ</text:p>
          </table:table-cell>
          <table:table-cell office:value-type="string" calcext:value-type="string">
            <text:p>OTH_STATETYPE</text:p>
          </table:table-cell>
          <table:table-cell office:value-type="string" calcext:value-type="string">
            <text:p>OTH_STATEDATE</text:p>
          </table:table-cell>
          <table:table-cell office:value-type="string" calcext:value-type="string">
            <text:p>NUMBER_PRE</text:p>
          </table:table-cell>
          <table:table-cell office:value-type="string" calcext:value-type="string">
            <text:p>ADDPOINTS</text:p>
          </table:table-cell>
          <table:table-cell office:value-type="string" calcext:value-type="string">
            <text:p>NUMBER_FINAL</text:p>
          </table:table-cell>
          <table:table-cell office:value-type="string" calcext:value-type="string">
            <text:p>OTH_STATECLASS</text:p>
          </table:table-cell>
          <table:table-cell office:value-type="string" calcext:value-type="string">
            <text:p>OTH_STATECLASS_MAN</text:p>
          </table:table-cell>
          <table:table-cell office:value-type="string" calcext:value-type="string">
            <text:p>OTH_REHA_PRIO.KZ</text:p>
          </table:table-cell>
          <table:table-cell office:value-type="string" calcext:value-type="string">
            <text:p>OKD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KB</text:p>
          </table:table-cell>
          <table:table-cell office:value-type="string" calcext:value-type="string">
            <text:p>ZPD</text:p>
          </table:table-cell>
          <table:table-cell office:value-type="string" calcext:value-type="string">
            <text:p>ZPS</text:p>
          </table:table-cell>
          <table:table-cell office:value-type="string" calcext:value-type="string">
            <text:p>ZPB</text:p>
          </table:table-cell>
          <table:table-cell office:value-type="string" calcext:value-type="string">
            <text:p>BPD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B</text:p>
          </table:table-cell>
          <table:table-cell office:value-type="string" calcext:value-type="string">
            <text:p>OTH_REHA_NUM</text:p>
          </table:table-cell>
          <table:table-cell office:value-type="string" calcext:value-type="string">
            <text:p>HYD_OCCUKZ.KZ</text:p>
          </table:table-cell>
          <table:table-cell office:value-type="string" calcext:value-type="string">
            <text:p>HYD_OCCUFREQ</text:p>
          </table:table-cell>
          <table:table-cell office:value-type="string" calcext:value-type="string">
            <text:p>HYD_OCCUOK.KZ</text:p>
          </table:table-cell>
          <table:table-cell office:value-type="string" calcext:value-type="string">
            <text:p>HYD_OCCUVOL</text:p>
          </table:table-cell>
          <table:table-cell office:value-type="string" calcext:value-type="string">
            <text:p>HYD_OCCUDUR</text:p>
          </table:table-cell>
          <table:table-cell office:value-type="string" calcext:value-type="string">
            <text:p>HYD_FLOODFREQ</text:p>
          </table:table-cell>
          <table:table-cell office:value-type="string" calcext:value-type="string">
            <text:p>HYD_FLOODVOL</text:p>
          </table:table-cell>
          <table:table-cell office:value-type="string" calcext:value-type="string">
            <text:p>HYD_BACKH</text:p>
          </table:table-cell>
          <table:table-cell office:value-type="string" calcext:value-type="string">
            <text:p>HYD_INFLUX</text:p>
          </table:table-cell>
          <table:table-cell office:value-type="string" calcext:value-type="string">
            <text:p>ECO_YEAR</text:p>
          </table:table-cell>
          <table:table-cell office:value-type="string" calcext:value-type="string">
            <text:p>ECO_PRICE</text:p>
          </table:table-cell>
          <table:table-cell office:value-type="string" calcext:value-type="string">
            <text:p>ECO_NEWPRICE</text:p>
          </table:table-cell>
          <table:table-cell office:value-type="string" calcext:value-type="string">
            <text:p>ECO_DEDUCT</text:p>
          </table:table-cell>
          <table:table-cell office:value-type="string" calcext:value-type="string">
            <text:p>ECO_INSURE</text:p>
          </table:table-cell>
          <table:table-cell office:value-type="string" calcext:value-type="string">
            <text:p>ECO_OWNER.KZ</text:p>
          </table:table-cell>
          <table:table-cell office:value-type="string" calcext:value-type="string">
            <text:p>ECO_PLAN</text:p>
          </table:table-cell>
          <table:table-cell office:value-type="string" calcext:value-type="string">
            <text:p>ERR_WATER</text:p>
          </table:table-cell>
          <table:table-cell office:value-type="string" calcext:value-type="string">
            <text:p>SAN_DATE</text:p>
          </table:table-cell>
          <table:table-cell office:value-type="string" calcext:value-type="string">
            <text:p>SAN_TYPE.KZ</text:p>
          </table:table-cell>
          <table:table-cell office:value-type="string" calcext:value-type="string">
            <text:p>SAN_PRICE</text:p>
          </table:table-cell>
          <table:table-cell office:value-type="string" calcext:value-type="string">
            <text:p>CLEANZONE</text:p>
          </table:table-cell>
          <table:table-cell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1" calcext:value-type="float">
            <text:p>11900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96.421" calcext:value-type="float">
            <text:p>32570396,421</text:p>
          </table:table-cell>
          <table:table-cell table:style-name="Default" office:value-type="float" office:value="5827963.079" calcext:value-type="float">
            <text:p>5827963,079</text:p>
          </table:table-cell>
          <table:table-cell table:style-name="Default" office:value-type="float" office:value="38.48" calcext:value-type="float">
            <text:p>38,48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37.59" calcext:value-type="float">
            <text:p>37,5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2" calcext:value-type="float">
            <text:p>11900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9.698" calcext:value-type="float">
            <text:p>32570429,698</text:p>
          </table:table-cell>
          <table:table-cell table:style-name="Default" office:value-type="float" office:value="5827988.279" calcext:value-type="float">
            <text:p>5827988,279</text:p>
          </table:table-cell>
          <table:table-cell table:style-name="Default" office:value-type="float" office:value="38.46" calcext:value-type="float">
            <text:p>38,46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3" calcext:value-type="float">
            <text:p>11900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58.746" calcext:value-type="float">
            <text:p>32570458,746</text:p>
          </table:table-cell>
          <table:table-cell table:style-name="Default" office:value-type="float" office:value="5828009.829" calcext:value-type="float">
            <text:p>5828009,829</text:p>
          </table:table-cell>
          <table:table-cell table:style-name="Default" office:value-type="float" office:value="38.4" calcext:value-type="float">
            <text:p>38,4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37.35" calcext:value-type="float">
            <text:p>37,3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4" calcext:value-type="float">
            <text:p>11900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81.277" calcext:value-type="float">
            <text:p>32570481,277</text:p>
          </table:table-cell>
          <table:table-cell table:style-name="Default" office:value-type="float" office:value="5827982.79" calcext:value-type="float">
            <text:p>5827982,79</text:p>
          </table:table-cell>
          <table:table-cell table:style-name="Default" office:value-type="float" office:value="38.38" calcext:value-type="float">
            <text:p>38,38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,7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5" calcext:value-type="float">
            <text:p>11900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01.379" calcext:value-type="float">
            <text:p>32570501,379</text:p>
          </table:table-cell>
          <table:table-cell table:style-name="Default" office:value-type="float" office:value="5828008.119" calcext:value-type="float">
            <text:p>5828008,119</text:p>
          </table:table-cell>
          <table:table-cell table:style-name="Default" office:value-type="float" office:value="38.74" calcext:value-type="float">
            <text:p>38,74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37.11" calcext:value-type="float">
            <text:p>37,1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7" calcext:value-type="float">
            <text:p>11900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7.224" calcext:value-type="float">
            <text:p>32570467,224</text:p>
          </table:table-cell>
          <table:table-cell table:style-name="Default" office:value-type="float" office:value="5828052.432" calcext:value-type="float">
            <text:p>5828052,432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1.6" calcext:value-type="float">
            <text:p>1,6</text:p>
          </table:table-cell>
          <table:table-cell table:style-name="Default" office:value-type="float" office:value="37.05" calcext:value-type="float">
            <text:p>37,0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8" calcext:value-type="float">
            <text:p>11900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7.226" calcext:value-type="float">
            <text:p>32570437,226</text:p>
          </table:table-cell>
          <table:table-cell table:style-name="Default" office:value-type="float" office:value="5828092.017" calcext:value-type="float">
            <text:p>5828092,017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09" calcext:value-type="float">
            <text:p>11900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3.246" calcext:value-type="float">
            <text:p>32570413,246</text:p>
          </table:table-cell>
          <table:table-cell table:style-name="Default" office:value-type="float" office:value="5828123.265" calcext:value-type="float">
            <text:p>5828123,265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1.68" calcext:value-type="float">
            <text:p>1,68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0" calcext:value-type="float">
            <text:p>11901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9.946" calcext:value-type="float">
            <text:p>32570389,946</text:p>
          </table:table-cell>
          <table:table-cell table:style-name="Default" office:value-type="float" office:value="5828155.593" calcext:value-type="float">
            <text:p>5828155,593</text:p>
          </table:table-cell>
          <table:table-cell table:style-name="Default" office:value-type="float" office:value="38.6" calcext:value-type="float">
            <text:p>38,6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2"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1" calcext:value-type="float">
            <text:p>11901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55.29" calcext:value-type="float">
            <text:p>32570355,29</text:p>
          </table:table-cell>
          <table:table-cell table:style-name="Default" office:value-type="float" office:value="5828126.785" calcext:value-type="float">
            <text:p>5828126,785</text:p>
          </table:table-cell>
          <table:table-cell table:style-name="Default" office:value-type="float" office:value="38.62" calcext:value-type="float">
            <text:p>38,62</text:p>
          </table:table-cell>
          <table:table-cell table:style-name="Default" office:value-type="float" office:value="1.83" calcext:value-type="float">
            <text:p>1,83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2" calcext:value-type="float">
            <text:p>11901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5.913" calcext:value-type="float">
            <text:p>32570345,913</text:p>
          </table:table-cell>
          <table:table-cell table:style-name="Default" office:value-type="float" office:value="5828129.264" calcext:value-type="float">
            <text:p>5828129,264</text:p>
          </table:table-cell>
          <table:table-cell table:style-name="Default" office:value-type="float" office:value="38.7" calcext:value-type="float">
            <text:p>38,7</text:p>
          </table:table-cell>
          <table:table-cell table:style-name="Default" office:value-type="float" office:value="2.93" calcext:value-type="float">
            <text:p>2,93</text:p>
          </table:table-cell>
          <table:table-cell table:style-name="Default" office:value-type="float" office:value="35.77" calcext:value-type="float">
            <text:p>35,7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.63" calcext:value-type="float">
            <text:p>3,63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3.63" calcext:value-type="float">
            <text:p>3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1" calcext:value-type="float">
            <text:p>1,91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1.01.1977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3" calcext:value-type="float">
            <text:p>11901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5.541" calcext:value-type="float">
            <text:p>32570325,541</text:p>
          </table:table-cell>
          <table:table-cell table:style-name="Default" office:value-type="float" office:value="5828114.32" calcext:value-type="float">
            <text:p>5828114,32</text:p>
          </table:table-cell>
          <table:table-cell table:style-name="Default" office:value-type="float" office:value="38.76" calcext:value-type="float">
            <text:p>38,76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35.73" calcext:value-type="float">
            <text:p>35,7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3.63" calcext:value-type="float">
            <text:p>3,63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3.63" calcext:value-type="float">
            <text:p>3,6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1.01.1977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4" calcext:value-type="float">
            <text:p>11901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3.456" calcext:value-type="float">
            <text:p>32570313,456</text:p>
          </table:table-cell>
          <table:table-cell table:style-name="Default" office:value-type="float" office:value="5828088.79" calcext:value-type="float">
            <text:p>5828088,79</text:p>
          </table:table-cell>
          <table:table-cell table:style-name="Default" office:value-type="float" office:value="38.71" calcext:value-type="float">
            <text:p>38,71</text:p>
          </table:table-cell>
          <table:table-cell table:style-name="Default" office:value-type="float" office:value="2.16" calcext:value-type="float">
            <text:p>2,16</text:p>
          </table:table-cell>
          <table:table-cell table:style-name="Default" office:value-type="float" office:value="36.55" calcext:value-type="float">
            <text:p>36,5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119015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04.019" calcext:value-type="float">
            <text:p>32570304,019</text:p>
          </table:table-cell>
          <table:table-cell table:style-name="Default" office:value-type="float" office:value="5828057.183" calcext:value-type="float">
            <text:p>5828057,183</text:p>
          </table:table-cell>
          <table:table-cell table:style-name="Default" office:value-type="float" office:value="38.63" calcext:value-type="float">
            <text:p>38,63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37.61" calcext:value-type="float">
            <text:p>37,6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7" calcext:value-type="float">
            <text:p>11901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0.927" calcext:value-type="float">
            <text:p>32570490,927</text:p>
          </table:table-cell>
          <table:table-cell table:style-name="Default" office:value-type="float" office:value="5828270.805" calcext:value-type="float">
            <text:p>5828270,805</text:p>
          </table:table-cell>
          <table:table-cell table:style-name="Default" office:value-type="float" office:value="38.66" calcext:value-type="float">
            <text:p>38,66</text:p>
          </table:table-cell>
          <table:table-cell table:style-name="Default" office:value-type="float" office:value="1.42" calcext:value-type="float">
            <text:p>1,42</text:p>
          </table:table-cell>
          <table:table-cell table:style-name="Default" office:value-type="float" office:value="37.24" calcext:value-type="float">
            <text:p>37,2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8" calcext:value-type="float">
            <text:p>11901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9.132" calcext:value-type="float">
            <text:p>32570479,132</text:p>
          </table:table-cell>
          <table:table-cell table:style-name="Default" office:value-type="float" office:value="5828261.749" calcext:value-type="float">
            <text:p>5828261,749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19" calcext:value-type="float">
            <text:p>11901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5.057" calcext:value-type="float">
            <text:p>32570465,057</text:p>
          </table:table-cell>
          <table:table-cell table:style-name="Default" office:value-type="float" office:value="5828250.554" calcext:value-type="float">
            <text:p>5828250,554</text:p>
          </table:table-cell>
          <table:table-cell table:style-name="Default" office:value-type="float" office:value="38.68" calcext:value-type="float">
            <text:p>38,68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0" calcext:value-type="float">
            <text:p>11902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57.651" calcext:value-type="float">
            <text:p>32570457,651</text:p>
          </table:table-cell>
          <table:table-cell table:style-name="Default" office:value-type="float" office:value="5828260.17" calcext:value-type="float">
            <text:p>5828260,17</text:p>
          </table:table-cell>
          <table:table-cell table:style-name="Default" office:value-type="float" office:value="38.67" calcext:value-type="float">
            <text:p>38,67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1" calcext:value-type="float">
            <text:p>11902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9.029" calcext:value-type="float">
            <text:p>32570409,029</text:p>
          </table:table-cell>
          <table:table-cell table:style-name="Default" office:value-type="float" office:value="5828223.565" calcext:value-type="float">
            <text:p>5828223,565</text:p>
          </table:table-cell>
          <table:table-cell table:style-name="Default" office:value-type="float" office:value="38.66" calcext:value-type="float">
            <text:p>38,66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2" calcext:value-type="float">
            <text:p>11902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61.768" calcext:value-type="float">
            <text:p>32570361,768</text:p>
          </table:table-cell>
          <table:table-cell table:style-name="Default" office:value-type="float" office:value="5828187.67" calcext:value-type="float">
            <text:p>5828187,67</text:p>
          </table:table-cell>
          <table:table-cell table:style-name="Default" office:value-type="float" office:value="38.62" calcext:value-type="float">
            <text:p>38,62</text:p>
          </table:table-cell>
          <table:table-cell table:style-name="Default" office:value-type="float" office:value="1.81" calcext:value-type="float">
            <text:p>1,8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3" calcext:value-type="float">
            <text:p>11902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4.146" calcext:value-type="float">
            <text:p>32570314,146</text:p>
          </table:table-cell>
          <table:table-cell table:style-name="Default" office:value-type="float" office:value="5828151.426" calcext:value-type="float">
            <text:p>5828151,426</text:p>
          </table:table-cell>
          <table:table-cell table:style-name="Default" office:value-type="float" office:value="38.8" calcext:value-type="float">
            <text:p>38,8</text:p>
          </table:table-cell>
          <table:table-cell table:style-name="Default" office:value-type="float" office:value="2.05" calcext:value-type="float">
            <text:p>2,05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4" calcext:value-type="float">
            <text:p>11902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7.441" calcext:value-type="float">
            <text:p>32570497,441</text:p>
          </table:table-cell>
          <table:table-cell table:style-name="Default" office:value-type="float" office:value="5828010.818" calcext:value-type="float">
            <text:p>5828010,818</text:p>
          </table:table-cell>
          <table:table-cell table:style-name="Default" office:value-type="float" office:value="38.6" calcext:value-type="float">
            <text:p>38,6</text:p>
          </table:table-cell>
          <table:table-cell table:style-name="Default" office:value-type="float" office:value="1.49" calcext:value-type="float">
            <text:p>1,49</text:p>
          </table:table-cell>
          <table:table-cell table:style-name="Default" office:value-type="float" office:value="37.11" calcext:value-type="float">
            <text:p>37,1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5" calcext:value-type="float">
            <text:p>11902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8.653" calcext:value-type="float">
            <text:p>32570468,653</text:p>
          </table:table-cell>
          <table:table-cell table:style-name="Default" office:value-type="float" office:value="5828048.264" calcext:value-type="float">
            <text:p>5828048,264</text:p>
          </table:table-cell>
          <table:table-cell table:style-name="Default" office:value-type="float" office:value="38.59" calcext:value-type="float">
            <text:p>38,59</text:p>
          </table:table-cell>
          <table:table-cell table:style-name="Default" office:value-type="float" office:value="1.55" calcext:value-type="float">
            <text:p>1,55</text:p>
          </table:table-cell>
          <table:table-cell table:style-name="Default" office:value-type="float" office:value="37.04" calcext:value-type="float">
            <text:p>37,0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6" calcext:value-type="float">
            <text:p>11902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40.065" calcext:value-type="float">
            <text:p>32570440,065</text:p>
          </table:table-cell>
          <table:table-cell table:style-name="Default" office:value-type="float" office:value="5828085.82" calcext:value-type="float">
            <text:p>5828085,82</text:p>
          </table:table-cell>
          <table:table-cell table:style-name="Default" office:value-type="float" office:value="38.59" calcext:value-type="float">
            <text:p>38,59</text:p>
          </table:table-cell>
          <table:table-cell table:style-name="Default" office:value-type="float" office:value="1.6" calcext:value-type="float">
            <text:p>1,6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7" calcext:value-type="float">
            <text:p>11902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0.178" calcext:value-type="float">
            <text:p>32570410,178</text:p>
          </table:table-cell>
          <table:table-cell table:style-name="Default" office:value-type="float" office:value="5828125.115" calcext:value-type="float">
            <text:p>5828125,115</text:p>
          </table:table-cell>
          <table:table-cell table:style-name="Default" office:value-type="float" office:value="38.61" calcext:value-type="float">
            <text:p>38,61</text:p>
          </table:table-cell>
          <table:table-cell table:style-name="Default" office:value-type="float" office:value="1.68" calcext:value-type="float">
            <text:p>1,68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8" calcext:value-type="float">
            <text:p>11902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90.006" calcext:value-type="float">
            <text:p>32570390,006</text:p>
          </table:table-cell>
          <table:table-cell table:style-name="Default" office:value-type="float" office:value="5828153.024" calcext:value-type="float">
            <text:p>5828153,024</text:p>
          </table:table-cell>
          <table:table-cell table:style-name="Default" office:value-type="float" office:value="38.64" calcext:value-type="float">
            <text:p>38,64</text:p>
          </table:table-cell>
          <table:table-cell table:style-name="Default" office:value-type="float" office:value="2.92" calcext:value-type="float">
            <text:p>2,92</text:p>
          </table:table-cell>
          <table:table-cell table:style-name="Default" office:value-type="float" office:value="35.72" calcext:value-type="float">
            <text:p>35,7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29" calcext:value-type="float">
            <text:p>11902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7.807" calcext:value-type="float">
            <text:p>32570387,807</text:p>
          </table:table-cell>
          <table:table-cell table:style-name="Default" office:value-type="float" office:value="5828156.043" calcext:value-type="float">
            <text:p>5828156,043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2.86" calcext:value-type="float">
            <text:p>2,86</text:p>
          </table:table-cell>
          <table:table-cell table:style-name="Default" office:value-type="float" office:value="35.79" calcext:value-type="float">
            <text:p>35,7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119029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78.421" calcext:value-type="float">
            <text:p>32570378,421</text:p>
          </table:table-cell>
          <table:table-cell table:style-name="Default" office:value-type="float" office:value="5828167.688" calcext:value-type="float">
            <text:p>5828167,688</text:p>
          </table:table-cell>
          <table:table-cell table:style-name="Default" office:value-type="float" office:value="38.99" calcext:value-type="float">
            <text:p>38,99</text:p>
          </table:table-cell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0" calcext:value-type="float">
            <text:p>11903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0.463" calcext:value-type="float">
            <text:p>32570320,463</text:p>
          </table:table-cell>
          <table:table-cell table:style-name="Default" office:value-type="float" office:value="5828099.086" calcext:value-type="float">
            <text:p>5828099,086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1.62" calcext:value-type="float">
            <text:p>1,62</text:p>
          </table:table-cell>
          <table:table-cell table:style-name="Default" office:value-type="float" office:value="37.07" calcext:value-type="float">
            <text:p>37,0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1" calcext:value-type="float">
            <text:p>11903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27.059" calcext:value-type="float">
            <text:p>32570527,059</text:p>
          </table:table-cell>
          <table:table-cell table:style-name="Default" office:value-type="float" office:value="5828026.422" calcext:value-type="float">
            <text:p>5828026,422</text:p>
          </table:table-cell>
          <table:table-cell table:style-name="Default" office:value-type="float" office:value="38.78" calcext:value-type="float">
            <text:p>38,78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7.33" calcext:value-type="float">
            <text:p>37,3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2" calcext:value-type="float">
            <text:p>11903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3.903" calcext:value-type="float">
            <text:p>32570493,903</text:p>
          </table:table-cell>
          <table:table-cell table:style-name="Default" office:value-type="float" office:value="5828070.595" calcext:value-type="float">
            <text:p>5828070,595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3" calcext:value-type="float">
            <text:p>11903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2.706" calcext:value-type="float">
            <text:p>32570462,706</text:p>
          </table:table-cell>
          <table:table-cell table:style-name="Default" office:value-type="float" office:value="5828111.549" calcext:value-type="float">
            <text:p>5828111,549</text:p>
          </table:table-cell>
          <table:table-cell table:style-name="Default" office:value-type="float" office:value="38.66" calcext:value-type="float">
            <text:p>38,66</text:p>
          </table:table-cell>
          <table:table-cell table:style-name="Default" office:value-type="float" office:value="1.58" calcext:value-type="float">
            <text:p>1,58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4" calcext:value-type="float">
            <text:p>11903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9.08" calcext:value-type="float">
            <text:p>32570429,08</text:p>
          </table:table-cell>
          <table:table-cell table:style-name="Default" office:value-type="float" office:value="5828156.092" calcext:value-type="float">
            <text:p>5828156,092</text:p>
          </table:table-cell>
          <table:table-cell table:style-name="Default" office:value-type="float" office:value="38.74" calcext:value-type="float">
            <text:p>38,74</text:p>
          </table:table-cell>
          <table:table-cell table:style-name="Default" office:value-type="float" office:value="1.75" calcext:value-type="float">
            <text:p>1,75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5" calcext:value-type="float">
            <text:p>11903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4.776" calcext:value-type="float">
            <text:p>32570414,776</text:p>
          </table:table-cell>
          <table:table-cell table:style-name="Default" office:value-type="float" office:value="5828176.024" calcext:value-type="float">
            <text:p>5828176,024</text:p>
          </table:table-cell>
          <table:table-cell table:style-name="Default" office:value-type="float" office:value="38.62" calcext:value-type="float">
            <text:p>38,62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number-columns-repeated="2" table:style-name="Default" office:value-type="float" office:value="1.2" calcext:value-type="float">
            <text:p>1,2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6" calcext:value-type="float">
            <text:p>11903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9.572" calcext:value-type="float">
            <text:p>32570499,572</text:p>
          </table:table-cell>
          <table:table-cell table:style-name="Default" office:value-type="float" office:value="5828139.467" calcext:value-type="float">
            <text:p>5828139,467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1.51" calcext:value-type="float">
            <text:p>1,51</text:p>
          </table:table-cell>
          <table:table-cell table:style-name="Default" office:value-type="float" office:value="37.14" calcext:value-type="float">
            <text:p>37,1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7" calcext:value-type="float">
            <text:p>11903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4.607" calcext:value-type="float">
            <text:p>32570464,607</text:p>
          </table:table-cell>
          <table:table-cell table:style-name="Default" office:value-type="float" office:value="5828184.57" calcext:value-type="float">
            <text:p>5828184,57</text:p>
          </table:table-cell>
          <table:table-cell table:style-name="Default" office:value-type="float" office:value="38.61" calcext:value-type="float">
            <text:p>38,61</text:p>
          </table:table-cell>
          <table:table-cell table:style-name="Default" office:value-type="float" office:value="1.61" calcext:value-type="float">
            <text:p>1,6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8" calcext:value-type="float">
            <text:p>11903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49.723" calcext:value-type="float">
            <text:p>32570449,723</text:p>
          </table:table-cell>
          <table:table-cell table:style-name="Default" office:value-type="float" office:value="5828202.813" calcext:value-type="float">
            <text:p>5828202,813</text:p>
          </table:table-cell>
          <table:table-cell table:style-name="Default" office:value-type="float" office:value="38.64" calcext:value-type="float">
            <text:p>38,64</text:p>
          </table:table-cell>
          <table:table-cell table:style-name="Default" office:value-type="float" office:value="1.65" calcext:value-type="float">
            <text:p>1,65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39" calcext:value-type="float">
            <text:p>11903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10.519" calcext:value-type="float">
            <text:p>32570510,519</text:p>
          </table:table-cell>
          <table:table-cell table:style-name="Default" office:value-type="float" office:value="5828253.312" calcext:value-type="float">
            <text:p>5828253,312</text:p>
          </table:table-cell>
          <table:table-cell table:style-name="Default" office:value-type="float" office:value="38.74" calcext:value-type="float">
            <text:p>38,74</text:p>
          </table:table-cell>
          <table:table-cell table:style-name="Default" office:value-type="float" office:value="2.55" calcext:value-type="float">
            <text:p>2,55</text:p>
          </table:table-cell>
          <table:table-cell table:style-name="Default" office:value-type="float" office:value="36.19" calcext:value-type="float">
            <text:p>36,1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0" calcext:value-type="float">
            <text:p>11904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5.363" calcext:value-type="float">
            <text:p>32570475,363</text:p>
          </table:table-cell>
          <table:table-cell table:style-name="Default" office:value-type="float" office:value="5828225.444" calcext:value-type="float">
            <text:p>5828225,444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2.67" calcext:value-type="float">
            <text:p>2,67</text:p>
          </table:table-cell>
          <table:table-cell table:style-name="Default" office:value-type="float" office:value="36.02" calcext:value-type="float">
            <text:p>36,0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2" calcext:value-type="float">
            <text:p>11904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3.459" calcext:value-type="float">
            <text:p>32570533,459</text:p>
          </table:table-cell>
          <table:table-cell table:style-name="Default" office:value-type="float" office:value="5828165.127" calcext:value-type="float">
            <text:p>5828165,127</text:p>
          </table:table-cell>
          <table:table-cell table:style-name="Default" office:value-type="float" office:value="38.74" calcext:value-type="float">
            <text:p>38,74</text:p>
          </table:table-cell>
          <table:table-cell table:style-name="Default" office:value-type="float" office:value="1.37" calcext:value-type="float">
            <text:p>1,37</text:p>
          </table:table-cell>
          <table:table-cell table:style-name="Default" office:value-type="float" office:value="37.37" calcext:value-type="float">
            <text:p>37,3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3" calcext:value-type="float">
            <text:p>11904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8.973" calcext:value-type="float">
            <text:p>32570498,973</text:p>
          </table:table-cell>
          <table:table-cell table:style-name="Default" office:value-type="float" office:value="5828210.369" calcext:value-type="float">
            <text:p>5828210,369</text:p>
          </table:table-cell>
          <table:table-cell table:style-name="Default" office:value-type="float" office:value="38.73" calcext:value-type="float">
            <text:p>38,73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4" calcext:value-type="float">
            <text:p>11904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85.989" calcext:value-type="float">
            <text:p>32570485,989</text:p>
          </table:table-cell>
          <table:table-cell table:style-name="Default" office:value-type="float" office:value="5828230.382" calcext:value-type="float">
            <text:p>5828230,382</text:p>
          </table:table-cell>
          <table:table-cell table:style-name="Default" office:value-type="float" office:value="38.64" calcext:value-type="float">
            <text:p>38,64</text:p>
          </table:table-cell>
          <table:table-cell table:style-name="Default" office:value-type="float" office:value="1.47" calcext:value-type="float">
            <text:p>1,47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5" calcext:value-type="float">
            <text:p>11904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66.826" calcext:value-type="float">
            <text:p>32570566,826</text:p>
          </table:table-cell>
          <table:table-cell table:style-name="Default" office:value-type="float" office:value="5828191.906" calcext:value-type="float">
            <text:p>5828191,906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1.27" calcext:value-type="float">
            <text:p>1,27</text:p>
          </table:table-cell>
          <table:table-cell table:style-name="Default" office:value-type="float" office:value="37.42" calcext:value-type="float">
            <text:p>37,4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6" calcext:value-type="float">
            <text:p>11904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0.571" calcext:value-type="float">
            <text:p>32570530,571</text:p>
          </table:table-cell>
          <table:table-cell table:style-name="Default" office:value-type="float" office:value="5828235.829" calcext:value-type="float">
            <text:p>5828235,829</text:p>
          </table:table-cell>
          <table:table-cell table:style-name="Default" office:value-type="float" office:value="38.8" calcext:value-type="float">
            <text:p>38,8</text:p>
          </table:table-cell>
          <table:table-cell table:style-name="Default" office:value-type="float" office:value="1.49" calcext:value-type="float">
            <text:p>1,49</text:p>
          </table:table-cell>
          <table:table-cell table:style-name="Default" office:value-type="float" office:value="37.31" calcext:value-type="float">
            <text:p>37,3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47" calcext:value-type="float">
            <text:p>11904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12.399" calcext:value-type="float">
            <text:p>32570512,399</text:p>
          </table:table-cell>
          <table:table-cell table:style-name="Default" office:value-type="float" office:value="5828250.713" calcext:value-type="float">
            <text:p>5828250,713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1.41" calcext:value-type="float">
            <text:p>1,41</text:p>
          </table:table-cell>
          <table:table-cell table:style-name="Default" office:value-type="float" office:value="37.28" calcext:value-type="float">
            <text:p>37,2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56" calcext:value-type="float">
            <text:p>11905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5.033" calcext:value-type="float">
            <text:p>32570415,033</text:p>
          </table:table-cell>
          <table:table-cell table:style-name="Default" office:value-type="float" office:value="5827927.393" calcext:value-type="float">
            <text:p>5827927,393</text:p>
          </table:table-cell>
          <table:table-cell table:style-name="Default" office:value-type="float" office:value="38.44" calcext:value-type="float">
            <text:p>38,44</text:p>
          </table:table-cell>
          <table:table-cell table:style-name="Default" office:value-type="float" office:value="0.88" calcext:value-type="float">
            <text:p>0,88</text:p>
          </table:table-cell>
          <table:table-cell table:style-name="Default" office:value-type="float" office:value="37.56" calcext:value-type="float">
            <text:p>37,5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57" calcext:value-type="float">
            <text:p>11905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8.434" calcext:value-type="float">
            <text:p>32570438,434</text:p>
          </table:table-cell>
          <table:table-cell table:style-name="Default" office:value-type="float" office:value="5827945.345" calcext:value-type="float">
            <text:p>5827945,345</text:p>
          </table:table-cell>
          <table:table-cell table:style-name="Default" office:value-type="float" office:value="38.42" calcext:value-type="float">
            <text:p>38,42</text:p>
          </table:table-cell>
          <table:table-cell table:style-name="Default" office:value-type="float" office:value="0.98" calcext:value-type="float">
            <text:p>0,98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19058" calcext:value-type="float">
            <text:p>11905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7.782" calcext:value-type="float">
            <text:p>32570467,782</text:p>
          </table:table-cell>
          <table:table-cell table:style-name="Default" office:value-type="float" office:value="5827967.966" calcext:value-type="float">
            <text:p>5827967,966</text:p>
          </table:table-cell>
          <table:table-cell table:style-name="Default" office:value-type="float" office:value="38.48" calcext:value-type="float">
            <text:p>38,48</text:p>
          </table:table-cell>
          <table:table-cell table:style-name="Default" office:value-type="float" office:value="1.14" calcext:value-type="float">
            <text:p>1,14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1" calcext:value-type="float">
            <text:p>12000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81.254" calcext:value-type="float">
            <text:p>32570481,254</text:p>
          </table:table-cell>
          <table:table-cell table:style-name="Default" office:value-type="float" office:value="5827767.735" calcext:value-type="float">
            <text:p>5827767,735</text:p>
          </table:table-cell>
          <table:table-cell table:style-name="Default" office:value-type="float" office:value="39.32" calcext:value-type="float">
            <text:p>39,32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office:value-type="float" office:value="37.37" calcext:value-type="float">
            <text:p>37,3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2" calcext:value-type="float">
            <text:p>12000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45.489" calcext:value-type="float">
            <text:p>32570445,489</text:p>
          </table:table-cell>
          <table:table-cell table:style-name="Default" office:value-type="float" office:value="5827815.837" calcext:value-type="float">
            <text:p>5827815,837</text:p>
          </table:table-cell>
          <table:table-cell table:style-name="Default" office:value-type="float" office:value="38.93" calcext:value-type="float">
            <text:p>38,93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3" calcext:value-type="float">
            <text:p>12000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2.723" calcext:value-type="float">
            <text:p>32570412,723</text:p>
          </table:table-cell>
          <table:table-cell table:style-name="Default" office:value-type="float" office:value="5827858.85" calcext:value-type="float">
            <text:p>5827858,85</text:p>
          </table:table-cell>
          <table:table-cell table:style-name="Default" office:value-type="float" office:value="38.52" calcext:value-type="float">
            <text:p>38,52</text:p>
          </table:table-cell>
          <table:table-cell table:style-name="Default" office:value-type="float" office:value="1.49" calcext:value-type="float">
            <text:p>1,49</text:p>
          </table:table-cell>
          <table:table-cell table:style-name="Default" office:value-type="float" office:value="37.03" calcext:value-type="float">
            <text:p>37,0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4" calcext:value-type="float">
            <text:p>12000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95.05" calcext:value-type="float">
            <text:p>32570395,05</text:p>
          </table:table-cell>
          <table:table-cell table:style-name="Default" office:value-type="float" office:value="5827881.951" calcext:value-type="float">
            <text:p>5827881,951</text:p>
          </table:table-cell>
          <table:table-cell table:style-name="Default" office:value-type="float" office:value="38.4" calcext:value-type="float">
            <text:p>38,4</text:p>
          </table:table-cell>
          <table:table-cell table:style-name="Default" office:value-type="float" office:value="1.34" calcext:value-type="float">
            <text:p>1,34</text:p>
          </table:table-cell>
          <table:table-cell table:style-name="Default" office:value-type="float" office:value="37.06" calcext:value-type="float">
            <text:p>37,0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5" calcext:value-type="float">
            <text:p>12000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0.156" calcext:value-type="float">
            <text:p>32570380,156</text:p>
          </table:table-cell>
          <table:table-cell table:style-name="Default" office:value-type="float" office:value="5827901.604" calcext:value-type="float">
            <text:p>5827901,604</text:p>
          </table:table-cell>
          <table:table-cell table:style-name="Default" office:value-type="float" office:value="38.29" calcext:value-type="float">
            <text:p>38,29</text:p>
          </table:table-cell>
          <table:table-cell table:style-name="Default" office:value-type="float" office:value="1.36" calcext:value-type="float">
            <text:p>1,36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6" calcext:value-type="float">
            <text:p>12000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51.078" calcext:value-type="float">
            <text:p>32570351,078</text:p>
          </table:table-cell>
          <table:table-cell table:style-name="Default" office:value-type="float" office:value="5827938.909" calcext:value-type="float">
            <text:p>5827938,909</text:p>
          </table:table-cell>
          <table:table-cell table:style-name="Default" office:value-type="float" office:value="38.32" calcext:value-type="float">
            <text:p>38,32</text:p>
          </table:table-cell>
          <table:table-cell table:style-name="Default" office:value-type="float" office:value="1.57" calcext:value-type="float">
            <text:p>1,57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7" calcext:value-type="float">
            <text:p>12000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7.968" calcext:value-type="float">
            <text:p>32570327,968</text:p>
          </table:table-cell>
          <table:table-cell table:style-name="Default" office:value-type="float" office:value="5827969.678" calcext:value-type="float">
            <text:p>5827969,678</text:p>
          </table:table-cell>
          <table:table-cell table:style-name="Default" office:value-type="float" office:value="38.3" calcext:value-type="float">
            <text:p>38,3</text:p>
          </table:table-cell>
          <table:table-cell table:style-name="Default" office:value-type="float" office:value="2.13" calcext:value-type="float">
            <text:p>2,13</text:p>
          </table:table-cell>
          <table:table-cell table:style-name="Default" office:value-type="float" office:value="36.17" calcext:value-type="float">
            <text:p>36,1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08" calcext:value-type="float">
            <text:p>12000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0.501" calcext:value-type="float">
            <text:p>32570320,501</text:p>
          </table:table-cell>
          <table:table-cell table:style-name="Default" office:value-type="float" office:value="5827963.25" calcext:value-type="float">
            <text:p>5827963,25</text:p>
          </table:table-cell>
          <table:table-cell table:style-name="Default" office:value-type="float" office:value="38.44" calcext:value-type="float">
            <text:p>38,44</text:p>
          </table:table-cell>
          <table:table-cell table:style-name="Default" office:value-type="float" office:value="1.8" calcext:value-type="float">
            <text:p>1,8</text:p>
          </table:table-cell>
          <table:table-cell table:style-name="Default" office:value-type="float" office:value="36.64" calcext:value-type="float">
            <text:p>36,6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0" calcext:value-type="float">
            <text:p>12001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5.242" calcext:value-type="float">
            <text:p>32570415,242</text:p>
          </table:table-cell>
          <table:table-cell table:style-name="Default" office:value-type="float" office:value="5827860.829" calcext:value-type="float">
            <text:p>5827860,829</text:p>
          </table:table-cell>
          <table:table-cell table:style-name="Default" office:value-type="float" office:value="38.5" calcext:value-type="float">
            <text:p>38,5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1" calcext:value-type="float">
            <text:p>12001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2.046" calcext:value-type="float">
            <text:p>32570432,046</text:p>
          </table:table-cell>
          <table:table-cell table:style-name="Default" office:value-type="float" office:value="5827910.04" calcext:value-type="float">
            <text:p>5827910,04</text:p>
          </table:table-cell>
          <table:table-cell table:style-name="Default" office:value-type="float" office:value="38.36" calcext:value-type="float">
            <text:p>38,36</text:p>
          </table:table-cell>
          <table:table-cell table:style-name="Default" office:value-type="float" office:value="1.03" calcext:value-type="float">
            <text:p>1,03</text:p>
          </table:table-cell>
          <table:table-cell table:style-name="Default" office:value-type="float" office:value="37.33" calcext:value-type="float">
            <text:p>37,3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2" calcext:value-type="float">
            <text:p>12001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59.616" calcext:value-type="float">
            <text:p>32570359,616</text:p>
          </table:table-cell>
          <table:table-cell table:style-name="Default" office:value-type="float" office:value="5828040.639" calcext:value-type="float">
            <text:p>5828040,639</text:p>
          </table:table-cell>
          <table:table-cell table:style-name="Default" office:value-type="float" office:value="38.22" calcext:value-type="float">
            <text:p>38,22</text:p>
          </table:table-cell>
          <table:table-cell table:style-name="Default" office:value-type="float" office:value="0.71" calcext:value-type="float">
            <text:p>0,71</text:p>
          </table:table-cell>
          <table:table-cell table:style-name="Default" office:value-type="float" office:value="37.51" calcext:value-type="float">
            <text:p>37,5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3" calcext:value-type="float">
            <text:p>12001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2.307" calcext:value-type="float">
            <text:p>32570382,307</text:p>
          </table:table-cell>
          <table:table-cell table:style-name="Default" office:value-type="float" office:value="5828011.79" calcext:value-type="float">
            <text:p>5828011,79</text:p>
          </table:table-cell>
          <table:table-cell table:style-name="Default" office:value-type="float" office:value="38.22" calcext:value-type="float">
            <text:p>38,22</text:p>
          </table:table-cell>
          <table:table-cell table:style-name="Default" office:value-type="float" office:value="1.29" calcext:value-type="float">
            <text:p>1,29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C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4" calcext:value-type="float">
            <text:p>12001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7.77" calcext:value-type="float">
            <text:p>32570347,77</text:p>
          </table:table-cell>
          <table:table-cell table:style-name="Default" office:value-type="float" office:value="5827984.841" calcext:value-type="float">
            <text:p>5827984,841</text:p>
          </table:table-cell>
          <table:table-cell table:style-name="Default" office:value-type="float" office:value="38.26" calcext:value-type="float">
            <text:p>38,26</text:p>
          </table:table-cell>
          <table:table-cell table:style-name="Default" office:value-type="float" office:value="1.6" calcext:value-type="float">
            <text:p>1,6</text:p>
          </table:table-cell>
          <table:table-cell table:style-name="Default" office:value-type="float" office:value="36.66" calcext:value-type="float">
            <text:p>36,6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5" calcext:value-type="float">
            <text:p>12001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9.761" calcext:value-type="float">
            <text:p>32570349,761</text:p>
          </table:table-cell>
          <table:table-cell table:style-name="Default" office:value-type="float" office:value="5828060.841" calcext:value-type="float">
            <text:p>5828060,841</text:p>
          </table:table-cell>
          <table:table-cell table:style-name="Default" office:value-type="float" office:value="38.22" calcext:value-type="float">
            <text:p>38,2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8" calcext:value-type="float">
            <text:p>0,8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EC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6" calcext:value-type="float">
            <text:p>12001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2.545" calcext:value-type="float">
            <text:p>32570312,545</text:p>
          </table:table-cell>
          <table:table-cell table:style-name="Default" office:value-type="float" office:value="5828034.542" calcext:value-type="float">
            <text:p>5828034,542</text:p>
          </table:table-cell>
          <table:table-cell table:style-name="Default" office:value-type="float" office:value="38.12" calcext:value-type="float">
            <text:p>38,12</text:p>
          </table:table-cell>
          <table:table-cell table:style-name="Default" office:value-type="float" office:value="1.25" calcext:value-type="float">
            <text:p>1,25</text:p>
          </table:table-cell>
          <table:table-cell table:style-name="Default" office:value-type="float" office:value="36.87" calcext:value-type="float">
            <text:p>36,8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EC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7" calcext:value-type="float">
            <text:p>12001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8.898" calcext:value-type="float">
            <text:p>32570328,898</text:p>
          </table:table-cell>
          <table:table-cell table:style-name="Default" office:value-type="float" office:value="5828010.341" calcext:value-type="float">
            <text:p>5828010,341</text:p>
          </table:table-cell>
          <table:table-cell table:style-name="Default" office:value-type="float" office:value="38.32" calcext:value-type="float">
            <text:p>38,32</text:p>
          </table:table-cell>
          <table:table-cell table:style-name="Default" office:value-type="float" office:value="1.6" calcext:value-type="float">
            <text:p>1,6</text:p>
          </table:table-cell>
          <table:table-cell table:style-name="Default" office:value-type="float" office:value="36.72" calcext:value-type="float">
            <text:p>36,7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8" calcext:value-type="float">
            <text:p>12001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5.617" calcext:value-type="float">
            <text:p>32570405,617</text:p>
          </table:table-cell>
          <table:table-cell table:style-name="Default" office:value-type="float" office:value="5827985.97" calcext:value-type="float">
            <text:p>5827985,97</text:p>
          </table:table-cell>
          <table:table-cell table:style-name="Default" office:value-type="float" office:value="38.58" calcext:value-type="float">
            <text:p>38,58</text:p>
          </table:table-cell>
          <table:table-cell table:style-name="Default" office:value-type="float" office:value="1.23" calcext:value-type="float">
            <text:p>1,23</text:p>
          </table:table-cell>
          <table:table-cell table:style-name="Default" office:value-type="float" office:value="37.35" calcext:value-type="float">
            <text:p>37,3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19" calcext:value-type="float">
            <text:p>12001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70.701" calcext:value-type="float">
            <text:p>32570370,701</text:p>
          </table:table-cell>
          <table:table-cell table:style-name="Default" office:value-type="float" office:value="5827959.211" calcext:value-type="float">
            <text:p>5827959,211</text:p>
          </table:table-cell>
          <table:table-cell table:style-name="Default" office:value-type="float" office:value="38.39" calcext:value-type="float">
            <text:p>38,39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37.27" calcext:value-type="float">
            <text:p>37,2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20" calcext:value-type="float">
            <text:p>12002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74.039" calcext:value-type="float">
            <text:p>32570374,039</text:p>
          </table:table-cell>
          <table:table-cell table:style-name="Default" office:value-type="float" office:value="5827954.523" calcext:value-type="float">
            <text:p>5827954,523</text:p>
          </table:table-cell>
          <table:table-cell table:style-name="Default" office:value-type="float" office:value="38.33" calcext:value-type="float">
            <text:p>38,33</text:p>
          </table:table-cell>
          <table:table-cell table:style-name="Default" office:value-type="float" office:value="1.07" calcext:value-type="float">
            <text:p>1,07</text:p>
          </table:table-cell>
          <table:table-cell table:style-name="Default" office:value-type="float" office:value="37.26" calcext:value-type="float">
            <text:p>37,2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21" calcext:value-type="float">
            <text:p>12002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9.126" calcext:value-type="float">
            <text:p>32570429,126</text:p>
          </table:table-cell>
          <table:table-cell table:style-name="Default" office:value-type="float" office:value="5827871.735" calcext:value-type="float">
            <text:p>5827871,735</text:p>
          </table:table-cell>
          <table:table-cell table:style-name="Default" office:value-type="float" office:value="38.37" calcext:value-type="float">
            <text:p>38,37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37.32" calcext:value-type="float">
            <text:p>37,3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0.8" calcext:value-type="float">
            <text:p>0,8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E</text:p>
          </table:table-cell>
          <table:table-cell table:style-name="Default" office:value-type="float" office:value="0.8" calcext:value-type="float">
            <text:p>0,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20022" calcext:value-type="float">
            <text:p>12002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59.595" calcext:value-type="float">
            <text:p>32570459,595</text:p>
          </table:table-cell>
          <table:table-cell table:style-name="Default" office:value-type="float" office:value="5827946.305" calcext:value-type="float">
            <text:p>5827946,305</text:p>
          </table:table-cell>
          <table:table-cell table:style-name="Default" office:value-type="float" office:value="38.34" calcext:value-type="float">
            <text:p>38,34</text:p>
          </table:table-cell>
          <table:table-cell table:style-name="Default" office:value-type="float" office:value="0.7" calcext:value-type="float">
            <text:p>0,7</text:p>
          </table:table-cell>
          <table:table-cell table:style-name="Default" office:value-type="float" office:value="37.64" calcext:value-type="float">
            <text:p>37,6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ZM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0" calcext:value-type="float">
            <text:p>21107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96.464" calcext:value-type="float">
            <text:p>32570396,464</text:p>
          </table:table-cell>
          <table:table-cell table:style-name="Default" office:value-type="float" office:value="5828212.45" calcext:value-type="float">
            <text:p>5828212,45</text:p>
          </table:table-cell>
          <table:table-cell table:style-name="Default" office:value-type="float" office:value="38.9" calcext:value-type="float">
            <text:p>38,9</text:p>
          </table:table-cell>
          <table:table-cell table:style-name="Default" office:value-type="float" office:value="1.96" calcext:value-type="float">
            <text:p>1,96</text:p>
          </table:table-cell>
          <table:table-cell table:style-name="Default" office:value-type="float" office:value="36.94" calcext:value-type="float">
            <text:p>36,9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AIW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2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1" calcext:value-type="float">
            <text:p>21107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2.85" calcext:value-type="float">
            <text:p>32570382,85</text:p>
          </table:table-cell>
          <table:table-cell table:style-name="Default" office:value-type="float" office:value="5828199.505" calcext:value-type="float">
            <text:p>5828199,505</text:p>
          </table:table-cell>
          <table:table-cell table:style-name="Default" office:value-type="float" office:value="38.88" calcext:value-type="float">
            <text:p>38,88</text:p>
          </table:table-cell>
          <table:table-cell table:style-name="Default" office:value-type="float" office:value="2.19" calcext:value-type="float">
            <text:p>2,19</text:p>
          </table:table-cell>
          <table:table-cell table:style-name="Default" office:value-type="float" office:value="36.69" calcext:value-type="float">
            <text:p>36,6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3" calcext:value-type="float">
            <text:p>21107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5.536" calcext:value-type="float">
            <text:p>32570435,536</text:p>
          </table:table-cell>
          <table:table-cell table:style-name="Default" office:value-type="float" office:value="5828010.35" calcext:value-type="float">
            <text:p>5828010,35</text:p>
          </table:table-cell>
          <table:table-cell table:style-name="Default" office:value-type="float" office:value="38.4" calcext:value-type="float">
            <text:p>38,4</text:p>
          </table:table-cell>
          <table:table-cell table:style-name="Default" office:value-type="float" office:value="1.24" calcext:value-type="float">
            <text:p>1,24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5" calcext:value-type="float">
            <text:p>21107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1.251" calcext:value-type="float">
            <text:p>32570421,251</text:p>
          </table:table-cell>
          <table:table-cell table:style-name="Default" office:value-type="float" office:value="5827999.704" calcext:value-type="float">
            <text:p>5827999,704</text:p>
          </table:table-cell>
          <table:table-cell table:style-name="Default" office:value-type="float" office:value="38.47" calcext:value-type="float">
            <text:p>38,47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87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6" calcext:value-type="float">
            <text:p>21107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8.951" calcext:value-type="float">
            <text:p>32570418,951</text:p>
          </table:table-cell>
          <table:table-cell table:style-name="Default" office:value-type="float" office:value="5827921.295" calcext:value-type="float">
            <text:p>5827921,295</text:p>
          </table:table-cell>
          <table:table-cell table:style-name="Default" office:value-type="float" office:value="38.41" calcext:value-type="float">
            <text:p>38,41</text:p>
          </table:table-cell>
          <table:table-cell table:style-name="Default" office:value-type="float" office:value="0.68" calcext:value-type="float">
            <text:p>0,68</text:p>
          </table:table-cell>
          <table:table-cell table:style-name="Default" office:value-type="float" office:value="37.73" calcext:value-type="float">
            <text:p>37,7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87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7" calcext:value-type="float">
            <text:p>21107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1.898" calcext:value-type="float">
            <text:p>32570401,898</text:p>
          </table:table-cell>
          <table:table-cell table:style-name="Default" office:value-type="float" office:value="5827907.911" calcext:value-type="float">
            <text:p>5827907,911</text:p>
          </table:table-cell>
          <table:table-cell table:style-name="Default" office:value-type="float" office:value="38.48" calcext:value-type="float">
            <text:p>38,48</text:p>
          </table:table-cell>
          <table:table-cell table:style-name="Default" office:value-type="float" office:value="0.87" calcext:value-type="float">
            <text:p>0,87</text:p>
          </table:table-cell>
          <table:table-cell table:style-name="Default" office:value-type="float" office:value="37.61" calcext:value-type="float">
            <text:p>37,6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8" calcext:value-type="float">
            <text:p>21107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74.359" calcext:value-type="float">
            <text:p>32570374,359</text:p>
          </table:table-cell>
          <table:table-cell table:style-name="Default" office:value-type="float" office:value="5827944.517" calcext:value-type="float">
            <text:p>5827944,517</text:p>
          </table:table-cell>
          <table:table-cell table:style-name="Default" office:value-type="float" office:value="38.36" calcext:value-type="float">
            <text:p>38,36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37.46" calcext:value-type="float">
            <text:p>37,4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79" calcext:value-type="float">
            <text:p>21107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54.487" calcext:value-type="float">
            <text:p>32570354,487</text:p>
          </table:table-cell>
          <table:table-cell table:style-name="Default" office:value-type="float" office:value="5827965.209" calcext:value-type="float">
            <text:p>5827965,209</text:p>
          </table:table-cell>
          <table:table-cell table:style-name="Default" office:value-type="float" office:value="38.46" calcext:value-type="float">
            <text:p>38,46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37.36" calcext:value-type="float">
            <text:p>37,3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0" calcext:value-type="float">
            <text:p>21108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5.645" calcext:value-type="float">
            <text:p>32570335,645</text:p>
          </table:table-cell>
          <table:table-cell table:style-name="Default" office:value-type="float" office:value="5827959.012" calcext:value-type="float">
            <text:p>5827959,012</text:p>
          </table:table-cell>
          <table:table-cell table:style-name="Default" office:value-type="float" office:value="38.31" calcext:value-type="float">
            <text:p>38,31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1" calcext:value-type="float">
            <text:p>21108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5.283" calcext:value-type="float">
            <text:p>32570315,283</text:p>
          </table:table-cell>
          <table:table-cell table:style-name="Default" office:value-type="float" office:value="5827986.541" calcext:value-type="float">
            <text:p>5827986,541</text:p>
          </table:table-cell>
          <table:table-cell table:style-name="Default" office:value-type="float" office:value="38.38" calcext:value-type="float">
            <text:p>38,38</text:p>
          </table:table-cell>
          <table:table-cell table:style-name="Default" office:value-type="float" office:value="1.3" calcext:value-type="float">
            <text:p>1,3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2" calcext:value-type="float">
            <text:p>21108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77.559" calcext:value-type="float">
            <text:p>32570277,559</text:p>
          </table:table-cell>
          <table:table-cell table:style-name="Default" office:value-type="float" office:value="5828035.182" calcext:value-type="float">
            <text:p>5828035,182</text:p>
          </table:table-cell>
          <table:table-cell table:style-name="Default" office:value-type="float" office:value="38.72" calcext:value-type="float">
            <text:p>38,72</text:p>
          </table:table-cell>
          <table:table-cell table:style-name="Default" office:value-type="float" office:value="1.87" calcext:value-type="float">
            <text:p>1,87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3" calcext:value-type="float">
            <text:p>21108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87.835" calcext:value-type="float">
            <text:p>32570287,835</text:p>
          </table:table-cell>
          <table:table-cell table:style-name="Default" office:value-type="float" office:value="5828043.779" calcext:value-type="float">
            <text:p>5828043,779</text:p>
          </table:table-cell>
          <table:table-cell table:style-name="Default" office:value-type="float" office:value="38.51" calcext:value-type="float">
            <text:p>38,51</text:p>
          </table:table-cell>
          <table:table-cell table:style-name="Default" office:value-type="float" office:value="1.72" calcext:value-type="float">
            <text:p>1,72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4" calcext:value-type="float">
            <text:p>21108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00.71" calcext:value-type="float">
            <text:p>32570300,71</text:p>
          </table:table-cell>
          <table:table-cell table:style-name="Default" office:value-type="float" office:value="5828053.795" calcext:value-type="float">
            <text:p>5828053,795</text:p>
          </table:table-cell>
          <table:table-cell table:style-name="Default" office:value-type="float" office:value="38.67" calcext:value-type="float">
            <text:p>38,67</text:p>
          </table:table-cell>
          <table:table-cell table:style-name="Default" office:value-type="float" office:value="1.9" calcext:value-type="float">
            <text:p>1,9</text:p>
          </table:table-cell>
          <table:table-cell table:style-name="Default" office:value-type="float" office:value="36.77" calcext:value-type="float">
            <text:p>36,7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084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4.825" calcext:value-type="float">
            <text:p>32570314,825</text:p>
          </table:table-cell>
          <table:table-cell table:style-name="Default" office:value-type="float" office:value="5828065.85" calcext:value-type="float">
            <text:p>5828065,85</text:p>
          </table:table-cell>
          <table:table-cell table:style-name="Default" office:value-type="float" office:value="38.63" calcext:value-type="float">
            <text:p>38,63</text:p>
          </table:table-cell>
          <table:table-cell table:style-name="Default" office:value-type="float" office:value="1.63" calcext:value-type="float">
            <text:p>1,6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5" calcext:value-type="float">
            <text:p>21108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7.832" calcext:value-type="float">
            <text:p>32570297,832</text:p>
          </table:table-cell>
          <table:table-cell table:style-name="Default" office:value-type="float" office:value="5828098.427" calcext:value-type="float">
            <text:p>5828098,427</text:p>
          </table:table-cell>
          <table:table-cell table:style-name="Default" office:value-type="float" office:value="38.78" calcext:value-type="float">
            <text:p>38,78</text:p>
          </table:table-cell>
          <table:table-cell table:style-name="Default" office:value-type="float" office:value="2.07" calcext:value-type="float">
            <text:p>2,07</text:p>
          </table:table-cell>
          <table:table-cell table:style-name="Default" office:value-type="float" office:value="36.71" calcext:value-type="float">
            <text:p>36,7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6" calcext:value-type="float">
            <text:p>21108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13.127" calcext:value-type="float">
            <text:p>32570313,127</text:p>
          </table:table-cell>
          <table:table-cell table:style-name="Default" office:value-type="float" office:value="5828152.905" calcext:value-type="float">
            <text:p>5828152,905</text:p>
          </table:table-cell>
          <table:table-cell table:style-name="Default" office:value-type="float" office:value="38.74" calcext:value-type="float">
            <text:p>38,74</text:p>
          </table:table-cell>
          <table:table-cell table:style-name="Default" office:value-type="float" office:value="2.17" calcext:value-type="float">
            <text:p>2,17</text:p>
          </table:table-cell>
          <table:table-cell table:style-name="Default" office:value-type="float" office:value="36.57" calcext:value-type="float">
            <text:p>36,5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7" calcext:value-type="float">
            <text:p>21108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4.778" calcext:value-type="float">
            <text:p>32570334,778</text:p>
          </table:table-cell>
          <table:table-cell table:style-name="Default" office:value-type="float" office:value="5828175.226" calcext:value-type="float">
            <text:p>5828175,226</text:p>
          </table:table-cell>
          <table:table-cell table:style-name="Default" office:value-type="float" office:value="38.51" calcext:value-type="float">
            <text:p>38,51</text:p>
          </table:table-cell>
          <table:table-cell table:style-name="Default" office:value-type="float" office:value="2.04" calcext:value-type="float">
            <text:p>2,04</text:p>
          </table:table-cell>
          <table:table-cell table:style-name="Default" office:value-type="float" office:value="36.47" calcext:value-type="float">
            <text:p>36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8" calcext:value-type="float">
            <text:p>21108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2.929" calcext:value-type="float">
            <text:p>32570332,929</text:p>
          </table:table-cell>
          <table:table-cell table:style-name="Default" office:value-type="float" office:value="5828163.9" calcext:value-type="float">
            <text:p>5828163,9</text:p>
          </table:table-cell>
          <table:table-cell table:style-name="Default" office:value-type="float" office:value="38.75" calcext:value-type="float">
            <text:p>38,7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2" calcext:value-type="float">
            <text:p>1,2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AIW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89" calcext:value-type="float">
            <text:p>21108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1.319" calcext:value-type="float">
            <text:p>32570401,319</text:p>
          </table:table-cell>
          <table:table-cell table:style-name="Default" office:value-type="float" office:value="5827984.45" calcext:value-type="float">
            <text:p>5827984,45</text:p>
          </table:table-cell>
          <table:table-cell table:style-name="Default" office:value-type="float" office:value="38.59" calcext:value-type="float">
            <text:p>38,59</text:p>
          </table:table-cell>
          <table:table-cell table:style-name="Default" office:value-type="float" office:value="1.18" calcext:value-type="float">
            <text:p>1,18</text:p>
          </table:table-cell>
          <table:table-cell table:style-name="Default" office:value-type="float" office:value="37.41" calcext:value-type="float">
            <text:p>37,4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B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0" calcext:value-type="float">
            <text:p>21109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5.953" calcext:value-type="float">
            <text:p>32570345,953</text:p>
          </table:table-cell>
          <table:table-cell table:style-name="Default" office:value-type="float" office:value="5828104.974" calcext:value-type="float">
            <text:p>5828104,974</text:p>
          </table:table-cell>
          <table:table-cell table:style-name="Default" office:value-type="float" office:value="38.7" calcext:value-type="float">
            <text:p>38,7</text:p>
          </table:table-cell>
          <table:table-cell table:style-name="Default" office:value-type="float" office:value="1.47" calcext:value-type="float">
            <text:p>1,47</text:p>
          </table:table-cell>
          <table:table-cell table:style-name="Default" office:value-type="float" office:value="37.23" calcext:value-type="float">
            <text:p>37,2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55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1" calcext:value-type="float">
            <text:p>21109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75.341" calcext:value-type="float">
            <text:p>32570375,341</text:p>
          </table:table-cell>
          <table:table-cell table:style-name="Default" office:value-type="float" office:value="5828126.415" calcext:value-type="float">
            <text:p>5828126,415</text:p>
          </table:table-cell>
          <table:table-cell table:style-name="Default" office:value-type="float" office:value="38.76" calcext:value-type="float">
            <text:p>38,76</text:p>
          </table:table-cell>
          <table:table-cell table:style-name="Default" office:value-type="float" office:value="1.64" calcext:value-type="float">
            <text:p>1,64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091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9.483" calcext:value-type="float">
            <text:p>32570419,483</text:p>
          </table:table-cell>
          <table:table-cell table:style-name="Default" office:value-type="float" office:value="5828078.373" calcext:value-type="float">
            <text:p>5828078,373</text:p>
          </table:table-cell>
          <table:table-cell table:style-name="Default" office:value-type="float" office:value="38.86" calcext:value-type="float">
            <text:p>38,86</text:p>
          </table:table-cell>
          <table:table-cell table:style-name="Default" office:value-type="float" office:value="2.01" calcext:value-type="float">
            <text:p>2,0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091B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1.303" calcext:value-type="float">
            <text:p>32570491,303</text:p>
          </table:table-cell>
          <table:table-cell table:style-name="Default" office:value-type="float" office:value="5827997.964" calcext:value-type="float">
            <text:p>5827997,964</text:p>
          </table:table-cell>
          <table:table-cell table:style-name="Default" office:value-type="float" office:value="38.86" calcext:value-type="float">
            <text:p>38,86</text:p>
          </table:table-cell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091C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54.858" calcext:value-type="float">
            <text:p>32570454,858</text:p>
          </table:table-cell>
          <table:table-cell table:style-name="Default" office:value-type="float" office:value="5828042.836" calcext:value-type="float">
            <text:p>5828042,836</text:p>
          </table:table-cell>
          <table:table-cell table:style-name="Default" office:value-type="float" office:value="39.04" calcext:value-type="float">
            <text:p>39,04</text:p>
          </table:table-cell>
          <table:table-cell table:style-name="Default" office:value-type="float" office:value="2.04" calcext:value-type="float">
            <text:p>2,04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2" calcext:value-type="float">
            <text:p>21109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91.175" calcext:value-type="float">
            <text:p>32570391,175</text:p>
          </table:table-cell>
          <table:table-cell table:style-name="Default" office:value-type="float" office:value="5828114.989" calcext:value-type="float">
            <text:p>5828114,989</text:p>
          </table:table-cell>
          <table:table-cell table:style-name="Default" office:value-type="float" office:value="38.88" calcext:value-type="float">
            <text:p>38,88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36.76" calcext:value-type="float">
            <text:p>36,7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4" calcext:value-type="float">
            <text:p>21109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3.09" calcext:value-type="float">
            <text:p>32570403,09</text:p>
          </table:table-cell>
          <table:table-cell table:style-name="Default" office:value-type="float" office:value="5828124.765" calcext:value-type="float">
            <text:p>5828124,765</text:p>
          </table:table-cell>
          <table:table-cell table:style-name="Default" office:value-type="float" office:value="38.67" calcext:value-type="float">
            <text:p>38,67</text:p>
          </table:table-cell>
          <table:table-cell table:style-name="Default" office:value-type="float" office:value="1.97" calcext:value-type="float">
            <text:p>1,97</text:p>
          </table:table-cell>
          <table:table-cell table:style-name="Default" office:value-type="float" office:value="36.7" calcext:value-type="float">
            <text:p>36,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5" calcext:value-type="float">
            <text:p>211095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0.55" calcext:value-type="float">
            <text:p>32570400,55</text:p>
          </table:table-cell>
          <table:table-cell table:style-name="Default" office:value-type="float" office:value="5828055.282" calcext:value-type="float">
            <text:p>5828055,282</text:p>
          </table:table-cell>
          <table:table-cell table:style-name="Default" office:value-type="float" office:value="38.7" calcext:value-type="float">
            <text:p>38,7</text:p>
          </table:table-cell>
          <table:table-cell table:style-name="Default" office:value-type="float" office:value="1.73" calcext:value-type="float">
            <text:p>1,73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6" calcext:value-type="float">
            <text:p>21109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66.165" calcext:value-type="float">
            <text:p>32570366,165</text:p>
          </table:table-cell>
          <table:table-cell table:style-name="Default" office:value-type="float" office:value="5828101.395" calcext:value-type="float">
            <text:p>5828101,395</text:p>
          </table:table-cell>
          <table:table-cell table:style-name="Default" office:value-type="float" office:value="38.57" calcext:value-type="float">
            <text:p>38,57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7" calcext:value-type="float">
            <text:p>21109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3.07" calcext:value-type="float">
            <text:p>32570403,07</text:p>
          </table:table-cell>
          <table:table-cell table:style-name="Default" office:value-type="float" office:value="5828130.163" calcext:value-type="float">
            <text:p>5828130,163</text:p>
          </table:table-cell>
          <table:table-cell table:style-name="Default" office:value-type="float" office:value="38.68" calcext:value-type="float">
            <text:p>38,68</text:p>
          </table:table-cell>
          <table:table-cell table:style-name="Default" office:value-type="float" office:value="2.01" calcext:value-type="float">
            <text:p>2,01</text:p>
          </table:table-cell>
          <table:table-cell table:style-name="Default" office:value-type="float" office:value="36.67" calcext:value-type="float">
            <text:p>36,6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8" calcext:value-type="float">
            <text:p>21109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0.378" calcext:value-type="float">
            <text:p>32570410,378</text:p>
          </table:table-cell>
          <table:table-cell table:style-name="Default" office:value-type="float" office:value="5828135.59" calcext:value-type="float">
            <text:p>5828135,59</text:p>
          </table:table-cell>
          <table:table-cell table:style-name="Default" office:value-type="float" office:value="38.77" calcext:value-type="float">
            <text:p>38,77</text:p>
          </table:table-cell>
          <table:table-cell table:style-name="Default" office:value-type="float" office:value="2.15" calcext:value-type="float">
            <text:p>2,15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099" calcext:value-type="float">
            <text:p>21109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04.28" calcext:value-type="float">
            <text:p>32570504,28</text:p>
          </table:table-cell>
          <table:table-cell table:style-name="Default" office:value-type="float" office:value="5828109.569" calcext:value-type="float">
            <text:p>5828109,569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0.97" calcext:value-type="float">
            <text:p>0,97</text:p>
          </table:table-cell>
          <table:table-cell table:style-name="Default" office:value-type="float" office:value="37.68" calcext:value-type="float">
            <text:p>37,6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0" calcext:value-type="float">
            <text:p>21110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7.117" calcext:value-type="float">
            <text:p>32570537,117</text:p>
          </table:table-cell>
          <table:table-cell table:style-name="Default" office:value-type="float" office:value="5828135.109" calcext:value-type="float">
            <text:p>5828135,109</text:p>
          </table:table-cell>
          <table:table-cell table:style-name="Default" office:value-type="float" office:value="38.63" calcext:value-type="float">
            <text:p>38,6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37.59" calcext:value-type="float">
            <text:p>37,5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1" calcext:value-type="float">
            <text:p>21110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69.814" calcext:value-type="float">
            <text:p>32570569,814</text:p>
          </table:table-cell>
          <table:table-cell table:style-name="Default" office:value-type="float" office:value="5828159.468" calcext:value-type="float">
            <text:p>5828159,468</text:p>
          </table:table-cell>
          <table:table-cell table:style-name="Default" office:value-type="float" office:value="38.61" calcext:value-type="float">
            <text:p>38,6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office:value-type="float" office:value="37.52" calcext:value-type="float">
            <text:p>37,5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2" calcext:value-type="float">
            <text:p>21110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91.076" calcext:value-type="float">
            <text:p>32570591,076</text:p>
          </table:table-cell>
          <table:table-cell table:style-name="Default" office:value-type="float" office:value="5828186.257" calcext:value-type="float">
            <text:p>5828186,257</text:p>
          </table:table-cell>
          <table:table-cell table:style-name="Default" office:value-type="float" office:value="38.58" calcext:value-type="float">
            <text:p>38,58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37.47" calcext:value-type="float">
            <text:p>37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3" calcext:value-type="float">
            <text:p>21110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74.063" calcext:value-type="float">
            <text:p>32570574,063</text:p>
          </table:table-cell>
          <table:table-cell table:style-name="Default" office:value-type="float" office:value="5828208.119" calcext:value-type="float">
            <text:p>5828208,119</text:p>
          </table:table-cell>
          <table:table-cell table:style-name="Default" office:value-type="float" office:value="38.6" calcext:value-type="float">
            <text:p>38,6</text:p>
          </table:table-cell>
          <table:table-cell table:style-name="Default" office:value-type="float" office:value="1.18" calcext:value-type="float">
            <text:p>1,18</text:p>
          </table:table-cell>
          <table:table-cell table:style-name="Default" office:value-type="float" office:value="37.42" calcext:value-type="float">
            <text:p>37,4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4" calcext:value-type="float">
            <text:p>211104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50.043" calcext:value-type="float">
            <text:p>32570550,043</text:p>
          </table:table-cell>
          <table:table-cell table:style-name="Default" office:value-type="float" office:value="5828240.037" calcext:value-type="float">
            <text:p>5828240,037</text:p>
          </table:table-cell>
          <table:table-cell table:style-name="Default" office:value-type="float" office:value="38.69" calcext:value-type="float">
            <text:p>38,69</text:p>
          </table:table-cell>
          <table:table-cell table:style-name="Default" office:value-type="float" office:value="1.4" calcext:value-type="float">
            <text:p>1,4</text:p>
          </table:table-cell>
          <table:table-cell table:style-name="Default" office:value-type="float" office:value="37.29" calcext:value-type="float">
            <text:p>37,29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6" calcext:value-type="float">
            <text:p>211106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27.923" calcext:value-type="float">
            <text:p>32570527,923</text:p>
          </table:table-cell>
          <table:table-cell table:style-name="Default" office:value-type="float" office:value="5828269.006" calcext:value-type="float">
            <text:p>5828269,006</text:p>
          </table:table-cell>
          <table:table-cell table:style-name="Default" office:value-type="float" office:value="38.93" calcext:value-type="float">
            <text:p>38,93</text:p>
          </table:table-cell>
          <table:table-cell table:style-name="Default" office:value-type="float" office:value="1.78" calcext:value-type="float">
            <text:p>1,78</text:p>
          </table:table-cell>
          <table:table-cell table:style-name="Default" office:value-type="float" office:value="37.15" calcext:value-type="float">
            <text:p>37,15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8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7" calcext:value-type="float">
            <text:p>211107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06.231" calcext:value-type="float">
            <text:p>32570506,231</text:p>
          </table:table-cell>
          <table:table-cell table:style-name="Default" office:value-type="float" office:value="5828252.532" calcext:value-type="float">
            <text:p>5828252,532</text:p>
          </table:table-cell>
          <table:table-cell table:style-name="Default" office:value-type="float" office:value="38.77" calcext:value-type="float">
            <text:p>38,77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8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107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9.751" calcext:value-type="float">
            <text:p>32570479,751</text:p>
          </table:table-cell>
          <table:table-cell table:style-name="Default" office:value-type="float" office:value="5828232.431" calcext:value-type="float">
            <text:p>5828232,431</text:p>
          </table:table-cell>
          <table:table-cell table:style-name="Default" office:value-type="float" office:value="38.76" calcext:value-type="float">
            <text:p>38,76</text:p>
          </table:table-cell>
          <table:table-cell table:style-name="Default" office:value-type="float" office:value="1.94" calcext:value-type="float">
            <text:p>1,94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8" calcext:value-type="float">
            <text:p>211108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7.432" calcext:value-type="float">
            <text:p>32570477,432</text:p>
          </table:table-cell>
          <table:table-cell table:style-name="Default" office:value-type="float" office:value="5828230.662" calcext:value-type="float">
            <text:p>5828230,662</text:p>
          </table:table-cell>
          <table:table-cell table:style-name="Default" office:value-type="float" office:value="38.76" calcext:value-type="float">
            <text:p>38,76</text:p>
          </table:table-cell>
          <table:table-cell table:style-name="Default" office:value-type="float" office:value="1.96" calcext:value-type="float">
            <text:p>1,96</text:p>
          </table:table-cell>
          <table:table-cell table:style-name="Default" office:value-type="float" office:value="36.8" calcext:value-type="float">
            <text:p>36,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09" calcext:value-type="float">
            <text:p>211109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9.277" calcext:value-type="float">
            <text:p>32570439,277</text:p>
          </table:table-cell>
          <table:table-cell table:style-name="Default" office:value-type="float" office:value="5828201.964" calcext:value-type="float">
            <text:p>5828201,964</text:p>
          </table:table-cell>
          <table:table-cell table:style-name="Default" office:value-type="float" office:value="38.75" calcext:value-type="float">
            <text:p>38,75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36.63" calcext:value-type="float">
            <text:p>36,6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10" calcext:value-type="float">
            <text:p>211110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14.117" calcext:value-type="float">
            <text:p>32570414,117</text:p>
          </table:table-cell>
          <table:table-cell table:style-name="Default" office:value-type="float" office:value="5828183.231" calcext:value-type="float">
            <text:p>5828183,231</text:p>
          </table:table-cell>
          <table:table-cell table:style-name="Default" office:value-type="float" office:value="38.75" calcext:value-type="float">
            <text:p>38,75</text:p>
          </table:table-cell>
          <table:table-cell table:style-name="Default" office:value-type="float" office:value="2.22" calcext:value-type="float">
            <text:p>2,2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11" calcext:value-type="float">
            <text:p>211111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8.167" calcext:value-type="float">
            <text:p>32570388,167</text:p>
          </table:table-cell>
          <table:table-cell table:style-name="Default" office:value-type="float" office:value="5828164.109" calcext:value-type="float">
            <text:p>5828164,109</text:p>
          </table:table-cell>
          <table:table-cell table:style-name="Default" office:value-type="float" office:value="38.72" calcext:value-type="float">
            <text:p>38,72</text:p>
          </table:table-cell>
          <table:table-cell table:style-name="Default" office:value-type="float" office:value="2.32" calcext:value-type="float">
            <text:p>2,32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211111A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81.2" calcext:value-type="float">
            <text:p>32570381,2</text:p>
          </table:table-cell>
          <table:table-cell table:style-name="Default" office:value-type="float" office:value="5828174.645" calcext:value-type="float">
            <text:p>5828174,645</text:p>
          </table:table-cell>
          <table:table-cell table:style-name="Default" office:value-type="float" office:value="38.77" calcext:value-type="float">
            <text:p>38,77</text:p>
          </table:table-cell>
          <table:table-cell table:style-name="Default" office:value-type="float" office:value="2.41" calcext:value-type="float">
            <text:p>2,41</text:p>
          </table:table-cell>
          <table:table-cell table:style-name="Default" office:value-type="float" office:value="36.36" calcext:value-type="float">
            <text:p>36,3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12" calcext:value-type="float">
            <text:p>211112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61.688" calcext:value-type="float">
            <text:p>32570361,688</text:p>
          </table:table-cell>
          <table:table-cell table:style-name="Default" office:value-type="float" office:value="5828202.315" calcext:value-type="float">
            <text:p>5828202,315</text:p>
          </table:table-cell>
          <table:table-cell table:style-name="Default" office:value-type="float" office:value="38.33" calcext:value-type="float">
            <text:p>38,33</text:p>
          </table:table-cell>
          <table:table-cell table:style-name="Default" office:value-type="float" office:value="2.16" calcext:value-type="float">
            <text:p>2,16</text:p>
          </table:table-cell>
          <table:table-cell table:style-name="Default" office:value-type="float" office:value="36.17" calcext:value-type="float">
            <text:p>36,1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B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KIS</text:p>
          </table:table-cell>
          <table:table-cell table:style-name="Default"/>
          <table:table-cell table:style-name="Default" office:value-type="string" calcext:value-type="string">
            <text:p>RD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ce8"/>
          <table:table-cell table:number-columns-repeated="26"/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211113" calcext:value-type="float">
            <text:p>211113</text:p>
          </table:table-cell>
          <table:table-cell table:style-name="Default" table:number-columns-repeated="5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9.767" calcext:value-type="float">
            <text:p>32570339,767</text:p>
          </table:table-cell>
          <table:table-cell table:style-name="Default" office:value-type="float" office:value="5828233.333" calcext:value-type="float">
            <text:p>5828233,333</text:p>
          </table:table-cell>
          <table:table-cell table:style-name="Default" office:value-type="float" office:value="38.3" calcext:value-type="float">
            <text:p>38,3</text:p>
          </table:table-cell>
          <table:table-cell table:style-name="Default" office:value-type="float" office:value="2.14" calcext:value-type="float">
            <text:p>2,14</text:p>
          </table:table-cell>
          <table:table-cell table:style-name="Default" office:value-type="float" office:value="36.16" calcext:value-type="float">
            <text:p>36,1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/>
          <table:table-cell table:style-name="Default" office:value-type="string" calcext:value-type="string">
            <text:p>R</text:p>
          </table:table-cell>
          <table:table-cell table:style-name="Default" table:number-columns-repeated="5"/>
          <table:table-cell table:style-name="Default" office:value-type="string" calcext:value-type="string">
            <text:p>B</text:p>
          </table:table-cell>
          <table:table-cell table:style-name="Default"/>
          <table:table-cell office:value-type="string" calcext:value-type="string">
            <text:p>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B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Übergabe an öffentl. Kanalis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8"/>
          <table:table-cell table:number-columns-repeated="26"/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01.01.1979</text:p>
          </table:table-cell>
          <table:table-cell table:style-name="ce8"/>
          <table:table-cell table:number-columns-repeated="10"/>
          <table:table-cell table:style-name="ce8" table:number-columns-repeated="16276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8" office:value-type="string" calcext:value-type="string">
            <text:p>211113</text:p>
          </table:table-cell>
          <table:table-cell table:style-name="ce8"/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 office:value-type="float" office:value="32570339.767" calcext:value-type="float">
            <text:p>32570339,767</text:p>
          </table:table-cell>
          <table:table-cell table:style-name="ce8" office:value-type="float" office:value="5828233.333" calcext:value-type="float">
            <text:p>5828233,333</text:p>
          </table:table-cell>
          <table:table-cell table:style-name="ce8" office:value-type="float" office:value="38.3" calcext:value-type="float">
            <text:p>38,3</text:p>
          </table:table-cell>
          <table:table-cell table:style-name="ce8" office:value-type="float" office:value="2.14" calcext:value-type="float">
            <text:p>2,14</text:p>
          </table:table-cell>
          <table:table-cell table:style-name="ce8" office:value-type="float" office:value="36.16" calcext:value-type="float">
            <text:p>36,16</text:p>
          </table:table-cell>
          <table:table-cell table:style-name="ce8"/>
          <table:table-cell table:number-columns-repeated="5"/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4" office:value-type="string" calcext:value-type="string">
            <text:p>KS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number-columns-repeated="7"/>
          <table:table-cell table:style-name="ce8" office:value-type="string" calcext:value-type="string">
            <text:p>R</text:p>
          </table:table-cell>
          <table:table-cell table:style-name="ce8"/>
          <table:table-cell table:number-columns-repeated="4"/>
          <table:table-cell table:style-name="ce8" office:value-type="string" calcext:value-type="string">
            <text:p>B</text:p>
          </table:table-cell>
          <table:table-cell table:style-name="ce8"/>
          <table:table-cell table:style-name="ce4" office:value-type="string" calcext:value-type="string">
            <text:p>R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8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Übergabe an öffentl. Kanalis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/>
          <table:table-cell table:number-columns-repeated="3"/>
          <table:table-cell table:style-name="ce8" office:value-type="string" calcext:value-type="string">
            <text:p>R</text:p>
          </table:table-cell>
          <table:table-cell table:style-name="ce8"/>
          <table:table-cell table:number-columns-repeated="30"/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11"/>
          <table:table-cell table:style-name="ce8" table:number-columns-repeated="16276"/>
        </table:table-row>
        <table:table-row table:style-name="ro1" table:number-rows-repeated="10484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tungen" table:style-name="ta2">
        <table:table-column table:style-name="co1" table:default-cell-style-name="ce7"/>
        <table:table-column table:style-name="co2" table:number-columns-repeated="19" table:default-cell-style-name="ce7"/>
        <table:table-column table:style-name="co3" table:default-cell-style-name="ce7"/>
        <table:table-column table:style-name="co2" table:number-columns-repeated="16363" table:default-cell-style-name="ce7"/>
        <table:table-row table:style-name="ro1">
          <table:table-cell office:value-type="string" calcext:value-type="string">
            <text:p>PIPETYPE.KZ</text:p>
          </table:table-cell>
          <table:table-cell office:value-type="string" calcext:value-type="string">
            <text:p>PIPEFUNC.KZ</text:p>
          </table:table-cell>
          <table:table-cell office:value-type="string" calcext:value-type="string">
            <text:p>APNAME1</text:p>
          </table:table-cell>
          <table:table-cell office:value-type="string" calcext:value-type="string">
            <text:p>APNAME2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ID_NAME_PRE</text:p>
          </table:table-cell>
          <table:table-cell office:value-type="string" calcext:value-type="string">
            <text:p>ID_NAME_OL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WLNOTE</text:p>
          </table:table-cell>
          <table:table-cell office:value-type="string" calcext:value-type="string">
            <text:p>N_AREAS</text:p>
          </table:table-cell>
          <table:table-cell office:value-type="string" calcext:value-type="string">
            <text:p>N_REPORTS</text:p>
          </table:table-cell>
          <table:table-cell office:value-type="string" calcext:value-type="string">
            <text:p>INSPNEW</text:p>
          </table:table-cell>
          <table:table-cell office:value-type="string" calcext:value-type="string">
            <text:p>N_REHAS</text:p>
          </table:table-cell>
          <table:table-cell office:value-type="string" calcext:value-type="string">
            <text:p>REHAVARIANT</text:p>
          </table:table-cell>
          <table:table-cell office:value-type="string" calcext:value-type="string">
            <text:p>N_LEAKTESTS</text:p>
          </table:table-cell>
          <table:table-cell office:value-type="string" calcext:value-type="string">
            <text:p>LEAKTESTNEW</text:p>
          </table:table-cell>
          <table:table-cell office:value-type="string" calcext:value-type="string">
            <text:p>LEAKTESTNEWOK</text:p>
          </table:table-cell>
          <table:table-cell office:value-type="string" calcext:value-type="string">
            <text:p>LGS.KZ</text:p>
          </table:table-cell>
          <table:table-cell office:value-type="string" calcext:value-type="string">
            <text:p>OWN_1X</text:p>
          </table:table-cell>
          <table:table-cell office:value-type="string" calcext:value-type="string">
            <text:p>ABS_1X</text:p>
          </table:table-cell>
          <table:table-cell office:value-type="string" calcext:value-type="string">
            <text:p>ONW_1Y</text:p>
          </table:table-cell>
          <table:table-cell office:value-type="string" calcext:value-type="string">
            <text:p>ABS_1Y</text:p>
          </table:table-cell>
          <table:table-cell office:value-type="string" calcext:value-type="string">
            <text:p>OWN_1Z</text:p>
          </table:table-cell>
          <table:table-cell office:value-type="string" calcext:value-type="string">
            <text:p>ABS_1Z</text:p>
          </table:table-cell>
          <table:table-cell office:value-type="string" calcext:value-type="string">
            <text:p>HGS1.KZ</text:p>
          </table:table-cell>
          <table:table-cell office:value-type="string" calcext:value-type="string">
            <text:p>OWN_2X</text:p>
          </table:table-cell>
          <table:table-cell office:value-type="string" calcext:value-type="string">
            <text:p>ABS_2X</text:p>
          </table:table-cell>
          <table:table-cell office:value-type="string" calcext:value-type="string">
            <text:p>OWN_2Y</text:p>
          </table:table-cell>
          <table:table-cell office:value-type="string" calcext:value-type="string">
            <text:p>ABS_2Y</text:p>
          </table:table-cell>
          <table:table-cell office:value-type="string" calcext:value-type="string">
            <text:p>OWN_2Z</text:p>
          </table:table-cell>
          <table:table-cell office:value-type="string" calcext:value-type="string">
            <text:p>ABS_2Z</text:p>
          </table:table-cell>
          <table:table-cell office:value-type="string" calcext:value-type="string">
            <text:p>HGS2.KZ</text:p>
          </table:table-cell>
          <table:table-cell office:value-type="string" calcext:value-type="string">
            <text:p>HYD_LEN</text:p>
          </table:table-cell>
          <table:table-cell office:value-type="string" calcext:value-type="string">
            <text:p>LENGTH2D</text:p>
          </table:table-cell>
          <table:table-cell office:value-type="string" calcext:value-type="string">
            <text:p>HYD_GRAD_PP</text:p>
          </table:table-cell>
          <table:table-cell office:value-type="string" calcext:value-type="string">
            <text:p>DISTRICT.KZ</text:p>
          </table:table-cell>
          <table:table-cell office:value-type="string" calcext:value-type="string">
            <text:p>ROADNAME.KZ</text:p>
          </table:table-cell>
          <table:table-cell office:value-type="string" calcext:value-type="string">
            <text:p>STATUS.KZ</text:p>
          </table:table-cell>
          <table:table-cell office:value-type="string" calcext:value-type="string">
            <text:p>HYD_PROF.KZ</text:p>
          </table:table-cell>
          <table:table-cell office:value-type="string" calcext:value-type="string">
            <text:p>HYD_PROFH</text:p>
          </table:table-cell>
          <table:table-cell office:value-type="string" calcext:value-type="string">
            <text:p>HYD_PROFW</text:p>
          </table:table-cell>
          <table:table-cell office:value-type="string" calcext:value-type="string">
            <text:p>HYD_PROFW_UPPER</text:p>
          </table:table-cell>
          <table:table-cell office:value-type="string" calcext:value-type="string">
            <text:p>WALL_THICKNESS</text:p>
          </table:table-cell>
          <table:table-cell office:value-type="string" calcext:value-type="string">
            <text:p>HYD_KB</text:p>
          </table:table-cell>
          <table:table-cell office:value-type="string" calcext:value-type="string">
            <text:p>HYD_PRINCIP.KZ</text:p>
          </table:table-cell>
          <table:table-cell office:value-type="string" calcext:value-type="string">
            <text:p>MEDIUM.KZ</text:p>
          </table:table-cell>
          <table:table-cell office:value-type="string" calcext:value-type="string">
            <text:p>HYD_HOUSE</text:p>
          </table:table-cell>
          <table:table-cell office:value-type="string" calcext:value-type="string">
            <text:p>HYD_RAINWATER</text:p>
          </table:table-cell>
          <table:table-cell office:value-type="string" calcext:value-type="string">
            <text:p>HYD_OLDWATER</text:p>
          </table:table-cell>
          <table:table-cell office:value-type="string" calcext:value-type="string">
            <text:p>HYD_FORIGNWATER</text:p>
          </table:table-cell>
          <table:table-cell office:value-type="string" calcext:value-type="string">
            <text:p>HYD_QEXIST</text:p>
          </table:table-cell>
          <table:table-cell office:value-type="string" calcext:value-type="string">
            <text:p>HYD_VEXIST</text:p>
          </table:table-cell>
          <table:table-cell office:value-type="string" calcext:value-type="string">
            <text:p>HYD_QFULL</text:p>
          </table:table-cell>
          <table:table-cell office:value-type="string" calcext:value-type="string">
            <text:p>HYD_VFULL</text:p>
          </table:table-cell>
          <table:table-cell office:value-type="string" calcext:value-type="string">
            <text:p>HYD_OCCU</text:p>
          </table:table-cell>
          <table:table-cell office:value-type="string" calcext:value-type="string">
            <text:p>HYD_OCCUKZ.KZ</text:p>
          </table:table-cell>
          <table:table-cell office:value-type="string" calcext:value-type="string">
            <text:p>HYD_OCCUFREQ</text:p>
          </table:table-cell>
          <table:table-cell office:value-type="string" calcext:value-type="string">
            <text:p>HYD_OCCUOK.KZ</text:p>
          </table:table-cell>
          <table:table-cell office:value-type="string" calcext:value-type="string">
            <text:p>HYD_BACKH1</text:p>
          </table:table-cell>
          <table:table-cell office:value-type="string" calcext:value-type="string">
            <text:p>HYD_BACKH2</text:p>
          </table:table-cell>
          <table:table-cell office:value-type="string" calcext:value-type="string">
            <text:p>HYD_QCOMM</text:p>
          </table:table-cell>
          <table:table-cell office:value-type="string" calcext:value-type="string">
            <text:p>HYD_QHOME</text:p>
          </table:table-cell>
          <table:table-cell office:value-type="string" calcext:value-type="string">
            <text:p>HYD_QINDUS</text:p>
          </table:table-cell>
          <table:table-cell office:value-type="string" calcext:value-type="string">
            <text:p>OTH_TYPE.KZ</text:p>
          </table:table-cell>
          <table:table-cell office:value-type="string" calcext:value-type="string">
            <text:p>OTH_MATERIAL.KZ</text:p>
          </table:table-cell>
          <table:table-cell office:value-type="string" calcext:value-type="string">
            <text:p>OTH_MATERIAL_ORIG.KZ</text:p>
          </table:table-cell>
          <table:table-cell office:value-type="string" calcext:value-type="string">
            <text:p>INTERNPROT.KZ</text:p>
          </table:table-cell>
          <table:table-cell office:value-type="string" calcext:value-type="string">
            <text:p>PIPELENGTH</text:p>
          </table:table-cell>
          <table:table-cell office:value-type="string" calcext:value-type="string">
            <text:p>LINING.KZ</text:p>
          </table:table-cell>
          <table:table-cell office:value-type="string" calcext:value-type="string">
            <text:p>LININGMATERIAL.KZ</text:p>
          </table:table-cell>
          <table:table-cell office:value-type="string" calcext:value-type="string">
            <text:p>OTH_COMMENT</text:p>
          </table:table-cell>
          <table:table-cell office:value-type="string" calcext:value-type="string">
            <text:p>OTH_SOIL.KZ</text:p>
          </table:table-cell>
          <table:table-cell office:value-type="string" calcext:value-type="string">
            <text:p>GROUNDWATER.KZ</text:p>
          </table:table-cell>
          <table:table-cell office:value-type="string" calcext:value-type="string">
            <text:p>OTH_ROAD.KZ</text:p>
          </table:table-cell>
          <table:table-cell office:value-type="string" calcext:value-type="string">
            <text:p>OTH_DIFFICULT.KZ</text:p>
          </table:table-cell>
          <table:table-cell office:value-type="string" calcext:value-type="string">
            <text:p>OTH_SECURITY.KZ</text:p>
          </table:table-cell>
          <table:table-cell office:value-type="string" calcext:value-type="string">
            <text:p>FLOWFIX.KZ</text:p>
          </table:table-cell>
          <table:table-cell office:value-type="string" calcext:value-type="string">
            <text:p>OTH_STATETYPE</text:p>
          </table:table-cell>
          <table:table-cell office:value-type="string" calcext:value-type="string">
            <text:p>OTH_STATEDATE</text:p>
          </table:table-cell>
          <table:table-cell office:value-type="string" calcext:value-type="string">
            <text:p>NUMBER_PRE</text:p>
          </table:table-cell>
          <table:table-cell office:value-type="string" calcext:value-type="string">
            <text:p>ADDPOINTS</text:p>
          </table:table-cell>
          <table:table-cell office:value-type="string" calcext:value-type="string">
            <text:p>NUMBER_FINAL</text:p>
          </table:table-cell>
          <table:table-cell office:value-type="string" calcext:value-type="string">
            <text:p>OTH_STATECLASS</text:p>
          </table:table-cell>
          <table:table-cell office:value-type="string" calcext:value-type="string">
            <text:p>OTH_STATECLASS_MAN</text:p>
          </table:table-cell>
          <table:table-cell office:value-type="string" calcext:value-type="string">
            <text:p>OKD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KB</text:p>
          </table:table-cell>
          <table:table-cell office:value-type="string" calcext:value-type="string">
            <text:p>ZPD</text:p>
          </table:table-cell>
          <table:table-cell office:value-type="string" calcext:value-type="string">
            <text:p>ZPS</text:p>
          </table:table-cell>
          <table:table-cell office:value-type="string" calcext:value-type="string">
            <text:p>ZPB</text:p>
          </table:table-cell>
          <table:table-cell office:value-type="string" calcext:value-type="string">
            <text:p>BPD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B</text:p>
          </table:table-cell>
          <table:table-cell office:value-type="string" calcext:value-type="string">
            <text:p>OTH_REHA_NUM</text:p>
          </table:table-cell>
          <table:table-cell office:value-type="string" calcext:value-type="string">
            <text:p>OTH_REHA_PRIO.KZ</text:p>
          </table:table-cell>
          <table:table-cell office:value-type="string" calcext:value-type="string">
            <text:p>ECO_YEAR</text:p>
          </table:table-cell>
          <table:table-cell office:value-type="string" calcext:value-type="string">
            <text:p>ECO_PRICE</text:p>
          </table:table-cell>
          <table:table-cell office:value-type="string" calcext:value-type="string">
            <text:p>ECO_NEWPRICE</text:p>
          </table:table-cell>
          <table:table-cell office:value-type="string" calcext:value-type="string">
            <text:p>ECO_DEDUCT</text:p>
          </table:table-cell>
          <table:table-cell office:value-type="string" calcext:value-type="string">
            <text:p>N_ENTRIES</text:p>
          </table:table-cell>
          <table:table-cell office:value-type="string" calcext:value-type="string">
            <text:p>ECO_LIFE</text:p>
          </table:table-cell>
          <table:table-cell office:value-type="string" calcext:value-type="string">
            <text:p>ECO_REFYEAR</text:p>
          </table:table-cell>
          <table:table-cell office:value-type="string" calcext:value-type="string">
            <text:p>ECO_LIFEREMAIN</text:p>
          </table:table-cell>
          <table:table-cell office:value-type="string" calcext:value-type="string">
            <text:p>ECO_SALVAGE</text:p>
          </table:table-cell>
          <table:table-cell office:value-type="string" calcext:value-type="string">
            <text:p>ECO_EXIT</text:p>
          </table:table-cell>
          <table:table-cell office:value-type="string" calcext:value-type="string">
            <text:p>ECO_INSURE</text:p>
          </table:table-cell>
          <table:table-cell office:value-type="string" calcext:value-type="string">
            <text:p>ECO_OWNER.KZ</text:p>
          </table:table-cell>
          <table:table-cell office:value-type="string" calcext:value-type="string">
            <text:p>ECO_PLAN</text:p>
          </table:table-cell>
          <table:table-cell office:value-type="string" calcext:value-type="string">
            <text:p>SAN_DATE</text:p>
          </table:table-cell>
          <table:table-cell office:value-type="string" calcext:value-type="string">
            <text:p>SAN_TYPE.KZ</text:p>
          </table:table-cell>
          <table:table-cell office:value-type="string" calcext:value-type="string">
            <text:p>SAN_PRICE</text:p>
          </table:table-cell>
          <table:table-cell office:value-type="string" calcext:value-type="string">
            <text:p>CLEANZONE</text:p>
          </table:table-cell>
          <table:table-cell office:value-type="string" calcext:value-type="string">
            <text:p>CLEANPRESS</text:p>
          </table:table-cell>
          <table:table-cell office:value-type="string" calcext:value-type="string">
            <text:p>CLEANLAST</text:p>
          </table:table-cell>
          <table:table-cell office:value-type="string" calcext:value-type="string">
            <text:p>CLEANNEXT</text:p>
          </table:table-cell>
          <table:table-cell table:number-columns-repeated="16268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1" calcext:value-type="float">
            <text:p>1190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96.82" calcext:value-type="float">
            <text:p>32570396,82</text:p>
          </table:table-cell>
          <table:table-cell table:style-name="Default"/>
          <table:table-cell table:style-name="Default" office:value-type="float" office:value="5827963.381" calcext:value-type="float">
            <text:p>5827963,3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9" calcext:value-type="float">
            <text:p>37,59</text:p>
          </table:table-cell>
          <table:table-cell table:style-name="Default" table:number-columns-repeated="2"/>
          <table:table-cell table:style-name="Default" office:value-type="float" office:value="32570429.299" calcext:value-type="float">
            <text:p>32570429,299</text:p>
          </table:table-cell>
          <table:table-cell table:style-name="Default"/>
          <table:table-cell table:style-name="Default" office:value-type="float" office:value="5827987.977" calcext:value-type="float">
            <text:p>5827987,9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/>
          <table:table-cell table:style-name="Default" office:value-type="float" office:value="41.742" calcext:value-type="float">
            <text:p>41,742</text:p>
          </table:table-cell>
          <table:table-cell table:style-name="Default" office:value-type="float" office:value="40.742" calcext:value-type="float">
            <text:p>40,742</text:p>
          </table:table-cell>
          <table:table-cell table:style-name="Default" office:value-type="float" office:value="3.682" calcext:value-type="float">
            <text:p>3,68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6.482" calcext:value-type="float">
            <text:p>36,482</text:p>
          </table:table-cell>
          <table:table-cell table:style-name="Default" office:value-type="float" office:value="0.743" calcext:value-type="float">
            <text:p>0,7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2" calcext:value-type="float">
            <text:p>1190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0.1" calcext:value-type="float">
            <text:p>32570430,1</text:p>
          </table:table-cell>
          <table:table-cell table:style-name="Default"/>
          <table:table-cell table:style-name="Default" office:value-type="float" office:value="5827988.577" calcext:value-type="float">
            <text:p>5827988,5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 table:number-columns-repeated="2"/>
          <table:table-cell table:style-name="Default" office:value-type="float" office:value="32570458.344" calcext:value-type="float">
            <text:p>32570458,344</text:p>
          </table:table-cell>
          <table:table-cell table:style-name="Default"/>
          <table:table-cell table:style-name="Default" office:value-type="float" office:value="5828009.531" calcext:value-type="float">
            <text:p>5828009,5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5" calcext:value-type="float">
            <text:p>37,35</text:p>
          </table:table-cell>
          <table:table-cell table:style-name="Default"/>
          <table:table-cell table:style-name="Default" office:value-type="float" office:value="36.168" calcext:value-type="float">
            <text:p>36,168</text:p>
          </table:table-cell>
          <table:table-cell table:style-name="Default" office:value-type="float" office:value="35.168" calcext:value-type="float">
            <text:p>35,168</text:p>
          </table:table-cell>
          <table:table-cell table:style-name="Default" office:value-type="float" office:value="2.559" calcext:value-type="float">
            <text:p>2,55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0.361" calcext:value-type="float">
            <text:p>30,361</text:p>
          </table:table-cell>
          <table:table-cell table:style-name="Default" office:value-type="float" office:value="0.619" calcext:value-type="float">
            <text:p>0,6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3" calcext:value-type="float">
            <text:p>1190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59.066" calcext:value-type="float">
            <text:p>32570459,066</text:p>
          </table:table-cell>
          <table:table-cell table:style-name="Default"/>
          <table:table-cell table:style-name="Default" office:value-type="float" office:value="5828009.445" calcext:value-type="float">
            <text:p>5828009,4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5" calcext:value-type="float">
            <text:p>37,35</text:p>
          </table:table-cell>
          <table:table-cell table:style-name="Default" table:number-columns-repeated="2"/>
          <table:table-cell table:style-name="Default" office:value-type="float" office:value="32570480.957" calcext:value-type="float">
            <text:p>32570480,957</text:p>
          </table:table-cell>
          <table:table-cell table:style-name="Default"/>
          <table:table-cell table:style-name="Default" office:value-type="float" office:value="5827983.174" calcext:value-type="float">
            <text:p>5827983,1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/>
          <table:table-cell table:style-name="Default" office:value-type="float" office:value="35.196" calcext:value-type="float">
            <text:p>35,196</text:p>
          </table:table-cell>
          <table:table-cell table:style-name="Default" office:value-type="float" office:value="34.196" calcext:value-type="float">
            <text:p>34,196</text:p>
          </table:table-cell>
          <table:table-cell table:style-name="Default" office:value-type="float" office:value="2.924" calcext:value-type="float">
            <text:p>2,92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2.478" calcext:value-type="float">
            <text:p>32,478</text:p>
          </table:table-cell>
          <table:table-cell table:style-name="Default" office:value-type="float" office:value="0.662" calcext:value-type="float">
            <text:p>0,66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4" calcext:value-type="float">
            <text:p>11900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81.588" calcext:value-type="float">
            <text:p>32570481,588</text:p>
          </table:table-cell>
          <table:table-cell table:style-name="Default"/>
          <table:table-cell table:style-name="Default" office:value-type="float" office:value="5827983.181" calcext:value-type="float">
            <text:p>5827983,1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2"/>
          <table:table-cell table:style-name="Default" office:value-type="float" office:value="32570486.185" calcext:value-type="float">
            <text:p>32570486,185</text:p>
          </table:table-cell>
          <table:table-cell table:style-name="Default"/>
          <table:table-cell table:style-name="Default" office:value-type="float" office:value="5827988.957" calcext:value-type="float">
            <text:p>5827988,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/>
          <table:table-cell table:style-name="Default" office:value-type="float" office:value="7.882" calcext:value-type="float">
            <text:p>7,882</text:p>
          </table:table-cell>
          <table:table-cell table:style-name="Default" office:value-type="float" office:value="7.382" calcext:value-type="float">
            <text:p>7,382</text:p>
          </table:table-cell>
          <table:table-cell table:style-name="Default" office:value-type="float" office:value="6.773" calcext:value-type="float">
            <text:p>6,77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9.599" calcext:value-type="float">
            <text:p>49,599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04B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0.563" calcext:value-type="float">
            <text:p>32570490,563</text:p>
          </table:table-cell>
          <table:table-cell table:style-name="Default"/>
          <table:table-cell table:style-name="Default" office:value-type="float" office:value="5827994.535" calcext:value-type="float">
            <text:p>5827994,5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8" calcext:value-type="float">
            <text:p>37,18</text:p>
          </table:table-cell>
          <table:table-cell table:style-name="Default" table:number-columns-repeated="2"/>
          <table:table-cell table:style-name="Default" office:value-type="float" office:value="32570501.068" calcext:value-type="float">
            <text:p>32570501,068</text:p>
          </table:table-cell>
          <table:table-cell table:style-name="Default"/>
          <table:table-cell table:style-name="Default" office:value-type="float" office:value="5828007.728" calcext:value-type="float">
            <text:p>5828007,7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1" calcext:value-type="float">
            <text:p>37,11</text:p>
          </table:table-cell>
          <table:table-cell table:style-name="Default"/>
          <table:table-cell table:style-name="Default" office:value-type="float" office:value="17.364" calcext:value-type="float">
            <text:p>17,364</text:p>
          </table:table-cell>
          <table:table-cell table:style-name="Default" office:value-type="float" office:value="16.864" calcext:value-type="float">
            <text:p>16,864</text:p>
          </table:table-cell>
          <table:table-cell table:style-name="Default" office:value-type="float" office:value="4.151" calcext:value-type="float">
            <text:p>4,15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2.931" calcext:value-type="float">
            <text:p>62,931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04SF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86.185" calcext:value-type="float">
            <text:p>32570486,185</text:p>
          </table:table-cell>
          <table:table-cell table:style-name="Default"/>
          <table:table-cell table:style-name="Default" office:value-type="float" office:value="5827988.957" calcext:value-type="float">
            <text:p>5827988,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2"/>
          <table:table-cell table:style-name="Default" office:value-type="float" office:value="32570490.563" calcext:value-type="float">
            <text:p>32570490,563</text:p>
          </table:table-cell>
          <table:table-cell table:style-name="Default"/>
          <table:table-cell table:style-name="Default" office:value-type="float" office:value="5827994.535" calcext:value-type="float">
            <text:p>5827994,5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8" calcext:value-type="float">
            <text:p>37,18</text:p>
          </table:table-cell>
          <table:table-cell table:style-name="Default"/>
          <table:table-cell table:number-columns-repeated="2" table:style-name="Default" office:value-type="float" office:value="7.091" calcext:value-type="float">
            <text:p>7,091</text:p>
          </table:table-cell>
          <table:table-cell table:style-name="Default" office:value-type="float" office:value="2.821" calcext:value-type="float">
            <text:p>2,82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.153" calcext:value-type="float">
            <text:p>8,153</text:p>
          </table:table-cell>
          <table:table-cell table:style-name="Default" office:value-type="float" office:value="0.461" calcext:value-type="float">
            <text:p>0,4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5" calcext:value-type="float">
            <text:p>11900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01.074" calcext:value-type="float">
            <text:p>32570501,074</text:p>
          </table:table-cell>
          <table:table-cell table:style-name="Default"/>
          <table:table-cell table:style-name="Default" office:value-type="float" office:value="5828008.515" calcext:value-type="float">
            <text:p>5828008,5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1" calcext:value-type="float">
            <text:p>37,11</text:p>
          </table:table-cell>
          <table:table-cell table:style-name="Default" table:number-columns-repeated="2"/>
          <table:table-cell table:style-name="Default" office:value-type="float" office:value="32570467.529" calcext:value-type="float">
            <text:p>32570467,529</text:p>
          </table:table-cell>
          <table:table-cell table:style-name="Default"/>
          <table:table-cell table:style-name="Default" office:value-type="float" office:value="5828052.036" calcext:value-type="float">
            <text:p>5828052,0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5" calcext:value-type="float">
            <text:p>37,05</text:p>
          </table:table-cell>
          <table:table-cell table:style-name="Default"/>
          <table:table-cell table:style-name="Default" office:value-type="float" office:value="55.948" calcext:value-type="float">
            <text:p>55,948</text:p>
          </table:table-cell>
          <table:table-cell table:style-name="Default" office:value-type="float" office:value="54.948" calcext:value-type="float">
            <text:p>54,948</text:p>
          </table:table-cell>
          <table:table-cell table:style-name="Default" office:value-type="float" office:value="1.092" calcext:value-type="float">
            <text:p>1,09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4.324" calcext:value-type="float">
            <text:p>124,324</text:p>
          </table:table-cell>
          <table:table-cell table:style-name="Default" office:value-type="float" office:value="0.633" calcext:value-type="float">
            <text:p>0,6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7" calcext:value-type="float">
            <text:p>11900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6.922" calcext:value-type="float">
            <text:p>32570466,922</text:p>
          </table:table-cell>
          <table:table-cell table:style-name="Default"/>
          <table:table-cell table:style-name="Default" office:value-type="float" office:value="5828052.831" calcext:value-type="float">
            <text:p>5828052,8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5" calcext:value-type="float">
            <text:p>37,05</text:p>
          </table:table-cell>
          <table:table-cell table:style-name="Default" table:number-columns-repeated="2"/>
          <table:table-cell table:style-name="Default" office:value-type="float" office:value="32570437.528" calcext:value-type="float">
            <text:p>32570437,528</text:p>
          </table:table-cell>
          <table:table-cell table:style-name="Default"/>
          <table:table-cell table:style-name="Default" office:value-type="float" office:value="5828091.618" calcext:value-type="float">
            <text:p>5828091,6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/>
          <table:table-cell table:style-name="Default" office:value-type="float" office:value="49.667" calcext:value-type="float">
            <text:p>49,667</text:p>
          </table:table-cell>
          <table:table-cell table:style-name="Default" office:value-type="float" office:value="48.667" calcext:value-type="float">
            <text:p>48,667</text:p>
          </table:table-cell>
          <table:table-cell table:style-name="Default" office:value-type="float" office:value="0.822" calcext:value-type="float">
            <text:p>0,82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07.693" calcext:value-type="float">
            <text:p>107,693</text:p>
          </table:table-cell>
          <table:table-cell table:style-name="Default" office:value-type="float" office:value="0.548" calcext:value-type="float">
            <text:p>0,5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8" calcext:value-type="float">
            <text:p>11900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6.922" calcext:value-type="float">
            <text:p>32570436,922</text:p>
          </table:table-cell>
          <table:table-cell table:style-name="Default"/>
          <table:table-cell table:style-name="Default" office:value-type="float" office:value="5828092.414" calcext:value-type="float">
            <text:p>5828092,4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 table:number-columns-repeated="2"/>
          <table:table-cell table:style-name="Default" office:value-type="float" office:value="32570413.55" calcext:value-type="float">
            <text:p>32570413,55</text:p>
          </table:table-cell>
          <table:table-cell table:style-name="Default"/>
          <table:table-cell table:style-name="Default" office:value-type="float" office:value="5828122.868" calcext:value-type="float">
            <text:p>5828122,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/>
          <table:table-cell table:style-name="Default" office:value-type="float" office:value="39.389" calcext:value-type="float">
            <text:p>39,389</text:p>
          </table:table-cell>
          <table:table-cell table:style-name="Default" office:value-type="float" office:value="38.389" calcext:value-type="float">
            <text:p>38,389</text:p>
          </table:table-cell>
          <table:table-cell table:style-name="Default" office:value-type="float" office:value="1.042" calcext:value-type="float">
            <text:p>1,04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1.416" calcext:value-type="float">
            <text:p>121,416</text:p>
          </table:table-cell>
          <table:table-cell table:style-name="Default" office:value-type="float" office:value="0.618" calcext:value-type="float">
            <text:p>0,6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09" calcext:value-type="float">
            <text:p>11900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2.954" calcext:value-type="float">
            <text:p>32570412,954</text:p>
          </table:table-cell>
          <table:table-cell table:style-name="Default"/>
          <table:table-cell table:style-name="Default" office:value-type="float" office:value="5828123.671" calcext:value-type="float">
            <text:p>5828123,6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2"/>
          <table:table-cell table:style-name="Default" office:value-type="float" office:value="32570390.264" calcext:value-type="float">
            <text:p>32570390,264</text:p>
          </table:table-cell>
          <table:table-cell table:style-name="Default"/>
          <table:table-cell table:style-name="Default" office:value-type="float" office:value="5828155.207" calcext:value-type="float">
            <text:p>5828155,2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/>
          <table:table-cell table:style-name="Default" office:value-type="float" office:value="39.851" calcext:value-type="float">
            <text:p>39,851</text:p>
          </table:table-cell>
          <table:table-cell table:style-name="Default" office:value-type="float" office:value="38.851" calcext:value-type="float">
            <text:p>38,851</text:p>
          </table:table-cell>
          <table:table-cell table:style-name="Default" office:value-type="float" office:value="3.089" calcext:value-type="float">
            <text:p>3,08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9.987" calcext:value-type="float">
            <text:p>209,987</text:p>
          </table:table-cell>
          <table:table-cell table:style-name="Default" office:value-type="float" office:value="1.069" calcext:value-type="float">
            <text:p>1,0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0" calcext:value-type="float">
            <text:p>11901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9.56" calcext:value-type="float">
            <text:p>32570389,56</text:p>
          </table:table-cell>
          <table:table-cell table:style-name="Default"/>
          <table:table-cell table:style-name="Default" office:value-type="float" office:value="5828155.275" calcext:value-type="float">
            <text:p>5828155,2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2"/>
          <table:table-cell table:style-name="Default" office:value-type="float" office:value="32570355.681" calcext:value-type="float">
            <text:p>32570355,681</text:p>
          </table:table-cell>
          <table:table-cell table:style-name="Default"/>
          <table:table-cell table:style-name="Default" office:value-type="float" office:value="5828127.097" calcext:value-type="float">
            <text:p>5828127,0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/>
          <table:table-cell table:style-name="Default" office:value-type="float" office:value="45.066" calcext:value-type="float">
            <text:p>45,066</text:p>
          </table:table-cell>
          <table:table-cell table:style-name="Default" office:value-type="float" office:value="44.066" calcext:value-type="float">
            <text:p>44,066</text:p>
          </table:table-cell>
          <table:table-cell table:style-name="Default" office:value-type="float" office:value="1.362" calcext:value-type="float">
            <text:p>1,36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38.153" calcext:value-type="float">
            <text:p>338,153</text:p>
          </table:table-cell>
          <table:table-cell table:style-name="Default" office:value-type="float" office:value="0.879" calcext:value-type="float">
            <text:p>0,8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1" calcext:value-type="float">
            <text:p>11901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54.887" calcext:value-type="float">
            <text:p>32570354,887</text:p>
          </table:table-cell>
          <table:table-cell table:style-name="Default"/>
          <table:table-cell table:style-name="Default" office:value-type="float" office:value="5828127.081" calcext:value-type="float">
            <text:p>5828127,0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 table:number-columns-repeated="2"/>
          <table:table-cell table:style-name="Default" office:value-type="float" office:value="32570347.668" calcext:value-type="float">
            <text:p>32570347,668</text:p>
          </table:table-cell>
          <table:table-cell table:style-name="Default"/>
          <table:table-cell table:style-name="Default" office:value-type="float" office:value="5828128.8" calcext:value-type="float">
            <text:p>5828128,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6" calcext:value-type="float">
            <text:p>36,76</text:p>
          </table:table-cell>
          <table:table-cell table:style-name="Default"/>
          <table:table-cell table:style-name="Default" office:value-type="float" office:value="9.738" calcext:value-type="float">
            <text:p>9,738</text:p>
          </table:table-cell>
          <table:table-cell table:style-name="Default" office:value-type="float" office:value="7.423" calcext:value-type="float">
            <text:p>7,423</text:p>
          </table:table-cell>
          <table:table-cell table:style-name="Default" office:value-type="float" office:value="4.042" calcext:value-type="float">
            <text:p>4,04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84.471" calcext:value-type="float">
            <text:p>584,471</text:p>
          </table:table-cell>
          <table:table-cell table:style-name="Default" office:value-type="float" office:value="1.519" calcext:value-type="float">
            <text:p>1,5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4.174" calcext:value-type="float">
            <text:p>32570344,174</text:p>
          </table:table-cell>
          <table:table-cell table:style-name="Default"/>
          <table:table-cell table:style-name="Default" office:value-type="float" office:value="5828128.743" calcext:value-type="float">
            <text:p>5828128,74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8" calcext:value-type="float">
            <text:p>36,68</text:p>
          </table:table-cell>
          <table:table-cell table:style-name="Default" table:number-columns-repeated="2"/>
          <table:table-cell table:style-name="Default" office:value-type="float" office:value="32570337.976" calcext:value-type="float">
            <text:p>32570337,976</text:p>
          </table:table-cell>
          <table:table-cell table:style-name="Default"/>
          <table:table-cell table:style-name="Default" office:value-type="float" office:value="5828126.885" calcext:value-type="float">
            <text:p>5828126,88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/>
          <table:table-cell table:style-name="Default" office:value-type="float" office:value="8.285" calcext:value-type="float">
            <text:p>8,285</text:p>
          </table:table-cell>
          <table:table-cell table:style-name="Default" office:value-type="float" office:value="6.47" calcext:value-type="float">
            <text:p>6,47</text:p>
          </table:table-cell>
          <table:table-cell table:style-name="Default" office:value-type="float" office:value="9.273" calcext:value-type="float">
            <text:p>9,27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2.173" calcext:value-type="float">
            <text:p>202,173</text:p>
          </table:table-cell>
          <table:table-cell table:style-name="Default" office:value-type="float" office:value="1.609" calcext:value-type="float">
            <text:p>1,6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B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4.454" calcext:value-type="float">
            <text:p>32570344,454</text:p>
          </table:table-cell>
          <table:table-cell table:style-name="Default"/>
          <table:table-cell table:style-name="Default" office:value-type="float" office:value="5828128.185" calcext:value-type="float">
            <text:p>5828128,18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8" calcext:value-type="float">
            <text:p>36,68</text:p>
          </table:table-cell>
          <table:table-cell table:style-name="Default" table:number-columns-repeated="2"/>
          <table:table-cell table:style-name="Default" office:value-type="float" office:value="32570339.736" calcext:value-type="float">
            <text:p>32570339,736</text:p>
          </table:table-cell>
          <table:table-cell table:style-name="Default"/>
          <table:table-cell table:style-name="Default" office:value-type="float" office:value="5828124.696" calcext:value-type="float">
            <text:p>5828124,6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/>
          <table:table-cell table:style-name="Default" office:value-type="float" office:value="7.683" calcext:value-type="float">
            <text:p>7,683</text:p>
          </table:table-cell>
          <table:table-cell table:style-name="Default" office:value-type="float" office:value="5.868" calcext:value-type="float">
            <text:p>5,868</text:p>
          </table:table-cell>
          <table:table-cell table:style-name="Default" office:value-type="float" office:value="10.225" calcext:value-type="float">
            <text:p>10,22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12.343" calcext:value-type="float">
            <text:p>212,343</text:p>
          </table:table-cell>
          <table:table-cell table:style-name="Default" office:value-type="float" office:value="1.69" calcext:value-type="float">
            <text:p>1,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C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4.937" calcext:value-type="float">
            <text:p>32570344,937</text:p>
          </table:table-cell>
          <table:table-cell table:style-name="Default"/>
          <table:table-cell table:style-name="Default" office:value-type="float" office:value="5828127.734" calcext:value-type="float">
            <text:p>5828127,73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8" calcext:value-type="float">
            <text:p>36,68</text:p>
          </table:table-cell>
          <table:table-cell table:style-name="Default" table:number-columns-repeated="2"/>
          <table:table-cell table:style-name="Default" office:value-type="float" office:value="32570341.565" calcext:value-type="float">
            <text:p>32570341,565</text:p>
          </table:table-cell>
          <table:table-cell table:style-name="Default"/>
          <table:table-cell table:style-name="Default" office:value-type="float" office:value="5828122.447" calcext:value-type="float">
            <text:p>5828122,44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/>
          <table:table-cell table:style-name="Default" office:value-type="float" office:value="8.086" calcext:value-type="float">
            <text:p>8,086</text:p>
          </table:table-cell>
          <table:table-cell table:style-name="Default" office:value-type="float" office:value="6.271" calcext:value-type="float">
            <text:p>6,271</text:p>
          </table:table-cell>
          <table:table-cell table:style-name="Default" office:value-type="float" office:value="9.568" calcext:value-type="float">
            <text:p>9,56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5.381" calcext:value-type="float">
            <text:p>205,381</text:p>
          </table:table-cell>
          <table:table-cell table:style-name="Default" office:value-type="float" office:value="1.634" calcext:value-type="float">
            <text:p>1,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B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8.2" calcext:value-type="float">
            <text:p>32570328,2</text:p>
          </table:table-cell>
          <table:table-cell table:style-name="Default"/>
          <table:table-cell table:style-name="Default" office:value-type="float" office:value="5828119.148" calcext:value-type="float">
            <text:p>5828119,1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 table:number-columns-repeated="2"/>
          <table:table-cell table:style-name="Default" office:value-type="float" office:value="32570326.417" calcext:value-type="float">
            <text:p>32570326,417</text:p>
          </table:table-cell>
          <table:table-cell table:style-name="Default"/>
          <table:table-cell table:style-name="Default" office:value-type="float" office:value="5828115.91" calcext:value-type="float">
            <text:p>5828115,9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4" calcext:value-type="float">
            <text:p>36,54</text:p>
          </table:table-cell>
          <table:table-cell table:style-name="Default"/>
          <table:table-cell table:style-name="Default" office:value-type="float" office:value="5.512" calcext:value-type="float">
            <text:p>5,512</text:p>
          </table:table-cell>
          <table:table-cell table:style-name="Default" office:value-type="float" office:value="3.697" calcext:value-type="float">
            <text:p>3,697</text:p>
          </table:table-cell>
          <table:table-cell table:style-name="Default" office:value-type="float" office:value="2.705" calcext:value-type="float">
            <text:p>2,70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08.804" calcext:value-type="float">
            <text:p>108,804</text:p>
          </table:table-cell>
          <table:table-cell table:style-name="Default" office:value-type="float" office:value="0.866" calcext:value-type="float">
            <text:p>0,8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MPORT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B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9.89" calcext:value-type="float">
            <text:p>32570329,89</text:p>
          </table:table-cell>
          <table:table-cell table:style-name="Default"/>
          <table:table-cell table:style-name="Default" office:value-type="float" office:value="5828116.969" calcext:value-type="float">
            <text:p>5828116,9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 table:number-columns-repeated="2"/>
          <table:table-cell table:style-name="Default" office:value-type="float" office:value="32570327.091" calcext:value-type="float">
            <text:p>32570327,091</text:p>
          </table:table-cell>
          <table:table-cell table:style-name="Default"/>
          <table:table-cell table:style-name="Default" office:value-type="float" office:value="5828115.264" calcext:value-type="float">
            <text:p>5828115,26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4" calcext:value-type="float">
            <text:p>36,54</text:p>
          </table:table-cell>
          <table:table-cell table:style-name="Default"/>
          <table:table-cell table:style-name="Default" office:value-type="float" office:value="5.092" calcext:value-type="float">
            <text:p>5,092</text:p>
          </table:table-cell>
          <table:table-cell table:style-name="Default" office:value-type="float" office:value="3.277" calcext:value-type="float">
            <text:p>3,277</text:p>
          </table:table-cell>
          <table:table-cell table:style-name="Default" office:value-type="float" office:value="3.051" calcext:value-type="float">
            <text:p>3,05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5.611" calcext:value-type="float">
            <text:p>115,611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MPORT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B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1.639" calcext:value-type="float">
            <text:p>32570331,639</text:p>
          </table:table-cell>
          <table:table-cell table:style-name="Default"/>
          <table:table-cell table:style-name="Default" office:value-type="float" office:value="5828114.82" calcext:value-type="float">
            <text:p>5828114,8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 table:number-columns-repeated="2"/>
          <table:table-cell table:style-name="Default" office:value-type="float" office:value="32570327.35" calcext:value-type="float">
            <text:p>32570327,35</text:p>
          </table:table-cell>
          <table:table-cell table:style-name="Default"/>
          <table:table-cell table:style-name="Default" office:value-type="float" office:value="5828114.468" calcext:value-type="float">
            <text:p>5828114,4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4" calcext:value-type="float">
            <text:p>36,54</text:p>
          </table:table-cell>
          <table:table-cell table:style-name="Default"/>
          <table:table-cell table:style-name="Default" office:value-type="float" office:value="6.118" calcext:value-type="float">
            <text:p>6,118</text:p>
          </table:table-cell>
          <table:table-cell table:style-name="Default" office:value-type="float" office:value="4.303" calcext:value-type="float">
            <text:p>4,303</text:p>
          </table:table-cell>
          <table:table-cell table:style-name="Default" office:value-type="float" office:value="2.324" calcext:value-type="float">
            <text:p>2,32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00.782" calcext:value-type="float">
            <text:p>100,782</text:p>
          </table:table-cell>
          <table:table-cell table:style-name="Default" office:value-type="float" office:value="0.802" calcext:value-type="float">
            <text:p>0,8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IMPORT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SF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7.976" calcext:value-type="float">
            <text:p>32570337,976</text:p>
          </table:table-cell>
          <table:table-cell table:style-name="Default"/>
          <table:table-cell table:style-name="Default" office:value-type="float" office:value="5828126.885" calcext:value-type="float">
            <text:p>5828126,88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 table:number-columns-repeated="2"/>
          <table:table-cell table:style-name="Default" office:value-type="float" office:value="32570328.2" calcext:value-type="float">
            <text:p>32570328,2</text:p>
          </table:table-cell>
          <table:table-cell table:style-name="Default"/>
          <table:table-cell table:style-name="Default" office:value-type="float" office:value="5828119.148" calcext:value-type="float">
            <text:p>5828119,1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/>
          <table:table-cell table:number-columns-repeated="2" table:style-name="Default" office:value-type="float" office:value="12.467" calcext:value-type="float">
            <text:p>12,4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SF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9.736" calcext:value-type="float">
            <text:p>32570339,736</text:p>
          </table:table-cell>
          <table:table-cell table:style-name="Default"/>
          <table:table-cell table:style-name="Default" office:value-type="float" office:value="5828124.696" calcext:value-type="float">
            <text:p>5828124,6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 table:number-columns-repeated="2"/>
          <table:table-cell table:style-name="Default" office:value-type="float" office:value="32570329.89" calcext:value-type="float">
            <text:p>32570329,89</text:p>
          </table:table-cell>
          <table:table-cell table:style-name="Default"/>
          <table:table-cell table:style-name="Default" office:value-type="float" office:value="5828116.969" calcext:value-type="float">
            <text:p>5828116,9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/>
          <table:table-cell table:number-columns-repeated="2" table:style-name="Default" office:value-type="float" office:value="12.516" calcext:value-type="float">
            <text:p>12,5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2SF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1.565" calcext:value-type="float">
            <text:p>32570341,565</text:p>
          </table:table-cell>
          <table:table-cell table:style-name="Default"/>
          <table:table-cell table:style-name="Default" office:value-type="float" office:value="5828122.447" calcext:value-type="float">
            <text:p>5828122,44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 table:number-columns-repeated="2"/>
          <table:table-cell table:style-name="Default" office:value-type="float" office:value="32570331.639" calcext:value-type="float">
            <text:p>32570331,639</text:p>
          </table:table-cell>
          <table:table-cell table:style-name="Default"/>
          <table:table-cell table:style-name="Default" office:value-type="float" office:value="5828114.82" calcext:value-type="float">
            <text:p>5828114,8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2" calcext:value-type="float">
            <text:p>36,52</text:p>
          </table:table-cell>
          <table:table-cell table:style-name="Default"/>
          <table:table-cell table:number-columns-repeated="2" table:style-name="Default" office:value-type="float" office:value="12.518" calcext:value-type="float">
            <text:p>12,51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3" calcext:value-type="float">
            <text:p>11901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4.764" calcext:value-type="float">
            <text:p>32570324,764</text:p>
          </table:table-cell>
          <table:table-cell table:style-name="Default"/>
          <table:table-cell table:style-name="Default" office:value-type="float" office:value="5828112.68" calcext:value-type="float">
            <text:p>5828112,6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7" calcext:value-type="float">
            <text:p>36,57</text:p>
          </table:table-cell>
          <table:table-cell table:style-name="Default" table:number-columns-repeated="2"/>
          <table:table-cell table:style-name="Default" office:value-type="float" office:value="32570313.659" calcext:value-type="float">
            <text:p>32570313,659</text:p>
          </table:table-cell>
          <table:table-cell table:style-name="Default"/>
          <table:table-cell table:style-name="Default" office:value-type="float" office:value="5828089.29" calcext:value-type="float">
            <text:p>5828089,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5" calcext:value-type="float">
            <text:p>36,55</text:p>
          </table:table-cell>
          <table:table-cell table:style-name="Default"/>
          <table:table-cell table:style-name="Default" office:value-type="float" office:value="28.247" calcext:value-type="float">
            <text:p>28,247</text:p>
          </table:table-cell>
          <table:table-cell table:style-name="Default" office:value-type="float" office:value="25.893" calcext:value-type="float">
            <text:p>25,893</text:p>
          </table:table-cell>
          <table:table-cell table:style-name="Default" office:value-type="float" office:value="0.772" calcext:value-type="float">
            <text:p>0,77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54.066" calcext:value-type="float">
            <text:p>254,066</text:p>
          </table:table-cell>
          <table:table-cell table:style-name="Default" office:value-type="float" office:value="0.66" calcext:value-type="float">
            <text:p>0,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4" calcext:value-type="float">
            <text:p>11901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3.242" calcext:value-type="float">
            <text:p>32570313,242</text:p>
          </table:table-cell>
          <table:table-cell table:style-name="Default"/>
          <table:table-cell table:style-name="Default" office:value-type="float" office:value="5828088.29" calcext:value-type="float">
            <text:p>5828088,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5" calcext:value-type="float">
            <text:p>36,55</text:p>
          </table:table-cell>
          <table:table-cell table:style-name="Default" table:number-columns-repeated="2"/>
          <table:table-cell table:style-name="Default" office:value-type="float" office:value="32570300.702" calcext:value-type="float">
            <text:p>32570300,702</text:p>
          </table:table-cell>
          <table:table-cell table:style-name="Default"/>
          <table:table-cell table:style-name="Default" office:value-type="float" office:value="5828062.735" calcext:value-type="float">
            <text:p>5828062,73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1" calcext:value-type="float">
            <text:p>36,51</text:p>
          </table:table-cell>
          <table:table-cell table:style-name="Default"/>
          <table:table-cell table:style-name="Default" office:value-type="float" office:value="29.531" calcext:value-type="float">
            <text:p>29,531</text:p>
          </table:table-cell>
          <table:table-cell table:style-name="Default" office:value-type="float" office:value="28.487" calcext:value-type="float">
            <text:p>28,487</text:p>
          </table:table-cell>
          <table:table-cell table:style-name="Default" office:value-type="float" office:value="1.404" calcext:value-type="float">
            <text:p>1,40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43.435" calcext:value-type="float">
            <text:p>343,435</text:p>
          </table:table-cell>
          <table:table-cell table:style-name="Default" office:value-type="float" office:value="0.892" calcext:value-type="float">
            <text:p>0,8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5" calcext:value-type="float">
            <text:p>11901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299.917" calcext:value-type="float">
            <text:p>32570299,917</text:p>
          </table:table-cell>
          <table:table-cell table:style-name="Default"/>
          <table:table-cell table:style-name="Default" office:value-type="float" office:value="5828062.117" calcext:value-type="float">
            <text:p>5828062,11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1" calcext:value-type="float">
            <text:p>36,51</text:p>
          </table:table-cell>
          <table:table-cell table:style-name="Default"/>
          <table:table-cell table:style-name="Default" office:value-type="float" office:value="1.464" calcext:value-type="float">
            <text:p>1,464</text:p>
          </table:table-cell>
          <table:table-cell table:style-name="Default" office:value-type="float" office:value="32570296.946" calcext:value-type="float">
            <text:p>32570296,946</text:p>
          </table:table-cell>
          <table:table-cell table:style-name="Default" office:value-type="float" office:value="2.979" calcext:value-type="float">
            <text:p>2,979</text:p>
          </table:table-cell>
          <table:table-cell table:style-name="Default" office:value-type="float" office:value="5828059.746" calcext:value-type="float">
            <text:p>5828059,74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2" calcext:value-type="float">
            <text:p>36,42</text:p>
          </table:table-cell>
          <table:table-cell table:style-name="Default"/>
          <table:table-cell table:style-name="Default" office:value-type="float" office:value="7.62" calcext:value-type="float">
            <text:p>7,62</text:p>
          </table:table-cell>
          <table:table-cell table:style-name="Default" office:value-type="float" office:value="3.801" calcext:value-type="float">
            <text:p>3,801</text:p>
          </table:table-cell>
          <table:table-cell table:style-name="Default" office:value-type="float" office:value="23.678" calcext:value-type="float">
            <text:p>23,67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418.443" calcext:value-type="float">
            <text:p>1418,443</text:p>
          </table:table-cell>
          <table:table-cell table:style-name="Default" office:value-type="float" office:value="3.686" calcext:value-type="float">
            <text:p>3,6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5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03.73" calcext:value-type="float">
            <text:p>32570303,73</text:p>
          </table:table-cell>
          <table:table-cell table:style-name="Default"/>
          <table:table-cell table:style-name="Default" office:value-type="float" office:value="5828057.591" calcext:value-type="float">
            <text:p>5828057,5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61" calcext:value-type="float">
            <text:p>37,61</text:p>
          </table:table-cell>
          <table:table-cell table:style-name="Default" table:number-columns-repeated="2"/>
          <table:table-cell table:style-name="Default" office:value-type="float" office:value="32570300.746" calcext:value-type="float">
            <text:p>32570300,746</text:p>
          </table:table-cell>
          <table:table-cell table:style-name="Default"/>
          <table:table-cell table:style-name="Default" office:value-type="float" office:value="5828061.911" calcext:value-type="float">
            <text:p>5828061,91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1" calcext:value-type="float">
            <text:p>36,51</text:p>
          </table:table-cell>
          <table:table-cell table:style-name="Default"/>
          <table:table-cell table:style-name="Default" office:value-type="float" office:value="6.407" calcext:value-type="float">
            <text:p>6,407</text:p>
          </table:table-cell>
          <table:table-cell table:style-name="Default" office:value-type="float" office:value="5.251" calcext:value-type="float">
            <text:p>5,251</text:p>
          </table:table-cell>
          <table:table-cell table:style-name="Default" office:value-type="float" office:value="209.485" calcext:value-type="float">
            <text:p>209,48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71.166" calcext:value-type="float">
            <text:p>71,166</text:p>
          </table:table-cell>
          <table:table-cell table:style-name="Default" office:value-type="float" office:value="4.027" calcext:value-type="float">
            <text:p>4,02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6PW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-2.785" calcext:value-type="float">
            <text:p>-2,785</text:p>
          </table:table-cell>
          <table:table-cell table:style-name="Default" office:value-type="float" office:value="32570292.697" calcext:value-type="float">
            <text:p>32570292,697</text:p>
          </table:table-cell>
          <table:table-cell table:style-name="Default" office:value-type="float" office:value="-0.428" calcext:value-type="float">
            <text:p>-0,428</text:p>
          </table:table-cell>
          <table:table-cell table:style-name="Default" office:value-type="float" office:value="5828056.339" calcext:value-type="float">
            <text:p>5828056,3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2" calcext:value-type="float">
            <text:p>36,42</text:p>
          </table:table-cell>
          <table:table-cell table:style-name="Default" table:number-columns-repeated="2"/>
          <table:table-cell table:style-name="Default" office:value-type="float" office:value="32570248.711" calcext:value-type="float">
            <text:p>32570248,711</text:p>
          </table:table-cell>
          <table:table-cell table:style-name="Default"/>
          <table:table-cell table:style-name="Default" office:value-type="float" office:value="5828020.709" calcext:value-type="float">
            <text:p>5828020,709</text:p>
          </table:table-cell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36.34" calcext:value-type="float">
            <text:p>36,34</text:p>
          </table:table-cell>
          <table:table-cell table:style-name="Default"/>
          <table:table-cell table:style-name="Default" office:value-type="float" office:value="59.424" calcext:value-type="float">
            <text:p>59,424</text:p>
          </table:table-cell>
          <table:table-cell table:style-name="Default" office:value-type="float" office:value="56.606" calcext:value-type="float">
            <text:p>56,606</text:p>
          </table:table-cell>
          <table:table-cell table:style-name="Default" office:value-type="float" office:value="1.413" calcext:value-type="float">
            <text:p>1,41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700" calcext:value-type="float">
            <text:p>7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44.559" calcext:value-type="float">
            <text:p>344,559</text:p>
          </table:table-cell>
          <table:table-cell table:style-name="Default" office:value-type="float" office:value="0.895" calcext:value-type="float">
            <text:p>0,8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16PW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-2.158" calcext:value-type="float">
            <text:p>-2,158</text:p>
          </table:table-cell>
          <table:table-cell table:style-name="Default" office:value-type="float" office:value="32570293.324" calcext:value-type="float">
            <text:p>32570293,324</text:p>
          </table:table-cell>
          <table:table-cell table:style-name="Default" office:value-type="float" office:value="-1.206" calcext:value-type="float">
            <text:p>-1,206</text:p>
          </table:table-cell>
          <table:table-cell table:style-name="Default" office:value-type="float" office:value="5828055.561" calcext:value-type="float">
            <text:p>5828055,5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2"/>
          <table:table-cell table:style-name="Default" office:value-type="float" office:value="32570249.133" calcext:value-type="float">
            <text:p>32570249,133</text:p>
          </table:table-cell>
          <table:table-cell table:style-name="Default"/>
          <table:table-cell table:style-name="Default" office:value-type="float" office:value="5828019.773" calcext:value-type="float">
            <text:p>5828019,773</text:p>
          </table:table-cell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36.42" calcext:value-type="float">
            <text:p>36,42</text:p>
          </table:table-cell>
          <table:table-cell table:style-name="Default"/>
          <table:table-cell table:style-name="Default" office:value-type="float" office:value="59.337" calcext:value-type="float">
            <text:p>59,337</text:p>
          </table:table-cell>
          <table:table-cell table:style-name="Default" office:value-type="float" office:value="56.865" calcext:value-type="float">
            <text:p>56,865</text:p>
          </table:table-cell>
          <table:table-cell table:style-name="Default" office:value-type="float" office:value="13.717" calcext:value-type="float">
            <text:p>13,71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43.997" calcext:value-type="float">
            <text:p>443,997</text:p>
          </table:table-cell>
          <table:table-cell table:style-name="Default" office:value-type="float" office:value="2.261" calcext:value-type="float">
            <text:p>2,2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7" calcext:value-type="float">
            <text:p>11901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0.53" calcext:value-type="float">
            <text:p>32570490,53</text:p>
          </table:table-cell>
          <table:table-cell table:style-name="Default"/>
          <table:table-cell table:style-name="Default" office:value-type="float" office:value="5828270.501" calcext:value-type="float">
            <text:p>5828270,5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4" calcext:value-type="float">
            <text:p>37,24</text:p>
          </table:table-cell>
          <table:table-cell table:style-name="Default" table:number-columns-repeated="2"/>
          <table:table-cell table:style-name="Default" office:value-type="float" office:value="32570479.529" calcext:value-type="float">
            <text:p>32570479,529</text:p>
          </table:table-cell>
          <table:table-cell table:style-name="Default"/>
          <table:table-cell table:style-name="Default" office:value-type="float" office:value="5828262.053" calcext:value-type="float">
            <text:p>5828262,0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/>
          <table:table-cell table:style-name="Default" office:value-type="float" office:value="14.871" calcext:value-type="float">
            <text:p>14,871</text:p>
          </table:table-cell>
          <table:table-cell table:style-name="Default" office:value-type="float" office:value="13.871" calcext:value-type="float">
            <text:p>13,871</text:p>
          </table:table-cell>
          <table:table-cell table:style-name="Default" office:value-type="float" office:value="3.605" calcext:value-type="float">
            <text:p>3,60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916" calcext:value-type="float">
            <text:p>19,916</text:p>
          </table:table-cell>
          <table:table-cell table:style-name="Default" office:value-type="float" office:value="0.634" calcext:value-type="float">
            <text:p>0,63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8" calcext:value-type="float">
            <text:p>11901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8.741" calcext:value-type="float">
            <text:p>32570478,741</text:p>
          </table:table-cell>
          <table:table-cell table:style-name="Default"/>
          <table:table-cell table:style-name="Default" office:value-type="float" office:value="5828261.438" calcext:value-type="float">
            <text:p>5828261,4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 table:number-columns-repeated="2"/>
          <table:table-cell table:style-name="Default" office:value-type="float" office:value="32570465.448" calcext:value-type="float">
            <text:p>32570465,448</text:p>
          </table:table-cell>
          <table:table-cell table:style-name="Default"/>
          <table:table-cell table:style-name="Default" office:value-type="float" office:value="5828250.865" calcext:value-type="float">
            <text:p>5828250,8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/>
          <table:table-cell table:style-name="Default" office:value-type="float" office:value="17.985" calcext:value-type="float">
            <text:p>17,985</text:p>
          </table:table-cell>
          <table:table-cell table:style-name="Default" office:value-type="float" office:value="16.985" calcext:value-type="float">
            <text:p>16,985</text:p>
          </table:table-cell>
          <table:table-cell table:style-name="Default" office:value-type="float" office:value="1.178" calcext:value-type="float">
            <text:p>1,17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.296" calcext:value-type="float">
            <text:p>11,296</text:p>
          </table:table-cell>
          <table:table-cell table:style-name="Default" office:value-type="float" office:value="0.36" calcext:value-type="float">
            <text:p>0,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19" calcext:value-type="float">
            <text:p>11901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4.752" calcext:value-type="float">
            <text:p>32570464,752</text:p>
          </table:table-cell>
          <table:table-cell table:style-name="Default"/>
          <table:table-cell table:style-name="Default" office:value-type="float" office:value="5828250.95" calcext:value-type="float">
            <text:p>5828250,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 table:number-columns-repeated="2"/>
          <table:table-cell table:style-name="Default" office:value-type="float" office:value="32570457.956" calcext:value-type="float">
            <text:p>32570457,956</text:p>
          </table:table-cell>
          <table:table-cell table:style-name="Default"/>
          <table:table-cell table:style-name="Default" office:value-type="float" office:value="5828259.774" calcext:value-type="float">
            <text:p>5828259,77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/>
          <table:table-cell table:style-name="Default" office:value-type="float" office:value="12.138" calcext:value-type="float">
            <text:p>12,138</text:p>
          </table:table-cell>
          <table:table-cell table:style-name="Default" office:value-type="float" office:value="11.138" calcext:value-type="float">
            <text:p>11,138</text:p>
          </table:table-cell>
          <table:table-cell table:style-name="Default" office:value-type="float" office:value="0.898" calcext:value-type="float">
            <text:p>0,89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9.839" calcext:value-type="float">
            <text:p>9,839</text:p>
          </table:table-cell>
          <table:table-cell table:style-name="Default" office:value-type="float" office:value="0.313" calcext:value-type="float">
            <text:p>0,3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0" calcext:value-type="float">
            <text:p>11902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57.252" calcext:value-type="float">
            <text:p>32570457,252</text:p>
          </table:table-cell>
          <table:table-cell table:style-name="Default"/>
          <table:table-cell table:style-name="Default" office:value-type="float" office:value="5828259.869" calcext:value-type="float">
            <text:p>5828259,8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2"/>
          <table:table-cell table:style-name="Default" office:value-type="float" office:value="32570409.428" calcext:value-type="float">
            <text:p>32570409,428</text:p>
          </table:table-cell>
          <table:table-cell table:style-name="Default"/>
          <table:table-cell table:style-name="Default" office:value-type="float" office:value="5828223.866" calcext:value-type="float">
            <text:p>5828223,8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/>
          <table:table-cell table:style-name="Default" office:value-type="float" office:value="60.861" calcext:value-type="float">
            <text:p>60,861</text:p>
          </table:table-cell>
          <table:table-cell table:style-name="Default" office:value-type="float" office:value="59.861" calcext:value-type="float">
            <text:p>59,861</text:p>
          </table:table-cell>
          <table:table-cell table:style-name="Default" office:value-type="float" office:value="3.174" calcext:value-type="float">
            <text:p>3,17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675" calcext:value-type="float">
            <text:p>18,675</text:p>
          </table:table-cell>
          <table:table-cell table:style-name="Default" office:value-type="float" office:value="0.594" calcext:value-type="float">
            <text:p>0,59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1" calcext:value-type="float">
            <text:p>11902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8.631" calcext:value-type="float">
            <text:p>32570408,631</text:p>
          </table:table-cell>
          <table:table-cell table:style-name="Default"/>
          <table:table-cell table:style-name="Default" office:value-type="float" office:value="5828223.263" calcext:value-type="float">
            <text:p>5828223,2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2"/>
          <table:table-cell table:style-name="Default" office:value-type="float" office:value="32570362.166" calcext:value-type="float">
            <text:p>32570362,166</text:p>
          </table:table-cell>
          <table:table-cell table:style-name="Default"/>
          <table:table-cell table:style-name="Default" office:value-type="float" office:value="5828187.972" calcext:value-type="float">
            <text:p>5828187,9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/>
          <table:table-cell table:style-name="Default" office:value-type="float" office:value="59.347" calcext:value-type="float">
            <text:p>59,347</text:p>
          </table:table-cell>
          <table:table-cell table:style-name="Default" office:value-type="float" office:value="58.347" calcext:value-type="float">
            <text:p>58,347</text:p>
          </table:table-cell>
          <table:table-cell table:style-name="Default" office:value-type="float" office:value="2.742" calcext:value-type="float">
            <text:p>2,74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1.062" calcext:value-type="float">
            <text:p>51,062</text:p>
          </table:table-cell>
          <table:table-cell table:style-name="Default" office:value-type="float" office:value="0.722" calcext:value-type="float">
            <text:p>0,7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2" calcext:value-type="float">
            <text:p>11902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61.37" calcext:value-type="float">
            <text:p>32570361,37</text:p>
          </table:table-cell>
          <table:table-cell table:style-name="Default"/>
          <table:table-cell table:style-name="Default" office:value-type="float" office:value="5828187.367" calcext:value-type="float">
            <text:p>5828187,3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 table:number-columns-repeated="2"/>
          <table:table-cell table:style-name="Default" office:value-type="float" office:value="32570314.544" calcext:value-type="float">
            <text:p>32570314,544</text:p>
          </table:table-cell>
          <table:table-cell table:style-name="Default"/>
          <table:table-cell table:style-name="Default" office:value-type="float" office:value="5828151.729" calcext:value-type="float">
            <text:p>5828151,7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/>
          <table:table-cell table:style-name="Default" office:value-type="float" office:value="59.845" calcext:value-type="float">
            <text:p>59,845</text:p>
          </table:table-cell>
          <table:table-cell table:style-name="Default" office:value-type="float" office:value="58.845" calcext:value-type="float">
            <text:p>58,845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6.481" calcext:value-type="float">
            <text:p>66,481</text:p>
          </table:table-cell>
          <table:table-cell table:style-name="Default" office:value-type="float" office:value="0.529" calcext:value-type="float">
            <text:p>0,5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3" calcext:value-type="float">
            <text:p>11902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4.14" calcext:value-type="float">
            <text:p>32570314,14</text:p>
          </table:table-cell>
          <table:table-cell table:style-name="Default"/>
          <table:table-cell table:style-name="Default" office:value-type="float" office:value="5828150.926" calcext:value-type="float">
            <text:p>5828150,92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 table:number-columns-repeated="2"/>
          <table:table-cell table:style-name="Default" office:value-type="float" office:value="32570313.288" calcext:value-type="float">
            <text:p>32570313,288</text:p>
          </table:table-cell>
          <table:table-cell table:style-name="Default"/>
          <table:table-cell table:style-name="Default" office:value-type="float" office:value="5828089.29" calcext:value-type="float">
            <text:p>5828089,2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5" calcext:value-type="float">
            <text:p>36,55</text:p>
          </table:table-cell>
          <table:table-cell table:style-name="Default"/>
          <table:table-cell table:style-name="Default" office:value-type="float" office:value="62.687" calcext:value-type="float">
            <text:p>62,687</text:p>
          </table:table-cell>
          <table:table-cell table:style-name="Default" office:value-type="float" office:value="61.659" calcext:value-type="float">
            <text:p>61,659</text:p>
          </table:table-cell>
          <table:table-cell table:style-name="Default" office:value-type="float" office:value="3.244" calcext:value-type="float">
            <text:p>3,24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9.224" calcext:value-type="float">
            <text:p>119,224</text:p>
          </table:table-cell>
          <table:table-cell table:style-name="Default" office:value-type="float" office:value="0.949" calcext:value-type="float">
            <text:p>0,9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4" calcext:value-type="float">
            <text:p>11902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7.136" calcext:value-type="float">
            <text:p>32570497,136</text:p>
          </table:table-cell>
          <table:table-cell table:style-name="Default"/>
          <table:table-cell table:style-name="Default" office:value-type="float" office:value="5828011.214" calcext:value-type="float">
            <text:p>5828011,2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1" calcext:value-type="float">
            <text:p>37,11</text:p>
          </table:table-cell>
          <table:table-cell table:style-name="Default" table:number-columns-repeated="2"/>
          <table:table-cell table:style-name="Default" office:value-type="float" office:value="32570468.958" calcext:value-type="float">
            <text:p>32570468,958</text:p>
          </table:table-cell>
          <table:table-cell table:style-name="Default"/>
          <table:table-cell table:style-name="Default" office:value-type="float" office:value="5828047.868" calcext:value-type="float">
            <text:p>5828047,8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4" calcext:value-type="float">
            <text:p>37,04</text:p>
          </table:table-cell>
          <table:table-cell table:style-name="Default"/>
          <table:table-cell table:style-name="Default" office:value-type="float" office:value="47.233" calcext:value-type="float">
            <text:p>47,233</text:p>
          </table:table-cell>
          <table:table-cell table:style-name="Default" office:value-type="float" office:value="46.233" calcext:value-type="float">
            <text:p>46,233</text:p>
          </table:table-cell>
          <table:table-cell table:style-name="Default" office:value-type="float" office:value="1.514" calcext:value-type="float">
            <text:p>1,51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7.822" calcext:value-type="float">
            <text:p>37,822</text:p>
          </table:table-cell>
          <table:table-cell table:style-name="Default" office:value-type="float" office:value="0.535" calcext:value-type="float">
            <text:p>0,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5" calcext:value-type="float">
            <text:p>11902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8.35" calcext:value-type="float">
            <text:p>32570468,35</text:p>
          </table:table-cell>
          <table:table-cell table:style-name="Default"/>
          <table:table-cell table:style-name="Default" office:value-type="float" office:value="5828048.662" calcext:value-type="float">
            <text:p>5828048,6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4" calcext:value-type="float">
            <text:p>37,04</text:p>
          </table:table-cell>
          <table:table-cell table:style-name="Default" table:number-columns-repeated="2"/>
          <table:table-cell table:style-name="Default" office:value-type="float" office:value="32570440.368" calcext:value-type="float">
            <text:p>32570440,368</text:p>
          </table:table-cell>
          <table:table-cell table:style-name="Default"/>
          <table:table-cell table:style-name="Default" office:value-type="float" office:value="5828085.422" calcext:value-type="float">
            <text:p>5828085,4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47.199" calcext:value-type="float">
            <text:p>47,199</text:p>
          </table:table-cell>
          <table:table-cell table:style-name="Default" office:value-type="float" office:value="46.199" calcext:value-type="float">
            <text:p>46,199</text:p>
          </table:table-cell>
          <table:table-cell table:style-name="Default" office:value-type="float" office:value="1.082" calcext:value-type="float">
            <text:p>1,08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8.518" calcext:value-type="float">
            <text:p>68,518</text:p>
          </table:table-cell>
          <table:table-cell table:style-name="Default" office:value-type="float" office:value="0.545" calcext:value-type="float">
            <text:p>0,54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6" calcext:value-type="float">
            <text:p>11902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9.762" calcext:value-type="float">
            <text:p>32570439,762</text:p>
          </table:table-cell>
          <table:table-cell table:style-name="Default"/>
          <table:table-cell table:style-name="Default" office:value-type="float" office:value="5828086.218" calcext:value-type="float">
            <text:p>5828086,2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2"/>
          <table:table-cell table:style-name="Default" office:value-type="float" office:value="32570410.481" calcext:value-type="float">
            <text:p>32570410,481</text:p>
          </table:table-cell>
          <table:table-cell table:style-name="Default"/>
          <table:table-cell table:style-name="Default" office:value-type="float" office:value="5828124.717" calcext:value-type="float">
            <text:p>5828124,7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49.369" calcext:value-type="float">
            <text:p>49,369</text:p>
          </table:table-cell>
          <table:table-cell table:style-name="Default" office:value-type="float" office:value="48.369" calcext:value-type="float">
            <text:p>48,369</text:p>
          </table:table-cell>
          <table:table-cell table:style-name="Default" office:value-type="float" office:value="1.24" calcext:value-type="float">
            <text:p>1,2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73.412" calcext:value-type="float">
            <text:p>73,412</text:p>
          </table:table-cell>
          <table:table-cell table:style-name="Default" office:value-type="float" office:value="0.584" calcext:value-type="float">
            <text:p>0,5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7" calcext:value-type="float">
            <text:p>11902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9.885" calcext:value-type="float">
            <text:p>32570409,885</text:p>
          </table:table-cell>
          <table:table-cell table:style-name="Default"/>
          <table:table-cell table:style-name="Default" office:value-type="float" office:value="5828125.52" calcext:value-type="float">
            <text:p>5828125,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2"/>
          <table:table-cell table:style-name="Default" office:value-type="float" office:value="32570390.299" calcext:value-type="float">
            <text:p>32570390,299</text:p>
          </table:table-cell>
          <table:table-cell table:style-name="Default"/>
          <table:table-cell table:style-name="Default" office:value-type="float" office:value="5828152.619" calcext:value-type="float">
            <text:p>5828152,6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6" calcext:value-type="float">
            <text:p>36,86</text:p>
          </table:table-cell>
          <table:table-cell table:style-name="Default"/>
          <table:table-cell table:style-name="Default" office:value-type="float" office:value="34.436" calcext:value-type="float">
            <text:p>34,436</text:p>
          </table:table-cell>
          <table:table-cell table:style-name="Default" office:value-type="float" office:value="33.436" calcext:value-type="float">
            <text:p>33,436</text:p>
          </table:table-cell>
          <table:table-cell table:style-name="Default" office:value-type="float" office:value="2.094" calcext:value-type="float">
            <text:p>2,09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95.619" calcext:value-type="float">
            <text:p>95,619</text:p>
          </table:table-cell>
          <table:table-cell table:style-name="Default" office:value-type="float" office:value="0.761" calcext:value-type="float">
            <text:p>0,7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8" calcext:value-type="float">
            <text:p>11902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9.712" calcext:value-type="float">
            <text:p>32570389,712</text:p>
          </table:table-cell>
          <table:table-cell table:style-name="Default"/>
          <table:table-cell table:style-name="Default" office:value-type="float" office:value="5828153.428" calcext:value-type="float">
            <text:p>5828153,4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8" calcext:value-type="float">
            <text:p>36,18</text:p>
          </table:table-cell>
          <table:table-cell table:style-name="Default" table:number-columns-repeated="2"/>
          <table:table-cell table:style-name="Default" office:value-type="float" office:value="32570388.101" calcext:value-type="float">
            <text:p>32570388,101</text:p>
          </table:table-cell>
          <table:table-cell table:style-name="Default"/>
          <table:table-cell table:style-name="Default" office:value-type="float" office:value="5828155.639" calcext:value-type="float">
            <text:p>5828155,63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7" calcext:value-type="float">
            <text:p>36,17</text:p>
          </table:table-cell>
          <table:table-cell table:style-name="Default"/>
          <table:table-cell table:style-name="Default" office:value-type="float" office:value="3.735" calcext:value-type="float">
            <text:p>3,735</text:p>
          </table:table-cell>
          <table:table-cell table:style-name="Default" office:value-type="float" office:value="2.735" calcext:value-type="float">
            <text:p>2,735</text:p>
          </table:table-cell>
          <table:table-cell table:style-name="Default" office:value-type="float" office:value="3.656" calcext:value-type="float">
            <text:p>3,65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6.627" calcext:value-type="float">
            <text:p>126,627</text:p>
          </table:table-cell>
          <table:table-cell table:style-name="Default" office:value-type="float" office:value="1.008" calcext:value-type="float">
            <text:p>1,0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29" calcext:value-type="float">
            <text:p>11902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7.493" calcext:value-type="float">
            <text:p>32570387,493</text:p>
          </table:table-cell>
          <table:table-cell table:style-name="Default"/>
          <table:table-cell table:style-name="Default" office:value-type="float" office:value="5828156.432" calcext:value-type="float">
            <text:p>5828156,4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3" calcext:value-type="float">
            <text:p>36,83</text:p>
          </table:table-cell>
          <table:table-cell table:style-name="Default" table:number-columns-repeated="2"/>
          <table:table-cell table:style-name="Default" office:value-type="float" office:value="32570378.735" calcext:value-type="float">
            <text:p>32570378,735</text:p>
          </table:table-cell>
          <table:table-cell table:style-name="Default"/>
          <table:table-cell table:style-name="Default" office:value-type="float" office:value="5828167.299" calcext:value-type="float">
            <text:p>5828167,29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/>
          <table:table-cell table:style-name="Default" office:value-type="float" office:value="14.957" calcext:value-type="float">
            <text:p>14,957</text:p>
          </table:table-cell>
          <table:table-cell table:style-name="Default" office:value-type="float" office:value="13.957" calcext:value-type="float">
            <text:p>13,957</text:p>
          </table:table-cell>
          <table:table-cell table:style-name="Default" office:value-type="float" office:value="0.716" calcext:value-type="float">
            <text:p>0,71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5.599" calcext:value-type="float">
            <text:p>55,599</text:p>
          </table:table-cell>
          <table:table-cell table:style-name="Default" office:value-type="float" office:value="0.442" calcext:value-type="float">
            <text:p>0,4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29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8.101" calcext:value-type="float">
            <text:p>32570378,101</text:p>
          </table:table-cell>
          <table:table-cell table:style-name="Default"/>
          <table:table-cell table:style-name="Default" office:value-type="float" office:value="5828168.072" calcext:value-type="float">
            <text:p>5828168,07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 table:number-columns-repeated="2"/>
          <table:table-cell table:style-name="Default" office:value-type="float" office:value="32570362.088" calcext:value-type="float">
            <text:p>32570362,088</text:p>
          </table:table-cell>
          <table:table-cell table:style-name="Default"/>
          <table:table-cell table:style-name="Default" office:value-type="float" office:value="5828187.286" calcext:value-type="float">
            <text:p>5828187,2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/>
          <table:table-cell table:style-name="Default" office:value-type="float" office:value="26.012" calcext:value-type="float">
            <text:p>26,012</text:p>
          </table:table-cell>
          <table:table-cell table:style-name="Default" office:value-type="float" office:value="25.012" calcext:value-type="float">
            <text:p>25,012</text:p>
          </table:table-cell>
          <table:table-cell table:style-name="Default" office:value-type="float" office:value="0.4" calcext:value-type="float">
            <text:p>0,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1.333" calcext:value-type="float">
            <text:p>41,333</text:p>
          </table:table-cell>
          <table:table-cell table:style-name="Default" office:value-type="float" office:value="0.329" calcext:value-type="float">
            <text:p>0,3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0" calcext:value-type="float">
            <text:p>11903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0.854" calcext:value-type="float">
            <text:p>32570320,854</text:p>
          </table:table-cell>
          <table:table-cell table:style-name="Default"/>
          <table:table-cell table:style-name="Default" office:value-type="float" office:value="5828099.397" calcext:value-type="float">
            <text:p>5828099,3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7" calcext:value-type="float">
            <text:p>37,07</text:p>
          </table:table-cell>
          <table:table-cell table:style-name="Default" table:number-columns-repeated="2"/>
          <table:table-cell table:style-name="Default" office:value-type="float" office:value="32570354.894" calcext:value-type="float">
            <text:p>32570354,894</text:p>
          </table:table-cell>
          <table:table-cell table:style-name="Default"/>
          <table:table-cell table:style-name="Default" office:value-type="float" office:value="5828126.479" calcext:value-type="float">
            <text:p>5828126,4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/>
          <table:table-cell table:style-name="Default" office:value-type="float" office:value="44.499" calcext:value-type="float">
            <text:p>44,499</text:p>
          </table:table-cell>
          <table:table-cell table:style-name="Default" office:value-type="float" office:value="43.499" calcext:value-type="float">
            <text:p>43,499</text:p>
          </table:table-cell>
          <table:table-cell table:style-name="Default" office:value-type="float" office:value="6.437" calcext:value-type="float">
            <text:p>6,43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6.684" calcext:value-type="float">
            <text:p>26,684</text:p>
          </table:table-cell>
          <table:table-cell table:style-name="Default" office:value-type="float" office:value="0.849" calcext:value-type="float">
            <text:p>0,8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1" calcext:value-type="float">
            <text:p>11903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26.759" calcext:value-type="float">
            <text:p>32570526,759</text:p>
          </table:table-cell>
          <table:table-cell table:style-name="Default"/>
          <table:table-cell table:style-name="Default" office:value-type="float" office:value="5828026.822" calcext:value-type="float">
            <text:p>5828026,8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3" calcext:value-type="float">
            <text:p>37,33</text:p>
          </table:table-cell>
          <table:table-cell table:style-name="Default" table:number-columns-repeated="2"/>
          <table:table-cell table:style-name="Default" office:value-type="float" office:value="32570494.203" calcext:value-type="float">
            <text:p>32570494,203</text:p>
          </table:table-cell>
          <table:table-cell table:style-name="Default"/>
          <table:table-cell table:style-name="Default" office:value-type="float" office:value="5828070.195" calcext:value-type="float">
            <text:p>5828070,1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/>
          <table:table-cell table:style-name="Default" office:value-type="float" office:value="55.232" calcext:value-type="float">
            <text:p>55,232</text:p>
          </table:table-cell>
          <table:table-cell table:style-name="Default" office:value-type="float" office:value="54.232" calcext:value-type="float">
            <text:p>54,232</text:p>
          </table:table-cell>
          <table:table-cell table:style-name="Default" office:value-type="float" office:value="2.213" calcext:value-type="float">
            <text:p>2,21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5.559" calcext:value-type="float">
            <text:p>15,559</text:p>
          </table:table-cell>
          <table:table-cell table:style-name="Default" office:value-type="float" office:value="0.495" calcext:value-type="float">
            <text:p>0,4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2" calcext:value-type="float">
            <text:p>11903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3.6" calcext:value-type="float">
            <text:p>32570493,6</text:p>
          </table:table-cell>
          <table:table-cell table:style-name="Default"/>
          <table:table-cell table:style-name="Default" office:value-type="float" office:value="5828070.993" calcext:value-type="float">
            <text:p>5828070,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 table:number-columns-repeated="2"/>
          <table:table-cell table:style-name="Default" office:value-type="float" office:value="32570463.009" calcext:value-type="float">
            <text:p>32570463,009</text:p>
          </table:table-cell>
          <table:table-cell table:style-name="Default"/>
          <table:table-cell table:style-name="Default" office:value-type="float" office:value="5828111.151" calcext:value-type="float">
            <text:p>5828111,15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/>
          <table:table-cell table:style-name="Default" office:value-type="float" office:value="51.483" calcext:value-type="float">
            <text:p>51,483</text:p>
          </table:table-cell>
          <table:table-cell table:style-name="Default" office:value-type="float" office:value="50.483" calcext:value-type="float">
            <text:p>50,483</text:p>
          </table:table-cell>
          <table:table-cell table:style-name="Default" office:value-type="float" office:value="2.575" calcext:value-type="float">
            <text:p>2,57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6.801" calcext:value-type="float">
            <text:p>16,801</text:p>
          </table:table-cell>
          <table:table-cell table:style-name="Default" office:value-type="float" office:value="0.535" calcext:value-type="float">
            <text:p>0,5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3" calcext:value-type="float">
            <text:p>11903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2.405" calcext:value-type="float">
            <text:p>32570462,405</text:p>
          </table:table-cell>
          <table:table-cell table:style-name="Default"/>
          <table:table-cell table:style-name="Default" office:value-type="float" office:value="5828111.948" calcext:value-type="float">
            <text:p>5828111,9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 table:number-columns-repeated="2"/>
          <table:table-cell table:style-name="Default" office:value-type="float" office:value="32570429.381" calcext:value-type="float">
            <text:p>32570429,381</text:p>
          </table:table-cell>
          <table:table-cell table:style-name="Default"/>
          <table:table-cell table:style-name="Default" office:value-type="float" office:value="5828155.693" calcext:value-type="float">
            <text:p>5828155,6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55.81" calcext:value-type="float">
            <text:p>55,81</text:p>
          </table:table-cell>
          <table:table-cell table:style-name="Default" office:value-type="float" office:value="54.81" calcext:value-type="float">
            <text:p>54,81</text:p>
          </table:table-cell>
          <table:table-cell table:style-name="Default" office:value-type="float" office:value="1.642" calcext:value-type="float">
            <text:p>1,64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9.407" calcext:value-type="float">
            <text:p>39,407</text:p>
          </table:table-cell>
          <table:table-cell table:style-name="Default" office:value-type="float" office:value="0.557" calcext:value-type="float">
            <text:p>0,5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4" calcext:value-type="float">
            <text:p>11903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28.788" calcext:value-type="float">
            <text:p>32570428,788</text:p>
          </table:table-cell>
          <table:table-cell table:style-name="Default"/>
          <table:table-cell table:style-name="Default" office:value-type="float" office:value="5828156.498" calcext:value-type="float">
            <text:p>5828156,4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2"/>
          <table:table-cell table:style-name="Default" office:value-type="float" office:value="32570415.135" calcext:value-type="float">
            <text:p>32570415,135</text:p>
          </table:table-cell>
          <table:table-cell table:style-name="Default"/>
          <table:table-cell table:style-name="Default" office:value-type="float" office:value="5828175.524" calcext:value-type="float">
            <text:p>5828175,5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24.533" calcext:value-type="float">
            <text:p>24,533</text:p>
          </table:table-cell>
          <table:table-cell table:style-name="Default" office:value-type="float" office:value="23.418" calcext:value-type="float">
            <text:p>23,418</text:p>
          </table:table-cell>
          <table:table-cell table:style-name="Default" office:value-type="float" office:value="2.562" calcext:value-type="float">
            <text:p>2,56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9.341" calcext:value-type="float">
            <text:p>49,341</text:p>
          </table:table-cell>
          <table:table-cell table:style-name="Default" office:value-type="float" office:value="0.698" calcext:value-type="float">
            <text:p>0,6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5" calcext:value-type="float">
            <text:p>11903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4.379" calcext:value-type="float">
            <text:p>32570414,379</text:p>
          </table:table-cell>
          <table:table-cell table:style-name="Default"/>
          <table:table-cell table:style-name="Default" office:value-type="float" office:value="5828175.72" calcext:value-type="float">
            <text:p>5828175,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2"/>
          <table:table-cell table:style-name="Default" office:value-type="float" office:value="32570390.332" calcext:value-type="float">
            <text:p>32570390,332</text:p>
          </table:table-cell>
          <table:table-cell table:style-name="Default"/>
          <table:table-cell table:style-name="Default" office:value-type="float" office:value="5828155.911" calcext:value-type="float">
            <text:p>5828155,9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/>
          <table:table-cell table:style-name="Default" office:value-type="float" office:value="32.156" calcext:value-type="float">
            <text:p>32,156</text:p>
          </table:table-cell>
          <table:table-cell table:style-name="Default" office:value-type="float" office:value="31.156" calcext:value-type="float">
            <text:p>31,156</text:p>
          </table:table-cell>
          <table:table-cell table:style-name="Default" office:value-type="float" office:value="2.568" calcext:value-type="float">
            <text:p>2,56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1.343" calcext:value-type="float">
            <text:p>191,343</text:p>
          </table:table-cell>
          <table:table-cell table:style-name="Default" office:value-type="float" office:value="0.975" calcext:value-type="float">
            <text:p>0,9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6" calcext:value-type="float">
            <text:p>11903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9.266" calcext:value-type="float">
            <text:p>32570499,266</text:p>
          </table:table-cell>
          <table:table-cell table:style-name="Default"/>
          <table:table-cell table:style-name="Default" office:value-type="float" office:value="5828139.862" calcext:value-type="float">
            <text:p>5828139,8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4" calcext:value-type="float">
            <text:p>37,14</text:p>
          </table:table-cell>
          <table:table-cell table:style-name="Default" table:number-columns-repeated="2"/>
          <table:table-cell table:style-name="Default" office:value-type="float" office:value="32570464.913" calcext:value-type="float">
            <text:p>32570464,913</text:p>
          </table:table-cell>
          <table:table-cell table:style-name="Default"/>
          <table:table-cell table:style-name="Default" office:value-type="float" office:value="5828184.175" calcext:value-type="float">
            <text:p>5828184,1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style-name="Default" office:value-type="float" office:value="57.069" calcext:value-type="float">
            <text:p>57,069</text:p>
          </table:table-cell>
          <table:table-cell table:style-name="Default" office:value-type="float" office:value="56.069" calcext:value-type="float">
            <text:p>56,069</text:p>
          </table:table-cell>
          <table:table-cell table:style-name="Default" office:value-type="float" office:value="2.497" calcext:value-type="float">
            <text:p>2,49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8.703" calcext:value-type="float">
            <text:p>48,703</text:p>
          </table:table-cell>
          <table:table-cell table:style-name="Default" office:value-type="float" office:value="0.689" calcext:value-type="float">
            <text:p>0,6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7" calcext:value-type="float">
            <text:p>11903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4.291" calcext:value-type="float">
            <text:p>32570464,291</text:p>
          </table:table-cell>
          <table:table-cell table:style-name="Default"/>
          <table:table-cell table:style-name="Default" office:value-type="float" office:value="5828184.957" calcext:value-type="float">
            <text:p>5828184,9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Default" office:value-type="float" office:value="32570450.131" calcext:value-type="float">
            <text:p>32570450,131</text:p>
          </table:table-cell>
          <table:table-cell table:style-name="Default"/>
          <table:table-cell table:style-name="Default" office:value-type="float" office:value="5828202.313" calcext:value-type="float">
            <text:p>5828202,3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23.545" calcext:value-type="float">
            <text:p>23,545</text:p>
          </table:table-cell>
          <table:table-cell table:style-name="Default" office:value-type="float" office:value="22.399" calcext:value-type="float">
            <text:p>22,399</text:p>
          </table:table-cell>
          <table:table-cell table:style-name="Default" office:value-type="float" office:value="0.446" calcext:value-type="float">
            <text:p>0,44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.335" calcext:value-type="float">
            <text:p>20,335</text:p>
          </table:table-cell>
          <table:table-cell table:style-name="Default" office:value-type="float" office:value="0.288" calcext:value-type="float">
            <text:p>0,2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8" calcext:value-type="float">
            <text:p>11903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49.326" calcext:value-type="float">
            <text:p>32570449,326</text:p>
          </table:table-cell>
          <table:table-cell table:style-name="Default"/>
          <table:table-cell table:style-name="Default" office:value-type="float" office:value="5828202.509" calcext:value-type="float">
            <text:p>5828202,5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table:number-columns-repeated="2"/>
          <table:table-cell table:style-name="Default" office:value-type="float" office:value="32570415.173" calcext:value-type="float">
            <text:p>32570415,173</text:p>
          </table:table-cell>
          <table:table-cell table:style-name="Default"/>
          <table:table-cell table:style-name="Default" office:value-type="float" office:value="5828176.328" calcext:value-type="float">
            <text:p>5828176,3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44.033" calcext:value-type="float">
            <text:p>44,033</text:p>
          </table:table-cell>
          <table:table-cell table:style-name="Default" office:value-type="float" office:value="43.033" calcext:value-type="float">
            <text:p>43,033</text:p>
          </table:table-cell>
          <table:table-cell table:style-name="Default" office:value-type="float" office:value="1.394" calcext:value-type="float">
            <text:p>1,39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500" calcext:value-type="float">
            <text:p>5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40.652" calcext:value-type="float">
            <text:p>140,652</text:p>
          </table:table-cell>
          <table:table-cell table:style-name="Default" office:value-type="float" office:value="0.716" calcext:value-type="float">
            <text:p>0,7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/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39" calcext:value-type="float">
            <text:p>11903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10.127" calcext:value-type="float">
            <text:p>32570510,127</text:p>
          </table:table-cell>
          <table:table-cell table:style-name="Default"/>
          <table:table-cell table:style-name="Default" office:value-type="float" office:value="5828253.001" calcext:value-type="float">
            <text:p>5828253,00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9" calcext:value-type="float">
            <text:p>36,19</text:p>
          </table:table-cell>
          <table:table-cell table:style-name="Default" table:number-columns-repeated="2"/>
          <table:table-cell table:style-name="Default" office:value-type="float" office:value="32570475.755" calcext:value-type="float">
            <text:p>32570475,755</text:p>
          </table:table-cell>
          <table:table-cell table:style-name="Default"/>
          <table:table-cell table:style-name="Default" office:value-type="float" office:value="5828225.755" calcext:value-type="float">
            <text:p>5828225,75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02" calcext:value-type="float">
            <text:p>36,02</text:p>
          </table:table-cell>
          <table:table-cell table:style-name="Default"/>
          <table:table-cell table:style-name="Default" office:value-type="float" office:value="44.861" calcext:value-type="float">
            <text:p>44,861</text:p>
          </table:table-cell>
          <table:table-cell table:style-name="Default" office:value-type="float" office:value="43.861" calcext:value-type="float">
            <text:p>43,861</text:p>
          </table:table-cell>
          <table:table-cell table:style-name="Default" office:value-type="float" office:value="3.876" calcext:value-type="float">
            <text:p>3,87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.659" calcext:value-type="float">
            <text:p>20,659</text:p>
          </table:table-cell>
          <table:table-cell table:style-name="Default" office:value-type="float" office:value="0.658" calcext:value-type="float">
            <text:p>0,6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0" calcext:value-type="float">
            <text:p>11904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4.958" calcext:value-type="float">
            <text:p>32570474,958</text:p>
          </table:table-cell>
          <table:table-cell table:style-name="Default"/>
          <table:table-cell table:style-name="Default" office:value-type="float" office:value="5828225.151" calcext:value-type="float">
            <text:p>5828225,15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02" calcext:value-type="float">
            <text:p>36,02</text:p>
          </table:table-cell>
          <table:table-cell table:style-name="Default" table:number-columns-repeated="2"/>
          <table:table-cell table:style-name="Default" office:value-type="float" office:value="32570468.206" calcext:value-type="float">
            <text:p>32570468,206</text:p>
          </table:table-cell>
          <table:table-cell table:style-name="Default"/>
          <table:table-cell table:style-name="Default" office:value-type="float" office:value="5828220.256" calcext:value-type="float">
            <text:p>5828220,256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5.48" calcext:value-type="float">
            <text:p>35,48</text:p>
          </table:table-cell>
          <table:table-cell table:style-name="Default"/>
          <table:table-cell table:style-name="Default" office:value-type="float" office:value="8.84" calcext:value-type="float">
            <text:p>8,84</text:p>
          </table:table-cell>
          <table:table-cell table:style-name="Default" office:value-type="float" office:value="8.34" calcext:value-type="float">
            <text:p>8,34</text:p>
          </table:table-cell>
          <table:table-cell table:style-name="Default" office:value-type="float" office:value="64.751" calcext:value-type="float">
            <text:p>64,75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5.098" calcext:value-type="float">
            <text:p>85,098</text:p>
          </table:table-cell>
          <table:table-cell table:style-name="Default" office:value-type="float" office:value="2.709" calcext:value-type="float">
            <text:p>2,70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19040PW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8.206" calcext:value-type="float">
            <text:p>32570468,206</text:p>
          </table:table-cell>
          <table:table-cell table:style-name="Default"/>
          <table:table-cell table:style-name="Default" office:value-type="float" office:value="5828220.256" calcext:value-type="float">
            <text:p>5828220,25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8" calcext:value-type="float">
            <text:p>37,38</text:p>
          </table:table-cell>
          <table:table-cell table:style-name="Default" table:number-columns-repeated="2"/>
          <table:table-cell table:style-name="Default" office:value-type="float" office:value="32570449.999" calcext:value-type="float">
            <text:p>32570449,999</text:p>
          </table:table-cell>
          <table:table-cell table:style-name="Default"/>
          <table:table-cell table:style-name="Default" office:value-type="float" office:value="5828203.313" calcext:value-type="float">
            <text:p>5828203,3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25.454" calcext:value-type="float">
            <text:p>25,454</text:p>
          </table:table-cell>
          <table:table-cell table:style-name="Default" office:value-type="float" office:value="24.883" calcext:value-type="float">
            <text:p>24,883</text:p>
          </table:table-cell>
          <table:table-cell table:style-name="Default" office:value-type="float" office:value="15.673" calcext:value-type="float">
            <text:p>15,67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.537" calcext:value-type="float">
            <text:p>6,537</text:p>
          </table:table-cell>
          <table:table-cell table:style-name="Default" office:value-type="float" office:value="0.832" calcext:value-type="float">
            <text:p>0,8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2" calcext:value-type="float">
            <text:p>11904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3.156" calcext:value-type="float">
            <text:p>32570533,156</text:p>
          </table:table-cell>
          <table:table-cell table:style-name="Default"/>
          <table:table-cell table:style-name="Default" office:value-type="float" office:value="5828165.525" calcext:value-type="float">
            <text:p>5828165,5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7" calcext:value-type="float">
            <text:p>37,37</text:p>
          </table:table-cell>
          <table:table-cell table:style-name="Default" table:number-columns-repeated="2"/>
          <table:table-cell table:style-name="Default" office:value-type="float" office:value="32570499.276" calcext:value-type="float">
            <text:p>32570499,276</text:p>
          </table:table-cell>
          <table:table-cell table:style-name="Default"/>
          <table:table-cell table:style-name="Default" office:value-type="float" office:value="5828209.971" calcext:value-type="float">
            <text:p>5828209,9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/>
          <table:table-cell table:style-name="Default" office:value-type="float" office:value="56.887" calcext:value-type="float">
            <text:p>56,887</text:p>
          </table:table-cell>
          <table:table-cell table:style-name="Default" office:value-type="float" office:value="55.887" calcext:value-type="float">
            <text:p>55,887</text:p>
          </table:table-cell>
          <table:table-cell table:style-name="Default" office:value-type="float" office:value="2.147" calcext:value-type="float">
            <text:p>2,14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5.13" calcext:value-type="float">
            <text:p>45,13</text:p>
          </table:table-cell>
          <table:table-cell table:style-name="Default" office:value-type="float" office:value="0.638" calcext:value-type="float">
            <text:p>0,6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3" calcext:value-type="float">
            <text:p>11904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8.701" calcext:value-type="float">
            <text:p>32570498,701</text:p>
          </table:table-cell>
          <table:table-cell table:style-name="Default"/>
          <table:table-cell table:style-name="Default" office:value-type="float" office:value="5828210.788" calcext:value-type="float">
            <text:p>5828210,7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2"/>
          <table:table-cell table:style-name="Default" office:value-type="float" office:value="32570486.261" calcext:value-type="float">
            <text:p>32570486,261</text:p>
          </table:table-cell>
          <table:table-cell table:style-name="Default"/>
          <table:table-cell table:style-name="Default" office:value-type="float" office:value="5828229.963" calcext:value-type="float">
            <text:p>5828229,9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/>
          <table:table-cell table:style-name="Default" office:value-type="float" office:value="23.856" calcext:value-type="float">
            <text:p>23,856</text:p>
          </table:table-cell>
          <table:table-cell table:style-name="Default" office:value-type="float" office:value="22.856" calcext:value-type="float">
            <text:p>22,856</text:p>
          </table:table-cell>
          <table:table-cell table:style-name="Default" office:value-type="float" office:value="3.5" calcext:value-type="float">
            <text:p>3,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7.749" calcext:value-type="float">
            <text:p>57,749</text:p>
          </table:table-cell>
          <table:table-cell table:style-name="Default" office:value-type="float" office:value="0.817" calcext:value-type="float">
            <text:p>0,8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4" calcext:value-type="float">
            <text:p>11904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85.591" calcext:value-type="float">
            <text:p>32570485,591</text:p>
          </table:table-cell>
          <table:table-cell table:style-name="Default"/>
          <table:table-cell table:style-name="Default" office:value-type="float" office:value="5828230.079" calcext:value-type="float">
            <text:p>5828230,0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 table:number-columns-repeated="2"/>
          <table:table-cell table:style-name="Default" office:value-type="float" office:value="32570450.121" calcext:value-type="float">
            <text:p>32570450,121</text:p>
          </table:table-cell>
          <table:table-cell table:style-name="Default"/>
          <table:table-cell table:style-name="Default" office:value-type="float" office:value="5828203.116" calcext:value-type="float">
            <text:p>5828203,1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45.555" calcext:value-type="float">
            <text:p>45,555</text:p>
          </table:table-cell>
          <table:table-cell table:style-name="Default" office:value-type="float" office:value="44.555" calcext:value-type="float">
            <text:p>44,555</text:p>
          </table:table-cell>
          <table:table-cell table:style-name="Default" office:value-type="float" office:value="4.04" calcext:value-type="float">
            <text:p>4,0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400" calcext:value-type="float">
            <text:p>4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33.155" calcext:value-type="float">
            <text:p>133,155</text:p>
          </table:table-cell>
          <table:table-cell table:style-name="Default" office:value-type="float" office:value="1.06" calcext:value-type="float">
            <text:p>1,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5" calcext:value-type="float">
            <text:p>11904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66.508" calcext:value-type="float">
            <text:p>32570566,508</text:p>
          </table:table-cell>
          <table:table-cell table:style-name="Default"/>
          <table:table-cell table:style-name="Default" office:value-type="float" office:value="5828192.292" calcext:value-type="float">
            <text:p>5828192,2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2" calcext:value-type="float">
            <text:p>37,42</text:p>
          </table:table-cell>
          <table:table-cell table:style-name="Default" table:number-columns-repeated="2"/>
          <table:table-cell table:style-name="Default" office:value-type="float" office:value="32570530.889" calcext:value-type="float">
            <text:p>32570530,889</text:p>
          </table:table-cell>
          <table:table-cell table:style-name="Default"/>
          <table:table-cell table:style-name="Default" office:value-type="float" office:value="5828235.443" calcext:value-type="float">
            <text:p>5828235,4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1" calcext:value-type="float">
            <text:p>37,31</text:p>
          </table:table-cell>
          <table:table-cell table:style-name="Default"/>
          <table:table-cell table:style-name="Default" office:value-type="float" office:value="56.953" calcext:value-type="float">
            <text:p>56,953</text:p>
          </table:table-cell>
          <table:table-cell table:style-name="Default" office:value-type="float" office:value="55.953" calcext:value-type="float">
            <text:p>55,953</text:p>
          </table:table-cell>
          <table:table-cell table:style-name="Default" office:value-type="float" office:value="1.966" calcext:value-type="float">
            <text:p>1,96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3.163" calcext:value-type="float">
            <text:p>43,163</text:p>
          </table:table-cell>
          <table:table-cell table:style-name="Default" office:value-type="float" office:value="0.611" calcext:value-type="float">
            <text:p>0,6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6" calcext:value-type="float">
            <text:p>11904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0.184" calcext:value-type="float">
            <text:p>32570530,184</text:p>
          </table:table-cell>
          <table:table-cell table:style-name="Default"/>
          <table:table-cell table:style-name="Default" office:value-type="float" office:value="5828236.146" calcext:value-type="float">
            <text:p>5828236,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1" calcext:value-type="float">
            <text:p>37,31</text:p>
          </table:table-cell>
          <table:table-cell table:style-name="Default" table:number-columns-repeated="2"/>
          <table:table-cell table:style-name="Default" office:value-type="float" office:value="32570512.786" calcext:value-type="float">
            <text:p>32570512,786</text:p>
          </table:table-cell>
          <table:table-cell table:style-name="Default"/>
          <table:table-cell table:style-name="Default" office:value-type="float" office:value="5828250.396" calcext:value-type="float">
            <text:p>5828250,3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8" calcext:value-type="float">
            <text:p>37,28</text:p>
          </table:table-cell>
          <table:table-cell table:style-name="Default"/>
          <table:table-cell table:style-name="Default" office:value-type="float" office:value="23.489" calcext:value-type="float">
            <text:p>23,489</text:p>
          </table:table-cell>
          <table:table-cell table:style-name="Default" office:value-type="float" office:value="22.489" calcext:value-type="float">
            <text:p>22,489</text:p>
          </table:table-cell>
          <table:table-cell table:style-name="Default" office:value-type="float" office:value="1.334" calcext:value-type="float">
            <text:p>1,33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5.474" calcext:value-type="float">
            <text:p>35,474</text:p>
          </table:table-cell>
          <table:table-cell table:style-name="Default" office:value-type="float" office:value="0.502" calcext:value-type="float">
            <text:p>0,5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47" calcext:value-type="float">
            <text:p>11904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12.003" calcext:value-type="float">
            <text:p>32570512,003</text:p>
          </table:table-cell>
          <table:table-cell table:style-name="Default"/>
          <table:table-cell table:style-name="Default" office:value-type="float" office:value="5828250.408" calcext:value-type="float">
            <text:p>5828250,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8" calcext:value-type="float">
            <text:p>37,28</text:p>
          </table:table-cell>
          <table:table-cell table:style-name="Default" table:number-columns-repeated="2"/>
          <table:table-cell table:style-name="Default" office:value-type="float" office:value="32570486.385" calcext:value-type="float">
            <text:p>32570486,385</text:p>
          </table:table-cell>
          <table:table-cell table:style-name="Default"/>
          <table:table-cell table:style-name="Default" office:value-type="float" office:value="5828230.687" calcext:value-type="float">
            <text:p>5828230,6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7" calcext:value-type="float">
            <text:p>37,17</text:p>
          </table:table-cell>
          <table:table-cell table:style-name="Default"/>
          <table:table-cell table:style-name="Default" office:value-type="float" office:value="33.329" calcext:value-type="float">
            <text:p>33,329</text:p>
          </table:table-cell>
          <table:table-cell table:style-name="Default" office:value-type="float" office:value="32.329" calcext:value-type="float">
            <text:p>32,329</text:p>
          </table:table-cell>
          <table:table-cell table:style-name="Default" office:value-type="float" office:value="3.402" calcext:value-type="float">
            <text:p>3,40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6.931" calcext:value-type="float">
            <text:p>56,931</text:p>
          </table:table-cell>
          <table:table-cell table:style-name="Default" office:value-type="float" office:value="0.805" calcext:value-type="float">
            <text:p>0,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56" calcext:value-type="float">
            <text:p>11905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5.43" calcext:value-type="float">
            <text:p>32570415,43</text:p>
          </table:table-cell>
          <table:table-cell table:style-name="Default"/>
          <table:table-cell table:style-name="Default" office:value-type="float" office:value="5827927.697" calcext:value-type="float">
            <text:p>5827927,6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6" calcext:value-type="float">
            <text:p>37,56</text:p>
          </table:table-cell>
          <table:table-cell table:style-name="Default" table:number-columns-repeated="2"/>
          <table:table-cell table:style-name="Default" office:value-type="float" office:value="32570438.037" calcext:value-type="float">
            <text:p>32570438,037</text:p>
          </table:table-cell>
          <table:table-cell table:style-name="Default"/>
          <table:table-cell table:style-name="Default" office:value-type="float" office:value="5827945.041" calcext:value-type="float">
            <text:p>5827945,0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/>
          <table:table-cell table:style-name="Default" office:value-type="float" office:value="29.494" calcext:value-type="float">
            <text:p>29,494</text:p>
          </table:table-cell>
          <table:table-cell table:style-name="Default" office:value-type="float" office:value="28.494" calcext:value-type="float">
            <text:p>28,494</text:p>
          </table:table-cell>
          <table:table-cell table:style-name="Default" office:value-type="float" office:value="4.211" calcext:value-type="float">
            <text:p>4,21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9.041" calcext:value-type="float">
            <text:p>39,041</text:p>
          </table:table-cell>
          <table:table-cell table:style-name="Default" office:value-type="float" office:value="0.795" calcext:value-type="float">
            <text:p>0,7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57" calcext:value-type="float">
            <text:p>11905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8.83" calcext:value-type="float">
            <text:p>32570438,83</text:p>
          </table:table-cell>
          <table:table-cell table:style-name="Default"/>
          <table:table-cell table:style-name="Default" office:value-type="float" office:value="5827945.65" calcext:value-type="float">
            <text:p>5827945,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4" calcext:value-type="float">
            <text:p>37,44</text:p>
          </table:table-cell>
          <table:table-cell table:style-name="Default" table:number-columns-repeated="2"/>
          <table:table-cell table:style-name="Default" office:value-type="float" office:value="32570467.386" calcext:value-type="float">
            <text:p>32570467,386</text:p>
          </table:table-cell>
          <table:table-cell table:style-name="Default"/>
          <table:table-cell table:style-name="Default" office:value-type="float" office:value="5827967.661" calcext:value-type="float">
            <text:p>5827967,6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/>
          <table:table-cell table:style-name="Default" office:value-type="float" office:value="37.054" calcext:value-type="float">
            <text:p>37,054</text:p>
          </table:table-cell>
          <table:table-cell table:style-name="Default" office:value-type="float" office:value="36.054" calcext:value-type="float">
            <text:p>36,054</text:p>
          </table:table-cell>
          <table:table-cell table:style-name="Default" office:value-type="float" office:value="2.774" calcext:value-type="float">
            <text:p>2,77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1.621" calcext:value-type="float">
            <text:p>31,621</text:p>
          </table:table-cell>
          <table:table-cell table:style-name="Default" office:value-type="float" office:value="0.644" calcext:value-type="float">
            <text:p>0,6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19058" calcext:value-type="float">
            <text:p>11905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68.119" calcext:value-type="float">
            <text:p>32570468,119</text:p>
          </table:table-cell>
          <table:table-cell table:style-name="Default"/>
          <table:table-cell table:style-name="Default" office:value-type="float" office:value="5827968.336" calcext:value-type="float">
            <text:p>5827968,3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 table:number-columns-repeated="2"/>
          <table:table-cell table:style-name="Default" office:value-type="float" office:value="32570480.94" calcext:value-type="float">
            <text:p>32570480,94</text:p>
          </table:table-cell>
          <table:table-cell table:style-name="Default"/>
          <table:table-cell table:style-name="Default" office:value-type="float" office:value="5827982.42" calcext:value-type="float">
            <text:p>5827982,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/>
          <table:table-cell table:style-name="Default" office:value-type="float" office:value="20.046" calcext:value-type="float">
            <text:p>20,046</text:p>
          </table:table-cell>
          <table:table-cell table:style-name="Default" office:value-type="float" office:value="19.046" calcext:value-type="float">
            <text:p>19,046</text:p>
          </table:table-cell>
          <table:table-cell table:style-name="Default" office:value-type="float" office:value="4.725" calcext:value-type="float">
            <text:p>4,72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1.374" calcext:value-type="float">
            <text:p>41,374</text:p>
          </table:table-cell>
          <table:table-cell table:style-name="Default" office:value-type="float" office:value="0.843" calcext:value-type="float">
            <text:p>0,84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1" calcext:value-type="float">
            <text:p>1200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80.955" calcext:value-type="float">
            <text:p>32570480,955</text:p>
          </table:table-cell>
          <table:table-cell table:style-name="Default"/>
          <table:table-cell table:style-name="Default" office:value-type="float" office:value="5827768.136" calcext:value-type="float">
            <text:p>5827768,1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7" calcext:value-type="float">
            <text:p>37,37</text:p>
          </table:table-cell>
          <table:table-cell table:style-name="Default" table:number-columns-repeated="2"/>
          <table:table-cell table:style-name="Default" office:value-type="float" office:value="32570445.788" calcext:value-type="float">
            <text:p>32570445,788</text:p>
          </table:table-cell>
          <table:table-cell table:style-name="Default"/>
          <table:table-cell table:style-name="Default" office:value-type="float" office:value="5827815.436" calcext:value-type="float">
            <text:p>5827815,4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/>
          <table:table-cell table:style-name="Default" office:value-type="float" office:value="59.941" calcext:value-type="float">
            <text:p>59,941</text:p>
          </table:table-cell>
          <table:table-cell table:style-name="Default" office:value-type="float" office:value="58.941" calcext:value-type="float">
            <text:p>58,941</text:p>
          </table:table-cell>
          <table:table-cell table:style-name="Default" office:value-type="float" office:value="3.054" calcext:value-type="float">
            <text:p>3,05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315" calcext:value-type="float">
            <text:p>18,315</text:p>
          </table:table-cell>
          <table:table-cell table:style-name="Default" office:value-type="float" office:value="0.583" calcext:value-type="float">
            <text:p>0,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2" calcext:value-type="float">
            <text:p>1200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45.186" calcext:value-type="float">
            <text:p>32570445,186</text:p>
          </table:table-cell>
          <table:table-cell table:style-name="Default"/>
          <table:table-cell table:style-name="Default" office:value-type="float" office:value="5827816.235" calcext:value-type="float">
            <text:p>5827816,2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 table:number-columns-repeated="2"/>
          <table:table-cell table:style-name="Default" office:value-type="float" office:value="32570413.026" calcext:value-type="float">
            <text:p>32570413,026</text:p>
          </table:table-cell>
          <table:table-cell table:style-name="Default"/>
          <table:table-cell table:style-name="Default" office:value-type="float" office:value="5827858.452" calcext:value-type="float">
            <text:p>5827858,4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7" calcext:value-type="float">
            <text:p>37,07</text:p>
          </table:table-cell>
          <table:table-cell table:style-name="Default"/>
          <table:table-cell table:style-name="Default" office:value-type="float" office:value="54.071" calcext:value-type="float">
            <text:p>54,071</text:p>
          </table:table-cell>
          <table:table-cell table:style-name="Default" office:value-type="float" office:value="53.071" calcext:value-type="float">
            <text:p>53,071</text:p>
          </table:table-cell>
          <table:table-cell table:style-name="Default" office:value-type="float" office:value="2.261" calcext:value-type="float">
            <text:p>2,26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5.73" calcext:value-type="float">
            <text:p>15,73</text:p>
          </table:table-cell>
          <table:table-cell table:style-name="Default" office:value-type="float" office:value="0.501" calcext:value-type="float">
            <text:p>0,5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3" calcext:value-type="float">
            <text:p>1200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2.419" calcext:value-type="float">
            <text:p>32570412,419</text:p>
          </table:table-cell>
          <table:table-cell table:style-name="Default"/>
          <table:table-cell table:style-name="Default" office:value-type="float" office:value="5827859.247" calcext:value-type="float">
            <text:p>5827859,24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7" calcext:value-type="float">
            <text:p>37,07</text:p>
          </table:table-cell>
          <table:table-cell table:style-name="Default" table:number-columns-repeated="2"/>
          <table:table-cell table:style-name="Default" office:value-type="float" office:value="32570395.354" calcext:value-type="float">
            <text:p>32570395,354</text:p>
          </table:table-cell>
          <table:table-cell table:style-name="Default"/>
          <table:table-cell table:style-name="Default" office:value-type="float" office:value="5827881.554" calcext:value-type="float">
            <text:p>5827881,55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6" calcext:value-type="float">
            <text:p>37,06</text:p>
          </table:table-cell>
          <table:table-cell table:style-name="Default"/>
          <table:table-cell table:style-name="Default" office:value-type="float" office:value="29.086" calcext:value-type="float">
            <text:p>29,086</text:p>
          </table:table-cell>
          <table:table-cell table:style-name="Default" office:value-type="float" office:value="28.086" calcext:value-type="float">
            <text:p>28,086</text:p>
          </table:table-cell>
          <table:table-cell table:style-name="Default" office:value-type="float" office:value="0.356" calcext:value-type="float">
            <text:p>0,35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.126" calcext:value-type="float">
            <text:p>6,126</text:p>
          </table:table-cell>
          <table:table-cell table:style-name="Default" office:value-type="float" office:value="0.195" calcext:value-type="float">
            <text:p>0,1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4" calcext:value-type="float">
            <text:p>12000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94.748" calcext:value-type="float">
            <text:p>32570394,748</text:p>
          </table:table-cell>
          <table:table-cell table:style-name="Default"/>
          <table:table-cell table:style-name="Default" office:value-type="float" office:value="5827882.349" calcext:value-type="float">
            <text:p>5827882,3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6" calcext:value-type="float">
            <text:p>37,06</text:p>
          </table:table-cell>
          <table:table-cell table:style-name="Default" table:number-columns-repeated="2"/>
          <table:table-cell table:style-name="Default" office:value-type="float" office:value="32570380.458" calcext:value-type="float">
            <text:p>32570380,458</text:p>
          </table:table-cell>
          <table:table-cell table:style-name="Default"/>
          <table:table-cell table:style-name="Default" office:value-type="float" office:value="5827901.206" calcext:value-type="float">
            <text:p>5827901,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24.66" calcext:value-type="float">
            <text:p>24,66</text:p>
          </table:table-cell>
          <table:table-cell table:style-name="Default" office:value-type="float" office:value="23.66" calcext:value-type="float">
            <text:p>23,66</text:p>
          </table:table-cell>
          <table:table-cell table:style-name="Default" office:value-type="float" office:value="5.495" calcext:value-type="float">
            <text:p>5,49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4.637" calcext:value-type="float">
            <text:p>24,637</text:p>
          </table:table-cell>
          <table:table-cell table:style-name="Default" office:value-type="float" office:value="0.784" calcext:value-type="float">
            <text:p>0,78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5" calcext:value-type="float">
            <text:p>12000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9.849" calcext:value-type="float">
            <text:p>32570379,849</text:p>
          </table:table-cell>
          <table:table-cell table:style-name="Default"/>
          <table:table-cell table:style-name="Default" office:value-type="float" office:value="5827901.998" calcext:value-type="float">
            <text:p>5827901,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 table:number-columns-repeated="2"/>
          <table:table-cell table:style-name="Default" office:value-type="float" office:value="32570351.385" calcext:value-type="float">
            <text:p>32570351,385</text:p>
          </table:table-cell>
          <table:table-cell table:style-name="Default"/>
          <table:table-cell table:style-name="Default" office:value-type="float" office:value="5827938.515" calcext:value-type="float">
            <text:p>5827938,5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/>
          <table:table-cell table:style-name="Default" office:value-type="float" office:value="47.299" calcext:value-type="float">
            <text:p>47,299</text:p>
          </table:table-cell>
          <table:table-cell table:style-name="Default" office:value-type="float" office:value="46.299" calcext:value-type="float">
            <text:p>46,299</text:p>
          </table:table-cell>
          <table:table-cell table:style-name="Default" office:value-type="float" office:value="3.888" calcext:value-type="float">
            <text:p>3,88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.691" calcext:value-type="float">
            <text:p>20,691</text:p>
          </table:table-cell>
          <table:table-cell table:style-name="Default" office:value-type="float" office:value="0.659" calcext:value-type="float">
            <text:p>0,6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6" calcext:value-type="float">
            <text:p>12000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50.778" calcext:value-type="float">
            <text:p>32570350,778</text:p>
          </table:table-cell>
          <table:table-cell table:style-name="Default"/>
          <table:table-cell table:style-name="Default" office:value-type="float" office:value="5827939.309" calcext:value-type="float">
            <text:p>5827939,3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 table:number-columns-repeated="2"/>
          <table:table-cell table:style-name="Default" office:value-type="float" office:value="32570328.268" calcext:value-type="float">
            <text:p>32570328,268</text:p>
          </table:table-cell>
          <table:table-cell table:style-name="Default"/>
          <table:table-cell table:style-name="Default" office:value-type="float" office:value="5827969.278" calcext:value-type="float">
            <text:p>5827969,2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54" calcext:value-type="float">
            <text:p>36,54</text:p>
          </table:table-cell>
          <table:table-cell table:style-name="Default"/>
          <table:table-cell table:style-name="Default" office:value-type="float" office:value="38.481" calcext:value-type="float">
            <text:p>38,481</text:p>
          </table:table-cell>
          <table:table-cell table:style-name="Default" office:value-type="float" office:value="37.481" calcext:value-type="float">
            <text:p>37,481</text:p>
          </table:table-cell>
          <table:table-cell table:style-name="Default" office:value-type="float" office:value="5.603" calcext:value-type="float">
            <text:p>5,60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4.881" calcext:value-type="float">
            <text:p>24,881</text:p>
          </table:table-cell>
          <table:table-cell table:style-name="Default" office:value-type="float" office:value="0.792" calcext:value-type="float">
            <text:p>0,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7" calcext:value-type="float">
            <text:p>12000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7.589" calcext:value-type="float">
            <text:p>32570327,589</text:p>
          </table:table-cell>
          <table:table-cell table:style-name="Default"/>
          <table:table-cell table:style-name="Default" office:value-type="float" office:value="5827969.352" calcext:value-type="float">
            <text:p>5827969,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4" calcext:value-type="float">
            <text:p>36,94</text:p>
          </table:table-cell>
          <table:table-cell table:style-name="Default" table:number-columns-repeated="2"/>
          <table:table-cell table:style-name="Default" office:value-type="float" office:value="32570320.88" calcext:value-type="float">
            <text:p>32570320,88</text:p>
          </table:table-cell>
          <table:table-cell table:style-name="Default"/>
          <table:table-cell table:style-name="Default" office:value-type="float" office:value="5827963.576" calcext:value-type="float">
            <text:p>5827963,57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2" calcext:value-type="float">
            <text:p>36,92</text:p>
          </table:table-cell>
          <table:table-cell table:style-name="Default"/>
          <table:table-cell table:style-name="Default" office:value-type="float" office:value="9.853" calcext:value-type="float">
            <text:p>9,853</text:p>
          </table:table-cell>
          <table:table-cell table:style-name="Default" office:value-type="float" office:value="8.853" calcext:value-type="float">
            <text:p>8,853</text:p>
          </table:table-cell>
          <table:table-cell table:style-name="Default" office:value-type="float" office:value="2.259" calcext:value-type="float">
            <text:p>2,25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6.304" calcext:value-type="float">
            <text:p>46,304</text:p>
          </table:table-cell>
          <table:table-cell table:style-name="Default" office:value-type="float" office:value="0.655" calcext:value-type="float">
            <text:p>0,6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08" calcext:value-type="float">
            <text:p>12000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0.028" calcext:value-type="float">
            <text:p>32570320,028</text:p>
          </table:table-cell>
          <table:table-cell table:style-name="Default"/>
          <table:table-cell table:style-name="Default" office:value-type="float" office:value="5827963.087" calcext:value-type="float">
            <text:p>5827963,0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2" calcext:value-type="float">
            <text:p>36,92</text:p>
          </table:table-cell>
          <table:table-cell table:style-name="Default" table:number-columns-repeated="2"/>
          <table:table-cell table:style-name="Default" office:value-type="float" office:value="32570299.239" calcext:value-type="float">
            <text:p>32570299,239</text:p>
          </table:table-cell>
          <table:table-cell table:style-name="Default"/>
          <table:table-cell table:style-name="Default" office:value-type="float" office:value="5827955.913" calcext:value-type="float">
            <text:p>5827955,913</text:p>
          </table:table-cell>
          <table:table-cell table:style-name="Default" office:value-type="float" office:value="-36" calcext:value-type="float">
            <text:p>-36</text:p>
          </table:table-cell>
          <table:table-cell table:style-name="Default" office:value-type="float" office:value="36.7" calcext:value-type="float">
            <text:p>36,7</text:p>
          </table:table-cell>
          <table:table-cell table:style-name="Default"/>
          <table:table-cell table:style-name="Default" office:value-type="float" office:value="22.492" calcext:value-type="float">
            <text:p>22,492</text:p>
          </table:table-cell>
          <table:table-cell table:style-name="Default" office:value-type="float" office:value="21.992" calcext:value-type="float">
            <text:p>21,992</text:p>
          </table:table-cell>
          <table:table-cell table:style-name="Default" office:value-type="float" office:value="10.004" calcext:value-type="float">
            <text:p>10,00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97.96" calcext:value-type="float">
            <text:p>97,96</text:p>
          </table:table-cell>
          <table:table-cell table:style-name="Default" office:value-type="float" office:value="1.386" calcext:value-type="float">
            <text:p>1,3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0" calcext:value-type="float">
            <text:p>12001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4.849" calcext:value-type="float">
            <text:p>32570414,849</text:p>
          </table:table-cell>
          <table:table-cell table:style-name="Default"/>
          <table:table-cell table:style-name="Default" office:value-type="float" office:value="5827860.52" calcext:value-type="float">
            <text:p>5827860,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 table:number-columns-repeated="2"/>
          <table:table-cell table:style-name="Default" office:value-type="float" office:value="32570413.116" calcext:value-type="float">
            <text:p>32570413,116</text:p>
          </table:table-cell>
          <table:table-cell table:style-name="Default"/>
          <table:table-cell table:style-name="Default" office:value-type="float" office:value="5827859.159" calcext:value-type="float">
            <text:p>5827859,1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9" calcext:value-type="float">
            <text:p>37,19</text:p>
          </table:table-cell>
          <table:table-cell table:style-name="Default"/>
          <table:table-cell table:style-name="Default" office:value-type="float" office:value="3.203" calcext:value-type="float">
            <text:p>3,203</text:p>
          </table:table-cell>
          <table:table-cell table:style-name="Default" office:value-type="float" office:value="2.203" calcext:value-type="float">
            <text:p>2,203</text:p>
          </table:table-cell>
          <table:table-cell table:style-name="Default" office:value-type="float" office:value="9.077" calcext:value-type="float">
            <text:p>9,07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3.419" calcext:value-type="float">
            <text:p>43,419</text:p>
          </table:table-cell>
          <table:table-cell table:style-name="Default" office:value-type="float" office:value="1.092" calcext:value-type="float">
            <text:p>1,0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1" calcext:value-type="float">
            <text:p>12001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1.648" calcext:value-type="float">
            <text:p>32570431,648</text:p>
          </table:table-cell>
          <table:table-cell table:style-name="Default"/>
          <table:table-cell table:style-name="Default" office:value-type="float" office:value="5827909.738" calcext:value-type="float">
            <text:p>5827909,7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3" calcext:value-type="float">
            <text:p>37,33</text:p>
          </table:table-cell>
          <table:table-cell table:style-name="Default" table:number-columns-repeated="2"/>
          <table:table-cell table:style-name="Default" office:value-type="float" office:value="32570395.448" calcext:value-type="float">
            <text:p>32570395,448</text:p>
          </table:table-cell>
          <table:table-cell table:style-name="Default"/>
          <table:table-cell table:style-name="Default" office:value-type="float" office:value="5827882.253" calcext:value-type="float">
            <text:p>5827882,2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6" calcext:value-type="float">
            <text:p>37,06</text:p>
          </table:table-cell>
          <table:table-cell table:style-name="Default"/>
          <table:table-cell table:style-name="Default" office:value-type="float" office:value="46.451" calcext:value-type="float">
            <text:p>46,451</text:p>
          </table:table-cell>
          <table:table-cell table:style-name="Default" office:value-type="float" office:value="45.451" calcext:value-type="float">
            <text:p>45,451</text:p>
          </table:table-cell>
          <table:table-cell table:style-name="Default" office:value-type="float" office:value="5.94" calcext:value-type="float">
            <text:p>5,9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6.429" calcext:value-type="float">
            <text:p>46,429</text:p>
          </table:table-cell>
          <table:table-cell table:style-name="Default" office:value-type="float" office:value="0.946" calcext:value-type="float">
            <text:p>0,9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2" calcext:value-type="float">
            <text:p>12001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59.925" calcext:value-type="float">
            <text:p>32570359,925</text:p>
          </table:table-cell>
          <table:table-cell table:style-name="Default"/>
          <table:table-cell table:style-name="Default" office:value-type="float" office:value="5828040.246" calcext:value-type="float">
            <text:p>5828040,2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51" calcext:value-type="float">
            <text:p>37,51</text:p>
          </table:table-cell>
          <table:table-cell table:style-name="Default" table:number-columns-repeated="2"/>
          <table:table-cell table:style-name="Default" office:value-type="float" office:value="32570381.998" calcext:value-type="float">
            <text:p>32570381,998</text:p>
          </table:table-cell>
          <table:table-cell table:style-name="Default"/>
          <table:table-cell table:style-name="Default" office:value-type="float" office:value="5828012.183" calcext:value-type="float">
            <text:p>5828012,1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36.704" calcext:value-type="float">
            <text:p>36,704</text:p>
          </table:table-cell>
          <table:table-cell table:style-name="Default" office:value-type="float" office:value="35.704" calcext:value-type="float">
            <text:p>35,704</text:p>
          </table:table-cell>
          <table:table-cell table:style-name="Default" office:value-type="float" office:value="16.245" calcext:value-type="float">
            <text:p>16,24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73" calcext:value-type="float">
            <text:p>19,73</text:p>
          </table:table-cell>
          <table:table-cell table:style-name="Default" office:value-type="float" office:value="1.116" calcext:value-type="float">
            <text:p>1,1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3" calcext:value-type="float">
            <text:p>12001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1.913" calcext:value-type="float">
            <text:p>32570381,913</text:p>
          </table:table-cell>
          <table:table-cell table:style-name="Default"/>
          <table:table-cell table:style-name="Default" office:value-type="float" office:value="5828011.482" calcext:value-type="float">
            <text:p>5828011,4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2"/>
          <table:table-cell table:style-name="Default" office:value-type="float" office:value="32570348.164" calcext:value-type="float">
            <text:p>32570348,164</text:p>
          </table:table-cell>
          <table:table-cell table:style-name="Default"/>
          <table:table-cell table:style-name="Default" office:value-type="float" office:value="5827985.149" calcext:value-type="float">
            <text:p>5827985,14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6" calcext:value-type="float">
            <text:p>36,96</text:p>
          </table:table-cell>
          <table:table-cell table:style-name="Default"/>
          <table:table-cell table:style-name="Default" office:value-type="float" office:value="43.807" calcext:value-type="float">
            <text:p>43,807</text:p>
          </table:table-cell>
          <table:table-cell table:style-name="Default" office:value-type="float" office:value="42.807" calcext:value-type="float">
            <text:p>42,807</text:p>
          </table:table-cell>
          <table:table-cell table:style-name="Default" office:value-type="float" office:value="4.672" calcext:value-type="float">
            <text:p>4,67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2.702" calcext:value-type="float">
            <text:p>22,702</text:p>
          </table:table-cell>
          <table:table-cell table:style-name="Default" office:value-type="float" office:value="0.723" calcext:value-type="float">
            <text:p>0,7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4" calcext:value-type="float">
            <text:p>12001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7.373" calcext:value-type="float">
            <text:p>32570347,373</text:p>
          </table:table-cell>
          <table:table-cell table:style-name="Default"/>
          <table:table-cell table:style-name="Default" office:value-type="float" office:value="5827984.537" calcext:value-type="float">
            <text:p>5827984,5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4" calcext:value-type="float">
            <text:p>36,94</text:p>
          </table:table-cell>
          <table:table-cell table:style-name="Default" table:number-columns-repeated="2"/>
          <table:table-cell table:style-name="Default" office:value-type="float" office:value="32570328.365" calcext:value-type="float">
            <text:p>32570328,365</text:p>
          </table:table-cell>
          <table:table-cell table:style-name="Default"/>
          <table:table-cell table:style-name="Default" office:value-type="float" office:value="5827969.982" calcext:value-type="float">
            <text:p>5827969,9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" calcext:value-type="float">
            <text:p>36,93</text:p>
          </table:table-cell>
          <table:table-cell table:style-name="Default"/>
          <table:table-cell table:style-name="Default" office:value-type="float" office:value="24.941" calcext:value-type="float">
            <text:p>24,941</text:p>
          </table:table-cell>
          <table:table-cell table:style-name="Default" office:value-type="float" office:value="23.941" calcext:value-type="float">
            <text:p>23,941</text:p>
          </table:table-cell>
          <table:table-cell table:style-name="Default" office:value-type="float" office:value="0.418" calcext:value-type="float">
            <text:p>0,41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655" calcext:value-type="float">
            <text:p>19,655</text:p>
          </table:table-cell>
          <table:table-cell table:style-name="Default" office:value-type="float" office:value="0.278" calcext:value-type="float">
            <text:p>0,2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5" calcext:value-type="float">
            <text:p>12001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9.435" calcext:value-type="float">
            <text:p>32570349,435</text:p>
          </table:table-cell>
          <table:table-cell table:style-name="Default"/>
          <table:table-cell table:style-name="Default" office:value-type="float" office:value="5828060.61" calcext:value-type="float">
            <text:p>5828060,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2"/>
          <table:table-cell table:style-name="Default" office:value-type="float" office:value="32570312.953" calcext:value-type="float">
            <text:p>32570312,953</text:p>
          </table:table-cell>
          <table:table-cell table:style-name="Default"/>
          <table:table-cell table:style-name="Default" office:value-type="float" office:value="5828034.831" calcext:value-type="float">
            <text:p>5828034,83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/>
          <table:table-cell table:style-name="Default" office:value-type="float" office:value="45.57" calcext:value-type="float">
            <text:p>45,57</text:p>
          </table:table-cell>
          <table:table-cell table:style-name="Default" office:value-type="float" office:value="44.67" calcext:value-type="float">
            <text:p>44,67</text:p>
          </table:table-cell>
          <table:table-cell table:style-name="Default" office:value-type="float" office:value="0.895" calcext:value-type="float">
            <text:p>0,89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4.545" calcext:value-type="float">
            <text:p>4,545</text:p>
          </table:table-cell>
          <table:table-cell table:style-name="Default" office:value-type="float" office:value="0.257" calcext:value-type="float">
            <text:p>0,2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 table:number-columns-repeated="4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6" calcext:value-type="float">
            <text:p>12001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2.825" calcext:value-type="float">
            <text:p>32570312,825</text:p>
          </table:table-cell>
          <table:table-cell table:style-name="Default"/>
          <table:table-cell table:style-name="Default" office:value-type="float" office:value="5828034.128" calcext:value-type="float">
            <text:p>5828034,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 table:number-columns-repeated="2"/>
          <table:table-cell table:style-name="Default" office:value-type="float" office:value="32570328.618" calcext:value-type="float">
            <text:p>32570328,618</text:p>
          </table:table-cell>
          <table:table-cell table:style-name="Default"/>
          <table:table-cell table:style-name="Default" office:value-type="float" office:value="5828010.755" calcext:value-type="float">
            <text:p>5828010,7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/>
          <table:table-cell table:style-name="Default" office:value-type="float" office:value="29.208" calcext:value-type="float">
            <text:p>29,208</text:p>
          </table:table-cell>
          <table:table-cell table:style-name="Default" office:value-type="float" office:value="28.208" calcext:value-type="float">
            <text:p>28,208</text:p>
          </table:table-cell>
          <table:table-cell table:style-name="Default" office:value-type="float" office:value="3.191" calcext:value-type="float">
            <text:p>3,19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725" calcext:value-type="float">
            <text:p>18,725</text:p>
          </table:table-cell>
          <table:table-cell table:style-name="Default" office:value-type="float" office:value="0.596" calcext:value-type="float">
            <text:p>0,5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7" calcext:value-type="float">
            <text:p>12001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9.195" calcext:value-type="float">
            <text:p>32570329,195</text:p>
          </table:table-cell>
          <table:table-cell table:style-name="Default"/>
          <table:table-cell table:style-name="Default" office:value-type="float" office:value="5828009.939" calcext:value-type="float">
            <text:p>5828009,9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8" calcext:value-type="float">
            <text:p>36,98</text:p>
          </table:table-cell>
          <table:table-cell table:style-name="Default" table:number-columns-repeated="2"/>
          <table:table-cell table:style-name="Default" office:value-type="float" office:value="32570347.473" calcext:value-type="float">
            <text:p>32570347,473</text:p>
          </table:table-cell>
          <table:table-cell table:style-name="Default"/>
          <table:table-cell table:style-name="Default" office:value-type="float" office:value="5827985.243" calcext:value-type="float">
            <text:p>5827985,24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/>
          <table:table-cell table:style-name="Default" office:value-type="float" office:value="31.724" calcext:value-type="float">
            <text:p>31,724</text:p>
          </table:table-cell>
          <table:table-cell table:style-name="Default" office:value-type="float" office:value="30.724" calcext:value-type="float">
            <text:p>30,724</text:p>
          </table:table-cell>
          <table:table-cell table:style-name="Default" office:value-type="float" office:value="0.325" calcext:value-type="float">
            <text:p>0,32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5.849" calcext:value-type="float">
            <text:p>5,849</text:p>
          </table:table-cell>
          <table:table-cell table:style-name="Default" office:value-type="float" office:value="0.186" calcext:value-type="float">
            <text:p>0,1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8" calcext:value-type="float">
            <text:p>12001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5.22" calcext:value-type="float">
            <text:p>32570405,22</text:p>
          </table:table-cell>
          <table:table-cell table:style-name="Default"/>
          <table:table-cell table:style-name="Default" office:value-type="float" office:value="5827985.666" calcext:value-type="float">
            <text:p>5827985,6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5" calcext:value-type="float">
            <text:p>37,35</text:p>
          </table:table-cell>
          <table:table-cell table:style-name="Default" table:number-columns-repeated="2"/>
          <table:table-cell table:style-name="Default" office:value-type="float" office:value="32570371.098" calcext:value-type="float">
            <text:p>32570371,098</text:p>
          </table:table-cell>
          <table:table-cell table:style-name="Default"/>
          <table:table-cell table:style-name="Default" office:value-type="float" office:value="5827959.515" calcext:value-type="float">
            <text:p>5827959,5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7" calcext:value-type="float">
            <text:p>37,27</text:p>
          </table:table-cell>
          <table:table-cell table:style-name="Default"/>
          <table:table-cell table:style-name="Default" office:value-type="float" office:value="43.991" calcext:value-type="float">
            <text:p>43,991</text:p>
          </table:table-cell>
          <table:table-cell table:style-name="Default" office:value-type="float" office:value="42.991" calcext:value-type="float">
            <text:p>42,991</text:p>
          </table:table-cell>
          <table:table-cell table:style-name="Default" office:value-type="float" office:value="1.861" calcext:value-type="float">
            <text:p>1,86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.601" calcext:value-type="float">
            <text:p>6,601</text:p>
          </table:table-cell>
          <table:table-cell table:style-name="Default" office:value-type="float" office:value="0.374" calcext:value-type="float">
            <text:p>0,37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19" calcext:value-type="float">
            <text:p>12001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0.991" calcext:value-type="float">
            <text:p>32570370,991</text:p>
          </table:table-cell>
          <table:table-cell table:style-name="Default"/>
          <table:table-cell table:style-name="Default" office:value-type="float" office:value="5827958.804" calcext:value-type="float">
            <text:p>5827958,8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7" calcext:value-type="float">
            <text:p>37,27</text:p>
          </table:table-cell>
          <table:table-cell table:style-name="Default" table:number-columns-repeated="2"/>
          <table:table-cell table:style-name="Default" office:value-type="float" office:value="32570373.749" calcext:value-type="float">
            <text:p>32570373,749</text:p>
          </table:table-cell>
          <table:table-cell table:style-name="Default"/>
          <table:table-cell table:style-name="Default" office:value-type="float" office:value="5827954.93" calcext:value-type="float">
            <text:p>5827954,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6" calcext:value-type="float">
            <text:p>37,26</text:p>
          </table:table-cell>
          <table:table-cell table:style-name="Default"/>
          <table:table-cell table:style-name="Default" office:value-type="float" office:value="5.755" calcext:value-type="float">
            <text:p>5,755</text:p>
          </table:table-cell>
          <table:table-cell table:style-name="Default" office:value-type="float" office:value="4.755" calcext:value-type="float">
            <text:p>4,755</text:p>
          </table:table-cell>
          <table:table-cell table:style-name="Default" office:value-type="float" office:value="2.103" calcext:value-type="float">
            <text:p>2,10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7.024" calcext:value-type="float">
            <text:p>7,024</text:p>
          </table:table-cell>
          <table:table-cell table:style-name="Default" office:value-type="float" office:value="0.397" calcext:value-type="float">
            <text:p>0,3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20" calcext:value-type="float">
            <text:p>12002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3.626" calcext:value-type="float">
            <text:p>32570373,626</text:p>
          </table:table-cell>
          <table:table-cell table:style-name="Default"/>
          <table:table-cell table:style-name="Default" office:value-type="float" office:value="5827954.242" calcext:value-type="float">
            <text:p>5827954,2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6" calcext:value-type="float">
            <text:p>37,26</text:p>
          </table:table-cell>
          <table:table-cell table:style-name="Default" table:number-columns-repeated="2"/>
          <table:table-cell table:style-name="Default" office:value-type="float" office:value="32570351.491" calcext:value-type="float">
            <text:p>32570351,491</text:p>
          </table:table-cell>
          <table:table-cell table:style-name="Default"/>
          <table:table-cell table:style-name="Default" office:value-type="float" office:value="5827939.19" calcext:value-type="float">
            <text:p>5827939,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5" calcext:value-type="float">
            <text:p>36,75</text:p>
          </table:table-cell>
          <table:table-cell table:style-name="Default"/>
          <table:table-cell table:style-name="Default" office:value-type="float" office:value="27.767" calcext:value-type="float">
            <text:p>27,767</text:p>
          </table:table-cell>
          <table:table-cell table:style-name="Default" office:value-type="float" office:value="26.767" calcext:value-type="float">
            <text:p>26,767</text:p>
          </table:table-cell>
          <table:table-cell table:style-name="Default" office:value-type="float" office:value="19.053" calcext:value-type="float">
            <text:p>19,05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1.377" calcext:value-type="float">
            <text:p>21,377</text:p>
          </table:table-cell>
          <table:table-cell table:style-name="Default" office:value-type="float" office:value="1.21" calcext:value-type="float">
            <text:p>1,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21" calcext:value-type="float">
            <text:p>12002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28.811" calcext:value-type="float">
            <text:p>32570428,811</text:p>
          </table:table-cell>
          <table:table-cell table:style-name="Default"/>
          <table:table-cell table:style-name="Default" office:value-type="float" office:value="5827871.488" calcext:value-type="float">
            <text:p>5827871,4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2" calcext:value-type="float">
            <text:p>37,32</text:p>
          </table:table-cell>
          <table:table-cell table:style-name="Default" table:number-columns-repeated="2"/>
          <table:table-cell table:style-name="Default" office:value-type="float" office:value="32570415.635" calcext:value-type="float">
            <text:p>32570415,635</text:p>
          </table:table-cell>
          <table:table-cell table:style-name="Default"/>
          <table:table-cell table:style-name="Default" office:value-type="float" office:value="5827861.138" calcext:value-type="float">
            <text:p>5827861,1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1" calcext:value-type="float">
            <text:p>37,21</text:p>
          </table:table-cell>
          <table:table-cell table:style-name="Default"/>
          <table:table-cell table:style-name="Default" office:value-type="float" office:value="17.655" calcext:value-type="float">
            <text:p>17,655</text:p>
          </table:table-cell>
          <table:table-cell table:style-name="Default" office:value-type="float" office:value="16.755" calcext:value-type="float">
            <text:p>16,755</text:p>
          </table:table-cell>
          <table:table-cell table:style-name="Default" office:value-type="float" office:value="6.565" calcext:value-type="float">
            <text:p>6,56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6.951" calcext:value-type="float">
            <text:p>26,951</text:p>
          </table:table-cell>
          <table:table-cell table:style-name="Default" office:value-type="float" office:value="0.858" calcext:value-type="float">
            <text:p>0,8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20022" calcext:value-type="float">
            <text:p>12002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59.293" calcext:value-type="float">
            <text:p>32570459,293</text:p>
          </table:table-cell>
          <table:table-cell table:style-name="Default"/>
          <table:table-cell table:style-name="Default" office:value-type="float" office:value="5827945.907" calcext:value-type="float">
            <text:p>5827945,9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4" calcext:value-type="float">
            <text:p>37,64</text:p>
          </table:table-cell>
          <table:table-cell table:style-name="Default" table:number-columns-repeated="2"/>
          <table:table-cell table:style-name="Default" office:value-type="float" office:value="32570432.348" calcext:value-type="float">
            <text:p>32570432,348</text:p>
          </table:table-cell>
          <table:table-cell table:style-name="Default"/>
          <table:table-cell table:style-name="Default" office:value-type="float" office:value="5827910.438" calcext:value-type="float">
            <text:p>5827910,4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3" calcext:value-type="float">
            <text:p>37,33</text:p>
          </table:table-cell>
          <table:table-cell table:style-name="Default"/>
          <table:table-cell table:style-name="Default" office:value-type="float" office:value="45.543" calcext:value-type="float">
            <text:p>45,543</text:p>
          </table:table-cell>
          <table:table-cell table:style-name="Default" office:value-type="float" office:value="44.543" calcext:value-type="float">
            <text:p>44,543</text:p>
          </table:table-cell>
          <table:table-cell table:style-name="Default" office:value-type="float" office:value="6.96" calcext:value-type="float">
            <text:p>6,9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.873" calcext:value-type="float">
            <text:p>12,873</text:p>
          </table:table-cell>
          <table:table-cell table:style-name="Default" office:value-type="float" office:value="0.728" calcext:value-type="float">
            <text:p>0,72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0" calcext:value-type="float">
            <text:p>21107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96.102" calcext:value-type="float">
            <text:p>32570396,102</text:p>
          </table:table-cell>
          <table:table-cell table:style-name="Default"/>
          <table:table-cell table:style-name="Default" office:value-type="float" office:value="5828212.105" calcext:value-type="float">
            <text:p>5828212,1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4" calcext:value-type="float">
            <text:p>36,94</text:p>
          </table:table-cell>
          <table:table-cell table:style-name="Default" table:number-columns-repeated="2"/>
          <table:table-cell table:style-name="Default" office:value-type="float" office:value="32570383.212" calcext:value-type="float">
            <text:p>32570383,212</text:p>
          </table:table-cell>
          <table:table-cell table:style-name="Default"/>
          <table:table-cell table:style-name="Default" office:value-type="float" office:value="5828199.85" calcext:value-type="float">
            <text:p>5828199,8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9" calcext:value-type="float">
            <text:p>36,69</text:p>
          </table:table-cell>
          <table:table-cell table:style-name="Default"/>
          <table:table-cell table:style-name="Default" office:value-type="float" office:value="18.786" calcext:value-type="float">
            <text:p>18,786</text:p>
          </table:table-cell>
          <table:table-cell table:style-name="Default" office:value-type="float" office:value="17.786" calcext:value-type="float">
            <text:p>17,786</text:p>
          </table:table-cell>
          <table:table-cell table:style-name="Default" office:value-type="float" office:value="14.056" calcext:value-type="float">
            <text:p>14,05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344" calcext:value-type="float">
            <text:p>18,344</text:p>
          </table:table-cell>
          <table:table-cell table:style-name="Default" office:value-type="float" office:value="1.038" calcext:value-type="float">
            <text:p>1,0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 table:number-columns-repeated="4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1" calcext:value-type="float">
            <text:p>21107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2.354" calcext:value-type="float">
            <text:p>32570382,354</text:p>
          </table:table-cell>
          <table:table-cell table:style-name="Default"/>
          <table:table-cell table:style-name="Default" office:value-type="float" office:value="5828199.571" calcext:value-type="float">
            <text:p>5828199,57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9" calcext:value-type="float">
            <text:p>36,69</text:p>
          </table:table-cell>
          <table:table-cell table:style-name="Default" table:number-columns-repeated="2"/>
          <table:table-cell table:style-name="Default" office:value-type="float" office:value="32570362.184" calcext:value-type="float">
            <text:p>32570362,184</text:p>
          </table:table-cell>
          <table:table-cell table:style-name="Default"/>
          <table:table-cell table:style-name="Default" office:value-type="float" office:value="5828202.249" calcext:value-type="float">
            <text:p>5828202,24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27" calcext:value-type="float">
            <text:p>36,27</text:p>
          </table:table-cell>
          <table:table-cell table:style-name="Default"/>
          <table:table-cell table:style-name="Default" office:value-type="float" office:value="21.347" calcext:value-type="float">
            <text:p>21,347</text:p>
          </table:table-cell>
          <table:table-cell table:style-name="Default" office:value-type="float" office:value="20.347" calcext:value-type="float">
            <text:p>20,347</text:p>
          </table:table-cell>
          <table:table-cell table:style-name="Default" office:value-type="float" office:value="20.641" calcext:value-type="float">
            <text:p>20,64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2.255" calcext:value-type="float">
            <text:p>22,255</text:p>
          </table:table-cell>
          <table:table-cell table:style-name="Default" office:value-type="float" office:value="1.259" calcext:value-type="float">
            <text:p>1,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3" calcext:value-type="float">
            <text:p>21107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5.229" calcext:value-type="float">
            <text:p>32570435,229</text:p>
          </table:table-cell>
          <table:table-cell table:style-name="Default"/>
          <table:table-cell table:style-name="Default" office:value-type="float" office:value="5828010.745" calcext:value-type="float">
            <text:p>5828010,74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2"/>
          <table:table-cell table:style-name="Default" office:value-type="float" office:value="32570400.857" calcext:value-type="float">
            <text:p>32570400,857</text:p>
          </table:table-cell>
          <table:table-cell table:style-name="Default"/>
          <table:table-cell table:style-name="Default" office:value-type="float" office:value="5828054.887" calcext:value-type="float">
            <text:p>5828054,8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/>
          <table:table-cell table:style-name="Default" office:value-type="float" office:value="56.946" calcext:value-type="float">
            <text:p>56,946</text:p>
          </table:table-cell>
          <table:table-cell table:style-name="Default" office:value-type="float" office:value="55.946" calcext:value-type="float">
            <text:p>55,946</text:p>
          </table:table-cell>
          <table:table-cell table:style-name="Default" office:value-type="float" office:value="3.396" calcext:value-type="float">
            <text:p>3,39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.957" calcext:value-type="float">
            <text:p>8,957</text:p>
          </table:table-cell>
          <table:table-cell table:style-name="Default" office:value-type="float" office:value="0.507" calcext:value-type="float">
            <text:p>0,5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5" calcext:value-type="float">
            <text:p>21107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21.658" calcext:value-type="float">
            <text:p>32570421,658</text:p>
          </table:table-cell>
          <table:table-cell table:style-name="Default"/>
          <table:table-cell table:style-name="Default" office:value-type="float" office:value="5827999.995" calcext:value-type="float">
            <text:p>5827999,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 table:number-columns-repeated="2"/>
          <table:table-cell table:style-name="Default" office:value-type="float" office:value="32570426.229" calcext:value-type="float">
            <text:p>32570426,229</text:p>
          </table:table-cell>
          <table:table-cell table:style-name="Default"/>
          <table:table-cell table:style-name="Default" office:value-type="float" office:value="5828003.263" calcext:value-type="float">
            <text:p>5828003,2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/>
          <table:table-cell table:style-name="Default" office:value-type="float" office:value="6.119" calcext:value-type="float">
            <text:p>6,119</text:p>
          </table:table-cell>
          <table:table-cell table:style-name="Default" office:value-type="float" office:value="5.619" calcext:value-type="float">
            <text:p>5,619</text:p>
          </table:table-cell>
          <table:table-cell table:style-name="Default" office:value-type="float" office:value="7.119" calcext:value-type="float">
            <text:p>7,11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3.02" calcext:value-type="float">
            <text:p>13,02</text:p>
          </table:table-cell>
          <table:table-cell table:style-name="Default" office:value-type="float" office:value="0.737" calcext:value-type="float">
            <text:p>0,7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75B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28.554" calcext:value-type="float">
            <text:p>32570428,554</text:p>
          </table:table-cell>
          <table:table-cell table:style-name="Default"/>
          <table:table-cell table:style-name="Default" office:value-type="float" office:value="5828005.077" calcext:value-type="float">
            <text:p>5828005,0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2"/>
          <table:table-cell table:style-name="Default" office:value-type="float" office:value="32570430.288" calcext:value-type="float">
            <text:p>32570430,288</text:p>
          </table:table-cell>
          <table:table-cell table:style-name="Default"/>
          <table:table-cell table:style-name="Default" office:value-type="float" office:value="5828006.241" calcext:value-type="float">
            <text:p>5828006,2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/>
          <table:table-cell table:number-columns-repeated="2" table:style-name="Default" office:value-type="float" office:value="2.088" calcext:value-type="float">
            <text:p>2,0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75K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0.288" calcext:value-type="float">
            <text:p>32570430,288</text:p>
          </table:table-cell>
          <table:table-cell table:style-name="Default"/>
          <table:table-cell table:style-name="Default" office:value-type="float" office:value="5828006.241" calcext:value-type="float">
            <text:p>5828006,2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2"/>
          <table:table-cell table:style-name="Default" office:value-type="float" office:value="32570435.142" calcext:value-type="float">
            <text:p>32570435,142</text:p>
          </table:table-cell>
          <table:table-cell table:style-name="Default"/>
          <table:table-cell table:style-name="Default" office:value-type="float" office:value="5828010.042" calcext:value-type="float">
            <text:p>5828010,0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/>
          <table:table-cell table:style-name="Default" office:value-type="float" office:value="6.665" calcext:value-type="float">
            <text:p>6,665</text:p>
          </table:table-cell>
          <table:table-cell table:style-name="Default" office:value-type="float" office:value="6.165" calcext:value-type="float">
            <text:p>6,1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75SF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26.229" calcext:value-type="float">
            <text:p>32570426,229</text:p>
          </table:table-cell>
          <table:table-cell table:style-name="Default"/>
          <table:table-cell table:style-name="Default" office:value-type="float" office:value="5828003.263" calcext:value-type="float">
            <text:p>5828003,2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table:number-columns-repeated="2"/>
          <table:table-cell table:style-name="Default" office:value-type="float" office:value="32570428.554" calcext:value-type="float">
            <text:p>32570428,554</text:p>
          </table:table-cell>
          <table:table-cell table:style-name="Default"/>
          <table:table-cell table:style-name="Default" office:value-type="float" office:value="5828005.077" calcext:value-type="float">
            <text:p>5828005,0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/>
          <table:table-cell table:number-columns-repeated="2" table:style-name="Default" office:value-type="float" office:value="2.949" calcext:value-type="float">
            <text:p>2,949</text:p>
          </table:table-cell>
          <table:table-cell table:style-name="Default" office:value-type="float" office:value="33.911" calcext:value-type="float">
            <text:p>33,91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8.559" calcext:value-type="float">
            <text:p>28,559</text:p>
          </table:table-cell>
          <table:table-cell table:style-name="Default" office:value-type="float" office:value="1.616" calcext:value-type="float">
            <text:p>1,6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MIX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6" calcext:value-type="float">
            <text:p>21107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8.558" calcext:value-type="float">
            <text:p>32570418,558</text:p>
          </table:table-cell>
          <table:table-cell table:style-name="Default"/>
          <table:table-cell table:style-name="Default" office:value-type="float" office:value="5827920.986" calcext:value-type="float">
            <text:p>5827920,9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73" calcext:value-type="float">
            <text:p>37,73</text:p>
          </table:table-cell>
          <table:table-cell table:style-name="Default" table:number-columns-repeated="2"/>
          <table:table-cell table:style-name="Default" office:value-type="float" office:value="32570402.291" calcext:value-type="float">
            <text:p>32570402,291</text:p>
          </table:table-cell>
          <table:table-cell table:style-name="Default"/>
          <table:table-cell table:style-name="Default" office:value-type="float" office:value="5827908.22" calcext:value-type="float">
            <text:p>5827908,2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1" calcext:value-type="float">
            <text:p>37,61</text:p>
          </table:table-cell>
          <table:table-cell table:style-name="Default"/>
          <table:table-cell table:style-name="Default" office:value-type="float" office:value="21.678" calcext:value-type="float">
            <text:p>21,678</text:p>
          </table:table-cell>
          <table:table-cell table:style-name="Default" office:value-type="float" office:value="20.678" calcext:value-type="float">
            <text:p>20,678</text:p>
          </table:table-cell>
          <table:table-cell table:style-name="Default" office:value-type="float" office:value="5.803" calcext:value-type="float">
            <text:p>5,80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.744" calcext:value-type="float">
            <text:p>11,744</text:p>
          </table:table-cell>
          <table:table-cell table:style-name="Default" office:value-type="float" office:value="0.665" calcext:value-type="float">
            <text:p>0,66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7" calcext:value-type="float">
            <text:p>21107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1.597" calcext:value-type="float">
            <text:p>32570401,597</text:p>
          </table:table-cell>
          <table:table-cell table:style-name="Default"/>
          <table:table-cell table:style-name="Default" office:value-type="float" office:value="5827908.311" calcext:value-type="float">
            <text:p>5827908,3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1" calcext:value-type="float">
            <text:p>37,61</text:p>
          </table:table-cell>
          <table:table-cell table:style-name="Default" table:number-columns-repeated="2"/>
          <table:table-cell table:style-name="Default" office:value-type="float" office:value="32570374.66" calcext:value-type="float">
            <text:p>32570374,66</text:p>
          </table:table-cell>
          <table:table-cell table:style-name="Default"/>
          <table:table-cell table:style-name="Default" office:value-type="float" office:value="5827944.117" calcext:value-type="float">
            <text:p>5827944,1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" calcext:value-type="float">
            <text:p>37,46</text:p>
          </table:table-cell>
          <table:table-cell table:style-name="Default"/>
          <table:table-cell table:style-name="Default" office:value-type="float" office:value="45.808" calcext:value-type="float">
            <text:p>45,808</text:p>
          </table:table-cell>
          <table:table-cell table:style-name="Default" office:value-type="float" office:value="44.808" calcext:value-type="float">
            <text:p>44,808</text:p>
          </table:table-cell>
          <table:table-cell table:style-name="Default" office:value-type="float" office:value="3.348" calcext:value-type="float">
            <text:p>3,34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.892" calcext:value-type="float">
            <text:p>8,892</text:p>
          </table:table-cell>
          <table:table-cell table:style-name="Default" office:value-type="float" office:value="0.503" calcext:value-type="float">
            <text:p>0,50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8" calcext:value-type="float">
            <text:p>21107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4.013" calcext:value-type="float">
            <text:p>32570374,013</text:p>
          </table:table-cell>
          <table:table-cell table:style-name="Default"/>
          <table:table-cell table:style-name="Default" office:value-type="float" office:value="5827944.878" calcext:value-type="float">
            <text:p>5827944,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6" calcext:value-type="float">
            <text:p>37,46</text:p>
          </table:table-cell>
          <table:table-cell table:style-name="Default" table:number-columns-repeated="2"/>
          <table:table-cell table:style-name="Default" office:value-type="float" office:value="32570354.833" calcext:value-type="float">
            <text:p>32570354,833</text:p>
          </table:table-cell>
          <table:table-cell table:style-name="Default"/>
          <table:table-cell table:style-name="Default" office:value-type="float" office:value="5827964.848" calcext:value-type="float">
            <text:p>5827964,8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6" calcext:value-type="float">
            <text:p>37,36</text:p>
          </table:table-cell>
          <table:table-cell table:style-name="Default"/>
          <table:table-cell table:style-name="Default" office:value-type="float" office:value="28.689" calcext:value-type="float">
            <text:p>28,689</text:p>
          </table:table-cell>
          <table:table-cell table:style-name="Default" office:value-type="float" office:value="27.689" calcext:value-type="float">
            <text:p>27,689</text:p>
          </table:table-cell>
          <table:table-cell table:style-name="Default" office:value-type="float" office:value="3.612" calcext:value-type="float">
            <text:p>3,61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0.523" calcext:value-type="float">
            <text:p>0,5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79" calcext:value-type="float">
            <text:p>21107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54.012" calcext:value-type="float">
            <text:p>32570354,012</text:p>
          </table:table-cell>
          <table:table-cell table:style-name="Default"/>
          <table:table-cell table:style-name="Default" office:value-type="float" office:value="5827965.053" calcext:value-type="float">
            <text:p>5827965,0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6" calcext:value-type="float">
            <text:p>37,36</text:p>
          </table:table-cell>
          <table:table-cell table:style-name="Default" table:number-columns-repeated="2"/>
          <table:table-cell table:style-name="Default" office:value-type="float" office:value="32570336.12" calcext:value-type="float">
            <text:p>32570336,12</text:p>
          </table:table-cell>
          <table:table-cell table:style-name="Default"/>
          <table:table-cell table:style-name="Default" office:value-type="float" office:value="5827959.168" calcext:value-type="float">
            <text:p>5827959,16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/>
          <table:table-cell table:style-name="Default" office:value-type="float" office:value="19.835" calcext:value-type="float">
            <text:p>19,835</text:p>
          </table:table-cell>
          <table:table-cell table:style-name="Default" office:value-type="float" office:value="18.835" calcext:value-type="float">
            <text:p>18,835</text:p>
          </table:table-cell>
          <table:table-cell table:style-name="Default" office:value-type="float" office:value="5.84" calcext:value-type="float">
            <text:p>5,8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.782" calcext:value-type="float">
            <text:p>11,782</text:p>
          </table:table-cell>
          <table:table-cell table:style-name="Default" office:value-type="float" office:value="0.667" calcext:value-type="float">
            <text:p>0,6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0" calcext:value-type="float">
            <text:p>21108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5.348" calcext:value-type="float">
            <text:p>32570335,348</text:p>
          </table:table-cell>
          <table:table-cell table:style-name="Default"/>
          <table:table-cell table:style-name="Default" office:value-type="float" office:value="5827959.414" calcext:value-type="float">
            <text:p>5827959,4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5" calcext:value-type="float">
            <text:p>37,25</text:p>
          </table:table-cell>
          <table:table-cell table:style-name="Default" table:number-columns-repeated="2"/>
          <table:table-cell table:style-name="Default" office:value-type="float" office:value="32570315.58" calcext:value-type="float">
            <text:p>32570315,58</text:p>
          </table:table-cell>
          <table:table-cell table:style-name="Default"/>
          <table:table-cell table:style-name="Default" office:value-type="float" office:value="5827986.139" calcext:value-type="float">
            <text:p>5827986,1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/>
          <table:table-cell table:style-name="Default" office:value-type="float" office:value="34.241" calcext:value-type="float">
            <text:p>34,241</text:p>
          </table:table-cell>
          <table:table-cell table:style-name="Default" office:value-type="float" office:value="33.241" calcext:value-type="float">
            <text:p>33,241</text:p>
          </table:table-cell>
          <table:table-cell table:style-name="Default" office:value-type="float" office:value="5.114" calcext:value-type="float">
            <text:p>5,11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3.762" calcext:value-type="float">
            <text:p>23,762</text:p>
          </table:table-cell>
          <table:table-cell table:style-name="Default" office:value-type="float" office:value="0.756" calcext:value-type="float">
            <text:p>0,7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1" calcext:value-type="float">
            <text:p>21108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4.977" calcext:value-type="float">
            <text:p>32570314,977</text:p>
          </table:table-cell>
          <table:table-cell table:style-name="Default"/>
          <table:table-cell table:style-name="Default" office:value-type="float" office:value="5827986.936" calcext:value-type="float">
            <text:p>5827986,9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8" calcext:value-type="float">
            <text:p>37,08</text:p>
          </table:table-cell>
          <table:table-cell table:style-name="Default" table:number-columns-repeated="2"/>
          <table:table-cell table:style-name="Default" office:value-type="float" office:value="32570277.865" calcext:value-type="float">
            <text:p>32570277,865</text:p>
          </table:table-cell>
          <table:table-cell table:style-name="Default"/>
          <table:table-cell table:style-name="Default" office:value-type="float" office:value="5828034.787" calcext:value-type="float">
            <text:p>5828034,7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/>
          <table:table-cell table:style-name="Default" office:value-type="float" office:value="61.556" calcext:value-type="float">
            <text:p>61,556</text:p>
          </table:table-cell>
          <table:table-cell table:style-name="Default" office:value-type="float" office:value="60.556" calcext:value-type="float">
            <text:p>60,556</text:p>
          </table:table-cell>
          <table:table-cell table:style-name="Default" office:value-type="float" office:value="3.798" calcext:value-type="float">
            <text:p>3,79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.449" calcext:value-type="float">
            <text:p>20,449</text:p>
          </table:table-cell>
          <table:table-cell table:style-name="Default" office:value-type="float" office:value="0.651" calcext:value-type="float">
            <text:p>0,65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55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2" calcext:value-type="float">
            <text:p>21108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277.942" calcext:value-type="float">
            <text:p>32570277,942</text:p>
          </table:table-cell>
          <table:table-cell table:style-name="Default"/>
          <table:table-cell table:style-name="Default" office:value-type="float" office:value="5828035.503" calcext:value-type="float">
            <text:p>5828035,5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2"/>
          <table:table-cell table:style-name="Default" office:value-type="float" office:value="32570287.452" calcext:value-type="float">
            <text:p>32570287,452</text:p>
          </table:table-cell>
          <table:table-cell table:style-name="Default"/>
          <table:table-cell table:style-name="Default" office:value-type="float" office:value="5828043.458" calcext:value-type="float">
            <text:p>5828043,4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/>
          <table:table-cell table:style-name="Default" office:value-type="float" office:value="13.398" calcext:value-type="float">
            <text:p>13,398</text:p>
          </table:table-cell>
          <table:table-cell table:style-name="Default" office:value-type="float" office:value="12.398" calcext:value-type="float">
            <text:p>12,398</text:p>
          </table:table-cell>
          <table:table-cell table:style-name="Default" office:value-type="float" office:value="4.839" calcext:value-type="float">
            <text:p>4,83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3.109" calcext:value-type="float">
            <text:p>23,109</text:p>
          </table:table-cell>
          <table:table-cell table:style-name="Default" office:value-type="float" office:value="0.736" calcext:value-type="float">
            <text:p>0,73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3" calcext:value-type="float">
            <text:p>21108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288.23" calcext:value-type="float">
            <text:p>32570288,23</text:p>
          </table:table-cell>
          <table:table-cell table:style-name="Default"/>
          <table:table-cell table:style-name="Default" office:value-type="float" office:value="5828044.086" calcext:value-type="float">
            <text:p>5828044,0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9" calcext:value-type="float">
            <text:p>36,79</text:p>
          </table:table-cell>
          <table:table-cell table:style-name="Default" table:number-columns-repeated="2"/>
          <table:table-cell table:style-name="Default" office:value-type="float" office:value="32570300.315" calcext:value-type="float">
            <text:p>32570300,315</text:p>
          </table:table-cell>
          <table:table-cell table:style-name="Default"/>
          <table:table-cell table:style-name="Default" office:value-type="float" office:value="5828053.488" calcext:value-type="float">
            <text:p>5828053,4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7" calcext:value-type="float">
            <text:p>36,77</text:p>
          </table:table-cell>
          <table:table-cell table:style-name="Default"/>
          <table:table-cell table:style-name="Default" office:value-type="float" office:value="16.312" calcext:value-type="float">
            <text:p>16,312</text:p>
          </table:table-cell>
          <table:table-cell table:style-name="Default" office:value-type="float" office:value="15.312" calcext:value-type="float">
            <text:p>15,312</text:p>
          </table:table-cell>
          <table:table-cell table:style-name="Default" office:value-type="float" office:value="1.306" calcext:value-type="float">
            <text:p>1,30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1.907" calcext:value-type="float">
            <text:p>11,907</text:p>
          </table:table-cell>
          <table:table-cell table:style-name="Default" office:value-type="float" office:value="0.379" calcext:value-type="float">
            <text:p>0,37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4" calcext:value-type="float">
            <text:p>21108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00.678" calcext:value-type="float">
            <text:p>32570300,678</text:p>
          </table:table-cell>
          <table:table-cell table:style-name="Default"/>
          <table:table-cell table:style-name="Default" office:value-type="float" office:value="5828054.294" calcext:value-type="float">
            <text:p>5828054,2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7" calcext:value-type="float">
            <text:p>36,77</text:p>
          </table:table-cell>
          <table:table-cell table:style-name="Default" table:number-columns-repeated="2"/>
          <table:table-cell table:style-name="Default" office:value-type="float" office:value="32570297.864" calcext:value-type="float">
            <text:p>32570297,864</text:p>
          </table:table-cell>
          <table:table-cell table:style-name="Default"/>
          <table:table-cell table:style-name="Default" office:value-type="float" office:value="5828097.928" calcext:value-type="float">
            <text:p>5828097,9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1" calcext:value-type="float">
            <text:p>36,71</text:p>
          </table:table-cell>
          <table:table-cell table:style-name="Default"/>
          <table:table-cell table:style-name="Default" office:value-type="float" office:value="44.725" calcext:value-type="float">
            <text:p>44,725</text:p>
          </table:table-cell>
          <table:table-cell table:style-name="Default" office:value-type="float" office:value="43.725" calcext:value-type="float">
            <text:p>43,725</text:p>
          </table:table-cell>
          <table:table-cell table:style-name="Default" office:value-type="float" office:value="1.372" calcext:value-type="float">
            <text:p>1,37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.21" calcext:value-type="float">
            <text:p>12,21</text:p>
          </table:table-cell>
          <table:table-cell table:style-name="Default" office:value-type="float" office:value="0.389" calcext:value-type="float">
            <text:p>0,38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84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4.445" calcext:value-type="float">
            <text:p>32570314,445</text:p>
          </table:table-cell>
          <table:table-cell table:style-name="Default"/>
          <table:table-cell table:style-name="Default" office:value-type="float" office:value="5828065.525" calcext:value-type="float">
            <text:p>5828065,52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Default" office:value-type="float" office:value="32570301.09" calcext:value-type="float">
            <text:p>32570301,09</text:p>
          </table:table-cell>
          <table:table-cell table:style-name="Default"/>
          <table:table-cell table:style-name="Default" office:value-type="float" office:value="5828054.12" calcext:value-type="float">
            <text:p>5828054,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7" calcext:value-type="float">
            <text:p>36,77</text:p>
          </table:table-cell>
          <table:table-cell table:style-name="Default"/>
          <table:table-cell table:style-name="Default" office:value-type="float" office:value="18.562" calcext:value-type="float">
            <text:p>18,562</text:p>
          </table:table-cell>
          <table:table-cell table:style-name="Default" office:value-type="float" office:value="17.562" calcext:value-type="float">
            <text:p>17,562</text:p>
          </table:table-cell>
          <table:table-cell table:style-name="Default" office:value-type="float" office:value="13.096" calcext:value-type="float">
            <text:p>13,09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7.703" calcext:value-type="float">
            <text:p>17,703</text:p>
          </table:table-cell>
          <table:table-cell table:style-name="Default" office:value-type="float" office:value="1.002" calcext:value-type="float">
            <text:p>1,00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5" calcext:value-type="float">
            <text:p>21108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297.967" calcext:value-type="float">
            <text:p>32570297,967</text:p>
          </table:table-cell>
          <table:table-cell table:style-name="Default"/>
          <table:table-cell table:style-name="Default" office:value-type="float" office:value="5828098.908" calcext:value-type="float">
            <text:p>5828098,90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1" calcext:value-type="float">
            <text:p>36,71</text:p>
          </table:table-cell>
          <table:table-cell table:style-name="Default" table:number-columns-repeated="2"/>
          <table:table-cell table:style-name="Default" office:value-type="float" office:value="32570312.992" calcext:value-type="float">
            <text:p>32570312,992</text:p>
          </table:table-cell>
          <table:table-cell table:style-name="Default"/>
          <table:table-cell table:style-name="Default" office:value-type="float" office:value="5828152.424" calcext:value-type="float">
            <text:p>5828152,42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7" calcext:value-type="float">
            <text:p>36,57</text:p>
          </table:table-cell>
          <table:table-cell table:style-name="Default"/>
          <table:table-cell table:style-name="Default" office:value-type="float" office:value="56.585" calcext:value-type="float">
            <text:p>56,585</text:p>
          </table:table-cell>
          <table:table-cell table:style-name="Default" office:value-type="float" office:value="55.585" calcext:value-type="float">
            <text:p>55,585</text:p>
          </table:table-cell>
          <table:table-cell table:style-name="Default" office:value-type="float" office:value="2.519" calcext:value-type="float">
            <text:p>2,51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6.614" calcext:value-type="float">
            <text:p>16,614</text:p>
          </table:table-cell>
          <table:table-cell table:style-name="Default" office:value-type="float" office:value="0.529" calcext:value-type="float">
            <text:p>0,5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6" calcext:value-type="float">
            <text:p>21108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13.475" calcext:value-type="float">
            <text:p>32570313,475</text:p>
          </table:table-cell>
          <table:table-cell table:style-name="Default"/>
          <table:table-cell table:style-name="Default" office:value-type="float" office:value="5828153.264" calcext:value-type="float">
            <text:p>5828153,26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7" calcext:value-type="float">
            <text:p>36,57</text:p>
          </table:table-cell>
          <table:table-cell table:style-name="Default" table:number-columns-repeated="2"/>
          <table:table-cell table:style-name="Default" office:value-type="float" office:value="32570334.43" calcext:value-type="float">
            <text:p>32570334,43</text:p>
          </table:table-cell>
          <table:table-cell table:style-name="Default"/>
          <table:table-cell table:style-name="Default" office:value-type="float" office:value="5828174.867" calcext:value-type="float">
            <text:p>5828174,867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7" calcext:value-type="float">
            <text:p>36,47</text:p>
          </table:table-cell>
          <table:table-cell table:style-name="Default"/>
          <table:table-cell table:style-name="Default" office:value-type="float" office:value="31.097" calcext:value-type="float">
            <text:p>31,097</text:p>
          </table:table-cell>
          <table:table-cell table:style-name="Default" office:value-type="float" office:value="30.097" calcext:value-type="float">
            <text:p>30,097</text:p>
          </table:table-cell>
          <table:table-cell table:style-name="Default" office:value-type="float" office:value="3.323" calcext:value-type="float">
            <text:p>3,32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112" calcext:value-type="float">
            <text:p>19,112</text:p>
          </table:table-cell>
          <table:table-cell table:style-name="Default" office:value-type="float" office:value="0.608" calcext:value-type="float">
            <text:p>0,60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7" calcext:value-type="float">
            <text:p>21108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5.13" calcext:value-type="float">
            <text:p>32570335,13</text:p>
          </table:table-cell>
          <table:table-cell table:style-name="Default"/>
          <table:table-cell table:style-name="Default" office:value-type="float" office:value="5828175.581" calcext:value-type="float">
            <text:p>5828175,58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7" calcext:value-type="float">
            <text:p>36,47</text:p>
          </table:table-cell>
          <table:table-cell table:style-name="Default" table:number-columns-repeated="2"/>
          <table:table-cell table:style-name="Default" office:value-type="float" office:value="32570361.336" calcext:value-type="float">
            <text:p>32570361,336</text:p>
          </table:table-cell>
          <table:table-cell table:style-name="Default"/>
          <table:table-cell table:style-name="Default" office:value-type="float" office:value="5828201.96" calcext:value-type="float">
            <text:p>5828201,9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27" calcext:value-type="float">
            <text:p>36,27</text:p>
          </table:table-cell>
          <table:table-cell table:style-name="Default"/>
          <table:table-cell table:style-name="Default" office:value-type="float" office:value="38.183" calcext:value-type="float">
            <text:p>38,183</text:p>
          </table:table-cell>
          <table:table-cell table:style-name="Default" office:value-type="float" office:value="37.183" calcext:value-type="float">
            <text:p>37,183</text:p>
          </table:table-cell>
          <table:table-cell table:style-name="Default" office:value-type="float" office:value="5.379" calcext:value-type="float">
            <text:p>5,37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4.374" calcext:value-type="float">
            <text:p>24,374</text:p>
          </table:table-cell>
          <table:table-cell table:style-name="Default" office:value-type="float" office:value="0.776" calcext:value-type="float">
            <text:p>0,7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8" calcext:value-type="float">
            <text:p>21108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3.01" calcext:value-type="float">
            <text:p>32570333,01</text:p>
          </table:table-cell>
          <table:table-cell table:style-name="Default"/>
          <table:table-cell table:style-name="Default" office:value-type="float" office:value="5828164.393" calcext:value-type="float">
            <text:p>5828164,39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7" calcext:value-type="float">
            <text:p>37,87</text:p>
          </table:table-cell>
          <table:table-cell table:style-name="Default" table:number-columns-repeated="2"/>
          <table:table-cell table:style-name="Default" office:value-type="float" office:value="32570334.697" calcext:value-type="float">
            <text:p>32570334,697</text:p>
          </table:table-cell>
          <table:table-cell table:style-name="Default"/>
          <table:table-cell table:style-name="Default" office:value-type="float" office:value="5828174.733" calcext:value-type="float">
            <text:p>5828174,73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7" calcext:value-type="float">
            <text:p>36,47</text:p>
          </table:table-cell>
          <table:table-cell table:style-name="Default"/>
          <table:table-cell table:style-name="Default" office:value-type="float" office:value="11.476" calcext:value-type="float">
            <text:p>11,476</text:p>
          </table:table-cell>
          <table:table-cell table:style-name="Default" office:value-type="float" office:value="10.476" calcext:value-type="float">
            <text:p>10,476</text:p>
          </table:table-cell>
          <table:table-cell table:style-name="Default" office:value-type="float" office:value="133.635" calcext:value-type="float">
            <text:p>133,63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6.815" calcext:value-type="float">
            <text:p>56,815</text:p>
          </table:table-cell>
          <table:table-cell table:style-name="Default" office:value-type="float" office:value="3.215" calcext:value-type="float">
            <text:p>3,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89" calcext:value-type="float">
            <text:p>21108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1.716" calcext:value-type="float">
            <text:p>32570401,716</text:p>
          </table:table-cell>
          <table:table-cell table:style-name="Default"/>
          <table:table-cell table:style-name="Default" office:value-type="float" office:value="5827984.754" calcext:value-type="float">
            <text:p>5827984,75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1" calcext:value-type="float">
            <text:p>37,41</text:p>
          </table:table-cell>
          <table:table-cell table:style-name="Default" table:number-columns-repeated="2"/>
          <table:table-cell table:style-name="Default" office:value-type="float" office:value="32570420.854" calcext:value-type="float">
            <text:p>32570420,854</text:p>
          </table:table-cell>
          <table:table-cell table:style-name="Default"/>
          <table:table-cell table:style-name="Default" office:value-type="float" office:value="5827999.4" calcext:value-type="float">
            <text:p>5827999,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4" calcext:value-type="float">
            <text:p>37,34</text:p>
          </table:table-cell>
          <table:table-cell table:style-name="Default"/>
          <table:table-cell table:style-name="Default" office:value-type="float" office:value="25.099" calcext:value-type="float">
            <text:p>25,099</text:p>
          </table:table-cell>
          <table:table-cell table:style-name="Default" office:value-type="float" office:value="24.099" calcext:value-type="float">
            <text:p>24,099</text:p>
          </table:table-cell>
          <table:table-cell table:style-name="Default" office:value-type="float" office:value="2.905" calcext:value-type="float">
            <text:p>2,905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.275" calcext:value-type="float">
            <text:p>8,275</text:p>
          </table:table-cell>
          <table:table-cell table:style-name="Default" office:value-type="float" office:value="0.468" calcext:value-type="float">
            <text:p>0,4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0" calcext:value-type="float">
            <text:p>21109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6.357" calcext:value-type="float">
            <text:p>32570346,357</text:p>
          </table:table-cell>
          <table:table-cell table:style-name="Default"/>
          <table:table-cell table:style-name="Default" office:value-type="float" office:value="5828105.269" calcext:value-type="float">
            <text:p>5828105,2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3" calcext:value-type="float">
            <text:p>37,23</text:p>
          </table:table-cell>
          <table:table-cell table:style-name="Default" table:number-columns-repeated="2"/>
          <table:table-cell table:style-name="Default" office:value-type="float" office:value="32570374.937" calcext:value-type="float">
            <text:p>32570374,937</text:p>
          </table:table-cell>
          <table:table-cell table:style-name="Default"/>
          <table:table-cell table:style-name="Default" office:value-type="float" office:value="5828126.12" calcext:value-type="float">
            <text:p>5828126,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/>
          <table:table-cell table:style-name="Default" office:value-type="float" office:value="36.378" calcext:value-type="float">
            <text:p>36,378</text:p>
          </table:table-cell>
          <table:table-cell table:style-name="Default" office:value-type="float" office:value="35.378" calcext:value-type="float">
            <text:p>35,378</text:p>
          </table:table-cell>
          <table:table-cell table:style-name="Default" office:value-type="float" office:value="3.109" calcext:value-type="float">
            <text:p>3,10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482" calcext:value-type="float">
            <text:p>18,482</text:p>
          </table:table-cell>
          <table:table-cell table:style-name="Default" office:value-type="float" office:value="0.588" calcext:value-type="float">
            <text:p>0,58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1" calcext:value-type="float">
            <text:p>21109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75.746" calcext:value-type="float">
            <text:p>32570375,746</text:p>
          </table:table-cell>
          <table:table-cell table:style-name="Default"/>
          <table:table-cell table:style-name="Default" office:value-type="float" office:value="5828126.122" calcext:value-type="float">
            <text:p>5828126,1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2"/>
          <table:table-cell table:style-name="Default" office:value-type="float" office:value="32570390.77" calcext:value-type="float">
            <text:p>32570390,77</text:p>
          </table:table-cell>
          <table:table-cell table:style-name="Default"/>
          <table:table-cell table:style-name="Default" office:value-type="float" office:value="5828115.282" calcext:value-type="float">
            <text:p>5828115,28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6" calcext:value-type="float">
            <text:p>36,76</text:p>
          </table:table-cell>
          <table:table-cell table:style-name="Default"/>
          <table:table-cell table:style-name="Default" office:value-type="float" office:value="19.526" calcext:value-type="float">
            <text:p>19,526</text:p>
          </table:table-cell>
          <table:table-cell table:style-name="Default" office:value-type="float" office:value="18.526" calcext:value-type="float">
            <text:p>18,526</text:p>
          </table:table-cell>
          <table:table-cell table:style-name="Default" office:value-type="float" office:value="19.432" calcext:value-type="float">
            <text:p>19,43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6.52" calcext:value-type="float">
            <text:p>46,52</text:p>
          </table:table-cell>
          <table:table-cell table:style-name="Default" office:value-type="float" office:value="1.481" calcext:value-type="float">
            <text:p>1,4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91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9.177" calcext:value-type="float">
            <text:p>32570419,177</text:p>
          </table:table-cell>
          <table:table-cell table:style-name="Default"/>
          <table:table-cell table:style-name="Default" office:value-type="float" office:value="5828078.769" calcext:value-type="float">
            <text:p>5828078,76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 table:number-columns-repeated="2"/>
          <table:table-cell table:style-name="Default" office:value-type="float" office:value="32570391.481" calcext:value-type="float">
            <text:p>32570391,481</text:p>
          </table:table-cell>
          <table:table-cell table:style-name="Default"/>
          <table:table-cell table:style-name="Default" office:value-type="float" office:value="5828114.593" calcext:value-type="float">
            <text:p>5828114,59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6" calcext:value-type="float">
            <text:p>36,76</text:p>
          </table:table-cell>
          <table:table-cell table:style-name="Default"/>
          <table:table-cell table:style-name="Default" office:value-type="float" office:value="46.282" calcext:value-type="float">
            <text:p>46,282</text:p>
          </table:table-cell>
          <table:table-cell table:style-name="Default" office:value-type="float" office:value="45.282" calcext:value-type="float">
            <text:p>45,282</text:p>
          </table:table-cell>
          <table:table-cell table:style-name="Default" office:value-type="float" office:value="1.988" calcext:value-type="float">
            <text:p>1,98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4.735" calcext:value-type="float">
            <text:p>14,735</text:p>
          </table:table-cell>
          <table:table-cell table:style-name="Default" office:value-type="float" office:value="0.469" calcext:value-type="float">
            <text:p>0,46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91B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90.988" calcext:value-type="float">
            <text:p>32570490,988</text:p>
          </table:table-cell>
          <table:table-cell table:style-name="Default"/>
          <table:table-cell table:style-name="Default" office:value-type="float" office:value="5827998.352" calcext:value-type="float">
            <text:p>5827998,3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 table:number-columns-repeated="2"/>
          <table:table-cell table:style-name="Default" office:value-type="float" office:value="32570455.173" calcext:value-type="float">
            <text:p>32570455,173</text:p>
          </table:table-cell>
          <table:table-cell table:style-name="Default"/>
          <table:table-cell table:style-name="Default" office:value-type="float" office:value="5828042.448" calcext:value-type="float">
            <text:p>5828042,44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/>
          <table:table-cell table:style-name="Default" office:value-type="float" office:value="57.808" calcext:value-type="float">
            <text:p>57,808</text:p>
          </table:table-cell>
          <table:table-cell table:style-name="Default" office:value-type="float" office:value="56.808" calcext:value-type="float">
            <text:p>56,808</text:p>
          </table:table-cell>
          <table:table-cell table:style-name="Default" office:value-type="float" office:value="2.112" calcext:value-type="float">
            <text:p>2,11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7.04" calcext:value-type="float">
            <text:p>7,04</text:p>
          </table:table-cell>
          <table:table-cell table:style-name="Default" office:value-type="float" office:value="0.398" calcext:value-type="float">
            <text:p>0,3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91C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54.505" calcext:value-type="float">
            <text:p>32570454,505</text:p>
          </table:table-cell>
          <table:table-cell table:style-name="Default"/>
          <table:table-cell table:style-name="Default" office:value-type="float" office:value="5828043.19" calcext:value-type="float">
            <text:p>5828043,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number-columns-repeated="2"/>
          <table:table-cell table:style-name="Default" office:value-type="float" office:value="32570419.836" calcext:value-type="float">
            <text:p>32570419,836</text:p>
          </table:table-cell>
          <table:table-cell table:style-name="Default"/>
          <table:table-cell table:style-name="Default" office:value-type="float" office:value="5828078.019" calcext:value-type="float">
            <text:p>5828078,01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85" calcext:value-type="float">
            <text:p>36,85</text:p>
          </table:table-cell>
          <table:table-cell table:style-name="Default"/>
          <table:table-cell table:style-name="Default" office:value-type="float" office:value="50.143" calcext:value-type="float">
            <text:p>50,143</text:p>
          </table:table-cell>
          <table:table-cell table:style-name="Default" office:value-type="float" office:value="49.143" calcext:value-type="float">
            <text:p>49,143</text:p>
          </table:table-cell>
          <table:table-cell table:style-name="Default" office:value-type="float" office:value="3.052" calcext:value-type="float">
            <text:p>3,05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8.486" calcext:value-type="float">
            <text:p>8,486</text:p>
          </table:table-cell>
          <table:table-cell table:style-name="Default" office:value-type="float" office:value="0.48" calcext:value-type="float">
            <text:p>0,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2" calcext:value-type="float">
            <text:p>21109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91.563" calcext:value-type="float">
            <text:p>32570391,563</text:p>
          </table:table-cell>
          <table:table-cell table:style-name="Default"/>
          <table:table-cell table:style-name="Default" office:value-type="float" office:value="5828115.304" calcext:value-type="float">
            <text:p>5828115,30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76" calcext:value-type="float">
            <text:p>36,76</text:p>
          </table:table-cell>
          <table:table-cell table:style-name="Default" table:number-columns-repeated="2"/>
          <table:table-cell table:style-name="Default" office:value-type="float" office:value="32570400.139" calcext:value-type="float">
            <text:p>32570400,139</text:p>
          </table:table-cell>
          <table:table-cell table:style-name="Default"/>
          <table:table-cell table:style-name="Default" office:value-type="float" office:value="5828122.252" calcext:value-type="float">
            <text:p>5828122,2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/>
          <table:table-cell table:style-name="Default" office:value-type="float" office:value="11.537" calcext:value-type="float">
            <text:p>11,537</text:p>
          </table:table-cell>
          <table:table-cell table:style-name="Default" office:value-type="float" office:value="11.037" calcext:value-type="float">
            <text:p>11,037</text:p>
          </table:table-cell>
          <table:table-cell table:style-name="Default" office:value-type="float" office:value="2.718" calcext:value-type="float">
            <text:p>2,71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7.267" calcext:value-type="float">
            <text:p>17,267</text:p>
          </table:table-cell>
          <table:table-cell table:style-name="Default" office:value-type="float" office:value="0.55" calcext:value-type="float">
            <text:p>0,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92B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0.611" calcext:value-type="float">
            <text:p>32570400,611</text:p>
          </table:table-cell>
          <table:table-cell table:style-name="Default"/>
          <table:table-cell table:style-name="Default" office:value-type="float" office:value="5828123.485" calcext:value-type="float">
            <text:p>5828123,4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 table:number-columns-repeated="2"/>
          <table:table-cell table:style-name="Default" office:value-type="float" office:value="32570402.646" calcext:value-type="float">
            <text:p>32570402,646</text:p>
          </table:table-cell>
          <table:table-cell table:style-name="Default"/>
          <table:table-cell table:style-name="Default" office:value-type="float" office:value="5828124.536" calcext:value-type="float">
            <text:p>5828124,5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" calcext:value-type="float">
            <text:p>36,7</text:p>
          </table:table-cell>
          <table:table-cell table:style-name="Default"/>
          <table:table-cell table:style-name="Default" office:value-type="float" office:value="2.79" calcext:value-type="float">
            <text:p>2,79</text:p>
          </table:table-cell>
          <table:table-cell table:style-name="Default" office:value-type="float" office:value="2.29" calcext:value-type="float">
            <text:p>2,29</text:p>
          </table:table-cell>
          <table:table-cell table:style-name="Default" office:value-type="float" office:value="13.101" calcext:value-type="float">
            <text:p>13,10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8.158" calcext:value-type="float">
            <text:p>38,158</text:p>
          </table:table-cell>
          <table:table-cell table:style-name="Default" office:value-type="float" office:value="1.215" calcext:value-type="float">
            <text:p>1,2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092SF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0.139" calcext:value-type="float">
            <text:p>32570400,139</text:p>
          </table:table-cell>
          <table:table-cell table:style-name="Default"/>
          <table:table-cell table:style-name="Default" office:value-type="float" office:value="5828122.252" calcext:value-type="float">
            <text:p>5828122,2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 table:number-columns-repeated="2"/>
          <table:table-cell table:style-name="Default" office:value-type="float" office:value="32570400.611" calcext:value-type="float">
            <text:p>32570400,611</text:p>
          </table:table-cell>
          <table:table-cell table:style-name="Default"/>
          <table:table-cell table:style-name="Default" office:value-type="float" office:value="5828123.485" calcext:value-type="float">
            <text:p>5828123,4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/>
          <table:table-cell table:number-columns-repeated="2" table:style-name="Default" office:value-type="float" office:value="1.32" calcext:value-type="float">
            <text:p>1,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4" calcext:value-type="float">
            <text:p>21109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3.088" calcext:value-type="float">
            <text:p>32570403,088</text:p>
          </table:table-cell>
          <table:table-cell table:style-name="Default"/>
          <table:table-cell table:style-name="Default" office:value-type="float" office:value="5828125.265" calcext:value-type="float">
            <text:p>5828125,2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" calcext:value-type="float">
            <text:p>36,7</text:p>
          </table:table-cell>
          <table:table-cell table:style-name="Default" table:number-columns-repeated="2"/>
          <table:table-cell table:style-name="Default" office:value-type="float" office:value="32570403.072" calcext:value-type="float">
            <text:p>32570403,072</text:p>
          </table:table-cell>
          <table:table-cell table:style-name="Default"/>
          <table:table-cell table:style-name="Default" office:value-type="float" office:value="5828129.663" calcext:value-type="float">
            <text:p>5828129,66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7" calcext:value-type="float">
            <text:p>36,67</text:p>
          </table:table-cell>
          <table:table-cell table:style-name="Default"/>
          <table:table-cell table:style-name="Default" office:value-type="float" office:value="5.398" calcext:value-type="float">
            <text:p>5,398</text:p>
          </table:table-cell>
          <table:table-cell table:style-name="Default" office:value-type="float" office:value="4.398" calcext:value-type="float">
            <text:p>4,398</text:p>
          </table:table-cell>
          <table:table-cell table:style-name="Default" office:value-type="float" office:value="6.821" calcext:value-type="float">
            <text:p>6,82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7.475" calcext:value-type="float">
            <text:p>27,475</text:p>
          </table:table-cell>
          <table:table-cell table:style-name="Default" office:value-type="float" office:value="0.875" calcext:value-type="float">
            <text:p>0,8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5" calcext:value-type="float">
            <text:p>211095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0.251" calcext:value-type="float">
            <text:p>32570400,251</text:p>
          </table:table-cell>
          <table:table-cell table:style-name="Default"/>
          <table:table-cell table:style-name="Default" office:value-type="float" office:value="5828055.683" calcext:value-type="float">
            <text:p>5828055,6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7" calcext:value-type="float">
            <text:p>36,97</text:p>
          </table:table-cell>
          <table:table-cell table:style-name="Default" table:number-columns-repeated="2"/>
          <table:table-cell table:style-name="Default" office:value-type="float" office:value="32570366.464" calcext:value-type="float">
            <text:p>32570366,464</text:p>
          </table:table-cell>
          <table:table-cell table:style-name="Default"/>
          <table:table-cell table:style-name="Default" office:value-type="float" office:value="5828100.994" calcext:value-type="float">
            <text:p>5828100,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/>
          <table:table-cell table:style-name="Default" office:value-type="float" office:value="57.521" calcext:value-type="float">
            <text:p>57,521</text:p>
          </table:table-cell>
          <table:table-cell table:style-name="Default" office:value-type="float" office:value="56.521" calcext:value-type="float">
            <text:p>56,521</text:p>
          </table:table-cell>
          <table:table-cell table:style-name="Default" office:value-type="float" office:value="2.831" calcext:value-type="float">
            <text:p>2,831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7.625" calcext:value-type="float">
            <text:p>17,625</text:p>
          </table:table-cell>
          <table:table-cell table:style-name="Default" office:value-type="float" office:value="0.561" calcext:value-type="float">
            <text:p>0,5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6" calcext:value-type="float">
            <text:p>21109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66.559" calcext:value-type="float">
            <text:p>32570366,559</text:p>
          </table:table-cell>
          <table:table-cell table:style-name="Default"/>
          <table:table-cell table:style-name="Default" office:value-type="float" office:value="5828101.702" calcext:value-type="float">
            <text:p>5828101,7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1" calcext:value-type="float">
            <text:p>36,81</text:p>
          </table:table-cell>
          <table:table-cell table:style-name="Default" table:number-columns-repeated="2"/>
          <table:table-cell table:style-name="Default" office:value-type="float" office:value="32570402.676" calcext:value-type="float">
            <text:p>32570402,676</text:p>
          </table:table-cell>
          <table:table-cell table:style-name="Default"/>
          <table:table-cell table:style-name="Default" office:value-type="float" office:value="5828129.856" calcext:value-type="float">
            <text:p>5828129,85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7" calcext:value-type="float">
            <text:p>36,67</text:p>
          </table:table-cell>
          <table:table-cell table:style-name="Default"/>
          <table:table-cell table:style-name="Default" office:value-type="float" office:value="46.793" calcext:value-type="float">
            <text:p>46,793</text:p>
          </table:table-cell>
          <table:table-cell table:style-name="Default" office:value-type="float" office:value="45.793" calcext:value-type="float">
            <text:p>45,793</text:p>
          </table:table-cell>
          <table:table-cell table:style-name="Default" office:value-type="float" office:value="3.057" calcext:value-type="float">
            <text:p>3,05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325" calcext:value-type="float">
            <text:p>18,325</text:p>
          </table:table-cell>
          <table:table-cell table:style-name="Default" office:value-type="float" office:value="0.583" calcext:value-type="float">
            <text:p>0,5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7" calcext:value-type="float">
            <text:p>21109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03.471" calcext:value-type="float">
            <text:p>32570403,471</text:p>
          </table:table-cell>
          <table:table-cell table:style-name="Default"/>
          <table:table-cell table:style-name="Default" office:value-type="float" office:value="5828130.461" calcext:value-type="float">
            <text:p>5828130,46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7" calcext:value-type="float">
            <text:p>36,67</text:p>
          </table:table-cell>
          <table:table-cell table:style-name="Default" table:number-columns-repeated="2"/>
          <table:table-cell table:style-name="Default" office:value-type="float" office:value="32570409.977" calcext:value-type="float">
            <text:p>32570409,977</text:p>
          </table:table-cell>
          <table:table-cell table:style-name="Default"/>
          <table:table-cell table:style-name="Default" office:value-type="float" office:value="5828135.292" calcext:value-type="float">
            <text:p>5828135,29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/>
          <table:table-cell table:style-name="Default" office:value-type="float" office:value="9.103" calcext:value-type="float">
            <text:p>9,103</text:p>
          </table:table-cell>
          <table:table-cell table:style-name="Default" office:value-type="float" office:value="8.103" calcext:value-type="float">
            <text:p>8,103</text:p>
          </table:table-cell>
          <table:table-cell table:style-name="Default" office:value-type="float" office:value="6.17" calcext:value-type="float">
            <text:p>6,1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6.121" calcext:value-type="float">
            <text:p>26,121</text:p>
          </table:table-cell>
          <table:table-cell table:style-name="Default" office:value-type="float" office:value="0.831" calcext:value-type="float">
            <text:p>0,83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8" calcext:value-type="float">
            <text:p>21109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0.071" calcext:value-type="float">
            <text:p>32570410,071</text:p>
          </table:table-cell>
          <table:table-cell table:style-name="Default"/>
          <table:table-cell table:style-name="Default" office:value-type="float" office:value="5828135.984" calcext:value-type="float">
            <text:p>5828135,98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2" calcext:value-type="float">
            <text:p>36,62</text:p>
          </table:table-cell>
          <table:table-cell table:style-name="Default" table:number-columns-repeated="2"/>
          <table:table-cell table:style-name="Default" office:value-type="float" office:value="32570388.474" calcext:value-type="float">
            <text:p>32570388,474</text:p>
          </table:table-cell>
          <table:table-cell table:style-name="Default"/>
          <table:table-cell table:style-name="Default" office:value-type="float" office:value="5828163.715" calcext:value-type="float">
            <text:p>5828163,71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/>
          <table:table-cell table:style-name="Default" office:value-type="float" office:value="36.148" calcext:value-type="float">
            <text:p>36,148</text:p>
          </table:table-cell>
          <table:table-cell table:style-name="Default" office:value-type="float" office:value="35.148" calcext:value-type="float">
            <text:p>35,148</text:p>
          </table:table-cell>
          <table:table-cell table:style-name="Default" office:value-type="float" office:value="6.259" calcext:value-type="float">
            <text:p>6,25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6.31" calcext:value-type="float">
            <text:p>26,31</text:p>
          </table:table-cell>
          <table:table-cell table:style-name="Default" office:value-type="float" office:value="0.837" calcext:value-type="float">
            <text:p>0,8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099" calcext:value-type="float">
            <text:p>21109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04.675" calcext:value-type="float">
            <text:p>32570504,675</text:p>
          </table:table-cell>
          <table:table-cell table:style-name="Default"/>
          <table:table-cell table:style-name="Default" office:value-type="float" office:value="5828109.876" calcext:value-type="float">
            <text:p>5828109,8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8" calcext:value-type="float">
            <text:p>37,68</text:p>
          </table:table-cell>
          <table:table-cell table:style-name="Default" table:number-columns-repeated="2"/>
          <table:table-cell table:style-name="Default" office:value-type="float" office:value="32570536.722" calcext:value-type="float">
            <text:p>32570536,722</text:p>
          </table:table-cell>
          <table:table-cell table:style-name="Default"/>
          <table:table-cell table:style-name="Default" office:value-type="float" office:value="5828134.802" calcext:value-type="float">
            <text:p>5828134,8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59" calcext:value-type="float">
            <text:p>37,59</text:p>
          </table:table-cell>
          <table:table-cell table:style-name="Default"/>
          <table:table-cell table:style-name="Default" office:value-type="float" office:value="41.6" calcext:value-type="float">
            <text:p>41,6</text:p>
          </table:table-cell>
          <table:table-cell table:style-name="Default" office:value-type="float" office:value="40.6" calcext:value-type="float">
            <text:p>40,6</text:p>
          </table:table-cell>
          <table:table-cell table:style-name="Default" office:value-type="float" office:value="2.217" calcext:value-type="float">
            <text:p>2,21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5"/>
          <table:table-cell table:style-name="Default" office:value-type="float" office:value="15.573" calcext:value-type="float">
            <text:p>15,573</text:p>
          </table:table-cell>
          <table:table-cell table:style-name="Default" office:value-type="float" office:value="0.496" calcext:value-type="float">
            <text:p>0,49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0" calcext:value-type="float">
            <text:p>21110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7.518" calcext:value-type="float">
            <text:p>32570537,518</text:p>
          </table:table-cell>
          <table:table-cell table:style-name="Default"/>
          <table:table-cell table:style-name="Default" office:value-type="float" office:value="5828135.408" calcext:value-type="float">
            <text:p>5828135,4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59" calcext:value-type="float">
            <text:p>37,59</text:p>
          </table:table-cell>
          <table:table-cell table:style-name="Default" table:number-columns-repeated="2"/>
          <table:table-cell table:style-name="Default" office:value-type="float" office:value="32570569.413" calcext:value-type="float">
            <text:p>32570569,413</text:p>
          </table:table-cell>
          <table:table-cell table:style-name="Default"/>
          <table:table-cell table:style-name="Default" office:value-type="float" office:value="5828159.169" calcext:value-type="float">
            <text:p>5828159,1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52" calcext:value-type="float">
            <text:p>37,52</text:p>
          </table:table-cell>
          <table:table-cell table:style-name="Default"/>
          <table:table-cell table:style-name="Default" office:value-type="float" office:value="40.773" calcext:value-type="float">
            <text:p>40,773</text:p>
          </table:table-cell>
          <table:table-cell table:style-name="Default" office:value-type="float" office:value="39.773" calcext:value-type="float">
            <text:p>39,773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3.854" calcext:value-type="float">
            <text:p>13,854</text:p>
          </table:table-cell>
          <table:table-cell table:style-name="Default" office:value-type="float" office:value="0.441" calcext:value-type="float">
            <text:p>0,44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1" calcext:value-type="float">
            <text:p>2111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70.125" calcext:value-type="float">
            <text:p>32570570,125</text:p>
          </table:table-cell>
          <table:table-cell table:style-name="Default"/>
          <table:table-cell table:style-name="Default" office:value-type="float" office:value="5828159.86" calcext:value-type="float">
            <text:p>5828159,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52" calcext:value-type="float">
            <text:p>37,52</text:p>
          </table:table-cell>
          <table:table-cell table:style-name="Default" table:number-columns-repeated="2"/>
          <table:table-cell table:style-name="Default" office:value-type="float" office:value="32570590.765" calcext:value-type="float">
            <text:p>32570590,765</text:p>
          </table:table-cell>
          <table:table-cell table:style-name="Default"/>
          <table:table-cell table:style-name="Default" office:value-type="float" office:value="5828185.865" calcext:value-type="float">
            <text:p>5828185,8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7" calcext:value-type="float">
            <text:p>37,47</text:p>
          </table:table-cell>
          <table:table-cell table:style-name="Default"/>
          <table:table-cell table:style-name="Default" office:value-type="float" office:value="34.201" calcext:value-type="float">
            <text:p>34,201</text:p>
          </table:table-cell>
          <table:table-cell table:style-name="Default" office:value-type="float" office:value="33.201" calcext:value-type="float">
            <text:p>33,201</text:p>
          </table:table-cell>
          <table:table-cell table:style-name="Default" office:value-type="float" office:value="1.506" calcext:value-type="float">
            <text:p>1,50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.801" calcext:value-type="float">
            <text:p>12,801</text:p>
          </table:table-cell>
          <table:table-cell table:style-name="Default" office:value-type="float" office:value="0.407" calcext:value-type="float">
            <text:p>0,40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2" calcext:value-type="float">
            <text:p>2111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90.769" calcext:value-type="float">
            <text:p>32570590,769</text:p>
          </table:table-cell>
          <table:table-cell table:style-name="Default"/>
          <table:table-cell table:style-name="Default" office:value-type="float" office:value="5828186.652" calcext:value-type="float">
            <text:p>5828186,65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7" calcext:value-type="float">
            <text:p>37,47</text:p>
          </table:table-cell>
          <table:table-cell table:style-name="Default" table:number-columns-repeated="2"/>
          <table:table-cell table:style-name="Default" office:value-type="float" office:value="32570574.37" calcext:value-type="float">
            <text:p>32570574,37</text:p>
          </table:table-cell>
          <table:table-cell table:style-name="Default"/>
          <table:table-cell table:style-name="Default" office:value-type="float" office:value="5828207.724" calcext:value-type="float">
            <text:p>5828207,72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2" calcext:value-type="float">
            <text:p>37,42</text:p>
          </table:table-cell>
          <table:table-cell table:style-name="Default"/>
          <table:table-cell table:style-name="Default" office:value-type="float" office:value="27.702" calcext:value-type="float">
            <text:p>27,702</text:p>
          </table:table-cell>
          <table:table-cell table:style-name="Default" office:value-type="float" office:value="26.702" calcext:value-type="float">
            <text:p>26,702</text:p>
          </table:table-cell>
          <table:table-cell table:style-name="Default" office:value-type="float" office:value="1.873" calcext:value-type="float">
            <text:p>1,87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4.297" calcext:value-type="float">
            <text:p>14,297</text:p>
          </table:table-cell>
          <table:table-cell table:style-name="Default" office:value-type="float" office:value="0.455" calcext:value-type="float">
            <text:p>0,4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3" calcext:value-type="float">
            <text:p>2111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73.762" calcext:value-type="float">
            <text:p>32570573,762</text:p>
          </table:table-cell>
          <table:table-cell table:style-name="Default"/>
          <table:table-cell table:style-name="Default" office:value-type="float" office:value="5828208.519" calcext:value-type="float">
            <text:p>5828208,5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42" calcext:value-type="float">
            <text:p>37,42</text:p>
          </table:table-cell>
          <table:table-cell table:style-name="Default" table:number-columns-repeated="2"/>
          <table:table-cell table:style-name="Default" office:value-type="float" office:value="32570550.344" calcext:value-type="float">
            <text:p>32570550,344</text:p>
          </table:table-cell>
          <table:table-cell table:style-name="Default"/>
          <table:table-cell table:style-name="Default" office:value-type="float" office:value="5828239.637" calcext:value-type="float">
            <text:p>5828239,63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9" calcext:value-type="float">
            <text:p>37,29</text:p>
          </table:table-cell>
          <table:table-cell table:style-name="Default"/>
          <table:table-cell table:style-name="Default" office:value-type="float" office:value="39.946" calcext:value-type="float">
            <text:p>39,946</text:p>
          </table:table-cell>
          <table:table-cell table:style-name="Default" office:value-type="float" office:value="38.946" calcext:value-type="float">
            <text:p>38,946</text:p>
          </table:table-cell>
          <table:table-cell table:style-name="Default" office:value-type="float" office:value="3.338" calcext:value-type="float">
            <text:p>3,33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157" calcext:value-type="float">
            <text:p>19,157</text:p>
          </table:table-cell>
          <table:table-cell table:style-name="Default" office:value-type="float" office:value="0.61" calcext:value-type="float">
            <text:p>0,6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PVCU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4" calcext:value-type="float">
            <text:p>21110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49.748" calcext:value-type="float">
            <text:p>32570549,748</text:p>
          </table:table-cell>
          <table:table-cell table:style-name="Default"/>
          <table:table-cell table:style-name="Default" office:value-type="float" office:value="5828240.441" calcext:value-type="float">
            <text:p>5828240,4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9" calcext:value-type="float">
            <text:p>37,29</text:p>
          </table:table-cell>
          <table:table-cell table:style-name="Default" table:number-columns-repeated="2"/>
          <table:table-cell table:style-name="Default" office:value-type="float" office:value="32570539.133" calcext:value-type="float">
            <text:p>32570539,133</text:p>
          </table:table-cell>
          <table:table-cell table:style-name="Default"/>
          <table:table-cell table:style-name="Default" office:value-type="float" office:value="5828254.985" calcext:value-type="float">
            <text:p>5828254,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/>
          <table:table-cell table:style-name="Default" office:value-type="float" office:value="18.506" calcext:value-type="float">
            <text:p>18,506</text:p>
          </table:table-cell>
          <table:table-cell table:style-name="Default" office:value-type="float" office:value="18.006" calcext:value-type="float">
            <text:p>18,006</text:p>
          </table:table-cell>
          <table:table-cell table:style-name="Default" office:value-type="float" office:value="4.998" calcext:value-type="float">
            <text:p>4,99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3.489" calcext:value-type="float">
            <text:p>23,489</text:p>
          </table:table-cell>
          <table:table-cell table:style-name="Default" office:value-type="float" office:value="0.748" calcext:value-type="float">
            <text:p>0,7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04B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7.888" calcext:value-type="float">
            <text:p>32570537,888</text:p>
          </table:table-cell>
          <table:table-cell table:style-name="Default"/>
          <table:table-cell table:style-name="Default" office:value-type="float" office:value="5828255.511" calcext:value-type="float">
            <text:p>5828255,5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2"/>
          <table:table-cell table:style-name="Default" office:value-type="float" office:value="32570528.22" calcext:value-type="float">
            <text:p>32570528,22</text:p>
          </table:table-cell>
          <table:table-cell table:style-name="Default"/>
          <table:table-cell table:style-name="Default" office:value-type="float" office:value="5828268.604" calcext:value-type="float">
            <text:p>5828268,6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5" calcext:value-type="float">
            <text:p>37,15</text:p>
          </table:table-cell>
          <table:table-cell table:style-name="Default"/>
          <table:table-cell table:style-name="Default" office:value-type="float" office:value="16.775" calcext:value-type="float">
            <text:p>16,775</text:p>
          </table:table-cell>
          <table:table-cell table:style-name="Default" office:value-type="float" office:value="16.275" calcext:value-type="float">
            <text:p>16,275</text:p>
          </table:table-cell>
          <table:table-cell table:style-name="Default" office:value-type="float" office:value="3.072" calcext:value-type="float">
            <text:p>3,07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8.37" calcext:value-type="float">
            <text:p>18,37</text:p>
          </table:table-cell>
          <table:table-cell table:style-name="Default" office:value-type="float" office:value="0.585" calcext:value-type="float">
            <text:p>0,58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04SF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9.133" calcext:value-type="float">
            <text:p>32570539,133</text:p>
          </table:table-cell>
          <table:table-cell table:style-name="Default"/>
          <table:table-cell table:style-name="Default" office:value-type="float" office:value="5828254.985" calcext:value-type="float">
            <text:p>5828254,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2"/>
          <table:table-cell table:style-name="Default" office:value-type="float" office:value="32570537.888" calcext:value-type="float">
            <text:p>32570537,888</text:p>
          </table:table-cell>
          <table:table-cell table:style-name="Default"/>
          <table:table-cell table:style-name="Default" office:value-type="float" office:value="5828255.511" calcext:value-type="float">
            <text:p>5828255,5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/>
          <table:table-cell table:number-columns-repeated="2" table:style-name="Default" office:value-type="float" office:value="1.352" calcext:value-type="float">
            <text:p>1,3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7"/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6" calcext:value-type="float">
            <text:p>211106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27.525" calcext:value-type="float">
            <text:p>32570527,525</text:p>
          </table:table-cell>
          <table:table-cell table:style-name="Default"/>
          <table:table-cell table:style-name="Default" office:value-type="float" office:value="5828268.704" calcext:value-type="float">
            <text:p>5828268,7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5" calcext:value-type="float">
            <text:p>37,15</text:p>
          </table:table-cell>
          <table:table-cell table:style-name="Default" table:number-columns-repeated="2"/>
          <table:table-cell table:style-name="Default" office:value-type="float" office:value="32570506.629" calcext:value-type="float">
            <text:p>32570506,629</text:p>
          </table:table-cell>
          <table:table-cell table:style-name="Default"/>
          <table:table-cell table:style-name="Default" office:value-type="float" office:value="5828252.834" calcext:value-type="float">
            <text:p>5828252,83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/>
          <table:table-cell table:style-name="Default" office:value-type="float" office:value="27.239" calcext:value-type="float">
            <text:p>27,239</text:p>
          </table:table-cell>
          <table:table-cell table:style-name="Default" office:value-type="float" office:value="26.239" calcext:value-type="float">
            <text:p>26,239</text:p>
          </table:table-cell>
          <table:table-cell table:style-name="Default" office:value-type="float" office:value="5.336" calcext:value-type="float">
            <text:p>5,33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4.275" calcext:value-type="float">
            <text:p>24,275</text:p>
          </table:table-cell>
          <table:table-cell table:style-name="Default" office:value-type="float" office:value="0.773" calcext:value-type="float">
            <text:p>0,77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PVCU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7" calcext:value-type="float">
            <text:p>211107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05.833" calcext:value-type="float">
            <text:p>32570505,833</text:p>
          </table:table-cell>
          <table:table-cell table:style-name="Default"/>
          <table:table-cell table:style-name="Default" office:value-type="float" office:value="5828252.23" calcext:value-type="float">
            <text:p>5828252,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1" calcext:value-type="float">
            <text:p>37,01</text:p>
          </table:table-cell>
          <table:table-cell table:style-name="Default" table:number-columns-repeated="2"/>
          <table:table-cell table:style-name="Default" office:value-type="float" office:value="32570480.149" calcext:value-type="float">
            <text:p>32570480,149</text:p>
          </table:table-cell>
          <table:table-cell table:style-name="Default"/>
          <table:table-cell table:style-name="Default" office:value-type="float" office:value="5828232.733" calcext:value-type="float">
            <text:p>5828232,7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/>
          <table:table-cell table:style-name="Default" office:value-type="float" office:value="33.246" calcext:value-type="float">
            <text:p>33,246</text:p>
          </table:table-cell>
          <table:table-cell table:style-name="Default" office:value-type="float" office:value="32.246" calcext:value-type="float">
            <text:p>32,246</text:p>
          </table:table-cell>
          <table:table-cell table:style-name="Default" office:value-type="float" office:value="5.892" calcext:value-type="float">
            <text:p>5,89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5.521" calcext:value-type="float">
            <text:p>25,521</text:p>
          </table:table-cell>
          <table:table-cell table:style-name="Default" office:value-type="float" office:value="0.812" calcext:value-type="float">
            <text:p>0,8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07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9.353" calcext:value-type="float">
            <text:p>32570479,353</text:p>
          </table:table-cell>
          <table:table-cell table:style-name="Default"/>
          <table:table-cell table:style-name="Default" office:value-type="float" office:value="5828232.128" calcext:value-type="float">
            <text:p>5828232,12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2" calcext:value-type="float">
            <text:p>36,82</text:p>
          </table:table-cell>
          <table:table-cell table:style-name="Default" table:number-columns-repeated="2"/>
          <table:table-cell table:style-name="Default" office:value-type="float" office:value="32570477.83" calcext:value-type="float">
            <text:p>32570477,83</text:p>
          </table:table-cell>
          <table:table-cell table:style-name="Default"/>
          <table:table-cell table:style-name="Default" office:value-type="float" office:value="5828230.965" calcext:value-type="float">
            <text:p>5828230,9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" calcext:value-type="float">
            <text:p>36,8</text:p>
          </table:table-cell>
          <table:table-cell table:style-name="Default"/>
          <table:table-cell table:style-name="Default" office:value-type="float" office:value="2.916" calcext:value-type="float">
            <text:p>2,916</text:p>
          </table:table-cell>
          <table:table-cell table:style-name="Default" office:value-type="float" office:value="1.916" calcext:value-type="float">
            <text:p>1,916</text:p>
          </table:table-cell>
          <table:table-cell table:style-name="Default" office:value-type="float" office:value="10.436" calcext:value-type="float">
            <text:p>10,43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34.034" calcext:value-type="float">
            <text:p>34,034</text:p>
          </table:table-cell>
          <table:table-cell table:style-name="Default" office:value-type="float" office:value="1.083" calcext:value-type="float">
            <text:p>1,08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8" calcext:value-type="float">
            <text:p>211108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7.032" calcext:value-type="float">
            <text:p>32570477,032</text:p>
          </table:table-cell>
          <table:table-cell table:style-name="Default"/>
          <table:table-cell table:style-name="Default" office:value-type="float" office:value="5828230.361" calcext:value-type="float">
            <text:p>5828230,36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" calcext:value-type="float">
            <text:p>36,8</text:p>
          </table:table-cell>
          <table:table-cell table:style-name="Default" table:number-columns-repeated="2"/>
          <table:table-cell table:style-name="Default" office:value-type="float" office:value="32570439.677" calcext:value-type="float">
            <text:p>32570439,677</text:p>
          </table:table-cell>
          <table:table-cell table:style-name="Default"/>
          <table:table-cell table:style-name="Default" office:value-type="float" office:value="5828202.265" calcext:value-type="float">
            <text:p>5828202,26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3" calcext:value-type="float">
            <text:p>36,63</text:p>
          </table:table-cell>
          <table:table-cell table:style-name="Default"/>
          <table:table-cell table:style-name="Default" office:value-type="float" office:value="47.742" calcext:value-type="float">
            <text:p>47,742</text:p>
          </table:table-cell>
          <table:table-cell table:style-name="Default" office:value-type="float" office:value="46.742" calcext:value-type="float">
            <text:p>46,742</text:p>
          </table:table-cell>
          <table:table-cell table:style-name="Default" office:value-type="float" office:value="3.637" calcext:value-type="float">
            <text:p>3,63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0.006" calcext:value-type="float">
            <text:p>20,006</text:p>
          </table:table-cell>
          <table:table-cell table:style-name="Default" office:value-type="float" office:value="0.637" calcext:value-type="float">
            <text:p>0,6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09" calcext:value-type="float">
            <text:p>211109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38.876" calcext:value-type="float">
            <text:p>32570438,876</text:p>
          </table:table-cell>
          <table:table-cell table:style-name="Default"/>
          <table:table-cell table:style-name="Default" office:value-type="float" office:value="5828201.665" calcext:value-type="float">
            <text:p>5828201,66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63" calcext:value-type="float">
            <text:p>36,63</text:p>
          </table:table-cell>
          <table:table-cell table:style-name="Default" table:number-columns-repeated="2"/>
          <table:table-cell table:style-name="Default" office:value-type="float" office:value="32570414.518" calcext:value-type="float">
            <text:p>32570414,518</text:p>
          </table:table-cell>
          <table:table-cell table:style-name="Default"/>
          <table:table-cell table:style-name="Default" office:value-type="float" office:value="5828183.53" calcext:value-type="float">
            <text:p>5828183,5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/>
          <table:table-cell table:style-name="Default" office:value-type="float" office:value="31.368" calcext:value-type="float">
            <text:p>31,368</text:p>
          </table:table-cell>
          <table:table-cell table:style-name="Default" office:value-type="float" office:value="30.368" calcext:value-type="float">
            <text:p>30,368</text:p>
          </table:table-cell>
          <table:table-cell table:style-name="Default" office:value-type="float" office:value="3.293" calcext:value-type="float">
            <text:p>3,29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026" calcext:value-type="float">
            <text:p>19,026</text:p>
          </table:table-cell>
          <table:table-cell table:style-name="Default" office:value-type="float" office:value="0.606" calcext:value-type="float">
            <text:p>0,6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10" calcext:value-type="float">
            <text:p>211110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13.714" calcext:value-type="float">
            <text:p>32570413,714</text:p>
          </table:table-cell>
          <table:table-cell table:style-name="Default"/>
          <table:table-cell table:style-name="Default" office:value-type="float" office:value="5828182.934" calcext:value-type="float">
            <text:p>5828182,93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53" calcext:value-type="float">
            <text:p>36,53</text:p>
          </table:table-cell>
          <table:table-cell table:style-name="Default" table:number-columns-repeated="2"/>
          <table:table-cell table:style-name="Default" office:value-type="float" office:value="32570388.57" calcext:value-type="float">
            <text:p>32570388,57</text:p>
          </table:table-cell>
          <table:table-cell table:style-name="Default"/>
          <table:table-cell table:style-name="Default" office:value-type="float" office:value="5828164.406" calcext:value-type="float">
            <text:p>5828164,4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/>
          <table:table-cell table:style-name="Default" office:value-type="float" office:value="32.234" calcext:value-type="float">
            <text:p>32,234</text:p>
          </table:table-cell>
          <table:table-cell table:style-name="Default" office:value-type="float" office:value="31.234" calcext:value-type="float">
            <text:p>31,234</text:p>
          </table:table-cell>
          <table:table-cell table:style-name="Default" office:value-type="float" office:value="4.162" calcext:value-type="float">
            <text:p>4,16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1.416" calcext:value-type="float">
            <text:p>21,416</text:p>
          </table:table-cell>
          <table:table-cell table:style-name="Default" office:value-type="float" office:value="0.682" calcext:value-type="float">
            <text:p>0,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11" calcext:value-type="float">
            <text:p>21111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7.891" calcext:value-type="float">
            <text:p>32570387,891</text:p>
          </table:table-cell>
          <table:table-cell table:style-name="Default"/>
          <table:table-cell table:style-name="Default" office:value-type="float" office:value="5828164.526" calcext:value-type="float">
            <text:p>5828164,52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4" calcext:value-type="float">
            <text:p>36,4</text:p>
          </table:table-cell>
          <table:table-cell table:style-name="Default" table:number-columns-repeated="2"/>
          <table:table-cell table:style-name="Default" office:value-type="float" office:value="32570381.476" calcext:value-type="float">
            <text:p>32570381,476</text:p>
          </table:table-cell>
          <table:table-cell table:style-name="Default"/>
          <table:table-cell table:style-name="Default" office:value-type="float" office:value="5828174.228" calcext:value-type="float">
            <text:p>5828174,2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36" calcext:value-type="float">
            <text:p>36,36</text:p>
          </table:table-cell>
          <table:table-cell table:style-name="Default"/>
          <table:table-cell table:style-name="Default" office:value-type="float" office:value="12.631" calcext:value-type="float">
            <text:p>12,631</text:p>
          </table:table-cell>
          <table:table-cell table:style-name="Default" office:value-type="float" office:value="11.631" calcext:value-type="float">
            <text:p>11,631</text:p>
          </table:table-cell>
          <table:table-cell table:style-name="Default" office:value-type="float" office:value="3.439" calcext:value-type="float">
            <text:p>3,43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448" calcext:value-type="float">
            <text:p>19,448</text:p>
          </table:table-cell>
          <table:table-cell table:style-name="Default" office:value-type="float" office:value="0.619" calcext:value-type="float">
            <text:p>0,61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11A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80.912" calcext:value-type="float">
            <text:p>32570380,912</text:p>
          </table:table-cell>
          <table:table-cell table:style-name="Default"/>
          <table:table-cell table:style-name="Default" office:value-type="float" office:value="5828175.054" calcext:value-type="float">
            <text:p>5828175,054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36" calcext:value-type="float">
            <text:p>36,36</text:p>
          </table:table-cell>
          <table:table-cell table:style-name="Default" table:number-columns-repeated="2"/>
          <table:table-cell table:style-name="Default" office:value-type="float" office:value="32570361.976" calcext:value-type="float">
            <text:p>32570361,976</text:p>
          </table:table-cell>
          <table:table-cell table:style-name="Default"/>
          <table:table-cell table:style-name="Default" office:value-type="float" office:value="5828201.906" calcext:value-type="float">
            <text:p>5828201,906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7" calcext:value-type="float">
            <text:p>36,17</text:p>
          </table:table-cell>
          <table:table-cell table:style-name="Default"/>
          <table:table-cell table:style-name="Default" office:value-type="float" office:value="33.858" calcext:value-type="float">
            <text:p>33,858</text:p>
          </table:table-cell>
          <table:table-cell table:style-name="Default" office:value-type="float" office:value="32.858" calcext:value-type="float">
            <text:p>32,858</text:p>
          </table:table-cell>
          <table:table-cell table:style-name="Default" office:value-type="float" office:value="5.783" calcext:value-type="float">
            <text:p>5,783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25.28" calcext:value-type="float">
            <text:p>25,28</text:p>
          </table:table-cell>
          <table:table-cell table:style-name="Default" office:value-type="float" office:value="0.805" calcext:value-type="float">
            <text:p>0,80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211112" calcext:value-type="float">
            <text:p>21111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61.399" calcext:value-type="float">
            <text:p>32570361,399</text:p>
          </table:table-cell>
          <table:table-cell table:style-name="Default"/>
          <table:table-cell table:style-name="Default" office:value-type="float" office:value="5828202.723" calcext:value-type="float">
            <text:p>5828202,7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7" calcext:value-type="float">
            <text:p>36,17</text:p>
          </table:table-cell>
          <table:table-cell table:style-name="Default" table:number-columns-repeated="2"/>
          <table:table-cell table:style-name="Default" office:value-type="float" office:value="32570339.767" calcext:value-type="float">
            <text:p>32570339,767</text:p>
          </table:table-cell>
          <table:table-cell table:style-name="Default"/>
          <table:table-cell table:style-name="Default" office:value-type="float" office:value="5828233.333" calcext:value-type="float">
            <text:p>5828233,33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6.16" calcext:value-type="float">
            <text:p>36,16</text:p>
          </table:table-cell>
          <table:table-cell table:style-name="Default"/>
          <table:table-cell table:style-name="Default" office:value-type="float" office:value="37.982" calcext:value-type="float">
            <text:p>37,982</text:p>
          </table:table-cell>
          <table:table-cell table:style-name="Default" office:value-type="float" office:value="37.482" calcext:value-type="float">
            <text:p>37,482</text:p>
          </table:table-cell>
          <table:table-cell table:style-name="Default" office:value-type="float" office:value="0.267" calcext:value-type="float">
            <text:p>0,26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.279" calcext:value-type="float">
            <text:p>5,279</text:p>
          </table:table-cell>
          <table:table-cell table:style-name="Default" office:value-type="float" office:value="0.168" calcext:value-type="float">
            <text:p>0,1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ce8" table:number-columns-repeated="16279"/>
        </table:table-row>
        <table:table-row table:style-name="ro1" table:number-rows-repeated="170">
          <table:table-cell table:style-name="Default" table:number-columns-repeated="105"/>
          <table:table-cell table:number-columns-repeated="16279"/>
        </table:table-row>
        <table:table-row table:style-name="ro1" table:number-rows-repeated="10482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eitungen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4" table:default-cell-style-name="ce7"/>
        <table:table-column table:style-name="co2" table:number-columns-repeated="2" table:default-cell-style-name="ce7"/>
        <table:table-column table:style-name="co5" table:default-cell-style-name="ce7"/>
        <table:table-column table:style-name="co2" table:number-columns-repeated="16377" table:default-cell-style-name="ce7"/>
        <table:table-row table:style-name="ro1">
          <table:table-cell office:value-type="string" calcext:value-type="string">
            <text:p>PIPETYPE.KZ</text:p>
          </table:table-cell>
          <table:table-cell office:value-type="string" calcext:value-type="string">
            <text:p>PIPEFUNC.KZ</text:p>
          </table:table-cell>
          <table:table-cell office:value-type="string" calcext:value-type="string">
            <text:p>APNAME1</text:p>
          </table:table-cell>
          <table:table-cell office:value-type="string" calcext:value-type="string">
            <text:p>APNAME2</text:p>
          </table:table-cell>
          <table:table-cell office:value-type="string" calcext:value-type="string">
            <text:p>ID_NAME</text:p>
          </table:table-cell>
          <table:table-cell office:value-type="string" calcext:value-type="string">
            <text:p>ID_NAME_PRE</text:p>
          </table:table-cell>
          <table:table-cell office:value-type="string" calcext:value-type="string">
            <text:p>ID_NAME_OL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ECTION</text:p>
          </table:table-cell>
          <table:table-cell office:value-type="string" calcext:value-type="string">
            <text:p>WLNOTE</text:p>
          </table:table-cell>
          <table:table-cell office:value-type="string" calcext:value-type="string">
            <text:p>N_AREAS</text:p>
          </table:table-cell>
          <table:table-cell office:value-type="string" calcext:value-type="string">
            <text:p>N_REPORTS</text:p>
          </table:table-cell>
          <table:table-cell office:value-type="string" calcext:value-type="string">
            <text:p>INSPNEW</text:p>
          </table:table-cell>
          <table:table-cell office:value-type="string" calcext:value-type="string">
            <text:p>N_REHAS</text:p>
          </table:table-cell>
          <table:table-cell office:value-type="string" calcext:value-type="string">
            <text:p>REHAVARIANT</text:p>
          </table:table-cell>
          <table:table-cell office:value-type="string" calcext:value-type="string">
            <text:p>N_LEAKTESTS</text:p>
          </table:table-cell>
          <table:table-cell office:value-type="string" calcext:value-type="string">
            <text:p>LEAKTESTNEW</text:p>
          </table:table-cell>
          <table:table-cell office:value-type="string" calcext:value-type="string">
            <text:p>LEAKTESTNEWOK</text:p>
          </table:table-cell>
          <table:table-cell office:value-type="string" calcext:value-type="string">
            <text:p>LGS.KZ</text:p>
          </table:table-cell>
          <table:table-cell office:value-type="string" calcext:value-type="string">
            <text:p>OWN_1X</text:p>
          </table:table-cell>
          <table:table-cell office:value-type="string" calcext:value-type="string">
            <text:p>ABS_1X</text:p>
          </table:table-cell>
          <table:table-cell office:value-type="string" calcext:value-type="string">
            <text:p>ONW_1Y</text:p>
          </table:table-cell>
          <table:table-cell office:value-type="string" calcext:value-type="string">
            <text:p>ABS_1Y</text:p>
          </table:table-cell>
          <table:table-cell office:value-type="string" calcext:value-type="string">
            <text:p>OWN_1Z</text:p>
          </table:table-cell>
          <table:table-cell office:value-type="string" calcext:value-type="string">
            <text:p>ABS_1Z</text:p>
          </table:table-cell>
          <table:table-cell office:value-type="string" calcext:value-type="string">
            <text:p>HGS1.KZ</text:p>
          </table:table-cell>
          <table:table-cell office:value-type="string" calcext:value-type="string">
            <text:p>OWN_2X</text:p>
          </table:table-cell>
          <table:table-cell office:value-type="string" calcext:value-type="string">
            <text:p>ABS_2X</text:p>
          </table:table-cell>
          <table:table-cell office:value-type="string" calcext:value-type="string">
            <text:p>OWN_2Y</text:p>
          </table:table-cell>
          <table:table-cell office:value-type="string" calcext:value-type="string">
            <text:p>ABS_2Y</text:p>
          </table:table-cell>
          <table:table-cell office:value-type="string" calcext:value-type="string">
            <text:p>OWN_2Z</text:p>
          </table:table-cell>
          <table:table-cell office:value-type="string" calcext:value-type="string">
            <text:p>ABS_2Z</text:p>
          </table:table-cell>
          <table:table-cell office:value-type="string" calcext:value-type="string">
            <text:p>HGS2.KZ</text:p>
          </table:table-cell>
          <table:table-cell office:value-type="string" calcext:value-type="string">
            <text:p>HYD_LEN</text:p>
          </table:table-cell>
          <table:table-cell office:value-type="string" calcext:value-type="string">
            <text:p>LENGTH2D</text:p>
          </table:table-cell>
          <table:table-cell office:value-type="string" calcext:value-type="string">
            <text:p>HYD_GRAD_PP</text:p>
          </table:table-cell>
          <table:table-cell office:value-type="string" calcext:value-type="string">
            <text:p>DISTRICT.KZ</text:p>
          </table:table-cell>
          <table:table-cell office:value-type="string" calcext:value-type="string">
            <text:p>ROADNAME.KZ</text:p>
          </table:table-cell>
          <table:table-cell office:value-type="string" calcext:value-type="string">
            <text:p>STATUS.KZ</text:p>
          </table:table-cell>
          <table:table-cell office:value-type="string" calcext:value-type="string">
            <text:p>HYD_PROF.KZ</text:p>
          </table:table-cell>
          <table:table-cell office:value-type="string" calcext:value-type="string">
            <text:p>HYD_PROFH</text:p>
          </table:table-cell>
          <table:table-cell office:value-type="string" calcext:value-type="string">
            <text:p>HYD_PROFW</text:p>
          </table:table-cell>
          <table:table-cell office:value-type="string" calcext:value-type="string">
            <text:p>HYD_PROFW_UPPER</text:p>
          </table:table-cell>
          <table:table-cell office:value-type="string" calcext:value-type="string">
            <text:p>WALL_THICKNESS</text:p>
          </table:table-cell>
          <table:table-cell office:value-type="string" calcext:value-type="string">
            <text:p>HYD_KB</text:p>
          </table:table-cell>
          <table:table-cell office:value-type="string" calcext:value-type="string">
            <text:p>HYD_PRINCIP.KZ</text:p>
          </table:table-cell>
          <table:table-cell office:value-type="string" calcext:value-type="string">
            <text:p>MEDIUM.KZ</text:p>
          </table:table-cell>
          <table:table-cell office:value-type="string" calcext:value-type="string">
            <text:p>HYD_HOUSE</text:p>
          </table:table-cell>
          <table:table-cell office:value-type="string" calcext:value-type="string">
            <text:p>HYD_RAINWATER</text:p>
          </table:table-cell>
          <table:table-cell office:value-type="string" calcext:value-type="string">
            <text:p>HYD_OLDWATER</text:p>
          </table:table-cell>
          <table:table-cell office:value-type="string" calcext:value-type="string">
            <text:p>HYD_FORIGNWATER</text:p>
          </table:table-cell>
          <table:table-cell office:value-type="string" calcext:value-type="string">
            <text:p>HYD_QEXIST</text:p>
          </table:table-cell>
          <table:table-cell office:value-type="string" calcext:value-type="string">
            <text:p>HYD_VEXIST</text:p>
          </table:table-cell>
          <table:table-cell office:value-type="string" calcext:value-type="string">
            <text:p>HYD_QFULL</text:p>
          </table:table-cell>
          <table:table-cell office:value-type="string" calcext:value-type="string">
            <text:p>HYD_VFULL</text:p>
          </table:table-cell>
          <table:table-cell office:value-type="string" calcext:value-type="string">
            <text:p>HYD_OCCU</text:p>
          </table:table-cell>
          <table:table-cell office:value-type="string" calcext:value-type="string">
            <text:p>HYD_OCCUKZ.KZ</text:p>
          </table:table-cell>
          <table:table-cell office:value-type="string" calcext:value-type="string">
            <text:p>HYD_OCCUFREQ</text:p>
          </table:table-cell>
          <table:table-cell office:value-type="string" calcext:value-type="string">
            <text:p>HYD_OCCUOK.KZ</text:p>
          </table:table-cell>
          <table:table-cell office:value-type="string" calcext:value-type="string">
            <text:p>HYD_BACKH1</text:p>
          </table:table-cell>
          <table:table-cell office:value-type="string" calcext:value-type="string">
            <text:p>HYD_BACKH2</text:p>
          </table:table-cell>
          <table:table-cell office:value-type="string" calcext:value-type="string">
            <text:p>HYD_QCOMM</text:p>
          </table:table-cell>
          <table:table-cell office:value-type="string" calcext:value-type="string">
            <text:p>HYD_QHOME</text:p>
          </table:table-cell>
          <table:table-cell office:value-type="string" calcext:value-type="string">
            <text:p>HYD_QINDUS</text:p>
          </table:table-cell>
          <table:table-cell office:value-type="string" calcext:value-type="string">
            <text:p>OTH_TYPE.KZ</text:p>
          </table:table-cell>
          <table:table-cell office:value-type="string" calcext:value-type="string">
            <text:p>OTH_MATERIAL.KZ</text:p>
          </table:table-cell>
          <table:table-cell office:value-type="string" calcext:value-type="string">
            <text:p>OTH_MATERIAL_ORIG.KZ</text:p>
          </table:table-cell>
          <table:table-cell office:value-type="string" calcext:value-type="string">
            <text:p>INTERNPROT.KZ</text:p>
          </table:table-cell>
          <table:table-cell office:value-type="string" calcext:value-type="string">
            <text:p>PIPELENGTH</text:p>
          </table:table-cell>
          <table:table-cell office:value-type="string" calcext:value-type="string">
            <text:p>LINING.KZ</text:p>
          </table:table-cell>
          <table:table-cell office:value-type="string" calcext:value-type="string">
            <text:p>LININGMATERIAL.KZ</text:p>
          </table:table-cell>
          <table:table-cell office:value-type="string" calcext:value-type="string">
            <text:p>OTH_COMMENT</text:p>
          </table:table-cell>
          <table:table-cell office:value-type="string" calcext:value-type="string">
            <text:p>OTH_SOIL.KZ</text:p>
          </table:table-cell>
          <table:table-cell office:value-type="string" calcext:value-type="string">
            <text:p>GROUNDWATER.KZ</text:p>
          </table:table-cell>
          <table:table-cell office:value-type="string" calcext:value-type="string">
            <text:p>OTH_ROAD.KZ</text:p>
          </table:table-cell>
          <table:table-cell office:value-type="string" calcext:value-type="string">
            <text:p>OTH_DIFFICULT.KZ</text:p>
          </table:table-cell>
          <table:table-cell office:value-type="string" calcext:value-type="string">
            <text:p>OTH_SECURITY.KZ</text:p>
          </table:table-cell>
          <table:table-cell office:value-type="string" calcext:value-type="string">
            <text:p>FLOWFIX.KZ</text:p>
          </table:table-cell>
          <table:table-cell office:value-type="string" calcext:value-type="string">
            <text:p>OTH_STATETYPE</text:p>
          </table:table-cell>
          <table:table-cell office:value-type="string" calcext:value-type="string">
            <text:p>OTH_STATEDATE</text:p>
          </table:table-cell>
          <table:table-cell office:value-type="string" calcext:value-type="string">
            <text:p>NUMBER_PRE</text:p>
          </table:table-cell>
          <table:table-cell office:value-type="string" calcext:value-type="string">
            <text:p>ADDPOINTS</text:p>
          </table:table-cell>
          <table:table-cell office:value-type="string" calcext:value-type="string">
            <text:p>NUMBER_FINAL</text:p>
          </table:table-cell>
          <table:table-cell office:value-type="string" calcext:value-type="string">
            <text:p>OTH_STATECLASS</text:p>
          </table:table-cell>
          <table:table-cell office:value-type="string" calcext:value-type="string">
            <text:p>OTH_STATECLASS_MAN</text:p>
          </table:table-cell>
          <table:table-cell office:value-type="string" calcext:value-type="string">
            <text:p>OKD</text:p>
          </table:table-cell>
          <table:table-cell office:value-type="string" calcext:value-type="string">
            <text:p>OKS</text:p>
          </table:table-cell>
          <table:table-cell office:value-type="string" calcext:value-type="string">
            <text:p>OKB</text:p>
          </table:table-cell>
          <table:table-cell office:value-type="string" calcext:value-type="string">
            <text:p>ZPD</text:p>
          </table:table-cell>
          <table:table-cell office:value-type="string" calcext:value-type="string">
            <text:p>ZPS</text:p>
          </table:table-cell>
          <table:table-cell office:value-type="string" calcext:value-type="string">
            <text:p>ZPB</text:p>
          </table:table-cell>
          <table:table-cell office:value-type="string" calcext:value-type="string">
            <text:p>BPD</text:p>
          </table:table-cell>
          <table:table-cell office:value-type="string" calcext:value-type="string">
            <text:p>BPS</text:p>
          </table:table-cell>
          <table:table-cell office:value-type="string" calcext:value-type="string">
            <text:p>BPB</text:p>
          </table:table-cell>
          <table:table-cell office:value-type="string" calcext:value-type="string">
            <text:p>OTH_REHA_NUM</text:p>
          </table:table-cell>
          <table:table-cell office:value-type="string" calcext:value-type="string">
            <text:p>OTH_REHA_PRIO.KZ</text:p>
          </table:table-cell>
          <table:table-cell office:value-type="string" calcext:value-type="string">
            <text:p>ECO_YEAR</text:p>
          </table:table-cell>
          <table:table-cell office:value-type="string" calcext:value-type="string">
            <text:p>ECO_PRICE</text:p>
          </table:table-cell>
          <table:table-cell office:value-type="string" calcext:value-type="string">
            <text:p>ECO_NEWPRICE</text:p>
          </table:table-cell>
          <table:table-cell office:value-type="string" calcext:value-type="string">
            <text:p>ECO_DEDUCT</text:p>
          </table:table-cell>
          <table:table-cell office:value-type="string" calcext:value-type="string">
            <text:p>N_ENTRIES</text:p>
          </table:table-cell>
          <table:table-cell office:value-type="string" calcext:value-type="string">
            <text:p>ECO_LIFE</text:p>
          </table:table-cell>
          <table:table-cell office:value-type="string" calcext:value-type="string">
            <text:p>ECO_REFYEAR</text:p>
          </table:table-cell>
          <table:table-cell office:value-type="string" calcext:value-type="string">
            <text:p>ECO_LIFEREMAIN</text:p>
          </table:table-cell>
          <table:table-cell office:value-type="string" calcext:value-type="string">
            <text:p>ECO_SALVAGE</text:p>
          </table:table-cell>
          <table:table-cell office:value-type="string" calcext:value-type="string">
            <text:p>ECO_EXIT</text:p>
          </table:table-cell>
          <table:table-cell office:value-type="string" calcext:value-type="string">
            <text:p>ECO_INSURE</text:p>
          </table:table-cell>
          <table:table-cell office:value-type="string" calcext:value-type="string">
            <text:p>ECO_OWNER.KZ</text:p>
          </table:table-cell>
          <table:table-cell office:value-type="string" calcext:value-type="string">
            <text:p>ECO_PLAN</text:p>
          </table:table-cell>
          <table:table-cell office:value-type="string" calcext:value-type="string">
            <text:p>SAN_DATE</text:p>
          </table:table-cell>
          <table:table-cell office:value-type="string" calcext:value-type="string">
            <text:p>SAN_TYPE.KZ</text:p>
          </table:table-cell>
          <table:table-cell office:value-type="string" calcext:value-type="string">
            <text:p>SAN_PRICE</text:p>
          </table:table-cell>
          <table:table-cell office:value-type="string" calcext:value-type="string">
            <text:p>CLEANZONE</text:p>
          </table:table-cell>
          <table:table-cell office:value-type="string" calcext:value-type="string">
            <text:p>CLEANPRESS</text:p>
          </table:table-cell>
          <table:table-cell office:value-type="string" calcext:value-type="string">
            <text:p>CLEANLAST</text:p>
          </table:table-cell>
          <table:table-cell office:value-type="string" calcext:value-type="string">
            <text:p>CLEANNEXT</text:p>
          </table:table-cell>
          <table:table-cell table:number-columns-repeated="16268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20015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67.214" calcext:value-type="float">
            <text:p>32570367,214</text:p>
          </table:table-cell>
          <table:table-cell table:style-name="Default"/>
          <table:table-cell table:style-name="Default" office:value-type="float" office:value="5828058.832" calcext:value-type="float">
            <text:p>5828058,8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table:number-columns-repeated="2"/>
          <table:table-cell table:style-name="Default" office:value-type="float" office:value="32570350.161" calcext:value-type="float">
            <text:p>32570350,161</text:p>
          </table:table-cell>
          <table:table-cell table:style-name="Default"/>
          <table:table-cell table:style-name="Default" office:value-type="float" office:value="5828060.859" calcext:value-type="float">
            <text:p>5828060,8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2" calcext:value-type="float">
            <text:p>37,12</text:p>
          </table:table-cell>
          <table:table-cell table:style-name="Default"/>
          <table:table-cell table:style-name="Default" office:value-type="float" office:value="17.73" calcext:value-type="float">
            <text:p>17,73</text:p>
          </table:table-cell>
          <table:table-cell table:style-name="Default" office:value-type="float" office:value="17.33" calcext:value-type="float">
            <text:p>17,33</text:p>
          </table:table-cell>
          <table:table-cell table:style-name="Default" office:value-type="float" office:value="10.386" calcext:value-type="float">
            <text:p>10,386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5.312" calcext:value-type="float">
            <text:p>5,312</text:p>
          </table:table-cell>
          <table:table-cell table:style-name="Default" office:value-type="float" office:value="0.676" calcext:value-type="float">
            <text:p>0,67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/>
          <table:table-cell table:style-name="Default" office:value-type="string" calcext:value-type="string">
            <text:p>NV</text:p>
          </table:table-cell>
          <table:table-cell table:style-name="Default"/>
          <table:table-cell table:style-name="Default" office:value-type="float" office:value="6" calcext:value-type="float">
            <text:p>6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5SE01</text:p>
          </table:table-cell>
          <table:table-cell table:style-name="Default" office:value-type="string" calcext:value-type="string">
            <text:p>120015AP01</text:p>
          </table:table-cell>
          <table:table-cell table:style-name="Default" office:value-type="string" calcext:value-type="string">
            <text:p>120015SE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49.321" calcext:value-type="float">
            <text:p>32570349,321</text:p>
          </table:table-cell>
          <table:table-cell table:style-name="Default"/>
          <table:table-cell table:style-name="Default" office:value-type="float" office:value="5828053.984" calcext:value-type="float">
            <text:p>5828053,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43" calcext:value-type="float">
            <text:p>37,143</text:p>
          </table:table-cell>
          <table:table-cell table:style-name="Default"/>
          <table:table-cell table:style-name="Default" office:value-type="float" office:value="30.538" calcext:value-type="float">
            <text:p>30,538</text:p>
          </table:table-cell>
          <table:table-cell table:style-name="Default" office:value-type="float" office:value="32570343.083" calcext:value-type="float">
            <text:p>32570343,083</text:p>
          </table:table-cell>
          <table:table-cell table:style-name="Default" office:value-type="float" office:value="21.571" calcext:value-type="float">
            <text:p>21,571</text:p>
          </table:table-cell>
          <table:table-cell table:style-name="Default" office:value-type="float" office:value="5828056.113" calcext:value-type="float">
            <text:p>5828056,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38" calcext:value-type="float">
            <text:p>37,138</text:p>
          </table:table-cell>
          <table:table-cell table:style-name="Default"/>
          <table:table-cell table:number-columns-repeated="2" table:style-name="Default" office:value-type="float" office:value="6.606" calcext:value-type="float">
            <text:p>6,606</text:p>
          </table:table-cell>
          <table:table-cell table:style-name="Default" office:value-type="float" office:value="0.757" calcext:value-type="float">
            <text:p>0,75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.398" calcext:value-type="float">
            <text:p>1,398</text:p>
          </table:table-cell>
          <table:table-cell table:style-name="Default" office:value-type="float" office:value="0.178" calcext:value-type="float">
            <text:p>0,1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5SE02</text:p>
          </table:table-cell>
          <table:table-cell table:style-name="Default" office:value-type="string" calcext:value-type="string">
            <text:p>120015AP02</text:p>
          </table:table-cell>
          <table:table-cell table:style-name="Default" office:value-type="string" calcext:value-type="string">
            <text:p>120015SE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3.247" calcext:value-type="float">
            <text:p>32570333,247</text:p>
          </table:table-cell>
          <table:table-cell table:style-name="Default"/>
          <table:table-cell table:style-name="Default" office:value-type="float" office:value="5828039.71" calcext:value-type="float">
            <text:p>5828039,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86" calcext:value-type="float">
            <text:p>37,186</text:p>
          </table:table-cell>
          <table:table-cell table:style-name="Default"/>
          <table:table-cell table:style-name="Default" office:value-type="float" office:value="14.615" calcext:value-type="float">
            <text:p>14,615</text:p>
          </table:table-cell>
          <table:table-cell table:style-name="Default" office:value-type="float" office:value="32570327.16" calcext:value-type="float">
            <text:p>32570327,16</text:p>
          </table:table-cell>
          <table:table-cell table:style-name="Default" office:value-type="float" office:value="10.326" calcext:value-type="float">
            <text:p>10,326</text:p>
          </table:table-cell>
          <table:table-cell table:style-name="Default" office:value-type="float" office:value="5828044.868" calcext:value-type="float">
            <text:p>5828044,8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21" calcext:value-type="float">
            <text:p>37,121</text:p>
          </table:table-cell>
          <table:table-cell table:style-name="Default"/>
          <table:table-cell table:number-columns-repeated="2" table:style-name="Default" office:value-type="float" office:value="7.981" calcext:value-type="float">
            <text:p>7,981</text:p>
          </table:table-cell>
          <table:table-cell table:style-name="Default" office:value-type="float" office:value="8.144" calcext:value-type="float">
            <text:p>8,14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.698" calcext:value-type="float">
            <text:p>4,698</text:p>
          </table:table-cell>
          <table:table-cell table:style-name="Default" office:value-type="float" office:value="0.598" calcext:value-type="float">
            <text:p>0,59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5SE03</text:p>
          </table:table-cell>
          <table:table-cell table:style-name="Default" office:value-type="string" calcext:value-type="string">
            <text:p>120015AP03</text:p>
          </table:table-cell>
          <table:table-cell table:style-name="Default" office:value-type="string" calcext:value-type="string">
            <text:p>120015SE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2.021" calcext:value-type="float">
            <text:p>32570322,021</text:p>
          </table:table-cell>
          <table:table-cell table:style-name="Default"/>
          <table:table-cell table:style-name="Default" office:value-type="float" office:value="5828030.953" calcext:value-type="float">
            <text:p>5828030,95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64" calcext:value-type="float">
            <text:p>37,164</text:p>
          </table:table-cell>
          <table:table-cell table:style-name="Default"/>
          <table:table-cell table:style-name="Default" office:value-type="float" office:value="3.756" calcext:value-type="float">
            <text:p>3,756</text:p>
          </table:table-cell>
          <table:table-cell table:style-name="Default" office:value-type="float" office:value="32570316.301" calcext:value-type="float">
            <text:p>32570316,301</text:p>
          </table:table-cell>
          <table:table-cell table:style-name="Default" office:value-type="float" office:value="2.66" calcext:value-type="float">
            <text:p>2,66</text:p>
          </table:table-cell>
          <table:table-cell table:style-name="Default" office:value-type="float" office:value="5828037.202" calcext:value-type="float">
            <text:p>5828037,2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109" calcext:value-type="float">
            <text:p>37,109</text:p>
          </table:table-cell>
          <table:table-cell table:style-name="Default"/>
          <table:table-cell table:number-columns-repeated="2" table:style-name="Default" office:value-type="float" office:value="8.472" calcext:value-type="float">
            <text:p>8,472</text:p>
          </table:table-cell>
          <table:table-cell table:style-name="Default" office:value-type="float" office:value="6.492" calcext:value-type="float">
            <text:p>6,492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.188" calcext:value-type="float">
            <text:p>4,188</text:p>
          </table:table-cell>
          <table:table-cell table:style-name="Default" office:value-type="float" office:value="0.533" calcext:value-type="float">
            <text:p>0,5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20016SE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00.46" calcext:value-type="float">
            <text:p>32570300,46</text:p>
          </table:table-cell>
          <table:table-cell table:style-name="Default"/>
          <table:table-cell table:style-name="Default" office:value-type="float" office:value="5828027.865" calcext:value-type="float">
            <text:p>5828027,86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41" calcext:value-type="float">
            <text:p>36,941</text:p>
          </table:table-cell>
          <table:table-cell table:style-name="Default" table:number-columns-repeated="2"/>
          <table:table-cell table:style-name="Default" office:value-type="float" office:value="32570312.107" calcext:value-type="float">
            <text:p>32570312,107</text:p>
          </table:table-cell>
          <table:table-cell table:style-name="Default"/>
          <table:table-cell table:style-name="Default" office:value-type="float" office:value="5828034.3" calcext:value-type="float">
            <text:p>5828034,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11" calcext:value-type="float">
            <text:p>36,911</text:p>
          </table:table-cell>
          <table:table-cell table:style-name="Default"/>
          <table:table-cell table:style-name="Default" office:value-type="float" office:value="13.807" calcext:value-type="float">
            <text:p>13,807</text:p>
          </table:table-cell>
          <table:table-cell table:style-name="Default" office:value-type="float" office:value="13.307" calcext:value-type="float">
            <text:p>13,307</text:p>
          </table:table-cell>
          <table:table-cell table:style-name="Default" office:value-type="float" office:value="2.254" calcext:value-type="float">
            <text:p>2,25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5"/>
          <table:table-cell table:style-name="Default" office:value-type="float" office:value="7.277" calcext:value-type="float">
            <text:p>7,277</text:p>
          </table:table-cell>
          <table:table-cell table:style-name="Default" office:value-type="float" office:value="0.412" calcext:value-type="float">
            <text:p>0,41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120017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54.971" calcext:value-type="float">
            <text:p>32570354,971</text:p>
          </table:table-cell>
          <table:table-cell table:style-name="Default"/>
          <table:table-cell table:style-name="Default" office:value-type="float" office:value="5828025.371" calcext:value-type="float">
            <text:p>5828025,3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7" calcext:value-type="float">
            <text:p>36,87</text:p>
          </table:table-cell>
          <table:table-cell table:style-name="Default" table:number-columns-repeated="2"/>
          <table:table-cell table:style-name="Default" office:value-type="float" office:value="32570329.331" calcext:value-type="float">
            <text:p>32570329,331</text:p>
          </table:table-cell>
          <table:table-cell table:style-name="Default"/>
          <table:table-cell table:style-name="Default" office:value-type="float" office:value="5828010.591" calcext:value-type="float">
            <text:p>5828010,5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2" calcext:value-type="float">
            <text:p>36,72</text:p>
          </table:table-cell>
          <table:table-cell table:style-name="Default"/>
          <table:table-cell table:style-name="Default" office:value-type="float" office:value="30.095" calcext:value-type="float">
            <text:p>30,095</text:p>
          </table:table-cell>
          <table:table-cell table:style-name="Default" office:value-type="float" office:value="29.595" calcext:value-type="float">
            <text:p>29,595</text:p>
          </table:table-cell>
          <table:table-cell table:style-name="Default" office:value-type="float" office:value="5.068" calcext:value-type="float">
            <text:p>5,06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5"/>
          <table:table-cell table:style-name="Default" office:value-type="float" office:value="10.968" calcext:value-type="float">
            <text:p>10,968</text:p>
          </table:table-cell>
          <table:table-cell table:style-name="Default" office:value-type="float" office:value="0.621" calcext:value-type="float">
            <text:p>0,6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PVCU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7RR02</text:p>
          </table:table-cell>
          <table:table-cell table:style-name="Default" office:value-type="string" calcext:value-type="string">
            <text:p>120017AP04</text:p>
          </table:table-cell>
          <table:table-cell table:style-name="Default" office:value-type="string" calcext:value-type="string">
            <text:p>120017RR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27.849" calcext:value-type="float">
            <text:p>32570327,849</text:p>
          </table:table-cell>
          <table:table-cell table:style-name="Default"/>
          <table:table-cell table:style-name="Default" office:value-type="float" office:value="5828008.682" calcext:value-type="float">
            <text:p>5828008,68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419" calcext:value-type="float">
            <text:p>37,419</text:p>
          </table:table-cell>
          <table:table-cell table:style-name="Default"/>
          <table:table-cell table:style-name="Default" office:value-type="float" office:value="-17.182" calcext:value-type="float">
            <text:p>-17,182</text:p>
          </table:table-cell>
          <table:table-cell table:style-name="Default" office:value-type="float" office:value="32570330.588" calcext:value-type="float">
            <text:p>32570330,588</text:p>
          </table:table-cell>
          <table:table-cell table:style-name="Default" office:value-type="float" office:value="23.221" calcext:value-type="float">
            <text:p>23,221</text:p>
          </table:table-cell>
          <table:table-cell table:style-name="Default" office:value-type="float" office:value="5828008.062" calcext:value-type="float">
            <text:p>5828008,06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029" calcext:value-type="float">
            <text:p>37,029</text:p>
          </table:table-cell>
          <table:table-cell table:style-name="Default"/>
          <table:table-cell table:number-columns-repeated="2" table:style-name="Default" office:value-type="float" office:value="2.844" calcext:value-type="float">
            <text:p>2,844</text:p>
          </table:table-cell>
          <table:table-cell table:style-name="Default" office:value-type="float" office:value="137.144" calcext:value-type="float">
            <text:p>137,14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9.442" calcext:value-type="float">
            <text:p>19,442</text:p>
          </table:table-cell>
          <table:table-cell table:style-name="Default" office:value-type="float" office:value="2.475" calcext:value-type="float">
            <text:p>2,4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STZ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7SE01</text:p>
          </table:table-cell>
          <table:table-cell table:style-name="Default" office:value-type="string" calcext:value-type="string">
            <text:p>120017AP01</text:p>
          </table:table-cell>
          <table:table-cell table:style-name="Default" office:value-type="string" calcext:value-type="string">
            <text:p>120017SE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3"/>
          <table:table-cell table:style-name="Default" office:value-type="float" office:value="0.022" calcext:value-type="float">
            <text:p>0,022</text:p>
          </table:table-cell>
          <table:table-cell table:style-name="Default" office:value-type="float" office:value="32570346.164" calcext:value-type="float">
            <text:p>32570346,164</text:p>
          </table:table-cell>
          <table:table-cell table:style-name="Default" office:value-type="float" office:value="-0.098" calcext:value-type="float">
            <text:p>-0,098</text:p>
          </table:table-cell>
          <table:table-cell table:style-name="Default" office:value-type="float" office:value="5828021.878" calcext:value-type="float">
            <text:p>5828021,87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181" calcext:value-type="float">
            <text:p>37,181</text:p>
          </table:table-cell>
          <table:table-cell table:style-name="Default"/>
          <table:table-cell table:style-name="Default" office:value-type="float" office:value="17.583" calcext:value-type="float">
            <text:p>17,583</text:p>
          </table:table-cell>
          <table:table-cell table:style-name="Default" office:value-type="float" office:value="32570346.481" calcext:value-type="float">
            <text:p>32570346,481</text:p>
          </table:table-cell>
          <table:table-cell table:style-name="Default" office:value-type="float" office:value="10.116" calcext:value-type="float">
            <text:p>10,116</text:p>
          </table:table-cell>
          <table:table-cell table:style-name="Default" office:value-type="float" office:value="5828020.457" calcext:value-type="float">
            <text:p>5828020,45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21" calcext:value-type="float">
            <text:p>36,821</text:p>
          </table:table-cell>
          <table:table-cell table:style-name="Default"/>
          <table:table-cell table:style-name="Default" office:value-type="float" office:value="1.56" calcext:value-type="float">
            <text:p>1,56</text:p>
          </table:table-cell>
          <table:table-cell table:style-name="Default" office:value-type="float" office:value="1.459" calcext:value-type="float">
            <text:p>1,459</text:p>
          </table:table-cell>
          <table:table-cell table:style-name="Default" office:value-type="float" office:value="246.677" calcext:value-type="float">
            <text:p>246,67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77.235" calcext:value-type="float">
            <text:p>77,235</text:p>
          </table:table-cell>
          <table:table-cell table:style-name="Default" office:value-type="float" office:value="4.371" calcext:value-type="float">
            <text:p>4,37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7SE02</text:p>
          </table:table-cell>
          <table:table-cell table:style-name="Default" office:value-type="string" calcext:value-type="string">
            <text:p>120017AP02</text:p>
          </table:table-cell>
          <table:table-cell table:style-name="Default" office:value-type="string" calcext:value-type="string">
            <text:p>120017SE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35.506" calcext:value-type="float">
            <text:p>32570335,506</text:p>
          </table:table-cell>
          <table:table-cell table:style-name="Default"/>
          <table:table-cell table:style-name="Default" office:value-type="float" office:value="5828013.4" calcext:value-type="float">
            <text:p>5828013,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074" calcext:value-type="float">
            <text:p>37,074</text:p>
          </table:table-cell>
          <table:table-cell table:style-name="Default"/>
          <table:table-cell table:style-name="Default" office:value-type="float" office:value="5.888" calcext:value-type="float">
            <text:p>5,888</text:p>
          </table:table-cell>
          <table:table-cell table:style-name="Default" office:value-type="float" office:value="32570334.786" calcext:value-type="float">
            <text:p>32570334,786</text:p>
          </table:table-cell>
          <table:table-cell table:style-name="Default" office:value-type="float" office:value="3.389" calcext:value-type="float">
            <text:p>3,389</text:p>
          </table:table-cell>
          <table:table-cell table:style-name="Default" office:value-type="float" office:value="5828013.73" calcext:value-type="float">
            <text:p>5828013,7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754" calcext:value-type="float">
            <text:p>36,754</text:p>
          </table:table-cell>
          <table:table-cell table:style-name="Default"/>
          <table:table-cell table:number-columns-repeated="2" table:style-name="Default" office:value-type="float" office:value="0.807" calcext:value-type="float">
            <text:p>0,807</text:p>
          </table:table-cell>
          <table:table-cell table:style-name="Default" office:value-type="float" office:value="396.334" calcext:value-type="float">
            <text:p>396,33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97.933" calcext:value-type="float">
            <text:p>97,933</text:p>
          </table:table-cell>
          <table:table-cell table:style-name="Default" office:value-type="float" office:value="5.542" calcext:value-type="float">
            <text:p>5,5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1099SE01</text:p>
          </table:table-cell>
          <table:table-cell table:style-name="Default" office:value-type="string" calcext:value-type="string">
            <text:p>211099AP01</text:p>
          </table:table-cell>
          <table:table-cell table:style-name="Default" office:value-type="string" calcext:value-type="string">
            <text:p>211099SE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06.419" calcext:value-type="float">
            <text:p>32570506,419</text:p>
          </table:table-cell>
          <table:table-cell table:style-name="Default"/>
          <table:table-cell table:style-name="Default" office:value-type="float" office:value="5828108.33" calcext:value-type="float">
            <text:p>5828108,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729" calcext:value-type="float">
            <text:p>37,729</text:p>
          </table:table-cell>
          <table:table-cell table:style-name="Default"/>
          <table:table-cell table:style-name="Default" office:value-type="float" office:value="-30.456" calcext:value-type="float">
            <text:p>-30,456</text:p>
          </table:table-cell>
          <table:table-cell table:style-name="Default" office:value-type="float" office:value="32570506.661" calcext:value-type="float">
            <text:p>32570506,661</text:p>
          </table:table-cell>
          <table:table-cell table:style-name="Default" office:value-type="float" office:value="-23.754" calcext:value-type="float">
            <text:p>-23,754</text:p>
          </table:table-cell>
          <table:table-cell table:style-name="Default" office:value-type="float" office:value="5828111.355" calcext:value-type="float">
            <text:p>5828111,35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99" calcext:value-type="float">
            <text:p>37,699</text:p>
          </table:table-cell>
          <table:table-cell table:style-name="Default"/>
          <table:table-cell table:number-columns-repeated="2" table:style-name="Default" office:value-type="float" office:value="3.061" calcext:value-type="float">
            <text:p>3,061</text:p>
          </table:table-cell>
          <table:table-cell table:style-name="Default" office:value-type="float" office:value="9.8" calcext:value-type="float">
            <text:p>9,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5.297" calcext:value-type="float">
            <text:p>15,297</text:p>
          </table:table-cell>
          <table:table-cell table:style-name="Default" office:value-type="float" office:value="0.866" calcext:value-type="float">
            <text:p>0,86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1099SE02</text:p>
          </table:table-cell>
          <table:table-cell table:style-name="Default" office:value-type="string" calcext:value-type="string">
            <text:p>211099AP02</text:p>
          </table:table-cell>
          <table:table-cell table:style-name="Default" office:value-type="string" calcext:value-type="string">
            <text:p>211099SE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19.174" calcext:value-type="float">
            <text:p>32570519,174</text:p>
          </table:table-cell>
          <table:table-cell table:style-name="Default"/>
          <table:table-cell table:style-name="Default" office:value-type="float" office:value="5828121.654" calcext:value-type="float">
            <text:p>5828121,65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69" calcext:value-type="float">
            <text:p>37,669</text:p>
          </table:table-cell>
          <table:table-cell table:style-name="Default"/>
          <table:table-cell table:style-name="Default" office:value-type="float" office:value="-15.944" calcext:value-type="float">
            <text:p>-15,944</text:p>
          </table:table-cell>
          <table:table-cell table:style-name="Default" office:value-type="float" office:value="32570521.173" calcext:value-type="float">
            <text:p>32570521,173</text:p>
          </table:table-cell>
          <table:table-cell table:style-name="Default" office:value-type="float" office:value="-12.395" calcext:value-type="float">
            <text:p>-12,395</text:p>
          </table:table-cell>
          <table:table-cell table:style-name="Default" office:value-type="float" office:value="5828122.714" calcext:value-type="float">
            <text:p>5828122,71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659" calcext:value-type="float">
            <text:p>37,659</text:p>
          </table:table-cell>
          <table:table-cell table:style-name="Default"/>
          <table:table-cell table:number-columns-repeated="2" table:style-name="Default" office:value-type="float" office:value="2.348" calcext:value-type="float">
            <text:p>2,348</text:p>
          </table:table-cell>
          <table:table-cell table:style-name="Default" office:value-type="float" office:value="4.259" calcext:value-type="float">
            <text:p>4,25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0.045" calcext:value-type="float">
            <text:p>10,045</text:p>
          </table:table-cell>
          <table:table-cell table:style-name="Default" office:value-type="float" office:value="0.568" calcext:value-type="float">
            <text:p>0,5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1099SE03</text:p>
          </table:table-cell>
          <table:table-cell table:style-name="Default" office:value-type="string" calcext:value-type="string">
            <text:p>211099AP03</text:p>
          </table:table-cell>
          <table:table-cell table:style-name="Default" office:value-type="string" calcext:value-type="string">
            <text:p>211099SE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534.708" calcext:value-type="float">
            <text:p>32570534,708</text:p>
          </table:table-cell>
          <table:table-cell table:style-name="Default"/>
          <table:table-cell table:style-name="Default" office:value-type="float" office:value="5828129.901" calcext:value-type="float">
            <text:p>5828129,90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35" calcext:value-type="float">
            <text:p>37,835</text:p>
          </table:table-cell>
          <table:table-cell table:style-name="Default"/>
          <table:table-cell table:style-name="Default" office:value-type="float" office:value="-3.559" calcext:value-type="float">
            <text:p>-3,559</text:p>
          </table:table-cell>
          <table:table-cell table:style-name="Default" office:value-type="float" office:value="32570533.558" calcext:value-type="float">
            <text:p>32570533,558</text:p>
          </table:table-cell>
          <table:table-cell table:style-name="Default" office:value-type="float" office:value="-2.759" calcext:value-type="float">
            <text:p>-2,759</text:p>
          </table:table-cell>
          <table:table-cell table:style-name="Default" office:value-type="float" office:value="5828132.35" calcext:value-type="float">
            <text:p>5828132,3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625" calcext:value-type="float">
            <text:p>37,625</text:p>
          </table:table-cell>
          <table:table-cell table:style-name="Default"/>
          <table:table-cell table:number-columns-repeated="2" table:style-name="Default" office:value-type="float" office:value="2.708" calcext:value-type="float">
            <text:p>2,708</text:p>
          </table:table-cell>
          <table:table-cell table:style-name="Default" office:value-type="float" office:value="77.547" calcext:value-type="float">
            <text:p>77,547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number-columns-repeated="4"/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43.251" calcext:value-type="float">
            <text:p>43,251</text:p>
          </table:table-cell>
          <table:table-cell table:style-name="Default" office:value-type="float" office:value="2.447" calcext:value-type="float">
            <text:p>2,4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AZ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08AS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6.909" calcext:value-type="float">
            <text:p>32570476,909</text:p>
          </table:table-cell>
          <table:table-cell table:style-name="Default"/>
          <table:table-cell table:style-name="Default" office:value-type="float" office:value="5828231.518" calcext:value-type="float">
            <text:p>5828231,518</text:p>
          </table:table-cell>
          <table:table-cell table:style-name="Default" office:value-type="float" office:value="-37" calcext:value-type="float">
            <text:p>-37</text:p>
          </table:table-cell>
          <table:table-cell table:style-name="Default" office:value-type="float" office:value="37.6" calcext:value-type="float">
            <text:p>37,6</text:p>
          </table:table-cell>
          <table:table-cell table:style-name="Default" table:number-columns-repeated="2"/>
          <table:table-cell table:style-name="Default" office:value-type="float" office:value="32570477.171" calcext:value-type="float">
            <text:p>32570477,171</text:p>
          </table:table-cell>
          <table:table-cell table:style-name="Default"/>
          <table:table-cell table:style-name="Default" office:value-type="float" office:value="5828231.089" calcext:value-type="float">
            <text:p>5828231,0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8" calcext:value-type="float">
            <text:p>36,8</text:p>
          </table:table-cell>
          <table:table-cell table:style-name="Default"/>
          <table:table-cell table:style-name="Default" office:value-type="float" office:value="1.003" calcext:value-type="float">
            <text:p>1,003</text:p>
          </table:table-cell>
          <table:table-cell table:style-name="Default" office:value-type="float" office:value="0.503" calcext:value-type="float">
            <text:p>0,503</text:p>
          </table:table-cell>
          <table:table-cell table:style-name="Default" office:value-type="float" office:value="1590.054" calcext:value-type="float">
            <text:p>1590,054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66.333" calcext:value-type="float">
            <text:p>66,333</text:p>
          </table:table-cell>
          <table:table-cell table:style-name="Default" office:value-type="float" office:value="8.446" calcext:value-type="float">
            <text:p>8,4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PVCU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1108GA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474.583" calcext:value-type="float">
            <text:p>32570474,583</text:p>
          </table:table-cell>
          <table:table-cell table:style-name="Default"/>
          <table:table-cell table:style-name="Default" office:value-type="float" office:value="5828235.32" calcext:value-type="float">
            <text:p>5828235,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.88" calcext:value-type="float">
            <text:p>37,88</text:p>
          </table:table-cell>
          <table:table-cell table:style-name="Default" table:number-columns-repeated="2"/>
          <table:table-cell table:style-name="Default" office:value-type="float" office:value="32570477.171" calcext:value-type="float">
            <text:p>32570477,171</text:p>
          </table:table-cell>
          <table:table-cell table:style-name="Default"/>
          <table:table-cell table:style-name="Default" office:value-type="float" office:value="5828231.089" calcext:value-type="float">
            <text:p>5828231,0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7.6" calcext:value-type="float">
            <text:p>37,6</text:p>
          </table:table-cell>
          <table:table-cell table:style-name="Default"/>
          <table:table-cell table:style-name="Default" office:value-type="float" office:value="5.46" calcext:value-type="float">
            <text:p>5,46</text:p>
          </table:table-cell>
          <table:table-cell table:style-name="Default" office:value-type="float" office:value="4.96" calcext:value-type="float">
            <text:p>4,96</text:p>
          </table:table-cell>
          <table:table-cell table:style-name="Default" office:value-type="float" office:value="56.449" calcext:value-type="float">
            <text:p>56,449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K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2.454" calcext:value-type="float">
            <text:p>12,454</text:p>
          </table:table-cell>
          <table:table-cell table:style-name="Default" office:value-type="float" office:value="1.586" calcext:value-type="float">
            <text:p>1,58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PVCU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20016RR01</text:p>
          </table:table-cell>
          <table:table-cell table:style-name="Default" office:value-type="string" calcext:value-type="string">
            <text:p>120016AP01</text:p>
          </table:table-cell>
          <table:table-cell table:style-name="Default" office:value-type="string" calcext:value-type="string">
            <text:p>120016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4"/>
          <table:table-cell table:style-name="Default" office:value-type="float" office:value="32570308.539" calcext:value-type="float">
            <text:p>32570308,539</text:p>
          </table:table-cell>
          <table:table-cell table:style-name="Default"/>
          <table:table-cell table:style-name="Default" office:value-type="float" office:value="5828029.455" calcext:value-type="float">
            <text:p>5828029,45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41" calcext:value-type="float">
            <text:p>36,941</text:p>
          </table:table-cell>
          <table:table-cell table:style-name="Default"/>
          <table:table-cell table:style-name="Default" office:value-type="float" office:value="-1.569" calcext:value-type="float">
            <text:p>-1,569</text:p>
          </table:table-cell>
          <table:table-cell table:style-name="Default" office:value-type="float" office:value="32570310.976" calcext:value-type="float">
            <text:p>32570310,976</text:p>
          </table:table-cell>
          <table:table-cell table:style-name="Default" office:value-type="float" office:value="-0.87" calcext:value-type="float">
            <text:p>-0,87</text:p>
          </table:table-cell>
          <table:table-cell table:style-name="Default" office:value-type="float" office:value="5828033.672" calcext:value-type="float">
            <text:p>5828033,67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6.939" calcext:value-type="float">
            <text:p>36,939</text:p>
          </table:table-cell>
          <table:table-cell table:style-name="Default"/>
          <table:table-cell table:number-columns-repeated="2" table:style-name="Default" office:value-type="float" office:value="4.907" calcext:value-type="float">
            <text:p>4,907</text:p>
          </table:table-cell>
          <table:table-cell table:style-name="Default" office:value-type="float" office:value="0.408" calcext:value-type="float">
            <text:p>0,408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style-name="Default" office:value-type="float" office:value="1.014" calcext:value-type="float">
            <text:p>1,014</text:p>
          </table:table-cell>
          <table:table-cell table:style-name="Default" office:value-type="float" office:value="0.129" calcext:value-type="float">
            <text:p>0,12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"/>
          <table:table-cell table:style-name="Default" office:value-type="string" calcext:value-type="string">
            <text:p>B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9"/>
          <table:table-cell table:style-name="Default" office:value-type="string" calcext:value-type="string">
            <text:p>01.01.1979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13"/>
        </table:table-row>
        <table:table-row table:style-name="ro1" table:number-rows-repeated="5">
          <table:table-cell table:style-name="Default" table:number-columns-repeated="118"/>
          <table:table-cell table:number-columns-repeated="16266"/>
        </table:table-row>
        <table:table-row table:style-name="ro1" table:number-rows-repeated="104855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trasseneinlaeufe" table:style-name="ta1">
        <table:table-column table:style-name="co6" table:default-cell-style-name="ce7"/>
        <table:table-column table:style-name="co7" table:default-cell-style-name="ce7"/>
        <table:table-column table:style-name="co2" table:number-columns-repeated="5" table:default-cell-style-name="ce7"/>
        <table:table-column table:style-name="co8" table:default-cell-style-name="ce7"/>
        <table:table-column table:style-name="co2" table:default-cell-style-name="ce7"/>
        <table:table-column table:style-name="co8" table:default-cell-style-name="ce7"/>
        <table:table-column table:style-name="co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9" table:number-columns-repeated="2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8" table:number-columns-repeated="3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12" table:number-columns-repeated="2" table:default-cell-style-name="ce7"/>
        <table:table-column table:style-name="co8" table:default-cell-style-name="ce7"/>
        <table:table-column table:style-name="co2" table:number-columns-repeated="16" table:default-cell-style-name="ce7"/>
        <table:table-column table:style-name="co13" table:default-cell-style-name="ce7"/>
        <table:table-column table:style-name="co2" table:number-columns-repeated="10" table:default-cell-style-name="ce7"/>
        <table:table-column table:style-name="co14" table:number-columns-repeated="16328" table:default-cell-style-name="ce7"/>
        <table:table-row table:style-name="ro1"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ID_CUR</text:p>
          </table:table-cell>
          <table:table-cell table:style-name="ce8" office:value-type="string" calcext:value-type="string">
            <text:p>ID_PRE</text:p>
          </table:table-cell>
          <table:table-cell table:style-name="ce8" office:value-type="string" calcext:value-type="string">
            <text:p>ID_OLD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SECTION</text:p>
          </table:table-cell>
          <table:table-cell table:style-name="ce8" office:value-type="string" calcext:value-type="string">
            <text:p>WLNOTE</text:p>
          </table:table-cell>
          <table:table-cell table:style-name="ce8" office:value-type="string" calcext:value-type="string">
            <text:p>N_REPORTS</text:p>
          </table:table-cell>
          <table:table-cell table:style-name="ce8" office:value-type="string" calcext:value-type="string">
            <text:p>INSPNEW</text:p>
          </table:table-cell>
          <table:table-cell table:style-name="ce8" office:value-type="string" calcext:value-type="string">
            <text:p>N_REHAS</text:p>
          </table:table-cell>
          <table:table-cell table:style-name="ce8" office:value-type="string" calcext:value-type="string">
            <text:p>REHAVARIANT</text:p>
          </table:table-cell>
          <table:table-cell table:style-name="ce8" office:value-type="string" calcext:value-type="string">
            <text:p>N_LEAKTESTS</text:p>
          </table:table-cell>
          <table:table-cell table:style-name="ce8" office:value-type="string" calcext:value-type="string">
            <text:p>LEAKTESTNEW</text:p>
          </table:table-cell>
          <table:table-cell table:style-name="ce8" office:value-type="string" calcext:value-type="string">
            <text:p>LEAKTESTNEWOK</text:p>
          </table:table-cell>
          <table:table-cell table:style-name="ce8" office:value-type="string" calcext:value-type="string">
            <text:p>POS_X</text:p>
          </table:table-cell>
          <table:table-cell table:style-name="ce8" office:value-type="string" calcext:value-type="string">
            <text:p>POS_Y</text:p>
          </table:table-cell>
          <table:table-cell table:style-name="ce8" office:value-type="string" calcext:value-type="string">
            <text:p>POS_Z</text:p>
          </table:table-cell>
          <table:table-cell table:style-name="ce8" office:value-type="string" calcext:value-type="string">
            <text:p>POS_DZ</text:p>
          </table:table-cell>
          <table:table-cell table:style-name="ce8" office:value-type="string" calcext:value-type="string">
            <text:p>POS_ZLOW</text:p>
          </table:table-cell>
          <table:table-cell table:style-name="ce8" office:value-type="string" calcext:value-type="string">
            <text:p>LGS.KZ</text:p>
          </table:table-cell>
          <table:table-cell table:style-name="ce8" office:value-type="string" calcext:value-type="string">
            <text:p>HGS_HIGH.KZ</text:p>
          </table:table-cell>
          <table:table-cell table:style-name="ce8" office:value-type="string" calcext:value-type="string">
            <text:p>HGS_LOW.KZ</text:p>
          </table:table-cell>
          <table:table-cell table:style-name="ce8" office:value-type="string" calcext:value-type="string">
            <text:p>ANGLE</text:p>
          </table:table-cell>
          <table:table-cell table:style-name="ce8" office:value-type="string" calcext:value-type="string">
            <text:p>DISTRICT.KZ</text:p>
          </table:table-cell>
          <table:table-cell table:style-name="ce8" office:value-type="string" calcext:value-type="string">
            <text:p>ROAD.KZ</text:p>
          </table:table-cell>
          <table:table-cell table:style-name="ce8" office:value-type="string" calcext:value-type="string">
            <text:p>STATUS.KZ</text:p>
          </table:table-cell>
          <table:table-cell table:style-name="ce8" office:value-type="string" calcext:value-type="string">
            <text:p>APTYPE.KZ</text:p>
          </table:table-cell>
          <table:table-cell table:style-name="ce8" office:value-type="string" calcext:value-type="string">
            <text:p>TYP.KZ</text:p>
          </table:table-cell>
          <table:table-cell table:style-name="ce8" office:value-type="string" calcext:value-type="string">
            <text:p>MEDIUM.KZ</text:p>
          </table:table-cell>
          <table:table-cell table:style-name="ce8" office:value-type="string" calcext:value-type="string">
            <text:p>FORM.KZ</text:p>
          </table:table-cell>
          <table:table-cell table:style-name="ce8" office:value-type="string" calcext:value-type="string">
            <text:p>SIZE_A</text:p>
          </table:table-cell>
          <table:table-cell table:style-name="ce8" office:value-type="string" calcext:value-type="string">
            <text:p>SIZE_B</text:p>
          </table:table-cell>
          <table:table-cell table:style-name="ce8" office:value-type="string" calcext:value-type="string">
            <text:p>MATERIAL.KZ</text:p>
          </table:table-cell>
          <table:table-cell table:style-name="ce8" office:value-type="string" calcext:value-type="string">
            <text:p>CONSTRUKTION</text:p>
          </table:table-cell>
          <table:table-cell table:style-name="ce8" office:value-type="string" calcext:value-type="string">
            <text:p>SOIL.KZ</text:p>
          </table:table-cell>
          <table:table-cell table:style-name="ce8" office:value-type="string" calcext:value-type="string">
            <text:p>GROUNDWATER.KZ</text:p>
          </table:table-cell>
          <table:table-cell table:style-name="ce8" office:value-type="string" calcext:value-type="string">
            <text:p>WATERPROOF.KZ</text:p>
          </table:table-cell>
          <table:table-cell table:style-name="ce8" office:value-type="string" calcext:value-type="string">
            <text:p>OTH_STATETYPE</text:p>
          </table:table-cell>
          <table:table-cell table:style-name="ce8" office:value-type="string" calcext:value-type="string">
            <text:p>OTH_STATEDATE</text:p>
          </table:table-cell>
          <table:table-cell table:style-name="ce8" office:value-type="string" calcext:value-type="string">
            <text:p>NUMBER_PRE</text:p>
          </table:table-cell>
          <table:table-cell table:style-name="ce8" office:value-type="string" calcext:value-type="string">
            <text:p>ADDPOINTS</text:p>
          </table:table-cell>
          <table:table-cell table:style-name="ce8" office:value-type="string" calcext:value-type="string">
            <text:p>NUMBER_FINAL</text:p>
          </table:table-cell>
          <table:table-cell table:style-name="ce8" office:value-type="string" calcext:value-type="string">
            <text:p>OTH_STATECLASS</text:p>
          </table:table-cell>
          <table:table-cell table:style-name="ce8" office:value-type="string" calcext:value-type="string">
            <text:p>OTH_STATECLASS_MAN</text:p>
          </table:table-cell>
          <table:table-cell table:style-name="ce8" office:value-type="string" calcext:value-type="string">
            <text:p>OTH_REHA_PRIO.KZ</text:p>
          </table:table-cell>
          <table:table-cell table:style-name="ce8" office:value-type="string" calcext:value-type="string">
            <text:p>ECO_YEAR</text:p>
          </table:table-cell>
          <table:table-cell table:style-name="ce8" office:value-type="string" calcext:value-type="string">
            <text:p>ECO_PRICE</text:p>
          </table:table-cell>
          <table:table-cell table:style-name="ce8" office:value-type="string" calcext:value-type="string">
            <text:p>ECO_NEWPRICE</text:p>
          </table:table-cell>
          <table:table-cell table:style-name="ce8" office:value-type="string" calcext:value-type="string">
            <text:p>ECO_DEDUCT</text:p>
          </table:table-cell>
          <table:table-cell table:style-name="ce8" office:value-type="string" calcext:value-type="string">
            <text:p>ECO_INSURE</text:p>
          </table:table-cell>
          <table:table-cell table:style-name="ce8" office:value-type="string" calcext:value-type="string">
            <text:p>ECO_OWNER.KZ</text:p>
          </table:table-cell>
          <table:table-cell table:style-name="ce8" office:value-type="string" calcext:value-type="string">
            <text:p>ECO_PLAN</text:p>
          </table:table-cell>
          <table:table-cell table:style-name="ce8" office:value-type="string" calcext:value-type="string">
            <text:p>ERR_WATER</text:p>
          </table:table-cell>
          <table:table-cell table:style-name="ce8" office:value-type="string" calcext:value-type="string">
            <text:p>SAN_DATE</text:p>
          </table:table-cell>
          <table:table-cell table:style-name="ce8" office:value-type="string" calcext:value-type="string">
            <text:p>SAN_TYPE.KZ</text:p>
          </table:table-cell>
          <table:table-cell table:style-name="ce8" office:value-type="string" calcext:value-type="string">
            <text:p>SAN_PRICE</text:p>
          </table:table-cell>
          <table:table-cell table:number-columns-repeated="16328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5SE01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9.321" calcext:value-type="float">
            <text:p>32570349,321</text:p>
          </table:table-cell>
          <table:table-cell table:style-name="Default" office:value-type="float" office:value="5828053.984" calcext:value-type="float">
            <text:p>5828053,984</text:p>
          </table:table-cell>
          <table:table-cell table:style-name="Default" office:value-type="float" office:value="38.38" calcext:value-type="float">
            <text:p>38,38</text:p>
          </table:table-cell>
          <table:table-cell table:style-name="Default" office:value-type="float" office:value="1.237" calcext:value-type="float">
            <text:p>1,237</text:p>
          </table:table-cell>
          <table:table-cell table:style-name="Default" office:value-type="float" office:value="37.143" calcext:value-type="float">
            <text:p>37,14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5SE0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3.247" calcext:value-type="float">
            <text:p>32570333,247</text:p>
          </table:table-cell>
          <table:table-cell table:style-name="Default" office:value-type="float" office:value="5828039.71" calcext:value-type="float">
            <text:p>5828039,71</text:p>
          </table:table-cell>
          <table:table-cell table:style-name="Default" office:value-type="float" office:value="38.02" calcext:value-type="float">
            <text:p>38,02</text:p>
          </table:table-cell>
          <table:table-cell table:style-name="Default" office:value-type="float" office:value="0.834" calcext:value-type="float">
            <text:p>0,834</text:p>
          </table:table-cell>
          <table:table-cell table:style-name="Default" office:value-type="float" office:value="37.186" calcext:value-type="float">
            <text:p>37,1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5SE03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2.021" calcext:value-type="float">
            <text:p>32570322,021</text:p>
          </table:table-cell>
          <table:table-cell table:style-name="Default" office:value-type="float" office:value="5828030.953" calcext:value-type="float">
            <text:p>5828030,953</text:p>
          </table:table-cell>
          <table:table-cell table:style-name="Default" office:value-type="float" office:value="37.9" calcext:value-type="float">
            <text:p>37,9</text:p>
          </table:table-cell>
          <table:table-cell table:style-name="Default" office:value-type="float" office:value="0.736" calcext:value-type="float">
            <text:p>0,736</text:p>
          </table:table-cell>
          <table:table-cell table:style-name="Default" office:value-type="float" office:value="37.164" calcext:value-type="float">
            <text:p>37,1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6SE01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00.46" calcext:value-type="float">
            <text:p>32570300,46</text:p>
          </table:table-cell>
          <table:table-cell table:style-name="Default" office:value-type="float" office:value="5828027.865" calcext:value-type="float">
            <text:p>5828027,865</text:p>
          </table:table-cell>
          <table:table-cell table:style-name="Default" office:value-type="float" office:value="38.16" calcext:value-type="float">
            <text:p>38,16</text:p>
          </table:table-cell>
          <table:table-cell table:style-name="Default" office:value-type="float" office:value="1.17" calcext:value-type="float">
            <text:p>1,17</text:p>
          </table:table-cell>
          <table:table-cell table:style-name="Default" office:value-type="float" office:value="36.99" calcext:value-type="float">
            <text:p>36,9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7SE01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6.142" calcext:value-type="float">
            <text:p>32570346,142</text:p>
          </table:table-cell>
          <table:table-cell table:style-name="Default" office:value-type="float" office:value="5828021.976" calcext:value-type="float">
            <text:p>5828021,976</text:p>
          </table:table-cell>
          <table:table-cell table:style-name="Default" office:value-type="float" office:value="38.07" calcext:value-type="float">
            <text:p>38,07</text:p>
          </table:table-cell>
          <table:table-cell table:style-name="Default" office:value-type="float" office:value="0.889" calcext:value-type="float">
            <text:p>0,889</text:p>
          </table:table-cell>
          <table:table-cell table:style-name="Default" office:value-type="float" office:value="37.181" calcext:value-type="float">
            <text:p>37,18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120017SE0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5.506" calcext:value-type="float">
            <text:p>32570335,506</text:p>
          </table:table-cell>
          <table:table-cell table:style-name="Default" office:value-type="float" office:value="5828013.4" calcext:value-type="float">
            <text:p>5828013,4</text:p>
          </table:table-cell>
          <table:table-cell table:style-name="Default" office:value-type="float" office:value="38.01" calcext:value-type="float">
            <text:p>38,01</text:p>
          </table:table-cell>
          <table:table-cell table:style-name="Default" office:value-type="float" office:value="0.936" calcext:value-type="float">
            <text:p>0,936</text:p>
          </table:table-cell>
          <table:table-cell table:style-name="Default" office:value-type="float" office:value="37.074" calcext:value-type="float">
            <text:p>37,0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211099SE01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06.419" calcext:value-type="float">
            <text:p>32570506,419</text:p>
          </table:table-cell>
          <table:table-cell table:style-name="Default" office:value-type="float" office:value="5828108.33" calcext:value-type="float">
            <text:p>5828108,33</text:p>
          </table:table-cell>
          <table:table-cell table:style-name="Default" office:value-type="float" office:value="38.45" calcext:value-type="float">
            <text:p>38,45</text:p>
          </table:table-cell>
          <table:table-cell table:style-name="Default" office:value-type="float" office:value="0.721" calcext:value-type="float">
            <text:p>0,721</text:p>
          </table:table-cell>
          <table:table-cell table:style-name="Default" office:value-type="float" office:value="37.729" calcext:value-type="float">
            <text:p>37,72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211099SE02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19.174" calcext:value-type="float">
            <text:p>32570519,174</text:p>
          </table:table-cell>
          <table:table-cell table:style-name="Default" office:value-type="float" office:value="5828121.654" calcext:value-type="float">
            <text:p>5828121,654</text:p>
          </table:table-cell>
          <table:table-cell table:style-name="Default" office:value-type="float" office:value="38.64" calcext:value-type="float">
            <text:p>38,64</text:p>
          </table:table-cell>
          <table:table-cell table:style-name="Default" office:value-type="float" office:value="0.971" calcext:value-type="float">
            <text:p>0,971</text:p>
          </table:table-cell>
          <table:table-cell table:style-name="Default" office:value-type="float" office:value="37.669" calcext:value-type="float">
            <text:p>37,66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211099SE03</text:p>
          </table:table-cell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4.708" calcext:value-type="float">
            <text:p>32570534,708</text:p>
          </table:table-cell>
          <table:table-cell table:style-name="Default" office:value-type="float" office:value="5828129.901" calcext:value-type="float">
            <text:p>5828129,901</text:p>
          </table:table-cell>
          <table:table-cell table:style-name="Default" office:value-type="float" office:value="38.62" calcext:value-type="float">
            <text:p>38,62</text:p>
          </table:table-cell>
          <table:table-cell table:style-name="Default" office:value-type="float" office:value="0.785" calcext:value-type="float">
            <text:p>0,785</text:p>
          </table:table-cell>
          <table:table-cell table:style-name="Default" office:value-type="float" office:value="37.835" calcext:value-type="float">
            <text:p>37,83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6"/>
          <table:table-cell table:style-name="Default" office:value-type="string" calcext:value-type="string">
            <text:p>01.01.1979</text:p>
          </table:table-cell>
          <table:table-cell table:style-name="Default" table:number-columns-repeated="42"/>
          <table:table-cell table:number-columns-repeated="16296"/>
        </table:table-row>
        <table:table-row table:style-name="ro1" table:number-rows-repeated="15">
          <table:table-cell table:style-name="Default" table:number-columns-repeated="88"/>
          <table:table-cell table:number-columns-repeated="16296"/>
        </table:table-row>
        <table:table-row table:style-name="ro1" table:number-rows-repeated="104855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usanschluesse" table:style-name="ta1">
        <table:table-column table:style-name="co6" table:default-cell-style-name="ce7"/>
        <table:table-column table:style-name="co7" table:default-cell-style-name="ce7"/>
        <table:table-column table:style-name="co2" table:number-columns-repeated="5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8" table:default-cell-style-name="ce7"/>
        <table:table-column table:style-name="co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15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8" table:number-columns-repeated="3" table:default-cell-style-name="ce7"/>
        <table:table-column table:style-name="co2" table:number-columns-repeated="3" table:default-cell-style-name="ce7"/>
        <table:table-column table:style-name="co8" table:default-cell-style-name="ce7"/>
        <table:table-column table:style-name="co12" table:number-columns-repeated="2" table:default-cell-style-name="ce7"/>
        <table:table-column table:style-name="co8" table:default-cell-style-name="ce7"/>
        <table:table-column table:style-name="co2" table:number-columns-repeated="18" table:default-cell-style-name="ce7"/>
        <table:table-column table:style-name="co13" table:default-cell-style-name="ce7"/>
        <table:table-column table:style-name="co2" table:number-columns-repeated="11" table:default-cell-style-name="ce7"/>
        <table:table-column table:style-name="co14" table:number-columns-repeated="16324" table:default-cell-style-name="ce7"/>
        <table:table-row table:style-name="ro1"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ID_CUR</text:p>
          </table:table-cell>
          <table:table-cell table:style-name="ce8" office:value-type="string" calcext:value-type="string">
            <text:p>ID_PRE</text:p>
          </table:table-cell>
          <table:table-cell table:style-name="ce8" office:value-type="string" calcext:value-type="string">
            <text:p>ID_OLD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SECTION</text:p>
          </table:table-cell>
          <table:table-cell table:style-name="ce8" office:value-type="string" calcext:value-type="string">
            <text:p>WLNOTE</text:p>
          </table:table-cell>
          <table:table-cell table:style-name="ce8" office:value-type="string" calcext:value-type="string">
            <text:p>N_COVERS</text:p>
          </table:table-cell>
          <table:table-cell table:style-name="ce8" office:value-type="string" calcext:value-type="string">
            <text:p>N_REPORTS</text:p>
          </table:table-cell>
          <table:table-cell table:style-name="ce8" office:value-type="string" calcext:value-type="string">
            <text:p>INSPNEW</text:p>
          </table:table-cell>
          <table:table-cell table:style-name="ce8" office:value-type="string" calcext:value-type="string">
            <text:p>N_REHAS</text:p>
          </table:table-cell>
          <table:table-cell table:style-name="ce8" office:value-type="string" calcext:value-type="string">
            <text:p>REHAVARIANT</text:p>
          </table:table-cell>
          <table:table-cell table:style-name="ce8" office:value-type="string" calcext:value-type="string">
            <text:p>N_LEAKTESTS</text:p>
          </table:table-cell>
          <table:table-cell table:style-name="ce8" office:value-type="string" calcext:value-type="string">
            <text:p>LEAKTESTNEW</text:p>
          </table:table-cell>
          <table:table-cell table:style-name="ce8" office:value-type="string" calcext:value-type="string">
            <text:p>LEAKTESTNEWOK</text:p>
          </table:table-cell>
          <table:table-cell table:style-name="ce8" office:value-type="string" calcext:value-type="string">
            <text:p>POS_X</text:p>
          </table:table-cell>
          <table:table-cell table:style-name="ce8" office:value-type="string" calcext:value-type="string">
            <text:p>POS_Y</text:p>
          </table:table-cell>
          <table:table-cell table:style-name="ce8" office:value-type="string" calcext:value-type="string">
            <text:p>POS_Z</text:p>
          </table:table-cell>
          <table:table-cell table:style-name="ce8" office:value-type="string" calcext:value-type="string">
            <text:p>POS_DZ</text:p>
          </table:table-cell>
          <table:table-cell table:style-name="ce8" office:value-type="string" calcext:value-type="string">
            <text:p>POS_ZLOW</text:p>
          </table:table-cell>
          <table:table-cell table:style-name="ce8" office:value-type="string" calcext:value-type="string">
            <text:p>LGS.KZ</text:p>
          </table:table-cell>
          <table:table-cell table:style-name="ce8" office:value-type="string" calcext:value-type="string">
            <text:p>HGS_HIGH.KZ</text:p>
          </table:table-cell>
          <table:table-cell table:style-name="ce8" office:value-type="string" calcext:value-type="string">
            <text:p>HGS_LOW.KZ</text:p>
          </table:table-cell>
          <table:table-cell table:style-name="ce8" office:value-type="string" calcext:value-type="string">
            <text:p>ANGLE</text:p>
          </table:table-cell>
          <table:table-cell table:style-name="ce8" office:value-type="string" calcext:value-type="string">
            <text:p>DISTRICT.KZ</text:p>
          </table:table-cell>
          <table:table-cell table:style-name="ce8" office:value-type="string" calcext:value-type="string">
            <text:p>ROAD.KZ</text:p>
          </table:table-cell>
          <table:table-cell table:style-name="ce8" office:value-type="string" calcext:value-type="string">
            <text:p>STATUS.KZ</text:p>
          </table:table-cell>
          <table:table-cell table:style-name="ce8" office:value-type="string" calcext:value-type="string">
            <text:p>APTYPE.KZ</text:p>
          </table:table-cell>
          <table:table-cell table:style-name="ce8" office:value-type="string" calcext:value-type="string">
            <text:p>TYP.KZ</text:p>
          </table:table-cell>
          <table:table-cell table:style-name="ce8" office:value-type="string" calcext:value-type="string">
            <text:p>MEDIUM.KZ</text:p>
          </table:table-cell>
          <table:table-cell table:style-name="ce8" office:value-type="string" calcext:value-type="string">
            <text:p>FORM.KZ</text:p>
          </table:table-cell>
          <table:table-cell table:style-name="ce8" office:value-type="string" calcext:value-type="string">
            <text:p>SIZE_A</text:p>
          </table:table-cell>
          <table:table-cell table:style-name="ce8" office:value-type="string" calcext:value-type="string">
            <text:p>SIZE_B</text:p>
          </table:table-cell>
          <table:table-cell table:style-name="ce8" office:value-type="string" calcext:value-type="string">
            <text:p>MATERIAL.KZ</text:p>
          </table:table-cell>
          <table:table-cell table:style-name="ce8" office:value-type="string" calcext:value-type="string">
            <text:p>CONSTRUKTION</text:p>
          </table:table-cell>
          <table:table-cell table:style-name="ce8" office:value-type="string" calcext:value-type="string">
            <text:p>SOIL.KZ</text:p>
          </table:table-cell>
          <table:table-cell table:style-name="ce8" office:value-type="string" calcext:value-type="string">
            <text:p>GROUNDWATER.KZ</text:p>
          </table:table-cell>
          <table:table-cell table:style-name="ce8" office:value-type="string" calcext:value-type="string">
            <text:p>WATERPROOF.KZ</text:p>
          </table:table-cell>
          <table:table-cell table:style-name="ce8" office:value-type="string" calcext:value-type="string">
            <text:p>WALL_THICKNESS</text:p>
          </table:table-cell>
          <table:table-cell table:style-name="ce8" office:value-type="string" calcext:value-type="string">
            <text:p>DRY_PACKING</text:p>
          </table:table-cell>
          <table:table-cell table:style-name="ce8" office:value-type="string" calcext:value-type="string">
            <text:p>OTH_STATETYPE</text:p>
          </table:table-cell>
          <table:table-cell table:style-name="ce8" office:value-type="string" calcext:value-type="string">
            <text:p>OTH_STATEDATE</text:p>
          </table:table-cell>
          <table:table-cell table:style-name="ce8" office:value-type="string" calcext:value-type="string">
            <text:p>NUMBER_PRE</text:p>
          </table:table-cell>
          <table:table-cell table:style-name="ce8" office:value-type="string" calcext:value-type="string">
            <text:p>ADDPOINTS</text:p>
          </table:table-cell>
          <table:table-cell table:style-name="ce8" office:value-type="string" calcext:value-type="string">
            <text:p>NUMBER_FINAL</text:p>
          </table:table-cell>
          <table:table-cell table:style-name="ce8" office:value-type="string" calcext:value-type="string">
            <text:p>OTH_STATECLASS</text:p>
          </table:table-cell>
          <table:table-cell table:style-name="ce8" office:value-type="string" calcext:value-type="string">
            <text:p>OTH_STATECLASS_MAN</text:p>
          </table:table-cell>
          <table:table-cell table:style-name="ce8" office:value-type="string" calcext:value-type="string">
            <text:p>OTH_REHA_PRIO.KZ</text:p>
          </table:table-cell>
          <table:table-cell table:style-name="ce8" office:value-type="string" calcext:value-type="string">
            <text:p>ECO_YEAR</text:p>
          </table:table-cell>
          <table:table-cell table:style-name="ce8" office:value-type="string" calcext:value-type="string">
            <text:p>ECO_PRICE</text:p>
          </table:table-cell>
          <table:table-cell table:style-name="ce8" office:value-type="string" calcext:value-type="string">
            <text:p>ECO_NEWPRICE</text:p>
          </table:table-cell>
          <table:table-cell table:style-name="ce8" office:value-type="string" calcext:value-type="string">
            <text:p>ECO_DEDUCT</text:p>
          </table:table-cell>
          <table:table-cell table:style-name="ce8" office:value-type="string" calcext:value-type="string">
            <text:p>ECO_INSURE</text:p>
          </table:table-cell>
          <table:table-cell table:style-name="ce8" office:value-type="string" calcext:value-type="string">
            <text:p>ECO_OWNER.KZ</text:p>
          </table:table-cell>
          <table:table-cell table:style-name="ce8" office:value-type="string" calcext:value-type="string">
            <text:p>ECO_PLAN</text:p>
          </table:table-cell>
          <table:table-cell table:style-name="ce8" office:value-type="string" calcext:value-type="string">
            <text:p>ERR_WATER</text:p>
          </table:table-cell>
          <table:table-cell table:style-name="ce8" office:value-type="string" calcext:value-type="string">
            <text:p>SAN_DATE</text:p>
          </table:table-cell>
          <table:table-cell table:style-name="ce8" office:value-type="string" calcext:value-type="string">
            <text:p>SAN_TYPE.KZ</text:p>
          </table:table-cell>
          <table:table-cell table:style-name="ce8" office:value-type="string" calcext:value-type="string">
            <text:p>SAN_PRICE</text:p>
          </table:table-cell>
          <table:table-cell table:style-name="ce8" office:value-type="string" calcext:value-type="string">
            <text:p>CLEANZONE</text:p>
          </table:table-cell>
          <table:table-cell table:number-columns-repeated="16324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120015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67.214" calcext:value-type="float">
            <text:p>32570367,214</text:p>
          </table:table-cell>
          <table:table-cell table:style-name="Default" office:value-type="float" office:value="5828058.832" calcext:value-type="float">
            <text:p>5828058,832</text:p>
          </table:table-cell>
          <table:table-cell table:style-name="Default" office:value-type="float" office:value="38.56" calcext:value-type="float">
            <text:p>38,56</text:p>
          </table:table-cell>
          <table:table-cell table:style-name="Default" office:value-type="float" office:value="1.26" calcext:value-type="float">
            <text:p>1,26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45"/>
          <table:table-cell table:number-columns-repeated="16290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120016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08.539" calcext:value-type="float">
            <text:p>32570308,539</text:p>
          </table:table-cell>
          <table:table-cell table:style-name="Default" office:value-type="float" office:value="5828029.455" calcext:value-type="float">
            <text:p>5828029,455</text:p>
          </table:table-cell>
          <table:table-cell table:style-name="Default" office:value-type="float" office:value="38.34" calcext:value-type="float">
            <text:p>38,34</text:p>
          </table:table-cell>
          <table:table-cell table:style-name="Default" office:value-type="float" office:value="1.399" calcext:value-type="float">
            <text:p>1,399</text:p>
          </table:table-cell>
          <table:table-cell table:style-name="Default" office:value-type="float" office:value="36.941" calcext:value-type="float">
            <text:p>36,94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45"/>
          <table:table-cell table:number-columns-repeated="16290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120017RR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54.971" calcext:value-type="float">
            <text:p>32570354,971</text:p>
          </table:table-cell>
          <table:table-cell table:style-name="Default" office:value-type="float" office:value="5828025.371" calcext:value-type="float">
            <text:p>5828025,371</text:p>
          </table:table-cell>
          <table:table-cell table:style-name="Default" office:value-type="float" office:value="38.32" calcext:value-type="float">
            <text:p>38,32</text:p>
          </table:table-cell>
          <table:table-cell table:style-name="Default" office:value-type="float" office:value="1.45" calcext:value-type="float">
            <text:p>1,45</text:p>
          </table:table-cell>
          <table:table-cell table:style-name="Default" office:value-type="float" office:value="36.87" calcext:value-type="float">
            <text:p>36,8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45"/>
          <table:table-cell table:number-columns-repeated="16290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120017RR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7.849" calcext:value-type="float">
            <text:p>32570327,849</text:p>
          </table:table-cell>
          <table:table-cell table:style-name="Default" office:value-type="float" office:value="5828008.682" calcext:value-type="float">
            <text:p>5828008,682</text:p>
          </table:table-cell>
          <table:table-cell table:style-name="Default" office:value-type="float" office:value="38.33" calcext:value-type="float">
            <text:p>38,33</text:p>
          </table:table-cell>
          <table:table-cell table:style-name="Default" office:value-type="float" office:value="0.911" calcext:value-type="float">
            <text:p>0,911</text:p>
          </table:table-cell>
          <table:table-cell table:style-name="Default" office:value-type="float" office:value="37.419" calcext:value-type="float">
            <text:p>37,4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R</text:p>
          </table:table-cell>
          <table:table-cell table:style-name="Default" office:value-type="string" calcext:value-type="string">
            <text:p>KR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45"/>
          <table:table-cell table:number-columns-repeated="16290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211108AS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6.909" calcext:value-type="float">
            <text:p>32570476,909</text:p>
          </table:table-cell>
          <table:table-cell table:style-name="Default" office:value-type="float" office:value="5828231.518" calcext:value-type="float">
            <text:p>5828231,518</text:p>
          </table:table-cell>
          <table:table-cell table:style-name="Default" table:number-columns-repeated="2"/>
          <table:table-cell table:style-name="Default" office:value-type="float" office:value="37.6" calcext:value-type="float">
            <text:p>37,6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office:value-type="float" office:value="9" calcext:value-type="float">
            <text:p>9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4"/>
          <table:table-cell table:number-columns-repeated="16290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211108GA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74.583" calcext:value-type="float">
            <text:p>32570474,583</text:p>
          </table:table-cell>
          <table:table-cell table:style-name="Default" office:value-type="float" office:value="5828235.32" calcext:value-type="float">
            <text:p>5828235,32</text:p>
          </table:table-cell>
          <table:table-cell table:style-name="Default" office:value-type="float" office:value="38.83" calcext:value-type="float">
            <text:p>38,83</text:p>
          </table:table-cell>
          <table:table-cell table:style-name="Default" office:value-type="float" office:value="0.95" calcext:value-type="float">
            <text:p>0,95</text:p>
          </table:table-cell>
          <table:table-cell table:style-name="Default" office:value-type="float" office:value="37.88" calcext:value-type="float">
            <text:p>37,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GA</text:p>
          </table:table-cell>
          <table:table-cell table:style-name="Default" office:value-type="string" calcext:value-type="string">
            <text:p>K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45"/>
          <table:table-cell table:number-columns-repeated="16290"/>
        </table:table-row>
        <table:table-row table:style-name="ro1" table:number-rows-repeated="11">
          <table:table-cell table:style-name="Default" table:number-columns-repeated="94"/>
          <table:table-cell table:number-columns-repeated="16290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auwerke" table:style-name="ta1">
        <table:table-column table:style-name="co6" table:default-cell-style-name="ce7"/>
        <table:table-column table:style-name="co3" table:default-cell-style-name="ce7"/>
        <table:table-column table:style-name="co2" table:number-columns-repeated="5" table:default-cell-style-name="ce7"/>
        <table:table-column table:style-name="co8" table:number-columns-repeated="2" table:default-cell-style-name="ce7"/>
        <table:table-column table:style-name="co2" table:default-cell-style-name="ce7"/>
        <table:table-column table:style-name="co8" table:default-cell-style-name="ce7"/>
        <table:table-column table:style-name="co2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2" table:number-columns-repeated="6" table:default-cell-style-name="ce7"/>
        <table:table-column table:style-name="co8" table:default-cell-style-name="ce7"/>
        <table:table-column table:style-name="co2" table:number-columns-repeated="2" table:default-cell-style-name="ce7"/>
        <table:table-column table:style-name="co12" table:default-cell-style-name="ce7"/>
        <table:table-column table:style-name="co2" table:number-columns-repeated="5" table:default-cell-style-name="ce7"/>
        <table:table-column table:style-name="co16" table:default-cell-style-name="ce7"/>
        <table:table-column table:style-name="co2" table:number-columns-repeated="12" table:default-cell-style-name="ce7"/>
        <table:table-column table:style-name="co13" table:default-cell-style-name="ce7"/>
        <table:table-column table:style-name="co2" table:number-columns-repeated="11" table:default-cell-style-name="ce7"/>
        <table:table-column table:style-name="co14" table:number-columns-repeated="16324" table:default-cell-style-name="ce7"/>
        <table:table-row table:style-name="ro1"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ID_CUR</text:p>
          </table:table-cell>
          <table:table-cell table:style-name="ce8" office:value-type="string" calcext:value-type="string">
            <text:p>ID_PRE</text:p>
          </table:table-cell>
          <table:table-cell table:style-name="ce8" office:value-type="string" calcext:value-type="string">
            <text:p>ID_OLD</text:p>
          </table:table-cell>
          <table:table-cell table:style-name="ce8" office:value-type="string" calcext:value-type="string">
            <text:p>LINE</text:p>
          </table:table-cell>
          <table:table-cell table:style-name="ce8" office:value-type="string" calcext:value-type="string">
            <text:p>SECTION</text:p>
          </table:table-cell>
          <table:table-cell table:style-name="ce8" office:value-type="string" calcext:value-type="string">
            <text:p>WLNOTE</text:p>
          </table:table-cell>
          <table:table-cell table:style-name="ce8" office:value-type="string" calcext:value-type="string">
            <text:p>N_COVERS</text:p>
          </table:table-cell>
          <table:table-cell table:style-name="ce8" office:value-type="string" calcext:value-type="string">
            <text:p>N_REPORTS</text:p>
          </table:table-cell>
          <table:table-cell table:style-name="ce8" office:value-type="string" calcext:value-type="string">
            <text:p>INSPNEW</text:p>
          </table:table-cell>
          <table:table-cell table:style-name="ce8" office:value-type="string" calcext:value-type="string">
            <text:p>N_REHAS</text:p>
          </table:table-cell>
          <table:table-cell table:style-name="ce8" office:value-type="string" calcext:value-type="string">
            <text:p>REHAVARIANT</text:p>
          </table:table-cell>
          <table:table-cell table:style-name="ce8" office:value-type="string" calcext:value-type="string">
            <text:p>N_LEAKTESTS</text:p>
          </table:table-cell>
          <table:table-cell table:style-name="ce8" office:value-type="string" calcext:value-type="string">
            <text:p>LEAKTESTNEW</text:p>
          </table:table-cell>
          <table:table-cell table:style-name="ce8" office:value-type="string" calcext:value-type="string">
            <text:p>LEAKTESTNEWOK</text:p>
          </table:table-cell>
          <table:table-cell table:style-name="ce8" office:value-type="string" calcext:value-type="string">
            <text:p>POS_X</text:p>
          </table:table-cell>
          <table:table-cell table:style-name="ce8" office:value-type="string" calcext:value-type="string">
            <text:p>POS_Y</text:p>
          </table:table-cell>
          <table:table-cell table:style-name="ce8" office:value-type="string" calcext:value-type="string">
            <text:p>POS_Z</text:p>
          </table:table-cell>
          <table:table-cell table:style-name="ce8" office:value-type="string" calcext:value-type="string">
            <text:p>POS_DZ</text:p>
          </table:table-cell>
          <table:table-cell table:style-name="ce8" office:value-type="string" calcext:value-type="string">
            <text:p>POS_ZLOW</text:p>
          </table:table-cell>
          <table:table-cell table:style-name="ce8" office:value-type="string" calcext:value-type="string">
            <text:p>LGS.KZ</text:p>
          </table:table-cell>
          <table:table-cell table:style-name="ce8" office:value-type="string" calcext:value-type="string">
            <text:p>HGS_HIGH.KZ</text:p>
          </table:table-cell>
          <table:table-cell table:style-name="ce8" office:value-type="string" calcext:value-type="string">
            <text:p>HGS_LOW.KZ</text:p>
          </table:table-cell>
          <table:table-cell table:style-name="ce8" office:value-type="string" calcext:value-type="string">
            <text:p>ANGLE</text:p>
          </table:table-cell>
          <table:table-cell table:style-name="ce8" office:value-type="string" calcext:value-type="string">
            <text:p>DISTRICT.KZ</text:p>
          </table:table-cell>
          <table:table-cell table:style-name="ce8" office:value-type="string" calcext:value-type="string">
            <text:p>ROAD.KZ</text:p>
          </table:table-cell>
          <table:table-cell table:style-name="ce8" office:value-type="string" calcext:value-type="string">
            <text:p>STATUS.KZ</text:p>
          </table:table-cell>
          <table:table-cell table:style-name="ce8" office:value-type="string" calcext:value-type="string">
            <text:p>BUILDINGTYPE.KZ</text:p>
          </table:table-cell>
          <table:table-cell table:style-name="ce8" office:value-type="string" calcext:value-type="string">
            <text:p>BUILD_DATA</text:p>
          </table:table-cell>
          <table:table-cell table:style-name="ce8" office:value-type="string" calcext:value-type="string">
            <text:p>TYP.KZ</text:p>
          </table:table-cell>
          <table:table-cell table:style-name="ce8" office:value-type="string" calcext:value-type="string">
            <text:p>MEDIUM.KZ</text:p>
          </table:table-cell>
          <table:table-cell table:style-name="ce8" office:value-type="string" calcext:value-type="string">
            <text:p>FORM.KZ</text:p>
          </table:table-cell>
          <table:table-cell table:style-name="ce8" office:value-type="string" calcext:value-type="string">
            <text:p>SIZE_A</text:p>
          </table:table-cell>
          <table:table-cell table:style-name="ce8" office:value-type="string" calcext:value-type="string">
            <text:p>SIZE_B</text:p>
          </table:table-cell>
          <table:table-cell table:style-name="ce8" office:value-type="string" calcext:value-type="string">
            <text:p>MATERIAL.KZ</text:p>
          </table:table-cell>
          <table:table-cell table:style-name="ce8" office:value-type="string" calcext:value-type="string">
            <text:p>CONSTRUKTION</text:p>
          </table:table-cell>
          <table:table-cell table:style-name="ce8" office:value-type="string" calcext:value-type="string">
            <text:p>SOIL.KZ</text:p>
          </table:table-cell>
          <table:table-cell table:style-name="ce8" office:value-type="string" calcext:value-type="string">
            <text:p>GROUNDWATER.KZ</text:p>
          </table:table-cell>
          <table:table-cell table:style-name="ce8" office:value-type="string" calcext:value-type="string">
            <text:p>WATERPROOF.KZ</text:p>
          </table:table-cell>
          <table:table-cell table:style-name="ce8" office:value-type="string" calcext:value-type="string">
            <text:p>WALL_THICKNESS</text:p>
          </table:table-cell>
          <table:table-cell table:style-name="ce8" office:value-type="string" calcext:value-type="string">
            <text:p>OTH_STATETYPE</text:p>
          </table:table-cell>
          <table:table-cell table:style-name="ce8" office:value-type="string" calcext:value-type="string">
            <text:p>OTH_STATEDATE</text:p>
          </table:table-cell>
          <table:table-cell table:style-name="ce8" office:value-type="string" calcext:value-type="string">
            <text:p>NUMBER_PRE</text:p>
          </table:table-cell>
          <table:table-cell table:style-name="ce8" office:value-type="string" calcext:value-type="string">
            <text:p>ADDPOINTS</text:p>
          </table:table-cell>
          <table:table-cell table:style-name="ce8" office:value-type="string" calcext:value-type="string">
            <text:p>NUMBER_FINAL</text:p>
          </table:table-cell>
          <table:table-cell table:style-name="ce8" office:value-type="string" calcext:value-type="string">
            <text:p>OTH_STATECLASS</text:p>
          </table:table-cell>
          <table:table-cell table:style-name="ce8" office:value-type="string" calcext:value-type="string">
            <text:p>OTH_STATECLASS_MAN</text:p>
          </table:table-cell>
          <table:table-cell table:style-name="ce8" office:value-type="string" calcext:value-type="string">
            <text:p>OTH_REHA_PRIO.KZ</text:p>
          </table:table-cell>
          <table:table-cell table:style-name="ce8" office:value-type="string" calcext:value-type="string">
            <text:p>ECO_YEAR</text:p>
          </table:table-cell>
          <table:table-cell table:style-name="ce8" office:value-type="string" calcext:value-type="string">
            <text:p>ECO_PRICE</text:p>
          </table:table-cell>
          <table:table-cell table:style-name="ce8" office:value-type="string" calcext:value-type="string">
            <text:p>ECO_NEWPRICE</text:p>
          </table:table-cell>
          <table:table-cell table:style-name="ce8" office:value-type="string" calcext:value-type="string">
            <text:p>ECO_DEDUCT</text:p>
          </table:table-cell>
          <table:table-cell table:style-name="ce8" office:value-type="string" calcext:value-type="string">
            <text:p>ECO_INSURE</text:p>
          </table:table-cell>
          <table:table-cell table:style-name="ce8" office:value-type="string" calcext:value-type="string">
            <text:p>ECO_OWNER.KZ</text:p>
          </table:table-cell>
          <table:table-cell table:style-name="ce8" office:value-type="string" calcext:value-type="string">
            <text:p>ECO_PLAN</text:p>
          </table:table-cell>
          <table:table-cell table:style-name="ce8" office:value-type="string" calcext:value-type="string">
            <text:p>ERR_WATER</text:p>
          </table:table-cell>
          <table:table-cell table:style-name="ce8" office:value-type="string" calcext:value-type="string">
            <text:p>SAN_DATE</text:p>
          </table:table-cell>
          <table:table-cell table:style-name="ce8" office:value-type="string" calcext:value-type="string">
            <text:p>SAN_TYPE.KZ</text:p>
          </table:table-cell>
          <table:table-cell table:style-name="ce8" office:value-type="string" calcext:value-type="string">
            <text:p>SAN_PRICE</text:p>
          </table:table-cell>
          <table:table-cell table:style-name="ce8" office:value-type="string" calcext:value-type="string">
            <text:p>CLEANZONE</text:p>
          </table:table-cell>
          <table:table-cell table:number-columns-repeated="16324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PW01</text:p>
          </table:table-cell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5.482" calcext:value-type="float">
            <text:p>32570295,482</text:p>
          </table:table-cell>
          <table:table-cell table:style-name="Default" office:value-type="float" office:value="5828056.767" calcext:value-type="float">
            <text:p>5828056,767</text:p>
          </table:table-cell>
          <table:table-cell table:style-name="Default" office:value-type="float" office:value="38.62" calcext:value-type="float">
            <text:p>38,62</text:p>
          </table:table-cell>
          <table:table-cell table:style-name="Default" office:value-type="float" office:value="4.15" calcext:value-type="float">
            <text:p>4,15</text:p>
          </table:table-cell>
          <table:table-cell table:style-name="Default" office:value-type="float" office:value="34.47" calcext:value-type="float">
            <text:p>34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werk 11901601PW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40PW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8.206" calcext:value-type="float">
            <text:p>32570468,206</text:p>
          </table:table-cell>
          <table:table-cell table:style-name="Default" office:value-type="float" office:value="5828220.256" calcext:value-type="float">
            <text:p>5828220,256</text:p>
          </table:table-cell>
          <table:table-cell table:style-name="Default" office:value-type="float" office:value="38.82" calcext:value-type="float">
            <text:p>38,82</text:p>
          </table:table-cell>
          <table:table-cell table:style-name="Default" office:value-type="float" office:value="3.34" calcext:value-type="float">
            <text:p>3,34</text:p>
          </table:table-cell>
          <table:table-cell table:style-name="Default" office:value-type="float" office:value="35.48" calcext:value-type="float">
            <text:p>35,4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18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04SF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86.185" calcext:value-type="float">
            <text:p>32570486,185</text:p>
          </table:table-cell>
          <table:table-cell table:style-name="Default" office:value-type="float" office:value="5827988.957" calcext:value-type="float">
            <text:p>5827988,957</text:p>
          </table:table-cell>
          <table:table-cell table:style-name="Default" office:value-type="float" office:value="38.66" calcext:value-type="float">
            <text:p>38,66</text:p>
          </table:table-cell>
          <table:table-cell table:style-name="Default" office:value-type="float" office:value="1.46" calcext:value-type="float">
            <text:p>1,46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Schlammfang 119004SF01</text:p>
          </table:table-cell>
          <table:table-cell table:style-name="Default" table:number-columns-repeated="12"/>
          <table:table-cell table:style-name="Default" office:value-type="string" calcext:value-type="string">
            <text:p>01.01.1990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SF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7.976" calcext:value-type="float">
            <text:p>32570337,976</text:p>
          </table:table-cell>
          <table:table-cell table:style-name="Default" office:value-type="float" office:value="5828126.885" calcext:value-type="float">
            <text:p>5828126,885</text:p>
          </table:table-cell>
          <table:table-cell table:style-name="Default" office:value-type="float" office:value="38.78" calcext:value-type="float">
            <text:p>38,78</text:p>
          </table:table-cell>
          <table:table-cell table:style-name="Default" office:value-type="float" office:value="3.57" calcext:value-type="float">
            <text:p>3,57</text:p>
          </table:table-cell>
          <table:table-cell table:style-name="Default" office:value-type="float" office:value="35.21" calcext:value-type="float">
            <text:p>35,21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Schlammfang 119012SF01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SF02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9.736" calcext:value-type="float">
            <text:p>32570339,736</text:p>
          </table:table-cell>
          <table:table-cell table:style-name="Default" office:value-type="float" office:value="5828124.696" calcext:value-type="float">
            <text:p>5828124,696</text:p>
          </table:table-cell>
          <table:table-cell table:style-name="Default" office:value-type="float" office:value="38.72" calcext:value-type="float">
            <text:p>38,72</text:p>
          </table:table-cell>
          <table:table-cell table:style-name="Default" office:value-type="float" office:value="3.52" calcext:value-type="float">
            <text:p>3,52</text:p>
          </table:table-cell>
          <table:table-cell table:style-name="Default" office:value-type="float" office:value="35.2" calcext:value-type="float">
            <text:p>35,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Schlammfang 119012SF02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SF03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41.565" calcext:value-type="float">
            <text:p>32570341,565</text:p>
          </table:table-cell>
          <table:table-cell table:style-name="Default" office:value-type="float" office:value="5828122.447" calcext:value-type="float">
            <text:p>5828122,447</text:p>
          </table:table-cell>
          <table:table-cell table:style-name="Default" office:value-type="float" office:value="38.65" calcext:value-type="float">
            <text:p>38,65</text:p>
          </table:table-cell>
          <table:table-cell table:style-name="Default" office:value-type="float" office:value="3.47" calcext:value-type="float">
            <text:p>3,47</text:p>
          </table:table-cell>
          <table:table-cell table:style-name="Default" office:value-type="float" office:value="35.18" calcext:value-type="float">
            <text:p>35,1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Schlammfang 119012SF03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075SF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6.229" calcext:value-type="float">
            <text:p>32570426,229</text:p>
          </table:table-cell>
          <table:table-cell table:style-name="Default" office:value-type="float" office:value="5828003.263" calcext:value-type="float">
            <text:p>5828003,263</text:p>
          </table:table-cell>
          <table:table-cell table:style-name="Default" office:value-type="float" office:value="38.4" calcext:value-type="float">
            <text:p>38,4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37.3" calcext:value-type="float">
            <text:p>37,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Schlammfang 211075SF01</text:p>
          </table:table-cell>
          <table:table-cell table:style-name="Default" table:number-columns-repeated="12"/>
          <table:table-cell table:style-name="Default" office:value-type="string" calcext:value-type="string">
            <text:p>01.01.198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092SF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0.139" calcext:value-type="float">
            <text:p>32570400,139</text:p>
          </table:table-cell>
          <table:table-cell table:style-name="Default" office:value-type="float" office:value="5828122.252" calcext:value-type="float">
            <text:p>5828122,252</text:p>
          </table:table-cell>
          <table:table-cell table:style-name="Default" office:value-type="float" office:value="38.61" calcext:value-type="float">
            <text:p>38,61</text:p>
          </table:table-cell>
          <table:table-cell table:style-name="Default" office:value-type="float" office:value="1.88" calcext:value-type="float">
            <text:p>1,88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Schlammfang 211092SF01</text:p>
          </table:table-cell>
          <table:table-cell table:style-name="Default" table:number-columns-repeated="12"/>
          <table:table-cell table:style-name="Default" office:value-type="string" calcext:value-type="string">
            <text:p>01.01.1978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104SF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9.133" calcext:value-type="float">
            <text:p>32570539,133</text:p>
          </table:table-cell>
          <table:table-cell table:style-name="Default" office:value-type="float" office:value="5828254.985" calcext:value-type="float">
            <text:p>5828254,985</text:p>
          </table:table-cell>
          <table:table-cell table:style-name="Default" office:value-type="float" office:value="38.79" calcext:value-type="float">
            <text:p>38,79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Schlammfang 211104SF01</text:p>
          </table:table-cell>
          <table:table-cell table:style-name="Default" table:number-columns-repeated="12"/>
          <table:table-cell table:style-name="Default" office:value-type="string" calcext:value-type="string">
            <text:p>01.01.1978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04B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90.563" calcext:value-type="float">
            <text:p>32570490,563</text:p>
          </table:table-cell>
          <table:table-cell table:style-name="Default" office:value-type="float" office:value="5827994.535" calcext:value-type="float">
            <text:p>5827994,535</text:p>
          </table:table-cell>
          <table:table-cell table:style-name="Default" office:value-type="float" office:value="38.76" calcext:value-type="float">
            <text:p>38,76</text:p>
          </table:table-cell>
          <table:table-cell table:style-name="Default" office:value-type="float" office:value="1.58" calcext:value-type="float">
            <text:p>1,58</text:p>
          </table:table-cell>
          <table:table-cell table:style-name="Default" office:value-type="float" office:value="37.18" calcext:value-type="float">
            <text:p>37,1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Benzinabscheider 119004B01</text:p>
          </table:table-cell>
          <table:table-cell table:style-name="Default" table:number-columns-repeated="12"/>
          <table:table-cell table:style-name="Default" office:value-type="string" calcext:value-type="string">
            <text:p>01.01.1990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B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8.2" calcext:value-type="float">
            <text:p>32570328,2</text:p>
          </table:table-cell>
          <table:table-cell table:style-name="Default" office:value-type="float" office:value="5828119.148" calcext:value-type="float">
            <text:p>5828119,148</text:p>
          </table:table-cell>
          <table:table-cell table:style-name="Default" office:value-type="float" office:value="38.9" calcext:value-type="float">
            <text:p>38,9</text:p>
          </table:table-cell>
          <table:table-cell table:style-name="Default" office:value-type="float" office:value="3.67" calcext:value-type="float">
            <text:p>3,67</text:p>
          </table:table-cell>
          <table:table-cell table:style-name="Default" office:value-type="float" office:value="35.23" calcext:value-type="float">
            <text:p>35,2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Benzinabscheider 119012B01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B02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29.89" calcext:value-type="float">
            <text:p>32570329,89</text:p>
          </table:table-cell>
          <table:table-cell table:style-name="Default" office:value-type="float" office:value="5828116.969" calcext:value-type="float">
            <text:p>5828116,969</text:p>
          </table:table-cell>
          <table:table-cell table:style-name="Default" office:value-type="float" office:value="38.87" calcext:value-type="float">
            <text:p>38,87</text:p>
          </table:table-cell>
          <table:table-cell table:style-name="Default" office:value-type="float" office:value="3.65" calcext:value-type="float">
            <text:p>3,65</text:p>
          </table:table-cell>
          <table:table-cell table:style-name="Default" office:value-type="float" office:value="35.22" calcext:value-type="float">
            <text:p>35,2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Benzinabscheider 119012B02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2B03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331.639" calcext:value-type="float">
            <text:p>32570331,639</text:p>
          </table:table-cell>
          <table:table-cell table:style-name="Default" office:value-type="float" office:value="5828114.82" calcext:value-type="float">
            <text:p>5828114,82</text:p>
          </table:table-cell>
          <table:table-cell table:style-name="Default" office:value-type="float" office:value="38.82" calcext:value-type="float">
            <text:p>38,82</text:p>
          </table:table-cell>
          <table:table-cell table:style-name="Default" office:value-type="float" office:value="3.59" calcext:value-type="float">
            <text:p>3,59</text:p>
          </table:table-cell>
          <table:table-cell table:style-name="Default" office:value-type="float" office:value="35.23" calcext:value-type="float">
            <text:p>35,2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Benzinabscheider 119012B03</text:p>
          </table:table-cell>
          <table:table-cell table:style-name="Default" table:number-columns-repeated="12"/>
          <table:table-cell table:style-name="Default" office:value-type="string" calcext:value-type="string">
            <text:p>01.01.197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075B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28.554" calcext:value-type="float">
            <text:p>32570428,554</text:p>
          </table:table-cell>
          <table:table-cell table:style-name="Default" office:value-type="float" office:value="5828005.077" calcext:value-type="float">
            <text:p>5828005,077</text:p>
          </table:table-cell>
          <table:table-cell table:style-name="Default" office:value-type="float" office:value="38.38" calcext:value-type="float">
            <text:p>38,38</text:p>
          </table:table-cell>
          <table:table-cell table:style-name="Default" office:value-type="float" office:value="1.18" calcext:value-type="float">
            <text:p>1,18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Benzinabscheider 211075B01</text:p>
          </table:table-cell>
          <table:table-cell table:style-name="Default" table:number-columns-repeated="12"/>
          <table:table-cell table:style-name="Default" office:value-type="string" calcext:value-type="string">
            <text:p>01.01.198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075K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30.288" calcext:value-type="float">
            <text:p>32570430,288</text:p>
          </table:table-cell>
          <table:table-cell table:style-name="Default" office:value-type="float" office:value="5828006.241" calcext:value-type="float">
            <text:p>5828006,241</text:p>
          </table:table-cell>
          <table:table-cell table:style-name="Default" office:value-type="float" office:value="38.38" calcext:value-type="float">
            <text:p>38,38</text:p>
          </table:table-cell>
          <table:table-cell table:style-name="Default" office:value-type="float" office:value="1.22" calcext:value-type="float">
            <text:p>1,22</text:p>
          </table:table-cell>
          <table:table-cell table:style-name="Default" office:value-type="float" office:value="37.16" calcext:value-type="float">
            <text:p>37,16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Koaleszenzabscheider 211075K01</text:p>
          </table:table-cell>
          <table:table-cell table:style-name="Default" table:number-columns-repeated="12"/>
          <table:table-cell table:style-name="Default" office:value-type="string" calcext:value-type="string">
            <text:p>01.01.1987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092B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00.611" calcext:value-type="float">
            <text:p>32570400,611</text:p>
          </table:table-cell>
          <table:table-cell table:style-name="Default" office:value-type="float" office:value="5828123.485" calcext:value-type="float">
            <text:p>5828123,485</text:p>
          </table:table-cell>
          <table:table-cell table:style-name="Default" office:value-type="float" office:value="38.61" calcext:value-type="float">
            <text:p>38,61</text:p>
          </table:table-cell>
          <table:table-cell table:style-name="Default" office:value-type="float" office:value="1.88" calcext:value-type="float">
            <text:p>1,88</text:p>
          </table:table-cell>
          <table:table-cell table:style-name="Default" office:value-type="float" office:value="36.73" calcext:value-type="float">
            <text:p>36,73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Benzinabscheider 211092 B01</text:p>
          </table:table-cell>
          <table:table-cell table:style-name="Default" table:number-columns-repeated="12"/>
          <table:table-cell table:style-name="Default" office:value-type="string" calcext:value-type="string">
            <text:p>01.01.1978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211104B01</text:p>
          </table:table-cell>
          <table:table-cell table:style-name="Default" table:number-columns-repeated="5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537.888" calcext:value-type="float">
            <text:p>32570537,888</text:p>
          </table:table-cell>
          <table:table-cell table:style-name="Default" office:value-type="float" office:value="5828255.511" calcext:value-type="float">
            <text:p>5828255,511</text:p>
          </table:table-cell>
          <table:table-cell table:style-name="Default" office:value-type="float" office:value="38.79" calcext:value-type="float">
            <text:p>38,79</text:p>
          </table:table-cell>
          <table:table-cell table:style-name="Default" office:value-type="float" office:value="1.59" calcext:value-type="float">
            <text:p>1,59</text:p>
          </table:table-cell>
          <table:table-cell table:style-name="Default" office:value-type="float" office:value="37.2" calcext:value-type="float">
            <text:p>37,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S</text:p>
          </table:table-cell>
          <table:table-cell table:style-name="Default" table:number-columns-repeated="5"/>
          <table:table-cell table:style-name="Default" office:value-type="string" calcext:value-type="string">
            <text:p>Benzinabscheider 211104B01</text:p>
          </table:table-cell>
          <table:table-cell table:style-name="Default" table:number-columns-repeated="12"/>
          <table:table-cell table:style-name="Default" office:value-type="string" calcext:value-type="string">
            <text:p>01.01.1978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AUS1</text:p>
          </table:table-cell>
          <table:table-cell table:style-name="Default"/>
          <table:table-cell table:style-name="Default" office:value-type="string" calcext:value-type="string">
            <text:p>119016EIN1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48.711" calcext:value-type="float">
            <text:p>32570248,711</text:p>
          </table:table-cell>
          <table:table-cell table:style-name="Default" office:value-type="float" office:value="5828020.709" calcext:value-type="float">
            <text:p>5828020,709</text:p>
          </table:table-cell>
          <table:table-cell table:style-name="Default" table:number-columns-repeated="2"/>
          <table:table-cell table:style-name="Default" office:value-type="float" office:value="36.34" calcext:value-type="float">
            <text:p>36,34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Einleitungsstelle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AUS2</text:p>
          </table:table-cell>
          <table:table-cell table:style-name="Default"/>
          <table:table-cell table:style-name="Default" office:value-type="string" calcext:value-type="string">
            <text:p>119016EIN2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49.133" calcext:value-type="float">
            <text:p>32570249,133</text:p>
          </table:table-cell>
          <table:table-cell table:style-name="Default" office:value-type="float" office:value="5828019.773" calcext:value-type="float">
            <text:p>5828019,773</text:p>
          </table:table-cell>
          <table:table-cell table:style-name="Default" table:number-columns-repeated="2"/>
          <table:table-cell table:style-name="Default" office:value-type="float" office:value="36.42" calcext:value-type="float">
            <text:p>36,42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Einleitungsstelle</text:p>
          </table:table-cell>
          <table:table-cell table:style-name="Default" table:number-columns-repeated="88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20008AUS1</text:p>
          </table:table-cell>
          <table:table-cell table:style-name="Default"/>
          <table:table-cell table:style-name="Default" office:value-type="string" calcext:value-type="string">
            <text:p>120008EIN1</text:p>
          </table:table-cell>
          <table:table-cell table:style-name="Default" table:number-columns-repeated="3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9.239" calcext:value-type="float">
            <text:p>32570299,239</text:p>
          </table:table-cell>
          <table:table-cell table:style-name="Default" office:value-type="float" office:value="5827955.913" calcext:value-type="float">
            <text:p>5827955,913</text:p>
          </table:table-cell>
          <table:table-cell table:style-name="Default" table:number-columns-repeated="2"/>
          <table:table-cell table:style-name="Default" office:value-type="float" office:value="36.7" calcext:value-type="float">
            <text:p>36,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Einleitungsstelle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PU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5.384" calcext:value-type="float">
            <text:p>32570295,384</text:p>
          </table:table-cell>
          <table:table-cell table:style-name="Default" office:value-type="float" office:value="5828058.578" calcext:value-type="float">
            <text:p>5828058,578</text:p>
          </table:table-cell>
          <table:table-cell table:style-name="Default" table:number-columns-repeated="2"/>
          <table:table-cell table:style-name="Default" office:value-type="float" office:value="34.47" calcext:value-type="float">
            <text:p>34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e befindet sich im Bauwerk 119016PW01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PU02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6.106" calcext:value-type="float">
            <text:p>32570296,106</text:p>
          </table:table-cell>
          <table:table-cell table:style-name="Default" office:value-type="float" office:value="5828057.825" calcext:value-type="float">
            <text:p>5828057,825</text:p>
          </table:table-cell>
          <table:table-cell table:style-name="Default" table:number-columns-repeated="2"/>
          <table:table-cell table:style-name="Default" office:value-type="float" office:value="34.47" calcext:value-type="float">
            <text:p>34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e befindet sich im Bauwerk 119016PW01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PU03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6.822" calcext:value-type="float">
            <text:p>32570296,822</text:p>
          </table:table-cell>
          <table:table-cell table:style-name="Default" office:value-type="float" office:value="5828057.137" calcext:value-type="float">
            <text:p>5828057,137</text:p>
          </table:table-cell>
          <table:table-cell table:style-name="Default" table:number-columns-repeated="2"/>
          <table:table-cell table:style-name="Default" office:value-type="float" office:value="34.47" calcext:value-type="float">
            <text:p>34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e befindet sich in Bauwerk 119016PW01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16PU04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297.53" calcext:value-type="float">
            <text:p>32570297,53</text:p>
          </table:table-cell>
          <table:table-cell table:style-name="Default" office:value-type="float" office:value="5828056.42" calcext:value-type="float">
            <text:p>5828056,42</text:p>
          </table:table-cell>
          <table:table-cell table:style-name="Default" table:number-columns-repeated="2"/>
          <table:table-cell table:style-name="Default" office:value-type="float" office:value="34.47" calcext:value-type="float">
            <text:p>34,47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e befindet sich im Bauwerk 119016PW01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119040PU01</text:p>
          </table:table-cell>
          <table:table-cell table:style-name="Default" table:number-columns-repeated="5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32570468.206" calcext:value-type="float">
            <text:p>32570468,206</text:p>
          </table:table-cell>
          <table:table-cell table:style-name="Default" office:value-type="float" office:value="5828220.256" calcext:value-type="float">
            <text:p>5828220,256</text:p>
          </table:table-cell>
          <table:table-cell table:style-name="Default" table:number-columns-repeated="2"/>
          <table:table-cell table:style-name="Default" office:value-type="float" office:value="35.48" calcext:value-type="float">
            <text:p>35,48</text:p>
          </table:table-cell>
          <table:table-cell table:style-name="Default" table:number-columns-repeated="6"/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string" calcext:value-type="string">
            <text:p>KR</text:p>
          </table:table-cell>
          <table:table-cell table:style-name="Default" table:number-columns-repeated="5"/>
          <table:table-cell table:style-name="Default" office:value-type="string" calcext:value-type="string">
            <text:p>Pumpe befindet sich im Bauwerk 119040PW01</text:p>
          </table:table-cell>
          <table:table-cell table:style-name="Default" table:number-columns-repeated="12"/>
          <table:table-cell table:style-name="Default" office:value-type="string" calcext:value-type="string">
            <text:p>01.01.1979</text:p>
          </table:table-cell>
          <table:table-cell table:style-name="Default" table:number-columns-repeated="75"/>
          <table:table-cell table:number-columns-repeated="16260"/>
        </table:table-row>
        <table:table-row table:style-name="ro1" table:number-rows-repeated="34">
          <table:table-cell table:style-name="Default" table:number-columns-repeated="124"/>
          <table:table-cell table:number-columns-repeated="16260"/>
        </table:table-row>
        <table:table-row table:style-name="ro1" table:number-rows-repeated="10485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number:currency-style style:name="N1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6cm" fo:margin-bottom="0.6cm" fo:margin-left="2cm" fo:margin-right="1.3cm" style:print-page-order="ltr" style:first-page-number="continue" style:scale-to="100%" style:print="charts drawings objects"/>
      <style:header-style>
        <style:header-footer-properties fo:min-height="1.399cm" fo:margin-left="0cm" fo:margin-right="0cm" fo:margin-bottom="0cm"/>
      </style:header-style>
      <style:footer-style>
        <style:header-footer-properties fo:min-height="1.598cm" fo:margin-left="0cm" fo:margin-right="0cm" fo:margin-top="0cm"/>
      </style:footer-style>
    </style:page-layout>
    <style:page-layout style:name="Mpm4">
      <style:page-layout-properties style:num-format="1" style:print-orientation="portrait" fo:margin-top="0.6cm" fo:margin-bottom="0.6cm" fo:margin-left="2cm" fo:margin-right="1.3cm" style:print-page-order="ltr" style:first-page-number="continue" style:scale-to="100%" style:print="charts drawings objects"/>
      <style:header-style>
        <style:header-footer-properties fo:min-height="1.399cm" fo:margin-left="0cm" fo:margin-right="0cm" fo:margin-bottom="0cm"/>
      </style:header-style>
      <style:footer-style>
        <style:header-footer-properties fo:min-height="1.598cm" fo:margin-left="0cm" fo:margin-right="0cm" fo:margin-top="0cm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1">BBSoft</text:span></text:p>
        </style:region-left>
        <style:region-center>
          <text:p>%headfoot.module%</text:p>
          <text:p><text:sheet-name>???</text:sheet-name></text:p>
        </style:region-center>
        <style:region-right>
          <text:p><text:date style:data-style-name="N2" text:date-value="2024-04-01">00.00.0000</text:date></text:p>
        </style:region-right>
      </style:header>
      <style:header-left style:display="false"/>
      <style:header-first/>
      <style:footer>
        <style:region-left>
          <text:p>Kunde</text:p>
        </style:region-left>
        <style:region-center>
          <text:p>Seite <text:page-number>1</text:page-number></text:p>
        </style:region-center>
      </style:footer>
      <style:footer-left style:display="false"/>
      <style:footer-first/>
    </style:master-page>
    <style:master-page style:name="mp2" style:page-layout-name="Mpm4">
      <style:header>
        <style:region-left>
          <text:p><text:span text:style-name="MT1">BBSoft</text:span></text:p>
        </style:region-left>
        <style:region-center>
          <text:p>%headfoot.module%</text:p>
          <text:p><text:sheet-name>???</text:sheet-name></text:p>
        </style:region-center>
        <style:region-right>
          <text:p><text:date style:data-style-name="N2" text:date-value="2024-04-01">00.00.0000</text:date></text:p>
        </style:region-right>
      </style:header>
      <style:header-left style:display="false"/>
      <style:header-first/>
      <style:footer>
        <style:region-left>
          <text:p>Kunde</text:p>
        </style:region-left>
        <style:region-center>
          <text:p>Seite <text:page-number>1</text:page-number></text:p>
        </style:region-center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Achim Bäuerle</meta:initial-creator>
    <meta:creation-date>2016-09-12T15:34:37Z</meta:creation-date>
    <dc:date>2024-04-01T12:17:17.019000000</dc:date>
    <meta:editing-cycles>23</meta:editing-cycles>
    <meta:editing-duration>PT26S</meta:editing-duration>
    <meta:document-statistic meta:table-count="6" meta:cell-count="11011" meta:object-count="0"/>
  </office:meta>
</office:document-meta>
</file>